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269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10" style:family="table-cell" style:parent-style-name="DataPilot_20_Category">
      <style:table-cell-properties fo:border-bottom="0.035cm solid #000000" fo:border-left="0.035cm solid #000000" fo:border-right="0.035cm solid #000000" fo:border-top="none"/>
    </style:style>
    <style:style style:name="ce11" style:family="table-cell" style:parent-style-name="DataPilot_20_Title">
      <style:table-cell-properties fo:border-bottom="0.035cm solid #000000" fo:border-left="none" fo:border-right="none" fo:border-top="0.035cm solid #000000"/>
    </style:style>
    <style:style style:name="ce12" style:family="table-cell" style:parent-style-name="DataPilot_20_Title">
      <style:table-cell-properties fo:border-bottom="0.071cm solid #000000" fo:border-left="none" fo:border-right="none" fo:border-top="0.035cm solid #000000"/>
    </style:style>
    <style:style style:name="ce13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14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15" style:family="table-cell" style:parent-style-name="DataPilot_20_Title">
      <style:table-cell-properties fo:border-bottom="0.035cm solid #000000" fo:border-left="none" fo:border-right="0.035cm solid #000000" fo:border-top="0.035cm solid #000000"/>
    </style:style>
    <style:style style:name="ce16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17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18" style:family="table-cell" style:parent-style-name="DataPilot_20_Value" style:data-style-name="N111">
      <style:table-cell-properties fo:border-bottom="none" fo:border-left="0.035cm solid #000000" fo:border-right="0.071cm solid #000000" fo:border-top="0.035cm solid #000000"/>
    </style:style>
    <style:style style:name="ce19" style:family="table-cell" style:parent-style-name="DataPilot_20_Value" style:data-style-name="N111">
      <style:table-cell-properties fo:border-bottom="0.035cm solid #000000" fo:border-left="0.035cm solid #000000" fo:border-right="0.071cm solid #000000" fo:border-top="none"/>
    </style:style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20" style:family="table-cell" style:parent-style-name="DataPilot_20_Result" style:data-style-name="N111">
      <style:table-cell-properties fo:border-bottom="0.035cm solid #000000" fo:border-left="0.035cm solid #000000" fo:border-right="0.071cm solid #000000" fo:border-top="0.035cm solid #000000"/>
    </style:style>
    <style:style style:name="ce21" style:family="table-cell" style:parent-style-name="DataPilot_20_Result" style:data-style-name="N111">
      <style:table-cell-properties fo:border-bottom="0.071cm solid #000000" fo:border-left="0.035cm solid #000000" fo:border-right="0.071cm solid #000000" fo:border-top="0.035cm solid #000000"/>
    </style:style>
    <style:style style:name="ce3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DataPilot_20_Title">
      <style:table-cell-properties fo:border-bottom="0.035cm solid #000000" fo:border-left="0.071cm solid #000000" fo:border-right="none" fo:border-top="0.035cm solid #000000"/>
    </style:style>
    <style:style style:name="ce7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8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9" style:family="table-cell" style:parent-style-name="DataPilot_20_Category">
      <style:table-cell-properties fo:border-bottom="none" fo:border-left="0.035cm solid #000000" fo:border-right="0.035cm solid #000000" fo:border-top="0.035cm solid #000000"/>
    </style:style>
    <style:style style:name="ce30" style:family="table-cell" style:parent-style-name="DataPilot_20_Value" style:data-style-name="N111">
      <style:table-cell-properties fo:border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ce1"/>
        <table:table-row table:style-name="ro1">
          <table:table-cell office:value-type="string">
            <text:p>condition</text:p>
          </table:table-cell>
          <table:table-cell office:value-type="string">
            <text:p>iso</text:p>
          </table:table-cell>
          <table:table-cell office:value-type="string">
            <text:p>snr</text:p>
          </table:table-cell>
          <table:table-cell office:value-type="string">
            <text:p>replic</text:p>
          </table:table-cell>
          <table:table-cell office:value-type="string">
            <text:p>npa</text:p>
          </table:table-cell>
          <table:table-cell office:value-type="string">
            <text:p>fa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669740328344">
            <text:p>0.6697</text:p>
          </table:table-cell>
          <table:table-cell office:value-type="float" office:value="0.596122860347">
            <text:p>0.596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28277858247">
            <text:p>0.6283</text:p>
          </table:table-cell>
          <table:table-cell office:value-type="float" office:value="0.591943925711">
            <text:p>0.59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651256626953">
            <text:p>0.6513</text:p>
          </table:table-cell>
          <table:table-cell office:value-type="float" office:value="0.625811652091">
            <text:p>0.62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1">
            <text:p>1001</text:p>
          </table:table-cell>
          <table:table-cell office:value-type="float" office:value="0.653559952729">
            <text:p>0.6536</text:p>
          </table:table-cell>
          <table:table-cell office:value-type="float" office:value="0.646623034959">
            <text:p>0.646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0.663514647884">
            <text:p>0.6635</text:p>
          </table:table-cell>
          <table:table-cell office:value-type="float" office:value="0.666346973764">
            <text:p>0.66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1">
            <text:p>2001</text:p>
          </table:table-cell>
          <table:table-cell office:value-type="float" office:value="0.648044343588">
            <text:p>0.6480</text:p>
          </table:table-cell>
          <table:table-cell office:value-type="float" office:value="0.608605201181">
            <text:p>0.608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0.663085233206">
            <text:p>0.6631</text:p>
          </table:table-cell>
          <table:table-cell office:value-type="float" office:value="0.642174205819">
            <text:p>0.642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1">
            <text:p>3001</text:p>
          </table:table-cell>
          <table:table-cell office:value-type="float" office:value="0.646142009175">
            <text:p>0.6461</text:p>
          </table:table-cell>
          <table:table-cell office:value-type="float" office:value="0.662338748411">
            <text:p>0.66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0">
            <text:p>4000</text:p>
          </table:table-cell>
          <table:table-cell office:value-type="float" office:value="0.645379018595">
            <text:p>0.6454</text:p>
          </table:table-cell>
          <table:table-cell office:value-type="float" office:value="0.651620425978">
            <text:p>0.65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1">
            <text:p>4001</text:p>
          </table:table-cell>
          <table:table-cell office:value-type="float" office:value="0.645676665722">
            <text:p>0.6457</text:p>
          </table:table-cell>
          <table:table-cell office:value-type="float" office:value="0.651829595781">
            <text:p>0.651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0">
            <text:p>5000</text:p>
          </table:table-cell>
          <table:table-cell office:value-type="float" office:value="0.668993474258">
            <text:p>0.6690</text:p>
          </table:table-cell>
          <table:table-cell office:value-type="float" office:value="0.631571748127">
            <text:p>0.63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1">
            <text:p>5001</text:p>
          </table:table-cell>
          <table:table-cell office:value-type="float" office:value="0.656019197009">
            <text:p>0.6560</text:p>
          </table:table-cell>
          <table:table-cell office:value-type="float" office:value="0.606230486222">
            <text:p>0.606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0">
            <text:p>6000</text:p>
          </table:table-cell>
          <table:table-cell office:value-type="float" office:value="0.664628513067">
            <text:p>0.6646</text:p>
          </table:table-cell>
          <table:table-cell office:value-type="float" office:value="0.623672774553">
            <text:p>0.623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1">
            <text:p>6001</text:p>
          </table:table-cell>
          <table:table-cell office:value-type="float" office:value="0.617837345714">
            <text:p>0.6178</text:p>
          </table:table-cell>
          <table:table-cell office:value-type="float" office:value="0.563717593805">
            <text:p>0.563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0">
            <text:p>7000</text:p>
          </table:table-cell>
          <table:table-cell office:value-type="float" office:value="0.638282931947">
            <text:p>0.6383</text:p>
          </table:table-cell>
          <table:table-cell office:value-type="float" office:value="0.650624629574">
            <text:p>0.65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1">
            <text:p>7001</text:p>
          </table:table-cell>
          <table:table-cell office:value-type="float" office:value="0.650564432342">
            <text:p>0.6506</text:p>
          </table:table-cell>
          <table:table-cell office:value-type="float" office:value="0.627782861704">
            <text:p>0.62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0">
            <text:p>8000</text:p>
          </table:table-cell>
          <table:table-cell office:value-type="float" office:value="0.647513652972">
            <text:p>0.6475</text:p>
          </table:table-cell>
          <table:table-cell office:value-type="float" office:value="0.625760384321">
            <text:p>0.62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1">
            <text:p>8001</text:p>
          </table:table-cell>
          <table:table-cell office:value-type="float" office:value="0.642196210423">
            <text:p>0.6422</text:p>
          </table:table-cell>
          <table:table-cell office:value-type="float" office:value="0.619484044401">
            <text:p>0.619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0">
            <text:p>9000</text:p>
          </table:table-cell>
          <table:table-cell office:value-type="float" office:value="0.634368391124">
            <text:p>0.6344</text:p>
          </table:table-cell>
          <table:table-cell office:value-type="float" office:value="0.592584648412">
            <text:p>0.592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1">
            <text:p>9001</text:p>
          </table:table-cell>
          <table:table-cell office:value-type="float" office:value="0.633715702218">
            <text:p>0.6337</text:p>
          </table:table-cell>
          <table:table-cell office:value-type="float" office:value="0.583479053645">
            <text:p>0.583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float" office:value="0.559397277495">
            <text:p>0.5594</text:p>
          </table:table-cell>
          <table:table-cell office:value-type="float" office:value="0.55219758976">
            <text:p>0.552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01">
            <text:p>10001</text:p>
          </table:table-cell>
          <table:table-cell office:value-type="float" office:value="0.582797609631">
            <text:p>0.5828</text:p>
          </table:table-cell>
          <table:table-cell office:value-type="float" office:value="0.603187439084">
            <text:p>0.60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00">
            <text:p>11000</text:p>
          </table:table-cell>
          <table:table-cell office:value-type="float" office:value="0.609610717412">
            <text:p>0.6096</text:p>
          </table:table-cell>
          <table:table-cell office:value-type="float" office:value="0.604778976374">
            <text:p>0.604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01">
            <text:p>11001</text:p>
          </table:table-cell>
          <table:table-cell office:value-type="float" office:value="0.585040729366">
            <text:p>0.5850</text:p>
          </table:table-cell>
          <table:table-cell office:value-type="float" office:value="0.591680939516">
            <text:p>0.591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0">
            <text:p>12000</text:p>
          </table:table-cell>
          <table:table-cell office:value-type="float" office:value="0.604028034557">
            <text:p>0.6040</text:p>
          </table:table-cell>
          <table:table-cell office:value-type="float" office:value="0.630346023275">
            <text:p>0.630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1">
            <text:p>12001</text:p>
          </table:table-cell>
          <table:table-cell office:value-type="float" office:value="0.567526595214">
            <text:p>0.5675</text:p>
          </table:table-cell>
          <table:table-cell office:value-type="float" office:value="0.601597322067">
            <text:p>0.60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000">
            <text:p>13000</text:p>
          </table:table-cell>
          <table:table-cell office:value-type="float" office:value="0.583788578763">
            <text:p>0.5838</text:p>
          </table:table-cell>
          <table:table-cell office:value-type="float" office:value="0.635845947278">
            <text:p>0.63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001">
            <text:p>13001</text:p>
          </table:table-cell>
          <table:table-cell office:value-type="float" office:value="0.563140319691">
            <text:p>0.5631</text:p>
          </table:table-cell>
          <table:table-cell office:value-type="float" office:value="0.554229871341">
            <text:p>0.554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000">
            <text:p>14000</text:p>
          </table:table-cell>
          <table:table-cell office:value-type="float" office:value="0.603228823939">
            <text:p>0.6032</text:p>
          </table:table-cell>
          <table:table-cell office:value-type="float" office:value="0.599365247638">
            <text:p>0.599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001">
            <text:p>14001</text:p>
          </table:table-cell>
          <table:table-cell office:value-type="float" office:value="0.592886477475">
            <text:p>0.5929</text:p>
          </table:table-cell>
          <table:table-cell office:value-type="float" office:value="0.660207936317">
            <text:p>0.660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000">
            <text:p>15000</text:p>
          </table:table-cell>
          <table:table-cell office:value-type="float" office:value="0.61431715659">
            <text:p>0.6143</text:p>
          </table:table-cell>
          <table:table-cell office:value-type="float" office:value="0.647701965531">
            <text:p>0.64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001">
            <text:p>15001</text:p>
          </table:table-cell>
          <table:table-cell office:value-type="float" office:value="0.580101623611">
            <text:p>0.5801</text:p>
          </table:table-cell>
          <table:table-cell office:value-type="float" office:value="0.598225777036">
            <text:p>0.59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000">
            <text:p>16000</text:p>
          </table:table-cell>
          <table:table-cell office:value-type="float" office:value="0.580872575496">
            <text:p>0.5809</text:p>
          </table:table-cell>
          <table:table-cell office:value-type="float" office:value="0.599100296799">
            <text:p>0.599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001">
            <text:p>16001</text:p>
          </table:table-cell>
          <table:table-cell office:value-type="float" office:value="0.548205905574">
            <text:p>0.5482</text:p>
          </table:table-cell>
          <table:table-cell office:value-type="float" office:value="0.543604218954">
            <text:p>0.543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000">
            <text:p>17000</text:p>
          </table:table-cell>
          <table:table-cell office:value-type="float" office:value="0.576037365365">
            <text:p>0.5760</text:p>
          </table:table-cell>
          <table:table-cell office:value-type="float" office:value="0.640696264562">
            <text:p>0.640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001">
            <text:p>17001</text:p>
          </table:table-cell>
          <table:table-cell office:value-type="float" office:value="0.561927252374">
            <text:p>0.5619</text:p>
          </table:table-cell>
          <table:table-cell office:value-type="float" office:value="0.548323221334">
            <text:p>0.548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000">
            <text:p>18000</text:p>
          </table:table-cell>
          <table:table-cell office:value-type="float" office:value="0.546962741011">
            <text:p>0.5470</text:p>
          </table:table-cell>
          <table:table-cell office:value-type="float" office:value="0.542900613302">
            <text:p>0.542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001">
            <text:p>18001</text:p>
          </table:table-cell>
          <table:table-cell office:value-type="float" office:value="0.567555150268">
            <text:p>0.5676</text:p>
          </table:table-cell>
          <table:table-cell office:value-type="float" office:value="0.59505265945">
            <text:p>0.595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000">
            <text:p>19000</text:p>
          </table:table-cell>
          <table:table-cell office:value-type="float" office:value="0.625683428329">
            <text:p>0.6257</text:p>
          </table:table-cell>
          <table:table-cell office:value-type="float" office:value="0.662022649026">
            <text:p>0.66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001">
            <text:p>19001</text:p>
          </table:table-cell>
          <table:table-cell office:value-type="float" office:value="0.56622669334">
            <text:p>0.5662</text:p>
          </table:table-cell>
          <table:table-cell office:value-type="float" office:value="0.594916899702">
            <text:p>0.594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office:value-type="float" office:value="0.403689157394">
            <text:p>0.4037</text:p>
          </table:table-cell>
          <table:table-cell office:value-type="float" office:value="0.602568843385">
            <text:p>0.602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01">
            <text:p>20001</text:p>
          </table:table-cell>
          <table:table-cell office:value-type="float" office:value="0.391679375582">
            <text:p>0.3917</text:p>
          </table:table-cell>
          <table:table-cell office:value-type="float" office:value="0.576295307308">
            <text:p>0.57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000">
            <text:p>21000</text:p>
          </table:table-cell>
          <table:table-cell office:value-type="float" office:value="0.417840722541">
            <text:p>0.4178</text:p>
          </table:table-cell>
          <table:table-cell office:value-type="float" office:value="0.662045387528">
            <text:p>0.66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001">
            <text:p>21001</text:p>
          </table:table-cell>
          <table:table-cell office:value-type="float" office:value="0.393672151772">
            <text:p>0.3937</text:p>
          </table:table-cell>
          <table:table-cell office:value-type="float" office:value="0.617311016971">
            <text:p>0.617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000">
            <text:p>22000</text:p>
          </table:table-cell>
          <table:table-cell office:value-type="float" office:value="0.453285314178">
            <text:p>0.4533</text:p>
          </table:table-cell>
          <table:table-cell office:value-type="float" office:value="0.564151831108">
            <text:p>0.564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001">
            <text:p>22001</text:p>
          </table:table-cell>
          <table:table-cell office:value-type="float" office:value="0.416616424433">
            <text:p>0.4166</text:p>
          </table:table-cell>
          <table:table-cell office:value-type="float" office:value="0.572042077046">
            <text:p>0.57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000">
            <text:p>23000</text:p>
          </table:table-cell>
          <table:table-cell office:value-type="float" office:value="0.419415703142">
            <text:p>0.4194</text:p>
          </table:table-cell>
          <table:table-cell office:value-type="float" office:value="0.600758371719">
            <text:p>0.600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001">
            <text:p>23001</text:p>
          </table:table-cell>
          <table:table-cell office:value-type="float" office:value="0.433383034063">
            <text:p>0.4334</text:p>
          </table:table-cell>
          <table:table-cell office:value-type="float" office:value="0.587785036655">
            <text:p>0.58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000">
            <text:p>24000</text:p>
          </table:table-cell>
          <table:table-cell office:value-type="float" office:value="0.358908362856">
            <text:p>0.3589</text:p>
          </table:table-cell>
          <table:table-cell office:value-type="float" office:value="0.572255758747">
            <text:p>0.57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001">
            <text:p>24001</text:p>
          </table:table-cell>
          <table:table-cell office:value-type="float" office:value="0.435000064834">
            <text:p>0.4350</text:p>
          </table:table-cell>
          <table:table-cell office:value-type="float" office:value="0.594716394434">
            <text:p>0.594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000">
            <text:p>25000</text:p>
          </table:table-cell>
          <table:table-cell office:value-type="float" office:value="0.399228939486">
            <text:p>0.3992</text:p>
          </table:table-cell>
          <table:table-cell office:value-type="float" office:value="0.613059741031">
            <text:p>0.613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001">
            <text:p>25001</text:p>
          </table:table-cell>
          <table:table-cell office:value-type="float" office:value="0.418687857315">
            <text:p>0.4187</text:p>
          </table:table-cell>
          <table:table-cell office:value-type="float" office:value="0.586010579045">
            <text:p>0.58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000">
            <text:p>26000</text:p>
          </table:table-cell>
          <table:table-cell office:value-type="float" office:value="0.393731762595">
            <text:p>0.3937</text:p>
          </table:table-cell>
          <table:table-cell office:value-type="float" office:value="0.602738328916">
            <text:p>0.602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001">
            <text:p>26001</text:p>
          </table:table-cell>
          <table:table-cell office:value-type="float" office:value="0.414128552926">
            <text:p>0.4141</text:p>
          </table:table-cell>
          <table:table-cell office:value-type="float" office:value="0.586224191949">
            <text:p>0.586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000">
            <text:p>27000</text:p>
          </table:table-cell>
          <table:table-cell office:value-type="float" office:value="0.382682651756">
            <text:p>0.3827</text:p>
          </table:table-cell>
          <table:table-cell office:value-type="float" office:value="0.568213492359">
            <text:p>0.56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001">
            <text:p>27001</text:p>
          </table:table-cell>
          <table:table-cell office:value-type="float" office:value="0.404760766081">
            <text:p>0.4048</text:p>
          </table:table-cell>
          <table:table-cell office:value-type="float" office:value="0.52727764795">
            <text:p>0.527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8000">
            <text:p>28000</text:p>
          </table:table-cell>
          <table:table-cell office:value-type="float" office:value="0.42005370861">
            <text:p>0.4201</text:p>
          </table:table-cell>
          <table:table-cell office:value-type="float" office:value="0.663178970926">
            <text:p>0.66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8001">
            <text:p>28001</text:p>
          </table:table-cell>
          <table:table-cell office:value-type="float" office:value="0.420308052567">
            <text:p>0.4203</text:p>
          </table:table-cell>
          <table:table-cell office:value-type="float" office:value="0.594049071998">
            <text:p>0.594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000">
            <text:p>29000</text:p>
          </table:table-cell>
          <table:table-cell office:value-type="float" office:value="0.404929642871">
            <text:p>0.4049</text:p>
          </table:table-cell>
          <table:table-cell office:value-type="float" office:value="0.534541741156">
            <text:p>0.53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001">
            <text:p>29001</text:p>
          </table:table-cell>
          <table:table-cell office:value-type="float" office:value="0.413776875237">
            <text:p>0.4138</text:p>
          </table:table-cell>
          <table:table-cell office:value-type="float" office:value="0.631602502839">
            <text:p>0.63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float" office:value="0.208746275874">
            <text:p>0.2087</text:p>
          </table:table-cell>
          <table:table-cell office:value-type="float" office:value="0.621953054319">
            <text:p>0.62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01">
            <text:p>30001</text:p>
          </table:table-cell>
          <table:table-cell office:value-type="float" office:value="0.210450811375">
            <text:p>0.2105</text:p>
          </table:table-cell>
          <table:table-cell office:value-type="float" office:value="0.575363434575">
            <text:p>0.575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000">
            <text:p>31000</text:p>
          </table:table-cell>
          <table:table-cell office:value-type="float" office:value="0.484023528589">
            <text:p>0.4840</text:p>
          </table:table-cell>
          <table:table-cell office:value-type="float" office:value="0.677781088442">
            <text:p>0.67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001">
            <text:p>31001</text:p>
          </table:table-cell>
          <table:table-cell office:value-type="float" office:value="0.289268508092">
            <text:p>0.2893</text:p>
          </table:table-cell>
          <table:table-cell office:value-type="float" office:value="0.694506927023">
            <text:p>0.69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2000">
            <text:p>32000</text:p>
          </table:table-cell>
          <table:table-cell office:value-type="float" office:value="0.58984387884">
            <text:p>0.5898</text:p>
          </table:table-cell>
          <table:table-cell office:value-type="float" office:value="0.583906584655">
            <text:p>0.58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2001">
            <text:p>32001</text:p>
          </table:table-cell>
          <table:table-cell office:value-type="float" office:value="0.596275323654">
            <text:p>0.5963</text:p>
          </table:table-cell>
          <table:table-cell office:value-type="float" office:value="0.628374618183">
            <text:p>0.628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000">
            <text:p>33000</text:p>
          </table:table-cell>
          <table:table-cell office:value-type="float" office:value="0.541019037509">
            <text:p>0.5410</text:p>
          </table:table-cell>
          <table:table-cell office:value-type="float" office:value="0.629656044227">
            <text:p>0.629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001">
            <text:p>33001</text:p>
          </table:table-cell>
          <table:table-cell office:value-type="float" office:value="0.540424099418">
            <text:p>0.5404</text:p>
          </table:table-cell>
          <table:table-cell office:value-type="float" office:value="0.549319346919">
            <text:p>0.549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00">
            <text:p>34000</text:p>
          </table:table-cell>
          <table:table-cell office:value-type="float" office:value="0.17227456508">
            <text:p>0.1723</text:p>
          </table:table-cell>
          <table:table-cell office:value-type="float" office:value="0.622050825089">
            <text:p>0.62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01">
            <text:p>34001</text:p>
          </table:table-cell>
          <table:table-cell office:value-type="float" office:value="0.188429727862">
            <text:p>0.1884</text:p>
          </table:table-cell>
          <table:table-cell office:value-type="float" office:value="0.606272255667">
            <text:p>0.60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000">
            <text:p>35000</text:p>
          </table:table-cell>
          <table:table-cell office:value-type="float" office:value="0.166185101704">
            <text:p>0.1662</text:p>
          </table:table-cell>
          <table:table-cell office:value-type="float" office:value="0.619256556591">
            <text:p>0.619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001">
            <text:p>35001</text:p>
          </table:table-cell>
          <table:table-cell office:value-type="float" office:value="0.170458951189">
            <text:p>0.1705</text:p>
          </table:table-cell>
          <table:table-cell office:value-type="float" office:value="0.626311967">
            <text:p>0.62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000">
            <text:p>36000</text:p>
          </table:table-cell>
          <table:table-cell office:value-type="float" office:value="0.541539349642">
            <text:p>0.5415</text:p>
          </table:table-cell>
          <table:table-cell office:value-type="float" office:value="0.6361311124">
            <text:p>0.636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001">
            <text:p>36001</text:p>
          </table:table-cell>
          <table:table-cell office:value-type="float" office:value="0.538590399634">
            <text:p>0.5386</text:p>
          </table:table-cell>
          <table:table-cell office:value-type="float" office:value="0.62993696599">
            <text:p>0.629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000">
            <text:p>37000</text:p>
          </table:table-cell>
          <table:table-cell office:value-type="float" office:value="0.603061902464">
            <text:p>0.6031</text:p>
          </table:table-cell>
          <table:table-cell office:value-type="float" office:value="0.672220363232">
            <text:p>0.672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001">
            <text:p>37001</text:p>
          </table:table-cell>
          <table:table-cell office:value-type="float" office:value="0.607501526644">
            <text:p>0.6075</text:p>
          </table:table-cell>
          <table:table-cell office:value-type="float" office:value="0.585818038795">
            <text:p>0.58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000">
            <text:p>38000</text:p>
          </table:table-cell>
          <table:table-cell office:value-type="float" office:value="0.471236036677">
            <text:p>0.4712</text:p>
          </table:table-cell>
          <table:table-cell office:value-type="float" office:value="0.609171292197">
            <text:p>0.609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001">
            <text:p>38001</text:p>
          </table:table-cell>
          <table:table-cell office:value-type="float" office:value="0.478063210632">
            <text:p>0.4781</text:p>
          </table:table-cell>
          <table:table-cell office:value-type="float" office:value="0.632099910417">
            <text:p>0.63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000">
            <text:p>39000</text:p>
          </table:table-cell>
          <table:table-cell office:value-type="float" office:value="0.159749772058">
            <text:p>0.1597</text:p>
          </table:table-cell>
          <table:table-cell office:value-type="float" office:value="0.614175043212">
            <text:p>0.614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001">
            <text:p>39001</text:p>
          </table:table-cell>
          <table:table-cell office:value-type="float" office:value="0.217285545223">
            <text:p>0.2173</text:p>
          </table:table-cell>
          <table:table-cell office:value-type="float" office:value="0.579051315345">
            <text:p>0.579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00">
            <text:p>40000</text:p>
          </table:table-cell>
          <table:table-cell office:value-type="float" office:value="0.556654882451">
            <text:p>0.5567</text:p>
          </table:table-cell>
          <table:table-cell office:value-type="float" office:value="0.61078629832">
            <text:p>0.610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01">
            <text:p>40001</text:p>
          </table:table-cell>
          <table:table-cell office:value-type="float" office:value="0.555275936688">
            <text:p>0.5553</text:p>
          </table:table-cell>
          <table:table-cell office:value-type="float" office:value="0.607009506477">
            <text:p>0.607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000">
            <text:p>41000</text:p>
          </table:table-cell>
          <table:table-cell office:value-type="float" office:value="0.489185174656">
            <text:p>0.4892</text:p>
          </table:table-cell>
          <table:table-cell office:value-type="float" office:value="0.57943887127">
            <text:p>0.579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001">
            <text:p>41001</text:p>
          </table:table-cell>
          <table:table-cell office:value-type="float" office:value="0.502976308099">
            <text:p>0.5030</text:p>
          </table:table-cell>
          <table:table-cell office:value-type="float" office:value="0.576562809825">
            <text:p>0.576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000">
            <text:p>42000</text:p>
          </table:table-cell>
          <table:table-cell office:value-type="float" office:value="0.704882254594">
            <text:p>0.7049</text:p>
          </table:table-cell>
          <table:table-cell office:value-type="float" office:value="0.567801240131">
            <text:p>0.56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001">
            <text:p>42001</text:p>
          </table:table-cell>
          <table:table-cell office:value-type="float" office:value="0.694676815318">
            <text:p>0.6947</text:p>
          </table:table-cell>
          <table:table-cell office:value-type="float" office:value="0.609784370982">
            <text:p>0.609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000">
            <text:p>43000</text:p>
          </table:table-cell>
          <table:table-cell office:value-type="float" office:value="0.635218821841">
            <text:p>0.6352</text:p>
          </table:table-cell>
          <table:table-cell office:value-type="float" office:value="0.624064304483">
            <text:p>0.62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001">
            <text:p>43001</text:p>
          </table:table-cell>
          <table:table-cell office:value-type="float" office:value="0.618935714965">
            <text:p>0.6189</text:p>
          </table:table-cell>
          <table:table-cell office:value-type="float" office:value="0.669509211161">
            <text:p>0.669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000">
            <text:p>44000</text:p>
          </table:table-cell>
          <table:table-cell office:value-type="float" office:value="0.0289657170489">
            <text:p>0.0290</text:p>
          </table:table-cell>
          <table:table-cell office:value-type="float" office:value="0.598216396314">
            <text:p>0.59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001">
            <text:p>44001</text:p>
          </table:table-cell>
          <table:table-cell office:value-type="float" office:value="0.329462640092">
            <text:p>0.3295</text:p>
          </table:table-cell>
          <table:table-cell office:value-type="float" office:value="0.58813320414">
            <text:p>0.588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000">
            <text:p>45000</text:p>
          </table:table-cell>
          <table:table-cell office:value-type="float" office:value="0.370441934833">
            <text:p>0.3704</text:p>
          </table:table-cell>
          <table:table-cell office:value-type="float" office:value="0.641047138027">
            <text:p>0.641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001">
            <text:p>45001</text:p>
          </table:table-cell>
          <table:table-cell office:value-type="float" office:value="0.338902933699">
            <text:p>0.3389</text:p>
          </table:table-cell>
          <table:table-cell office:value-type="float" office:value="0.593949585112">
            <text:p>0.59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000">
            <text:p>46000</text:p>
          </table:table-cell>
          <table:table-cell office:value-type="float" office:value="0.644359133076">
            <text:p>0.6444</text:p>
          </table:table-cell>
          <table:table-cell office:value-type="float" office:value="0.638515341806">
            <text:p>0.638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001">
            <text:p>46001</text:p>
          </table:table-cell>
          <table:table-cell office:value-type="float" office:value="0.638797446826">
            <text:p>0.6388</text:p>
          </table:table-cell>
          <table:table-cell office:value-type="float" office:value="0.695820520896">
            <text:p>0.69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000">
            <text:p>47000</text:p>
          </table:table-cell>
          <table:table-cell office:value-type="float" office:value="0.693336080356">
            <text:p>0.6933</text:p>
          </table:table-cell>
          <table:table-cell office:value-type="float" office:value="0.604146013839">
            <text:p>0.60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001">
            <text:p>47001</text:p>
          </table:table-cell>
          <table:table-cell office:value-type="float" office:value="0.705043494557">
            <text:p>0.7050</text:p>
          </table:table-cell>
          <table:table-cell office:value-type="float" office:value="0.582894233594">
            <text:p>0.582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000">
            <text:p>48000</text:p>
          </table:table-cell>
          <table:table-cell office:value-type="float" office:value="0.490537960248">
            <text:p>0.4905</text:p>
          </table:table-cell>
          <table:table-cell office:value-type="float" office:value="0.596142489166">
            <text:p>0.596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001">
            <text:p>48001</text:p>
          </table:table-cell>
          <table:table-cell office:value-type="float" office:value="0.516834241576">
            <text:p>0.5168</text:p>
          </table:table-cell>
          <table:table-cell office:value-type="float" office:value="0.582306511174">
            <text:p>0.58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000">
            <text:p>49000</text:p>
          </table:table-cell>
          <table:table-cell office:value-type="float" office:value="0.554396196026">
            <text:p>0.5544</text:p>
          </table:table-cell>
          <table:table-cell office:value-type="float" office:value="0.576359506165">
            <text:p>0.576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001">
            <text:p>49001</text:p>
          </table:table-cell>
          <table:table-cell office:value-type="float" office:value="0.552871359273">
            <text:p>0.5529</text:p>
          </table:table-cell>
          <table:table-cell office:value-type="float" office:value="0.550353328603">
            <text:p>0.550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office:value-type="float" office:value="0.587592057505">
            <text:p>0.5876</text:p>
          </table:table-cell>
          <table:table-cell office:value-type="float" office:value="0.604086835053">
            <text:p>0.60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01">
            <text:p>50001</text:p>
          </table:table-cell>
          <table:table-cell office:value-type="float" office:value="0.598432279642">
            <text:p>0.5984</text:p>
          </table:table-cell>
          <table:table-cell office:value-type="float" office:value="0.60452628685">
            <text:p>0.60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000">
            <text:p>51000</text:p>
          </table:table-cell>
          <table:table-cell office:value-type="float" office:value="0.466683726616">
            <text:p>0.4667</text:p>
          </table:table-cell>
          <table:table-cell office:value-type="float" office:value="0.547089306957">
            <text:p>0.547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001">
            <text:p>51001</text:p>
          </table:table-cell>
          <table:table-cell office:value-type="float" office:value="0.502679839067">
            <text:p>0.5027</text:p>
          </table:table-cell>
          <table:table-cell office:value-type="float" office:value="0.532068209431">
            <text:p>0.53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000">
            <text:p>52000</text:p>
          </table:table-cell>
          <table:table-cell office:value-type="float" office:value="0.696704130606">
            <text:p>0.6967</text:p>
          </table:table-cell>
          <table:table-cell office:value-type="float" office:value="0.581862418139">
            <text:p>0.58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001">
            <text:p>52001</text:p>
          </table:table-cell>
          <table:table-cell office:value-type="float" office:value="0.696751089787">
            <text:p>0.6968</text:p>
          </table:table-cell>
          <table:table-cell office:value-type="float" office:value="0.591520306226">
            <text:p>0.59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3000">
            <text:p>53000</text:p>
          </table:table-cell>
          <table:table-cell office:value-type="float" office:value="0.618761620618">
            <text:p>0.6188</text:p>
          </table:table-cell>
          <table:table-cell office:value-type="float" office:value="0.667743459928">
            <text:p>0.66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3001">
            <text:p>53001</text:p>
          </table:table-cell>
          <table:table-cell office:value-type="float" office:value="0.598875736473">
            <text:p>0.5989</text:p>
          </table:table-cell>
          <table:table-cell office:value-type="float" office:value="0.567452310375">
            <text:p>0.567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000">
            <text:p>54000</text:p>
          </table:table-cell>
          <table:table-cell office:value-type="float" office:value="0.376555488897">
            <text:p>0.3766</text:p>
          </table:table-cell>
          <table:table-cell office:value-type="float" office:value="0.594839523208">
            <text:p>0.594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001">
            <text:p>54001</text:p>
          </table:table-cell>
          <table:table-cell office:value-type="float" office:value="0.342238173778">
            <text:p>0.3422</text:p>
          </table:table-cell>
          <table:table-cell office:value-type="float" office:value="0.606931263169">
            <text:p>0.606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000">
            <text:p>55000</text:p>
          </table:table-cell>
          <table:table-cell office:value-type="float" office:value="0.545582023378">
            <text:p>0.5456</text:p>
          </table:table-cell>
          <table:table-cell office:value-type="float" office:value="0.610905651798">
            <text:p>0.610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001">
            <text:p>55001</text:p>
          </table:table-cell>
          <table:table-cell office:value-type="float" office:value="0.363991798567">
            <text:p>0.3640</text:p>
          </table:table-cell>
          <table:table-cell office:value-type="float" office:value="0.621332187979">
            <text:p>0.621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6000">
            <text:p>56000</text:p>
          </table:table-cell>
          <table:table-cell office:value-type="float" office:value="0.604444754062">
            <text:p>0.6044</text:p>
          </table:table-cell>
          <table:table-cell office:value-type="float" office:value="0.621464728346">
            <text:p>0.62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6001">
            <text:p>56001</text:p>
          </table:table-cell>
          <table:table-cell office:value-type="float" office:value="0.618301923235">
            <text:p>0.6183</text:p>
          </table:table-cell>
          <table:table-cell office:value-type="float" office:value="0.624383743715">
            <text:p>0.624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000">
            <text:p>57000</text:p>
          </table:table-cell>
          <table:table-cell office:value-type="float" office:value="0.690770853866">
            <text:p>0.6908</text:p>
          </table:table-cell>
          <table:table-cell office:value-type="float" office:value="0.598413318349">
            <text:p>0.598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001">
            <text:p>57001</text:p>
          </table:table-cell>
          <table:table-cell office:value-type="float" office:value="0.684701613325">
            <text:p>0.6847</text:p>
          </table:table-cell>
          <table:table-cell office:value-type="float" office:value="0.596023638823">
            <text:p>0.59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000">
            <text:p>58000</text:p>
          </table:table-cell>
          <table:table-cell office:value-type="float" office:value="0.507649949032">
            <text:p>0.5076</text:p>
          </table:table-cell>
          <table:table-cell office:value-type="float" office:value="0.638553220986">
            <text:p>0.638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001">
            <text:p>58001</text:p>
          </table:table-cell>
          <table:table-cell office:value-type="float" office:value="0.501734442313">
            <text:p>0.5017</text:p>
          </table:table-cell>
          <table:table-cell office:value-type="float" office:value="0.617695686529">
            <text:p>0.61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9000">
            <text:p>59000</text:p>
          </table:table-cell>
          <table:table-cell office:value-type="float" office:value="0.577809872355">
            <text:p>0.5778</text:p>
          </table:table-cell>
          <table:table-cell office:value-type="float" office:value="0.587327101569">
            <text:p>0.587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9001">
            <text:p>59001</text:p>
          </table:table-cell>
          <table:table-cell office:value-type="float" office:value="0.592796555053">
            <text:p>0.5928</text:p>
          </table:table-cell>
          <table:table-cell office:value-type="float" office:value="0.626009732106">
            <text:p>0.62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00">
            <text:p>60000</text:p>
          </table:table-cell>
          <table:table-cell office:value-type="float" office:value="0.0773846084898">
            <text:p>0.0774</text:p>
          </table:table-cell>
          <table:table-cell office:value-type="float" office:value="0.586776254954">
            <text:p>0.586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01">
            <text:p>60001</text:p>
          </table:table-cell>
          <table:table-cell office:value-type="float" office:value="0.154674013007">
            <text:p>0.1547</text:p>
          </table:table-cell>
          <table:table-cell office:value-type="float" office:value="0.592025411177">
            <text:p>0.59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000">
            <text:p>61000</text:p>
          </table:table-cell>
          <table:table-cell office:value-type="float" office:value="0.488844383008">
            <text:p>0.4888</text:p>
          </table:table-cell>
          <table:table-cell office:value-type="float" office:value="0.620603172733">
            <text:p>0.62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001">
            <text:p>61001</text:p>
          </table:table-cell>
          <table:table-cell office:value-type="float" office:value="0.449232338302">
            <text:p>0.4492</text:p>
          </table:table-cell>
          <table:table-cell office:value-type="float" office:value="0.603029978096">
            <text:p>0.603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000">
            <text:p>62000</text:p>
          </table:table-cell>
          <table:table-cell office:value-type="float" office:value="0.581089585267">
            <text:p>0.5811</text:p>
          </table:table-cell>
          <table:table-cell office:value-type="float" office:value="0.553169216907">
            <text:p>0.55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001">
            <text:p>62001</text:p>
          </table:table-cell>
          <table:table-cell office:value-type="float" office:value="0.628389445614">
            <text:p>0.6284</text:p>
          </table:table-cell>
          <table:table-cell office:value-type="float" office:value="0.532402177848">
            <text:p>0.532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3000">
            <text:p>63000</text:p>
          </table:table-cell>
          <table:table-cell office:value-type="float" office:value="0.541727779873">
            <text:p>0.5417</text:p>
          </table:table-cell>
          <table:table-cell office:value-type="float" office:value="0.63201661557">
            <text:p>0.63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3001">
            <text:p>63001</text:p>
          </table:table-cell>
          <table:table-cell office:value-type="float" office:value="0.581276934949">
            <text:p>0.5813</text:p>
          </table:table-cell>
          <table:table-cell office:value-type="float" office:value="0.695527702936">
            <text:p>0.695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4000">
            <text:p>64000</text:p>
          </table:table-cell>
          <table:table-cell office:value-type="float" office:value="0.163661640118">
            <text:p>0.1637</text:p>
          </table:table-cell>
          <table:table-cell office:value-type="float" office:value="0.647675082988">
            <text:p>0.64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4001">
            <text:p>64001</text:p>
          </table:table-cell>
          <table:table-cell office:value-type="float" office:value="0.150801182929">
            <text:p>0.1508</text:p>
          </table:table-cell>
          <table:table-cell office:value-type="float" office:value="0.580025658955">
            <text:p>0.580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5000">
            <text:p>65000</text:p>
          </table:table-cell>
          <table:table-cell office:value-type="float" office:value="0.222864194963">
            <text:p>0.2229</text:p>
          </table:table-cell>
          <table:table-cell office:value-type="float" office:value="0.64978106613">
            <text:p>0.649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5001">
            <text:p>65001</text:p>
          </table:table-cell>
          <table:table-cell office:value-type="float" office:value="0.229988441959">
            <text:p>0.2300</text:p>
          </table:table-cell>
          <table:table-cell office:value-type="float" office:value="0.57193390424">
            <text:p>0.57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000">
            <text:p>66000</text:p>
          </table:table-cell>
          <table:table-cell office:value-type="float" office:value="0.521647506711">
            <text:p>0.5216</text:p>
          </table:table-cell>
          <table:table-cell office:value-type="float" office:value="0.58577147103">
            <text:p>0.58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001">
            <text:p>66001</text:p>
          </table:table-cell>
          <table:table-cell office:value-type="float" office:value="0.540699291795">
            <text:p>0.5407</text:p>
          </table:table-cell>
          <table:table-cell office:value-type="float" office:value="0.648485487479">
            <text:p>0.648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7000">
            <text:p>67000</text:p>
          </table:table-cell>
          <table:table-cell office:value-type="float" office:value="0.614308054652">
            <text:p>0.6143</text:p>
          </table:table-cell>
          <table:table-cell office:value-type="float" office:value="0.651005496665">
            <text:p>0.651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7001">
            <text:p>67001</text:p>
          </table:table-cell>
          <table:table-cell office:value-type="float" office:value="0.632202516295">
            <text:p>0.6322</text:p>
          </table:table-cell>
          <table:table-cell office:value-type="float" office:value="0.623941345164">
            <text:p>0.62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000">
            <text:p>68000</text:p>
          </table:table-cell>
          <table:table-cell office:value-type="float" office:value="0.434722780199">
            <text:p>0.4347</text:p>
          </table:table-cell>
          <table:table-cell office:value-type="float" office:value="0.67451130193">
            <text:p>0.67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001">
            <text:p>68001</text:p>
          </table:table-cell>
          <table:table-cell office:value-type="float" office:value="0.302851079305">
            <text:p>0.3029</text:p>
          </table:table-cell>
          <table:table-cell office:value-type="float" office:value="0.651552132168">
            <text:p>0.65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000">
            <text:p>69000</text:p>
          </table:table-cell>
          <table:table-cell office:value-type="float" office:value="0.182755229831">
            <text:p>0.1828</text:p>
          </table:table-cell>
          <table:table-cell office:value-type="float" office:value="0.614311957092">
            <text:p>0.614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001">
            <text:p>69001</text:p>
          </table:table-cell>
          <table:table-cell office:value-type="float" office:value="0.150351391183">
            <text:p>0.1504</text:p>
          </table:table-cell>
          <table:table-cell office:value-type="float" office:value="0.581700079637">
            <text:p>0.581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00">
            <text:p>70000</text:p>
          </table:table-cell>
          <table:table-cell office:value-type="float" office:value="0.398481187253">
            <text:p>0.3985</text:p>
          </table:table-cell>
          <table:table-cell office:value-type="float" office:value="0.596795024438">
            <text:p>0.596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01">
            <text:p>70001</text:p>
          </table:table-cell>
          <table:table-cell office:value-type="float" office:value="0.399088331103">
            <text:p>0.3991</text:p>
          </table:table-cell>
          <table:table-cell office:value-type="float" office:value="0.565995168974">
            <text:p>0.56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1000">
            <text:p>71000</text:p>
          </table:table-cell>
          <table:table-cell office:value-type="float" office:value="0.366178340278">
            <text:p>0.3662</text:p>
          </table:table-cell>
          <table:table-cell office:value-type="float" office:value="0.626912714087">
            <text:p>0.626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1001">
            <text:p>71001</text:p>
          </table:table-cell>
          <table:table-cell office:value-type="float" office:value="0.408336066847">
            <text:p>0.4083</text:p>
          </table:table-cell>
          <table:table-cell office:value-type="float" office:value="0.56818433912">
            <text:p>0.56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000">
            <text:p>72000</text:p>
          </table:table-cell>
          <table:table-cell office:value-type="float" office:value="0.408384005041">
            <text:p>0.4084</text:p>
          </table:table-cell>
          <table:table-cell office:value-type="float" office:value="0.578070991218">
            <text:p>0.578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001">
            <text:p>72001</text:p>
          </table:table-cell>
          <table:table-cell office:value-type="float" office:value="0.408991366257">
            <text:p>0.4090</text:p>
          </table:table-cell>
          <table:table-cell office:value-type="float" office:value="0.609572118159">
            <text:p>0.609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3000">
            <text:p>73000</text:p>
          </table:table-cell>
          <table:table-cell office:value-type="float" office:value="0.421025728686">
            <text:p>0.4210</text:p>
          </table:table-cell>
          <table:table-cell office:value-type="float" office:value="0.68285427133">
            <text:p>0.682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3001">
            <text:p>73001</text:p>
          </table:table-cell>
          <table:table-cell office:value-type="float" office:value="0.43837265527">
            <text:p>0.4384</text:p>
          </table:table-cell>
          <table:table-cell office:value-type="float" office:value="0.701544383367">
            <text:p>0.70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4000">
            <text:p>74000</text:p>
          </table:table-cell>
          <table:table-cell office:value-type="float" office:value="0.40139101788">
            <text:p>0.4014</text:p>
          </table:table-cell>
          <table:table-cell office:value-type="float" office:value="0.654538269606">
            <text:p>0.65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4001">
            <text:p>74001</text:p>
          </table:table-cell>
          <table:table-cell office:value-type="float" office:value="0.424832634659">
            <text:p>0.4248</text:p>
          </table:table-cell>
          <table:table-cell office:value-type="float" office:value="0.556562130426">
            <text:p>0.556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000">
            <text:p>75000</text:p>
          </table:table-cell>
          <table:table-cell office:value-type="float" office:value="0.437021766794">
            <text:p>0.4370</text:p>
          </table:table-cell>
          <table:table-cell office:value-type="float" office:value="0.603361837293">
            <text:p>0.603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001">
            <text:p>75001</text:p>
          </table:table-cell>
          <table:table-cell office:value-type="float" office:value="0.397836757294">
            <text:p>0.3978</text:p>
          </table:table-cell>
          <table:table-cell office:value-type="float" office:value="0.59372844868">
            <text:p>0.593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000">
            <text:p>76000</text:p>
          </table:table-cell>
          <table:table-cell office:value-type="float" office:value="0.425281204547">
            <text:p>0.4253</text:p>
          </table:table-cell>
          <table:table-cell office:value-type="float" office:value="0.631505064585">
            <text:p>0.63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001">
            <text:p>76001</text:p>
          </table:table-cell>
          <table:table-cell office:value-type="float" office:value="0.454130402566">
            <text:p>0.4541</text:p>
          </table:table-cell>
          <table:table-cell office:value-type="float" office:value="0.633979473359">
            <text:p>0.634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7000">
            <text:p>77000</text:p>
          </table:table-cell>
          <table:table-cell office:value-type="float" office:value="0.446853164093">
            <text:p>0.4469</text:p>
          </table:table-cell>
          <table:table-cell office:value-type="float" office:value="0.651110639316">
            <text:p>0.651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7001">
            <text:p>77001</text:p>
          </table:table-cell>
          <table:table-cell office:value-type="float" office:value="0.430882695725">
            <text:p>0.4309</text:p>
          </table:table-cell>
          <table:table-cell office:value-type="float" office:value="0.603862573759">
            <text:p>0.60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8000">
            <text:p>78000</text:p>
          </table:table-cell>
          <table:table-cell office:value-type="float" office:value="0.420945904001">
            <text:p>0.4209</text:p>
          </table:table-cell>
          <table:table-cell office:value-type="float" office:value="0.614380213873">
            <text:p>0.614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8001">
            <text:p>78001</text:p>
          </table:table-cell>
          <table:table-cell office:value-type="float" office:value="0.453104574689">
            <text:p>0.4531</text:p>
          </table:table-cell>
          <table:table-cell office:value-type="float" office:value="0.714106046671">
            <text:p>0.71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9000">
            <text:p>79000</text:p>
          </table:table-cell>
          <table:table-cell office:value-type="float" office:value="0.374706783124">
            <text:p>0.3747</text:p>
          </table:table-cell>
          <table:table-cell office:value-type="float" office:value="0.564934124415">
            <text:p>0.564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9001">
            <text:p>79001</text:p>
          </table:table-cell>
          <table:table-cell office:value-type="float" office:value="0.408983232512">
            <text:p>0.4090</text:p>
          </table:table-cell>
          <table:table-cell office:value-type="float" office:value="0.532278454877">
            <text:p>0.53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float" office:value="0.587029592823">
            <text:p>0.5870</text:p>
          </table:table-cell>
          <table:table-cell office:value-type="float" office:value="0.58749712321">
            <text:p>0.587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01">
            <text:p>80001</text:p>
          </table:table-cell>
          <table:table-cell office:value-type="float" office:value="0.573002721512">
            <text:p>0.5730</text:p>
          </table:table-cell>
          <table:table-cell office:value-type="float" office:value="0.521294965945">
            <text:p>0.521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000">
            <text:p>81000</text:p>
          </table:table-cell>
          <table:table-cell office:value-type="float" office:value="0.553016451125">
            <text:p>0.5530</text:p>
          </table:table-cell>
          <table:table-cell office:value-type="float" office:value="0.564739584101">
            <text:p>0.564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001">
            <text:p>81001</text:p>
          </table:table-cell>
          <table:table-cell office:value-type="float" office:value="0.569049362922">
            <text:p>0.5690</text:p>
          </table:table-cell>
          <table:table-cell office:value-type="float" office:value="0.558731254315">
            <text:p>0.558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000">
            <text:p>82000</text:p>
          </table:table-cell>
          <table:table-cell office:value-type="float" office:value="0.565451470219">
            <text:p>0.5655</text:p>
          </table:table-cell>
          <table:table-cell office:value-type="float" office:value="0.580484802727">
            <text:p>0.580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001">
            <text:p>82001</text:p>
          </table:table-cell>
          <table:table-cell office:value-type="float" office:value="0.578883604561">
            <text:p>0.5789</text:p>
          </table:table-cell>
          <table:table-cell office:value-type="float" office:value="0.586255917226">
            <text:p>0.58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3000">
            <text:p>83000</text:p>
          </table:table-cell>
          <table:table-cell office:value-type="float" office:value="0.566897496506">
            <text:p>0.5669</text:p>
          </table:table-cell>
          <table:table-cell office:value-type="float" office:value="0.610099003925">
            <text:p>0.610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3001">
            <text:p>83001</text:p>
          </table:table-cell>
          <table:table-cell office:value-type="float" office:value="0.580046102502">
            <text:p>0.5800</text:p>
          </table:table-cell>
          <table:table-cell office:value-type="float" office:value="0.646407548881">
            <text:p>0.646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4000">
            <text:p>84000</text:p>
          </table:table-cell>
          <table:table-cell office:value-type="float" office:value="0.568242780903">
            <text:p>0.5682</text:p>
          </table:table-cell>
          <table:table-cell office:value-type="float" office:value="0.683217657658">
            <text:p>0.68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4001">
            <text:p>84001</text:p>
          </table:table-cell>
          <table:table-cell office:value-type="float" office:value="0.589057911281">
            <text:p>0.5891</text:p>
          </table:table-cell>
          <table:table-cell office:value-type="float" office:value="0.662133193487">
            <text:p>0.66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000">
            <text:p>85000</text:p>
          </table:table-cell>
          <table:table-cell office:value-type="float" office:value="0.563737493389">
            <text:p>0.5637</text:p>
          </table:table-cell>
          <table:table-cell office:value-type="float" office:value="0.602123835525">
            <text:p>0.60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001">
            <text:p>85001</text:p>
          </table:table-cell>
          <table:table-cell office:value-type="float" office:value="0.604033606881">
            <text:p>0.6040</text:p>
          </table:table-cell>
          <table:table-cell office:value-type="float" office:value="0.577195714853">
            <text:p>0.577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6000">
            <text:p>86000</text:p>
          </table:table-cell>
          <table:table-cell office:value-type="float" office:value="0.576232656388">
            <text:p>0.5762</text:p>
          </table:table-cell>
          <table:table-cell office:value-type="float" office:value="0.614621651673">
            <text:p>0.614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6001">
            <text:p>86001</text:p>
          </table:table-cell>
          <table:table-cell office:value-type="float" office:value="0.570790696514">
            <text:p>0.5708</text:p>
          </table:table-cell>
          <table:table-cell office:value-type="float" office:value="0.588315361377">
            <text:p>0.588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7000">
            <text:p>87000</text:p>
          </table:table-cell>
          <table:table-cell office:value-type="float" office:value="0.576757638472">
            <text:p>0.5768</text:p>
          </table:table-cell>
          <table:table-cell office:value-type="float" office:value="0.579160063291">
            <text:p>0.579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7001">
            <text:p>87001</text:p>
          </table:table-cell>
          <table:table-cell office:value-type="float" office:value="0.576330087571">
            <text:p>0.5763</text:p>
          </table:table-cell>
          <table:table-cell office:value-type="float" office:value="0.593025392903">
            <text:p>0.593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000">
            <text:p>88000</text:p>
          </table:table-cell>
          <table:table-cell office:value-type="float" office:value="0.582642902372">
            <text:p>0.5826</text:p>
          </table:table-cell>
          <table:table-cell office:value-type="float" office:value="0.601888353904">
            <text:p>0.60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001">
            <text:p>88001</text:p>
          </table:table-cell>
          <table:table-cell office:value-type="float" office:value="0.587147911379">
            <text:p>0.5871</text:p>
          </table:table-cell>
          <table:table-cell office:value-type="float" office:value="0.642625735047">
            <text:p>0.642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9000">
            <text:p>89000</text:p>
          </table:table-cell>
          <table:table-cell office:value-type="float" office:value="0.544478640182">
            <text:p>0.5445</text:p>
          </table:table-cell>
          <table:table-cell office:value-type="float" office:value="0.515997851007">
            <text:p>0.51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9001">
            <text:p>89001</text:p>
          </table:table-cell>
          <table:table-cell office:value-type="float" office:value="0.576916537506">
            <text:p>0.5769</text:p>
          </table:table-cell>
          <table:table-cell office:value-type="float" office:value="0.634637945063">
            <text:p>0.634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00">
            <text:p>90000</text:p>
          </table:table-cell>
          <table:table-cell office:value-type="float" office:value="0.643585361991">
            <text:p>0.6436</text:p>
          </table:table-cell>
          <table:table-cell office:value-type="float" office:value="0.590571021886">
            <text:p>0.59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01">
            <text:p>90001</text:p>
          </table:table-cell>
          <table:table-cell office:value-type="float" office:value="0.664351301256">
            <text:p>0.6644</text:p>
          </table:table-cell>
          <table:table-cell office:value-type="float" office:value="0.608492203315">
            <text:p>0.608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1000">
            <text:p>91000</text:p>
          </table:table-cell>
          <table:table-cell office:value-type="float" office:value="0.661893380334">
            <text:p>0.6619</text:p>
          </table:table-cell>
          <table:table-cell office:value-type="float" office:value="0.642324866639">
            <text:p>0.64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1001">
            <text:p>91001</text:p>
          </table:table-cell>
          <table:table-cell office:value-type="float" office:value="0.639084710626">
            <text:p>0.6391</text:p>
          </table:table-cell>
          <table:table-cell office:value-type="float" office:value="0.614143849304">
            <text:p>0.61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2000">
            <text:p>92000</text:p>
          </table:table-cell>
          <table:table-cell office:value-type="float" office:value="0.638214480053">
            <text:p>0.6382</text:p>
          </table:table-cell>
          <table:table-cell office:value-type="float" office:value="0.607136306213">
            <text:p>0.607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2001">
            <text:p>92001</text:p>
          </table:table-cell>
          <table:table-cell office:value-type="float" office:value="0.677704605196">
            <text:p>0.6777</text:p>
          </table:table-cell>
          <table:table-cell office:value-type="float" office:value="0.585094381595">
            <text:p>0.585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3000">
            <text:p>93000</text:p>
          </table:table-cell>
          <table:table-cell office:value-type="float" office:value="0.628410846437">
            <text:p>0.6284</text:p>
          </table:table-cell>
          <table:table-cell office:value-type="float" office:value="0.644735821755">
            <text:p>0.644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3001">
            <text:p>93001</text:p>
          </table:table-cell>
          <table:table-cell office:value-type="float" office:value="0.626602416073">
            <text:p>0.6266</text:p>
          </table:table-cell>
          <table:table-cell office:value-type="float" office:value="0.628087594539">
            <text:p>0.628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4000">
            <text:p>94000</text:p>
          </table:table-cell>
          <table:table-cell office:value-type="float" office:value="0.650307874391">
            <text:p>0.6503</text:p>
          </table:table-cell>
          <table:table-cell office:value-type="float" office:value="0.585144831661">
            <text:p>0.585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4001">
            <text:p>94001</text:p>
          </table:table-cell>
          <table:table-cell office:value-type="float" office:value="0.642148576127">
            <text:p>0.6421</text:p>
          </table:table-cell>
          <table:table-cell office:value-type="float" office:value="0.615886044336">
            <text:p>0.615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5000">
            <text:p>95000</text:p>
          </table:table-cell>
          <table:table-cell office:value-type="float" office:value="0.637323205101">
            <text:p>0.6373</text:p>
          </table:table-cell>
          <table:table-cell office:value-type="float" office:value="0.580586245892">
            <text:p>0.58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5001">
            <text:p>95001</text:p>
          </table:table-cell>
          <table:table-cell office:value-type="float" office:value="0.653925800438">
            <text:p>0.6539</text:p>
          </table:table-cell>
          <table:table-cell office:value-type="float" office:value="0.614763426593">
            <text:p>0.614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6000">
            <text:p>96000</text:p>
          </table:table-cell>
          <table:table-cell office:value-type="float" office:value="0.660574641311">
            <text:p>0.6606</text:p>
          </table:table-cell>
          <table:table-cell office:value-type="float" office:value="0.604933976317">
            <text:p>0.604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6001">
            <text:p>96001</text:p>
          </table:table-cell>
          <table:table-cell office:value-type="float" office:value="0.64161943464">
            <text:p>0.6416</text:p>
          </table:table-cell>
          <table:table-cell office:value-type="float" office:value="0.588010350539">
            <text:p>0.588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7000">
            <text:p>97000</text:p>
          </table:table-cell>
          <table:table-cell office:value-type="float" office:value="0.64872467665">
            <text:p>0.6487</text:p>
          </table:table-cell>
          <table:table-cell office:value-type="float" office:value="0.596001091019">
            <text:p>0.59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7001">
            <text:p>97001</text:p>
          </table:table-cell>
          <table:table-cell office:value-type="float" office:value="0.673256808261">
            <text:p>0.6733</text:p>
          </table:table-cell>
          <table:table-cell office:value-type="float" office:value="0.659491767877">
            <text:p>0.659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8000">
            <text:p>98000</text:p>
          </table:table-cell>
          <table:table-cell office:value-type="float" office:value="0.633884858878">
            <text:p>0.6339</text:p>
          </table:table-cell>
          <table:table-cell office:value-type="float" office:value="0.643363554003">
            <text:p>0.643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8001">
            <text:p>98001</text:p>
          </table:table-cell>
          <table:table-cell office:value-type="float" office:value="0.682162606035">
            <text:p>0.6822</text:p>
          </table:table-cell>
          <table:table-cell office:value-type="float" office:value="0.619277892726">
            <text:p>0.619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9000">
            <text:p>99000</text:p>
          </table:table-cell>
          <table:table-cell office:value-type="float" office:value="0.645444758515">
            <text:p>0.6454</text:p>
          </table:table-cell>
          <table:table-cell office:value-type="float" office:value="0.633486351466">
            <text:p>0.633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9001">
            <text:p>99001</text:p>
          </table:table-cell>
          <table:table-cell office:value-type="float" office:value="0.620290944098">
            <text:p>0.6203</text:p>
          </table:table-cell>
          <table:table-cell office:value-type="float" office:value="0.578626905689">
            <text:p>0.578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4626801498">
            <text:p>0.4627</text:p>
          </table:table-cell>
          <table:table-cell office:value-type="float" office:value="0.311208926288">
            <text:p>0.311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88697666526">
            <text:p>0.4887</text:p>
          </table:table-cell>
          <table:table-cell office:value-type="float" office:value="0.340515027368">
            <text:p>0.340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499155842452">
            <text:p>0.4992</text:p>
          </table:table-cell>
          <table:table-cell office:value-type="float" office:value="0.382160963882">
            <text:p>0.382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1">
            <text:p>1001</text:p>
          </table:table-cell>
          <table:table-cell office:value-type="float" office:value="0.469705096272">
            <text:p>0.4697</text:p>
          </table:table-cell>
          <table:table-cell office:value-type="float" office:value="0.381562855119">
            <text:p>0.381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0.472381293357">
            <text:p>0.4724</text:p>
          </table:table-cell>
          <table:table-cell office:value-type="float" office:value="0.379014879646">
            <text:p>0.37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1">
            <text:p>2001</text:p>
          </table:table-cell>
          <table:table-cell office:value-type="float" office:value="0.504893798219">
            <text:p>0.5049</text:p>
          </table:table-cell>
          <table:table-cell office:value-type="float" office:value="0.390440233744">
            <text:p>0.390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0.528334117335">
            <text:p>0.5283</text:p>
          </table:table-cell>
          <table:table-cell office:value-type="float" office:value="0.429615584447">
            <text:p>0.42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1">
            <text:p>3001</text:p>
          </table:table-cell>
          <table:table-cell office:value-type="float" office:value="0.48176218609">
            <text:p>0.4818</text:p>
          </table:table-cell>
          <table:table-cell office:value-type="float" office:value="0.366448938364">
            <text:p>0.366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0">
            <text:p>4000</text:p>
          </table:table-cell>
          <table:table-cell office:value-type="float" office:value="0.459279769213">
            <text:p>0.4593</text:p>
          </table:table-cell>
          <table:table-cell office:value-type="float" office:value="0.365895280109">
            <text:p>0.365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1">
            <text:p>4001</text:p>
          </table:table-cell>
          <table:table-cell office:value-type="float" office:value="0.464972045565">
            <text:p>0.4650</text:p>
          </table:table-cell>
          <table:table-cell office:value-type="float" office:value="0.344604668473">
            <text:p>0.34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0">
            <text:p>5000</text:p>
          </table:table-cell>
          <table:table-cell office:value-type="float" office:value="0.487216206317">
            <text:p>0.4872</text:p>
          </table:table-cell>
          <table:table-cell office:value-type="float" office:value="0.325421648234">
            <text:p>0.325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1">
            <text:p>5001</text:p>
          </table:table-cell>
          <table:table-cell office:value-type="float" office:value="0.469497908985">
            <text:p>0.4695</text:p>
          </table:table-cell>
          <table:table-cell office:value-type="float" office:value="0.303093449561">
            <text:p>0.303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0">
            <text:p>6000</text:p>
          </table:table-cell>
          <table:table-cell office:value-type="float" office:value="0.479291315788">
            <text:p>0.4793</text:p>
          </table:table-cell>
          <table:table-cell office:value-type="float" office:value="0.420254939875">
            <text:p>0.42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1">
            <text:p>6001</text:p>
          </table:table-cell>
          <table:table-cell office:value-type="float" office:value="0.473260074696">
            <text:p>0.4733</text:p>
          </table:table-cell>
          <table:table-cell office:value-type="float" office:value="0.410485044397">
            <text:p>0.410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0">
            <text:p>7000</text:p>
          </table:table-cell>
          <table:table-cell office:value-type="float" office:value="0.52399433001">
            <text:p>0.5240</text:p>
          </table:table-cell>
          <table:table-cell office:value-type="float" office:value="0.372013335869">
            <text:p>0.372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1">
            <text:p>7001</text:p>
          </table:table-cell>
          <table:table-cell office:value-type="float" office:value="0.450447254538">
            <text:p>0.4504</text:p>
          </table:table-cell>
          <table:table-cell office:value-type="float" office:value="0.316119430705">
            <text:p>0.316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0">
            <text:p>8000</text:p>
          </table:table-cell>
          <table:table-cell office:value-type="float" office:value="0.497942653836">
            <text:p>0.4979</text:p>
          </table:table-cell>
          <table:table-cell office:value-type="float" office:value="0.381198327819">
            <text:p>0.381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1">
            <text:p>8001</text:p>
          </table:table-cell>
          <table:table-cell office:value-type="float" office:value="0.460011102217">
            <text:p>0.4600</text:p>
          </table:table-cell>
          <table:table-cell office:value-type="float" office:value="0.347364801627">
            <text:p>0.347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0">
            <text:p>9000</text:p>
          </table:table-cell>
          <table:table-cell office:value-type="float" office:value="0.524422386583">
            <text:p>0.5244</text:p>
          </table:table-cell>
          <table:table-cell office:value-type="float" office:value="0.409773709267">
            <text:p>0.409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1">
            <text:p>9001</text:p>
          </table:table-cell>
          <table:table-cell office:value-type="float" office:value="0.459885846282">
            <text:p>0.4599</text:p>
          </table:table-cell>
          <table:table-cell office:value-type="float" office:value="0.325407023071">
            <text:p>0.325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float" office:value="0.482350042625">
            <text:p>0.4824</text:p>
          </table:table-cell>
          <table:table-cell office:value-type="float" office:value="0.398104346867">
            <text:p>0.39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01">
            <text:p>10001</text:p>
          </table:table-cell>
          <table:table-cell office:value-type="float" office:value="0.42964346928">
            <text:p>0.4296</text:p>
          </table:table-cell>
          <table:table-cell office:value-type="float" office:value="0.349386158631">
            <text:p>0.349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1000">
            <text:p>11000</text:p>
          </table:table-cell>
          <table:table-cell office:value-type="float" office:value="0.46873687817">
            <text:p>0.4687</text:p>
          </table:table-cell>
          <table:table-cell office:value-type="float" office:value="0.435771982282">
            <text:p>0.435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1001">
            <text:p>11001</text:p>
          </table:table-cell>
          <table:table-cell office:value-type="float" office:value="0.441171102971">
            <text:p>0.4412</text:p>
          </table:table-cell>
          <table:table-cell office:value-type="float" office:value="0.384139000417">
            <text:p>0.384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2000">
            <text:p>12000</text:p>
          </table:table-cell>
          <table:table-cell office:value-type="float" office:value="0.375681706397">
            <text:p>0.3757</text:p>
          </table:table-cell>
          <table:table-cell office:value-type="float" office:value="0.247290964081">
            <text:p>0.24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2001">
            <text:p>12001</text:p>
          </table:table-cell>
          <table:table-cell office:value-type="float" office:value="0.430756343837">
            <text:p>0.4308</text:p>
          </table:table-cell>
          <table:table-cell office:value-type="float" office:value="0.328112700857">
            <text:p>0.32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3000">
            <text:p>13000</text:p>
          </table:table-cell>
          <table:table-cell office:value-type="float" office:value="0.453502927152">
            <text:p>0.4535</text:p>
          </table:table-cell>
          <table:table-cell office:value-type="float" office:value="0.365524249299">
            <text:p>0.365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3001">
            <text:p>13001</text:p>
          </table:table-cell>
          <table:table-cell office:value-type="float" office:value="0.421217939531">
            <text:p>0.4212</text:p>
          </table:table-cell>
          <table:table-cell office:value-type="float" office:value="0.358037244003">
            <text:p>0.358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4000">
            <text:p>14000</text:p>
          </table:table-cell>
          <table:table-cell office:value-type="float" office:value="0.396335336918">
            <text:p>0.3963</text:p>
          </table:table-cell>
          <table:table-cell office:value-type="float" office:value="0.330361317293">
            <text:p>0.330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4001">
            <text:p>14001</text:p>
          </table:table-cell>
          <table:table-cell office:value-type="float" office:value="0.436561579903">
            <text:p>0.4366</text:p>
          </table:table-cell>
          <table:table-cell office:value-type="float" office:value="0.336986306879">
            <text:p>0.337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5000">
            <text:p>15000</text:p>
          </table:table-cell>
          <table:table-cell office:value-type="float" office:value="0.419566957123">
            <text:p>0.4196</text:p>
          </table:table-cell>
          <table:table-cell office:value-type="float" office:value="0.385095368581">
            <text:p>0.38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5001">
            <text:p>15001</text:p>
          </table:table-cell>
          <table:table-cell office:value-type="float" office:value="0.441645329672">
            <text:p>0.4416</text:p>
          </table:table-cell>
          <table:table-cell office:value-type="float" office:value="0.327488527397">
            <text:p>0.327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6000">
            <text:p>16000</text:p>
          </table:table-cell>
          <table:table-cell office:value-type="float" office:value="0.458470812647">
            <text:p>0.4585</text:p>
          </table:table-cell>
          <table:table-cell office:value-type="float" office:value="0.360936236897">
            <text:p>0.36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6001">
            <text:p>16001</text:p>
          </table:table-cell>
          <table:table-cell office:value-type="float" office:value="0.431111859462">
            <text:p>0.4311</text:p>
          </table:table-cell>
          <table:table-cell office:value-type="float" office:value="0.333913078299">
            <text:p>0.333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7000">
            <text:p>17000</text:p>
          </table:table-cell>
          <table:table-cell office:value-type="float" office:value="0.445149630834">
            <text:p>0.4451</text:p>
          </table:table-cell>
          <table:table-cell office:value-type="float" office:value="0.364639347238">
            <text:p>0.36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7001">
            <text:p>17001</text:p>
          </table:table-cell>
          <table:table-cell office:value-type="float" office:value="0.383747504285">
            <text:p>0.3837</text:p>
          </table:table-cell>
          <table:table-cell office:value-type="float" office:value="0.381075779126">
            <text:p>0.381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8000">
            <text:p>18000</text:p>
          </table:table-cell>
          <table:table-cell office:value-type="float" office:value="0.432990042567">
            <text:p>0.4330</text:p>
          </table:table-cell>
          <table:table-cell office:value-type="float" office:value="0.350921636825">
            <text:p>0.35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8001">
            <text:p>18001</text:p>
          </table:table-cell>
          <table:table-cell office:value-type="float" office:value="0.450862392234">
            <text:p>0.4509</text:p>
          </table:table-cell>
          <table:table-cell office:value-type="float" office:value="0.422003769359">
            <text:p>0.422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9000">
            <text:p>19000</text:p>
          </table:table-cell>
          <table:table-cell office:value-type="float" office:value="0.454654142055">
            <text:p>0.4547</text:p>
          </table:table-cell>
          <table:table-cell office:value-type="float" office:value="0.399271537673">
            <text:p>0.399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9001">
            <text:p>19001</text:p>
          </table:table-cell>
          <table:table-cell office:value-type="float" office:value="0.432609528241">
            <text:p>0.4326</text:p>
          </table:table-cell>
          <table:table-cell office:value-type="float" office:value="0.406639286799">
            <text:p>0.406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office:value-type="float" office:value="0.340178514436">
            <text:p>0.3402</text:p>
          </table:table-cell>
          <table:table-cell office:value-type="float" office:value="0.368838194307">
            <text:p>0.368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01">
            <text:p>20001</text:p>
          </table:table-cell>
          <table:table-cell office:value-type="float" office:value="0.314876815888">
            <text:p>0.3149</text:p>
          </table:table-cell>
          <table:table-cell office:value-type="float" office:value="0.339202463924">
            <text:p>0.339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1000">
            <text:p>21000</text:p>
          </table:table-cell>
          <table:table-cell office:value-type="float" office:value="0.358024916998">
            <text:p>0.3580</text:p>
          </table:table-cell>
          <table:table-cell office:value-type="float" office:value="0.363818692877">
            <text:p>0.363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1001">
            <text:p>21001</text:p>
          </table:table-cell>
          <table:table-cell office:value-type="float" office:value="0.339204663317">
            <text:p>0.3392</text:p>
          </table:table-cell>
          <table:table-cell office:value-type="float" office:value="0.312914650055">
            <text:p>0.31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2000">
            <text:p>22000</text:p>
          </table:table-cell>
          <table:table-cell office:value-type="float" office:value="0.348001067612">
            <text:p>0.3480</text:p>
          </table:table-cell>
          <table:table-cell office:value-type="float" office:value="0.359791696339">
            <text:p>0.359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2001">
            <text:p>22001</text:p>
          </table:table-cell>
          <table:table-cell office:value-type="float" office:value="0.371726525054">
            <text:p>0.3717</text:p>
          </table:table-cell>
          <table:table-cell office:value-type="float" office:value="0.36586865119">
            <text:p>0.365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3000">
            <text:p>23000</text:p>
          </table:table-cell>
          <table:table-cell office:value-type="float" office:value="0.341845287209">
            <text:p>0.3418</text:p>
          </table:table-cell>
          <table:table-cell office:value-type="float" office:value="0.457079296214">
            <text:p>0.45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3001">
            <text:p>23001</text:p>
          </table:table-cell>
          <table:table-cell office:value-type="float" office:value="0.371395373527">
            <text:p>0.3714</text:p>
          </table:table-cell>
          <table:table-cell office:value-type="float" office:value="0.316077428119">
            <text:p>0.316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4000">
            <text:p>24000</text:p>
          </table:table-cell>
          <table:table-cell office:value-type="float" office:value="0.33354185582">
            <text:p>0.3335</text:p>
          </table:table-cell>
          <table:table-cell office:value-type="float" office:value="0.293077934283">
            <text:p>0.293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4001">
            <text:p>24001</text:p>
          </table:table-cell>
          <table:table-cell office:value-type="float" office:value="0.314241058826">
            <text:p>0.3142</text:p>
          </table:table-cell>
          <table:table-cell office:value-type="float" office:value="0.36733557537">
            <text:p>0.36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000">
            <text:p>25000</text:p>
          </table:table-cell>
          <table:table-cell office:value-type="float" office:value="0.323471447981">
            <text:p>0.3235</text:p>
          </table:table-cell>
          <table:table-cell office:value-type="float" office:value="0.371546373346">
            <text:p>0.37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001">
            <text:p>25001</text:p>
          </table:table-cell>
          <table:table-cell office:value-type="float" office:value="0.324852774634">
            <text:p>0.3249</text:p>
          </table:table-cell>
          <table:table-cell office:value-type="float" office:value="0.362390383213">
            <text:p>0.362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6000">
            <text:p>26000</text:p>
          </table:table-cell>
          <table:table-cell office:value-type="float" office:value="0.344106030672">
            <text:p>0.3441</text:p>
          </table:table-cell>
          <table:table-cell office:value-type="float" office:value="0.349867806737">
            <text:p>0.349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6001">
            <text:p>26001</text:p>
          </table:table-cell>
          <table:table-cell office:value-type="float" office:value="0.3152586043">
            <text:p>0.3153</text:p>
          </table:table-cell>
          <table:table-cell office:value-type="float" office:value="0.315125332019">
            <text:p>0.31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7000">
            <text:p>27000</text:p>
          </table:table-cell>
          <table:table-cell office:value-type="float" office:value="0.309324013182">
            <text:p>0.3093</text:p>
          </table:table-cell>
          <table:table-cell office:value-type="float" office:value="0.307068816996">
            <text:p>0.30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7001">
            <text:p>27001</text:p>
          </table:table-cell>
          <table:table-cell office:value-type="float" office:value="0.343947611704">
            <text:p>0.3439</text:p>
          </table:table-cell>
          <table:table-cell office:value-type="float" office:value="0.338817895853">
            <text:p>0.338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8000">
            <text:p>28000</text:p>
          </table:table-cell>
          <table:table-cell office:value-type="float" office:value="0.320447780619">
            <text:p>0.3204</text:p>
          </table:table-cell>
          <table:table-cell office:value-type="float" office:value="0.312146338327">
            <text:p>0.312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8001">
            <text:p>28001</text:p>
          </table:table-cell>
          <table:table-cell office:value-type="float" office:value="0.355486399185">
            <text:p>0.3555</text:p>
          </table:table-cell>
          <table:table-cell office:value-type="float" office:value="0.421459897556">
            <text:p>0.42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9000">
            <text:p>29000</text:p>
          </table:table-cell>
          <table:table-cell office:value-type="float" office:value="0.333960450067">
            <text:p>0.3340</text:p>
          </table:table-cell>
          <table:table-cell office:value-type="float" office:value="0.368070022867">
            <text:p>0.36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9001">
            <text:p>29001</text:p>
          </table:table-cell>
          <table:table-cell office:value-type="float" office:value="0.323726474179">
            <text:p>0.3237</text:p>
          </table:table-cell>
          <table:table-cell office:value-type="float" office:value="0.370647012208">
            <text:p>0.370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float" office:value="0.200262078817">
            <text:p>0.2003</text:p>
          </table:table-cell>
          <table:table-cell office:value-type="float" office:value="0.33047943278">
            <text:p>0.330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01">
            <text:p>30001</text:p>
          </table:table-cell>
          <table:table-cell office:value-type="float" office:value="0.210241204314">
            <text:p>0.2102</text:p>
          </table:table-cell>
          <table:table-cell office:value-type="float" office:value="0.346897454725">
            <text:p>0.346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1000">
            <text:p>31000</text:p>
          </table:table-cell>
          <table:table-cell office:value-type="float" office:value="0.26857287079">
            <text:p>0.2686</text:p>
          </table:table-cell>
          <table:table-cell office:value-type="float" office:value="0.350798102645">
            <text:p>0.35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1001">
            <text:p>31001</text:p>
          </table:table-cell>
          <table:table-cell office:value-type="float" office:value="0.245447509795">
            <text:p>0.2454</text:p>
          </table:table-cell>
          <table:table-cell office:value-type="float" office:value="0.369626168862">
            <text:p>0.36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2000">
            <text:p>32000</text:p>
          </table:table-cell>
          <table:table-cell office:value-type="float" office:value="0.513571428313">
            <text:p>0.5136</text:p>
          </table:table-cell>
          <table:table-cell office:value-type="float" office:value="0.303421690357">
            <text:p>0.303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2001">
            <text:p>32001</text:p>
          </table:table-cell>
          <table:table-cell office:value-type="float" office:value="0.544189653841">
            <text:p>0.5442</text:p>
          </table:table-cell>
          <table:table-cell office:value-type="float" office:value="0.291666639062">
            <text:p>0.291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3000">
            <text:p>33000</text:p>
          </table:table-cell>
          <table:table-cell office:value-type="float" office:value="0.51065294847">
            <text:p>0.5107</text:p>
          </table:table-cell>
          <table:table-cell office:value-type="float" office:value="0.348173614266">
            <text:p>0.348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3001">
            <text:p>33001</text:p>
          </table:table-cell>
          <table:table-cell office:value-type="float" office:value="0.488165218331">
            <text:p>0.4882</text:p>
          </table:table-cell>
          <table:table-cell office:value-type="float" office:value="0.345680849771">
            <text:p>0.34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4000">
            <text:p>34000</text:p>
          </table:table-cell>
          <table:table-cell office:value-type="float" office:value="0.222390703938">
            <text:p>0.2224</text:p>
          </table:table-cell>
          <table:table-cell office:value-type="float" office:value="0.384640659414">
            <text:p>0.38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4001">
            <text:p>34001</text:p>
          </table:table-cell>
          <table:table-cell office:value-type="float" office:value="0.250488977496">
            <text:p>0.2505</text:p>
          </table:table-cell>
          <table:table-cell office:value-type="float" office:value="0.348350299465">
            <text:p>0.348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5000">
            <text:p>35000</text:p>
          </table:table-cell>
          <table:table-cell office:value-type="float" office:value="0.239168764016">
            <text:p>0.2392</text:p>
          </table:table-cell>
          <table:table-cell office:value-type="float" office:value="0.267625494889">
            <text:p>0.26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5001">
            <text:p>35001</text:p>
          </table:table-cell>
          <table:table-cell office:value-type="float" office:value="0.234179971881">
            <text:p>0.2342</text:p>
          </table:table-cell>
          <table:table-cell office:value-type="float" office:value="0.315002338278">
            <text:p>0.315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6000">
            <text:p>36000</text:p>
          </table:table-cell>
          <table:table-cell office:value-type="float" office:value="0.515961647504">
            <text:p>0.5160</text:p>
          </table:table-cell>
          <table:table-cell office:value-type="float" office:value="0.333244329596">
            <text:p>0.33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6001">
            <text:p>36001</text:p>
          </table:table-cell>
          <table:table-cell office:value-type="float" office:value="0.489577494569">
            <text:p>0.4896</text:p>
          </table:table-cell>
          <table:table-cell office:value-type="float" office:value="0.316609408451">
            <text:p>0.316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7000">
            <text:p>37000</text:p>
          </table:table-cell>
          <table:table-cell office:value-type="float" office:value="0.547580409647">
            <text:p>0.5476</text:p>
          </table:table-cell>
          <table:table-cell office:value-type="float" office:value="0.252275794592">
            <text:p>0.252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7001">
            <text:p>37001</text:p>
          </table:table-cell>
          <table:table-cell office:value-type="float" office:value="0.512235745307">
            <text:p>0.5122</text:p>
          </table:table-cell>
          <table:table-cell office:value-type="float" office:value="0.304644832037">
            <text:p>0.30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8000">
            <text:p>38000</text:p>
          </table:table-cell>
          <table:table-cell office:value-type="float" office:value="0.485506601318">
            <text:p>0.4855</text:p>
          </table:table-cell>
          <table:table-cell office:value-type="float" office:value="0.291700948395">
            <text:p>0.291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8001">
            <text:p>38001</text:p>
          </table:table-cell>
          <table:table-cell office:value-type="float" office:value="0.235158822585">
            <text:p>0.2352</text:p>
          </table:table-cell>
          <table:table-cell office:value-type="float" office:value="0.390014288037">
            <text:p>0.390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9000">
            <text:p>39000</text:p>
          </table:table-cell>
          <table:table-cell office:value-type="float" office:value="0.242902427841">
            <text:p>0.2429</text:p>
          </table:table-cell>
          <table:table-cell office:value-type="float" office:value="0.355337825278">
            <text:p>0.355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9001">
            <text:p>39001</text:p>
          </table:table-cell>
          <table:table-cell office:value-type="float" office:value="0.182142596236">
            <text:p>0.1821</text:p>
          </table:table-cell>
          <table:table-cell office:value-type="float" office:value="0.312740531374">
            <text:p>0.312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00">
            <text:p>40000</text:p>
          </table:table-cell>
          <table:table-cell office:value-type="float" office:value="0.334426843816">
            <text:p>0.3344</text:p>
          </table:table-cell>
          <table:table-cell office:value-type="float" office:value="0.433589398405">
            <text:p>0.433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01">
            <text:p>40001</text:p>
          </table:table-cell>
          <table:table-cell office:value-type="float" office:value="0.363734705417">
            <text:p>0.3637</text:p>
          </table:table-cell>
          <table:table-cell office:value-type="float" office:value="0.330855794255">
            <text:p>0.33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1000">
            <text:p>41000</text:p>
          </table:table-cell>
          <table:table-cell office:value-type="float" office:value="0.476004252348">
            <text:p>0.4760</text:p>
          </table:table-cell>
          <table:table-cell office:value-type="float" office:value="0.359167588644">
            <text:p>0.359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1001">
            <text:p>41001</text:p>
          </table:table-cell>
          <table:table-cell office:value-type="float" office:value="0.457332653641">
            <text:p>0.4573</text:p>
          </table:table-cell>
          <table:table-cell office:value-type="float" office:value="0.382943942482">
            <text:p>0.38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2000">
            <text:p>42000</text:p>
          </table:table-cell>
          <table:table-cell office:value-type="float" office:value="0.57249568434">
            <text:p>0.5725</text:p>
          </table:table-cell>
          <table:table-cell office:value-type="float" office:value="0.374955903034">
            <text:p>0.375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2001">
            <text:p>42001</text:p>
          </table:table-cell>
          <table:table-cell office:value-type="float" office:value="0.575761173085">
            <text:p>0.5758</text:p>
          </table:table-cell>
          <table:table-cell office:value-type="float" office:value="0.369268947628">
            <text:p>0.369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3000">
            <text:p>43000</text:p>
          </table:table-cell>
          <table:table-cell office:value-type="float" office:value="0.544646939462">
            <text:p>0.5446</text:p>
          </table:table-cell>
          <table:table-cell office:value-type="float" office:value="0.377260490166">
            <text:p>0.37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3001">
            <text:p>43001</text:p>
          </table:table-cell>
          <table:table-cell office:value-type="float" office:value="0.546782677962">
            <text:p>0.5468</text:p>
          </table:table-cell>
          <table:table-cell office:value-type="float" office:value="0.342158219997">
            <text:p>0.342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4000">
            <text:p>44000</text:p>
          </table:table-cell>
          <table:table-cell office:value-type="float" office:value="0.138849524915">
            <text:p>0.1388</text:p>
          </table:table-cell>
          <table:table-cell office:value-type="float" office:value="0.368735313101">
            <text:p>0.368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4001">
            <text:p>44001</text:p>
          </table:table-cell>
          <table:table-cell office:value-type="float" office:value="0.143387194452">
            <text:p>0.1434</text:p>
          </table:table-cell>
          <table:table-cell office:value-type="float" office:value="0.348223092029">
            <text:p>0.348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5000">
            <text:p>45000</text:p>
          </table:table-cell>
          <table:table-cell office:value-type="float" office:value="0.139831560244">
            <text:p>0.1398</text:p>
          </table:table-cell>
          <table:table-cell office:value-type="float" office:value="0.376610946116">
            <text:p>0.376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5001">
            <text:p>45001</text:p>
          </table:table-cell>
          <table:table-cell office:value-type="float" office:value="0.387455053883">
            <text:p>0.3875</text:p>
          </table:table-cell>
          <table:table-cell office:value-type="float" office:value="0.317298871233">
            <text:p>0.31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6000">
            <text:p>46000</text:p>
          </table:table-cell>
          <table:table-cell office:value-type="float" office:value="0.524213722197">
            <text:p>0.5242</text:p>
          </table:table-cell>
          <table:table-cell office:value-type="float" office:value="0.373019942665">
            <text:p>0.373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6001">
            <text:p>46001</text:p>
          </table:table-cell>
          <table:table-cell office:value-type="float" office:value="0.542489244995">
            <text:p>0.5425</text:p>
          </table:table-cell>
          <table:table-cell office:value-type="float" office:value="0.312863077856">
            <text:p>0.31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7000">
            <text:p>47000</text:p>
          </table:table-cell>
          <table:table-cell office:value-type="float" office:value="0.610979953396">
            <text:p>0.6110</text:p>
          </table:table-cell>
          <table:table-cell office:value-type="float" office:value="0.437961671764">
            <text:p>0.438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7001">
            <text:p>47001</text:p>
          </table:table-cell>
          <table:table-cell office:value-type="float" office:value="0.566265908458">
            <text:p>0.5663</text:p>
          </table:table-cell>
          <table:table-cell office:value-type="float" office:value="0.351821419882">
            <text:p>0.351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8000">
            <text:p>48000</text:p>
          </table:table-cell>
          <table:table-cell office:value-type="float" office:value="0.470253812214">
            <text:p>0.4703</text:p>
          </table:table-cell>
          <table:table-cell office:value-type="float" office:value="0.353462380516">
            <text:p>0.353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8001">
            <text:p>48001</text:p>
          </table:table-cell>
          <table:table-cell office:value-type="float" office:value="0.451111697218">
            <text:p>0.4511</text:p>
          </table:table-cell>
          <table:table-cell office:value-type="float" office:value="0.372845779936">
            <text:p>0.372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9000">
            <text:p>49000</text:p>
          </table:table-cell>
          <table:table-cell office:value-type="float" office:value="0.35992255914">
            <text:p>0.3599</text:p>
          </table:table-cell>
          <table:table-cell office:value-type="float" office:value="0.345425636499">
            <text:p>0.345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9001">
            <text:p>49001</text:p>
          </table:table-cell>
          <table:table-cell office:value-type="float" office:value="0.37459644589">
            <text:p>0.3746</text:p>
          </table:table-cell>
          <table:table-cell office:value-type="float" office:value="0.425813522711">
            <text:p>0.425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office:value-type="float" office:value="0.141702854934">
            <text:p>0.1417</text:p>
          </table:table-cell>
          <table:table-cell office:value-type="float" office:value="0.289485397512">
            <text:p>0.289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01">
            <text:p>50001</text:p>
          </table:table-cell>
          <table:table-cell office:value-type="float" office:value="0.0921958162446">
            <text:p>0.0922</text:p>
          </table:table-cell>
          <table:table-cell office:value-type="float" office:value="0.327927574699">
            <text:p>0.327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1000">
            <text:p>51000</text:p>
          </table:table-cell>
          <table:table-cell office:value-type="float" office:value="0.47151789098">
            <text:p>0.4715</text:p>
          </table:table-cell>
          <table:table-cell office:value-type="float" office:value="0.325284894695">
            <text:p>0.325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1001">
            <text:p>51001</text:p>
          </table:table-cell>
          <table:table-cell office:value-type="float" office:value="0.452228417549">
            <text:p>0.4522</text:p>
          </table:table-cell>
          <table:table-cell office:value-type="float" office:value="0.349565173151">
            <text:p>0.34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2000">
            <text:p>52000</text:p>
          </table:table-cell>
          <table:table-cell office:value-type="float" office:value="0.575272827316">
            <text:p>0.5753</text:p>
          </table:table-cell>
          <table:table-cell office:value-type="float" office:value="0.336171651848">
            <text:p>0.336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2001">
            <text:p>52001</text:p>
          </table:table-cell>
          <table:table-cell office:value-type="float" office:value="0.597764815085">
            <text:p>0.5978</text:p>
          </table:table-cell>
          <table:table-cell office:value-type="float" office:value="0.424095936417">
            <text:p>0.424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3000">
            <text:p>53000</text:p>
          </table:table-cell>
          <table:table-cell office:value-type="float" office:value="0.533578259001">
            <text:p>0.5336</text:p>
          </table:table-cell>
          <table:table-cell office:value-type="float" office:value="0.299663745998">
            <text:p>0.299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3001">
            <text:p>53001</text:p>
          </table:table-cell>
          <table:table-cell office:value-type="float" office:value="0.512843045027">
            <text:p>0.5128</text:p>
          </table:table-cell>
          <table:table-cell office:value-type="float" office:value="0.364880891204">
            <text:p>0.364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4000">
            <text:p>54000</text:p>
          </table:table-cell>
          <table:table-cell office:value-type="float" office:value="0.402943956564">
            <text:p>0.4029</text:p>
          </table:table-cell>
          <table:table-cell office:value-type="float" office:value="0.356013744112">
            <text:p>0.356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4001">
            <text:p>54001</text:p>
          </table:table-cell>
          <table:table-cell office:value-type="float" office:value="0.418556831415">
            <text:p>0.4186</text:p>
          </table:table-cell>
          <table:table-cell office:value-type="float" office:value="0.265905524963">
            <text:p>0.265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5000">
            <text:p>55000</text:p>
          </table:table-cell>
          <table:table-cell office:value-type="float" office:value="0.20105532072">
            <text:p>0.2011</text:p>
          </table:table-cell>
          <table:table-cell office:value-type="float" office:value="0.339515032639">
            <text:p>0.339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5001">
            <text:p>55001</text:p>
          </table:table-cell>
          <table:table-cell office:value-type="float" office:value="0.399775347043">
            <text:p>0.3998</text:p>
          </table:table-cell>
          <table:table-cell office:value-type="float" office:value="0.303182753288">
            <text:p>0.30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6000">
            <text:p>56000</text:p>
          </table:table-cell>
          <table:table-cell office:value-type="float" office:value="0.548423247053">
            <text:p>0.5484</text:p>
          </table:table-cell>
          <table:table-cell office:value-type="float" office:value="0.372126786927">
            <text:p>0.372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6001">
            <text:p>56001</text:p>
          </table:table-cell>
          <table:table-cell office:value-type="float" office:value="0.53641869346">
            <text:p>0.5364</text:p>
          </table:table-cell>
          <table:table-cell office:value-type="float" office:value="0.356424549394">
            <text:p>0.356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7000">
            <text:p>57000</text:p>
          </table:table-cell>
          <table:table-cell office:value-type="float" office:value="0.568627601905">
            <text:p>0.5686</text:p>
          </table:table-cell>
          <table:table-cell office:value-type="float" office:value="0.380840473199">
            <text:p>0.38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7001">
            <text:p>57001</text:p>
          </table:table-cell>
          <table:table-cell office:value-type="float" office:value="0.596480258768">
            <text:p>0.5965</text:p>
          </table:table-cell>
          <table:table-cell office:value-type="float" office:value="0.377336861107">
            <text:p>0.37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8000">
            <text:p>58000</text:p>
          </table:table-cell>
          <table:table-cell office:value-type="float" office:value="0.463687020336">
            <text:p>0.4637</text:p>
          </table:table-cell>
          <table:table-cell office:value-type="float" office:value="0.369310394687">
            <text:p>0.369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8001">
            <text:p>58001</text:p>
          </table:table-cell>
          <table:table-cell office:value-type="float" office:value="0.441703503825">
            <text:p>0.4417</text:p>
          </table:table-cell>
          <table:table-cell office:value-type="float" office:value="0.408467416004">
            <text:p>0.408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9000">
            <text:p>59000</text:p>
          </table:table-cell>
          <table:table-cell office:value-type="float" office:value="0.128701506682">
            <text:p>0.1287</text:p>
          </table:table-cell>
          <table:table-cell office:value-type="float" office:value="0.222615666034">
            <text:p>0.222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9001">
            <text:p>59001</text:p>
          </table:table-cell>
          <table:table-cell office:value-type="float" office:value="0.142840117344">
            <text:p>0.1428</text:p>
          </table:table-cell>
          <table:table-cell office:value-type="float" office:value="0.348760205414">
            <text:p>0.348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00">
            <text:p>60000</text:p>
          </table:table-cell>
          <table:table-cell office:value-type="float" office:value="0.200572958986">
            <text:p>0.2006</text:p>
          </table:table-cell>
          <table:table-cell office:value-type="float" office:value="0.368392867629">
            <text:p>0.368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01">
            <text:p>60001</text:p>
          </table:table-cell>
          <table:table-cell office:value-type="float" office:value="0.215640714936">
            <text:p>0.2156</text:p>
          </table:table-cell>
          <table:table-cell office:value-type="float" office:value="0.435790758451">
            <text:p>0.435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1000">
            <text:p>61000</text:p>
          </table:table-cell>
          <table:table-cell office:value-type="float" office:value="0.471920120277">
            <text:p>0.4719</text:p>
          </table:table-cell>
          <table:table-cell office:value-type="float" office:value="0.343944857552">
            <text:p>0.343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1001">
            <text:p>61001</text:p>
          </table:table-cell>
          <table:table-cell office:value-type="float" office:value="0.452556391069">
            <text:p>0.4526</text:p>
          </table:table-cell>
          <table:table-cell office:value-type="float" office:value="0.312879101088">
            <text:p>0.31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2000">
            <text:p>62000</text:p>
          </table:table-cell>
          <table:table-cell office:value-type="float" office:value="0.514574161026">
            <text:p>0.5146</text:p>
          </table:table-cell>
          <table:table-cell office:value-type="float" office:value="0.410801943344">
            <text:p>0.41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2001">
            <text:p>62001</text:p>
          </table:table-cell>
          <table:table-cell office:value-type="float" office:value="0.535989892441">
            <text:p>0.5360</text:p>
          </table:table-cell>
          <table:table-cell office:value-type="float" office:value="0.381238748806">
            <text:p>0.381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3000">
            <text:p>63000</text:p>
          </table:table-cell>
          <table:table-cell office:value-type="float" office:value="0.495395164536">
            <text:p>0.4954</text:p>
          </table:table-cell>
          <table:table-cell office:value-type="float" office:value="0.318992481813">
            <text:p>0.31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3001">
            <text:p>63001</text:p>
          </table:table-cell>
          <table:table-cell office:value-type="float" office:value="0.502426520102">
            <text:p>0.5024</text:p>
          </table:table-cell>
          <table:table-cell office:value-type="float" office:value="0.35980252371">
            <text:p>0.359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4000">
            <text:p>64000</text:p>
          </table:table-cell>
          <table:table-cell office:value-type="float" office:value="0.1725201226">
            <text:p>0.1725</text:p>
          </table:table-cell>
          <table:table-cell office:value-type="float" office:value="0.34780578395">
            <text:p>0.347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4001">
            <text:p>64001</text:p>
          </table:table-cell>
          <table:table-cell office:value-type="float" office:value="0.212965901205">
            <text:p>0.2130</text:p>
          </table:table-cell>
          <table:table-cell office:value-type="float" office:value="0.375732792438">
            <text:p>0.37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5000">
            <text:p>65000</text:p>
          </table:table-cell>
          <table:table-cell office:value-type="float" office:value="0.250922252468">
            <text:p>0.2509</text:p>
          </table:table-cell>
          <table:table-cell office:value-type="float" office:value="0.343595889242">
            <text:p>0.343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5001">
            <text:p>65001</text:p>
          </table:table-cell>
          <table:table-cell office:value-type="float" office:value="0.261067092051">
            <text:p>0.2611</text:p>
          </table:table-cell>
          <table:table-cell office:value-type="float" office:value="0.304665731607">
            <text:p>0.304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6000">
            <text:p>66000</text:p>
          </table:table-cell>
          <table:table-cell office:value-type="float" office:value="0.51745734969">
            <text:p>0.5175</text:p>
          </table:table-cell>
          <table:table-cell office:value-type="float" office:value="0.492494402925">
            <text:p>0.492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6001">
            <text:p>66001</text:p>
          </table:table-cell>
          <table:table-cell office:value-type="float" office:value="0.512288943889">
            <text:p>0.5123</text:p>
          </table:table-cell>
          <table:table-cell office:value-type="float" office:value="0.359637965548">
            <text:p>0.35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7000">
            <text:p>67000</text:p>
          </table:table-cell>
          <table:table-cell office:value-type="float" office:value="0.543878259062">
            <text:p>0.5439</text:p>
          </table:table-cell>
          <table:table-cell office:value-type="float" office:value="0.390564949165">
            <text:p>0.390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7001">
            <text:p>67001</text:p>
          </table:table-cell>
          <table:table-cell office:value-type="float" office:value="0.524645709494">
            <text:p>0.5246</text:p>
          </table:table-cell>
          <table:table-cell office:value-type="float" office:value="0.357618911269">
            <text:p>0.35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8000">
            <text:p>68000</text:p>
          </table:table-cell>
          <table:table-cell office:value-type="float" office:value="0.274847091827">
            <text:p>0.2748</text:p>
          </table:table-cell>
          <table:table-cell office:value-type="float" office:value="0.369686551993">
            <text:p>0.369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8001">
            <text:p>68001</text:p>
          </table:table-cell>
          <table:table-cell office:value-type="float" office:value="0.474663321133">
            <text:p>0.4747</text:p>
          </table:table-cell>
          <table:table-cell office:value-type="float" office:value="0.349400441583">
            <text:p>0.349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9000">
            <text:p>69000</text:p>
          </table:table-cell>
          <table:table-cell office:value-type="float" office:value="0.23372980975">
            <text:p>0.2337</text:p>
          </table:table-cell>
          <table:table-cell office:value-type="float" office:value="0.409397389326">
            <text:p>0.409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9001">
            <text:p>69001</text:p>
          </table:table-cell>
          <table:table-cell office:value-type="float" office:value="0.170771682932">
            <text:p>0.1708</text:p>
          </table:table-cell>
          <table:table-cell office:value-type="float" office:value="0.324618559794">
            <text:p>0.32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00">
            <text:p>70000</text:p>
          </table:table-cell>
          <table:table-cell office:value-type="float" office:value="0.292221714408">
            <text:p>0.2922</text:p>
          </table:table-cell>
          <table:table-cell office:value-type="float" office:value="0.370169107434">
            <text:p>0.370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01">
            <text:p>70001</text:p>
          </table:table-cell>
          <table:table-cell office:value-type="float" office:value="0.340358197466">
            <text:p>0.3404</text:p>
          </table:table-cell>
          <table:table-cell office:value-type="float" office:value="0.325713689837">
            <text:p>0.32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1000">
            <text:p>71000</text:p>
          </table:table-cell>
          <table:table-cell office:value-type="float" office:value="0.328870868485">
            <text:p>0.3289</text:p>
          </table:table-cell>
          <table:table-cell office:value-type="float" office:value="0.349921838503">
            <text:p>0.349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1001">
            <text:p>71001</text:p>
          </table:table-cell>
          <table:table-cell office:value-type="float" office:value="0.329332636478">
            <text:p>0.3293</text:p>
          </table:table-cell>
          <table:table-cell office:value-type="float" office:value="0.29759693065">
            <text:p>0.29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2000">
            <text:p>72000</text:p>
          </table:table-cell>
          <table:table-cell office:value-type="float" office:value="0.346115988506">
            <text:p>0.3461</text:p>
          </table:table-cell>
          <table:table-cell office:value-type="float" office:value="0.361085406166">
            <text:p>0.361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2001">
            <text:p>72001</text:p>
          </table:table-cell>
          <table:table-cell office:value-type="float" office:value="0.316937800875">
            <text:p>0.3169</text:p>
          </table:table-cell>
          <table:table-cell office:value-type="float" office:value="0.375958612337">
            <text:p>0.376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3000">
            <text:p>73000</text:p>
          </table:table-cell>
          <table:table-cell office:value-type="float" office:value="0.362796749943">
            <text:p>0.3628</text:p>
          </table:table-cell>
          <table:table-cell office:value-type="float" office:value="0.397520524159">
            <text:p>0.397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3001">
            <text:p>73001</text:p>
          </table:table-cell>
          <table:table-cell office:value-type="float" office:value="0.337987967778">
            <text:p>0.3380</text:p>
          </table:table-cell>
          <table:table-cell office:value-type="float" office:value="0.331527962863">
            <text:p>0.33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4000">
            <text:p>74000</text:p>
          </table:table-cell>
          <table:table-cell office:value-type="float" office:value="0.333518418851">
            <text:p>0.3335</text:p>
          </table:table-cell>
          <table:table-cell office:value-type="float" office:value="0.321304153415">
            <text:p>0.321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4001">
            <text:p>74001</text:p>
          </table:table-cell>
          <table:table-cell office:value-type="float" office:value="0.304229439068">
            <text:p>0.3042</text:p>
          </table:table-cell>
          <table:table-cell office:value-type="float" office:value="0.365135671213">
            <text:p>0.36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5000">
            <text:p>75000</text:p>
          </table:table-cell>
          <table:table-cell office:value-type="float" office:value="0.343199117107">
            <text:p>0.3432</text:p>
          </table:table-cell>
          <table:table-cell office:value-type="float" office:value="0.320273080532">
            <text:p>0.32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5001">
            <text:p>75001</text:p>
          </table:table-cell>
          <table:table-cell office:value-type="float" office:value="0.326405836623">
            <text:p>0.3264</text:p>
          </table:table-cell>
          <table:table-cell office:value-type="float" office:value="0.320755483653">
            <text:p>0.32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6000">
            <text:p>76000</text:p>
          </table:table-cell>
          <table:table-cell office:value-type="float" office:value="0.346764585164">
            <text:p>0.3468</text:p>
          </table:table-cell>
          <table:table-cell office:value-type="float" office:value="0.38559642678">
            <text:p>0.385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6001">
            <text:p>76001</text:p>
          </table:table-cell>
          <table:table-cell office:value-type="float" office:value="0.384813347456">
            <text:p>0.3848</text:p>
          </table:table-cell>
          <table:table-cell office:value-type="float" office:value="0.318247127853">
            <text:p>0.318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7000">
            <text:p>77000</text:p>
          </table:table-cell>
          <table:table-cell office:value-type="float" office:value="0.367793913787">
            <text:p>0.3678</text:p>
          </table:table-cell>
          <table:table-cell office:value-type="float" office:value="0.347066437919">
            <text:p>0.34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7001">
            <text:p>77001</text:p>
          </table:table-cell>
          <table:table-cell office:value-type="float" office:value="0.390439561868">
            <text:p>0.3904</text:p>
          </table:table-cell>
          <table:table-cell office:value-type="float" office:value="0.380266776188">
            <text:p>0.38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8000">
            <text:p>78000</text:p>
          </table:table-cell>
          <table:table-cell office:value-type="float" office:value="0.331847597932">
            <text:p>0.3318</text:p>
          </table:table-cell>
          <table:table-cell office:value-type="float" office:value="0.361489539816">
            <text:p>0.36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8001">
            <text:p>78001</text:p>
          </table:table-cell>
          <table:table-cell office:value-type="float" office:value="0.327729631472">
            <text:p>0.3277</text:p>
          </table:table-cell>
          <table:table-cell office:value-type="float" office:value="0.376458355573">
            <text:p>0.376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9000">
            <text:p>79000</text:p>
          </table:table-cell>
          <table:table-cell office:value-type="float" office:value="0.341868977536">
            <text:p>0.3419</text:p>
          </table:table-cell>
          <table:table-cell office:value-type="float" office:value="0.341311204303">
            <text:p>0.341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9001">
            <text:p>79001</text:p>
          </table:table-cell>
          <table:table-cell office:value-type="float" office:value="0.329431018487">
            <text:p>0.3294</text:p>
          </table:table-cell>
          <table:table-cell office:value-type="float" office:value="0.412645285464">
            <text:p>0.412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float" office:value="0.452927921039">
            <text:p>0.4529</text:p>
          </table:table-cell>
          <table:table-cell office:value-type="float" office:value="0.355059316784">
            <text:p>0.35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01">
            <text:p>80001</text:p>
          </table:table-cell>
          <table:table-cell office:value-type="float" office:value="0.447551180433">
            <text:p>0.4476</text:p>
          </table:table-cell>
          <table:table-cell office:value-type="float" office:value="0.326334499322">
            <text:p>0.326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1000">
            <text:p>81000</text:p>
          </table:table-cell>
          <table:table-cell office:value-type="float" office:value="0.462565781536">
            <text:p>0.4626</text:p>
          </table:table-cell>
          <table:table-cell office:value-type="float" office:value="0.408063358438">
            <text:p>0.40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1001">
            <text:p>81001</text:p>
          </table:table-cell>
          <table:table-cell office:value-type="float" office:value="0.440493260112">
            <text:p>0.4405</text:p>
          </table:table-cell>
          <table:table-cell office:value-type="float" office:value="0.37707389033">
            <text:p>0.37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2000">
            <text:p>82000</text:p>
          </table:table-cell>
          <table:table-cell office:value-type="float" office:value="0.462524014292">
            <text:p>0.4625</text:p>
          </table:table-cell>
          <table:table-cell office:value-type="float" office:value="0.385242477124">
            <text:p>0.385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2001">
            <text:p>82001</text:p>
          </table:table-cell>
          <table:table-cell office:value-type="float" office:value="0.437714267617">
            <text:p>0.4377</text:p>
          </table:table-cell>
          <table:table-cell office:value-type="float" office:value="0.353227359849">
            <text:p>0.35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3000">
            <text:p>83000</text:p>
          </table:table-cell>
          <table:table-cell office:value-type="float" office:value="0.439051838771">
            <text:p>0.4391</text:p>
          </table:table-cell>
          <table:table-cell office:value-type="float" office:value="0.377205815959">
            <text:p>0.377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3001">
            <text:p>83001</text:p>
          </table:table-cell>
          <table:table-cell office:value-type="float" office:value="0.43925742224">
            <text:p>0.4393</text:p>
          </table:table-cell>
          <table:table-cell office:value-type="float" office:value="0.39281537832">
            <text:p>0.392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4000">
            <text:p>84000</text:p>
          </table:table-cell>
          <table:table-cell office:value-type="float" office:value="0.400192892299">
            <text:p>0.4002</text:p>
          </table:table-cell>
          <table:table-cell office:value-type="float" office:value="0.350295751686">
            <text:p>0.35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4001">
            <text:p>84001</text:p>
          </table:table-cell>
          <table:table-cell office:value-type="float" office:value="0.439269872302">
            <text:p>0.4393</text:p>
          </table:table-cell>
          <table:table-cell office:value-type="float" office:value="0.318884098558">
            <text:p>0.318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5000">
            <text:p>85000</text:p>
          </table:table-cell>
          <table:table-cell office:value-type="float" office:value="0.404339438386">
            <text:p>0.4043</text:p>
          </table:table-cell>
          <table:table-cell office:value-type="float" office:value="0.309578066768">
            <text:p>0.30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5001">
            <text:p>85001</text:p>
          </table:table-cell>
          <table:table-cell office:value-type="float" office:value="0.417958739995">
            <text:p>0.4180</text:p>
          </table:table-cell>
          <table:table-cell office:value-type="float" office:value="0.366492178636">
            <text:p>0.366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6000">
            <text:p>86000</text:p>
          </table:table-cell>
          <table:table-cell office:value-type="float" office:value="0.447642942655">
            <text:p>0.4476</text:p>
          </table:table-cell>
          <table:table-cell office:value-type="float" office:value="0.37723094989">
            <text:p>0.377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6001">
            <text:p>86001</text:p>
          </table:table-cell>
          <table:table-cell office:value-type="float" office:value="0.439123695244">
            <text:p>0.4391</text:p>
          </table:table-cell>
          <table:table-cell office:value-type="float" office:value="0.381628390035">
            <text:p>0.381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7000">
            <text:p>87000</text:p>
          </table:table-cell>
          <table:table-cell office:value-type="float" office:value="0.451504818426">
            <text:p>0.4515</text:p>
          </table:table-cell>
          <table:table-cell office:value-type="float" office:value="0.378920976208">
            <text:p>0.378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7001">
            <text:p>87001</text:p>
          </table:table-cell>
          <table:table-cell office:value-type="float" office:value="0.445494286867">
            <text:p>0.4455</text:p>
          </table:table-cell>
          <table:table-cell office:value-type="float" office:value="0.353252097001">
            <text:p>0.353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8000">
            <text:p>88000</text:p>
          </table:table-cell>
          <table:table-cell office:value-type="float" office:value="0.443129586822">
            <text:p>0.4431</text:p>
          </table:table-cell>
          <table:table-cell office:value-type="float" office:value="0.356674142551">
            <text:p>0.356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8001">
            <text:p>88001</text:p>
          </table:table-cell>
          <table:table-cell office:value-type="float" office:value="0.450257221103">
            <text:p>0.4503</text:p>
          </table:table-cell>
          <table:table-cell office:value-type="float" office:value="0.383322041654">
            <text:p>0.383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9000">
            <text:p>89000</text:p>
          </table:table-cell>
          <table:table-cell office:value-type="float" office:value="0.440288296854">
            <text:p>0.4403</text:p>
          </table:table-cell>
          <table:table-cell office:value-type="float" office:value="0.364233469713">
            <text:p>0.364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9001">
            <text:p>89001</text:p>
          </table:table-cell>
          <table:table-cell office:value-type="float" office:value="0.408030401823">
            <text:p>0.4080</text:p>
          </table:table-cell>
          <table:table-cell office:value-type="float" office:value="0.354196476694">
            <text:p>0.354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00">
            <text:p>90000</text:p>
          </table:table-cell>
          <table:table-cell office:value-type="float" office:value="0.472664269318">
            <text:p>0.4727</text:p>
          </table:table-cell>
          <table:table-cell office:value-type="float" office:value="0.351503445396">
            <text:p>0.35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01">
            <text:p>90001</text:p>
          </table:table-cell>
          <table:table-cell office:value-type="float" office:value="0.497167992216">
            <text:p>0.4972</text:p>
          </table:table-cell>
          <table:table-cell office:value-type="float" office:value="0.35089180971">
            <text:p>0.35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1000">
            <text:p>91000</text:p>
          </table:table-cell>
          <table:table-cell office:value-type="float" office:value="0.460391443767">
            <text:p>0.4604</text:p>
          </table:table-cell>
          <table:table-cell office:value-type="float" office:value="0.387640879061">
            <text:p>0.38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1001">
            <text:p>91001</text:p>
          </table:table-cell>
          <table:table-cell office:value-type="float" office:value="0.503310808443">
            <text:p>0.5033</text:p>
          </table:table-cell>
          <table:table-cell office:value-type="float" office:value="0.400448922674">
            <text:p>0.400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2000">
            <text:p>92000</text:p>
          </table:table-cell>
          <table:table-cell office:value-type="float" office:value="0.469903830128">
            <text:p>0.4699</text:p>
          </table:table-cell>
          <table:table-cell office:value-type="float" office:value="0.302683066183">
            <text:p>0.302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2001">
            <text:p>92001</text:p>
          </table:table-cell>
          <table:table-cell office:value-type="float" office:value="0.488159673947">
            <text:p>0.4882</text:p>
          </table:table-cell>
          <table:table-cell office:value-type="float" office:value="0.440814964288">
            <text:p>0.44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3000">
            <text:p>93000</text:p>
          </table:table-cell>
          <table:table-cell office:value-type="float" office:value="0.49154029259">
            <text:p>0.4915</text:p>
          </table:table-cell>
          <table:table-cell office:value-type="float" office:value="0.381932277447">
            <text:p>0.381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3001">
            <text:p>93001</text:p>
          </table:table-cell>
          <table:table-cell office:value-type="float" office:value="0.483259913589">
            <text:p>0.4833</text:p>
          </table:table-cell>
          <table:table-cell office:value-type="float" office:value="0.308705974985">
            <text:p>0.308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4000">
            <text:p>94000</text:p>
          </table:table-cell>
          <table:table-cell office:value-type="float" office:value="0.500372253739">
            <text:p>0.5004</text:p>
          </table:table-cell>
          <table:table-cell office:value-type="float" office:value="0.373538376065">
            <text:p>0.373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4001">
            <text:p>94001</text:p>
          </table:table-cell>
          <table:table-cell office:value-type="float" office:value="0.463234901025">
            <text:p>0.4632</text:p>
          </table:table-cell>
          <table:table-cell office:value-type="float" office:value="0.273155989225">
            <text:p>0.27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5000">
            <text:p>95000</text:p>
          </table:table-cell>
          <table:table-cell office:value-type="float" office:value="0.489458652032">
            <text:p>0.4895</text:p>
          </table:table-cell>
          <table:table-cell office:value-type="float" office:value="0.319032624895">
            <text:p>0.31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5001">
            <text:p>95001</text:p>
          </table:table-cell>
          <table:table-cell office:value-type="float" office:value="0.479764838331">
            <text:p>0.4798</text:p>
          </table:table-cell>
          <table:table-cell office:value-type="float" office:value="0.32781835545">
            <text:p>0.327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6000">
            <text:p>96000</text:p>
          </table:table-cell>
          <table:table-cell office:value-type="float" office:value="0.464101547069">
            <text:p>0.4641</text:p>
          </table:table-cell>
          <table:table-cell office:value-type="float" office:value="0.339019958053">
            <text:p>0.33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6001">
            <text:p>96001</text:p>
          </table:table-cell>
          <table:table-cell office:value-type="float" office:value="0.489516198883">
            <text:p>0.4895</text:p>
          </table:table-cell>
          <table:table-cell office:value-type="float" office:value="0.424384297844">
            <text:p>0.424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7000">
            <text:p>97000</text:p>
          </table:table-cell>
          <table:table-cell office:value-type="float" office:value="0.449271783372">
            <text:p>0.4493</text:p>
          </table:table-cell>
          <table:table-cell office:value-type="float" office:value="0.397799935766">
            <text:p>0.397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7001">
            <text:p>97001</text:p>
          </table:table-cell>
          <table:table-cell office:value-type="float" office:value="0.460427331126">
            <text:p>0.4604</text:p>
          </table:table-cell>
          <table:table-cell office:value-type="float" office:value="0.340698140822">
            <text:p>0.340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8000">
            <text:p>98000</text:p>
          </table:table-cell>
          <table:table-cell office:value-type="float" office:value="0.519878639421">
            <text:p>0.5199</text:p>
          </table:table-cell>
          <table:table-cell office:value-type="float" office:value="0.317154529011">
            <text:p>0.317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8001">
            <text:p>98001</text:p>
          </table:table-cell>
          <table:table-cell office:value-type="float" office:value="0.446093944799">
            <text:p>0.4461</text:p>
          </table:table-cell>
          <table:table-cell office:value-type="float" office:value="0.335692647603">
            <text:p>0.33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9000">
            <text:p>99000</text:p>
          </table:table-cell>
          <table:table-cell office:value-type="float" office:value="0.486833245438">
            <text:p>0.4868</text:p>
          </table:table-cell>
          <table:table-cell office:value-type="float" office:value="0.34677869124">
            <text:p>0.346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9001">
            <text:p>99001</text:p>
          </table:table-cell>
          <table:table-cell office:value-type="float" office:value="0.491490543874">
            <text:p>0.4915</text:p>
          </table:table-cell>
          <table:table-cell office:value-type="float" office:value="0.350880302751">
            <text:p>0.35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67106962163">
            <text:p>0.6711</text:p>
          </table:table-cell>
          <table:table-cell office:value-type="float" office:value="0.700863383321">
            <text:p>0.70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70255935176">
            <text:p>0.6703</text:p>
          </table:table-cell>
          <table:table-cell office:value-type="float" office:value="0.657244412412">
            <text:p>0.65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  <table:table-cell office:value-type="float" office:value="0.664373722989">
            <text:p>0.6644</text:p>
          </table:table-cell>
          <table:table-cell office:value-type="float" office:value="0.638320010709">
            <text:p>0.638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1">
            <text:p>1001</text:p>
          </table:table-cell>
          <table:table-cell office:value-type="float" office:value="0.665385375159">
            <text:p>0.6654</text:p>
          </table:table-cell>
          <table:table-cell office:value-type="float" office:value="0.703289351084">
            <text:p>0.703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0.677720099416">
            <text:p>0.6777</text:p>
          </table:table-cell>
          <table:table-cell office:value-type="float" office:value="0.737350120611">
            <text:p>0.73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office:value-type="float" office:value="0.660381402664">
            <text:p>0.6604</text:p>
          </table:table-cell>
          <table:table-cell office:value-type="float" office:value="0.670802405717">
            <text:p>0.670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0.669830040726">
            <text:p>0.6698</text:p>
          </table:table-cell>
          <table:table-cell office:value-type="float" office:value="0.68323433071">
            <text:p>0.683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1">
            <text:p>3001</text:p>
          </table:table-cell>
          <table:table-cell office:value-type="float" office:value="0.676332309607">
            <text:p>0.6763</text:p>
          </table:table-cell>
          <table:table-cell office:value-type="float" office:value="0.670582607225">
            <text:p>0.67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0.674703764218">
            <text:p>0.6747</text:p>
          </table:table-cell>
          <table:table-cell office:value-type="float" office:value="0.652326186768">
            <text:p>0.652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1">
            <text:p>4001</text:p>
          </table:table-cell>
          <table:table-cell office:value-type="float" office:value="0.662975465209">
            <text:p>0.6630</text:p>
          </table:table-cell>
          <table:table-cell office:value-type="float" office:value="0.626296798297">
            <text:p>0.626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0">
            <text:p>5000</text:p>
          </table:table-cell>
          <table:table-cell office:value-type="float" office:value="0.660976978182">
            <text:p>0.6610</text:p>
          </table:table-cell>
          <table:table-cell office:value-type="float" office:value="0.679582439755">
            <text:p>0.67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1">
            <text:p>5001</text:p>
          </table:table-cell>
          <table:table-cell office:value-type="float" office:value="0.667430432865">
            <text:p>0.6674</text:p>
          </table:table-cell>
          <table:table-cell office:value-type="float" office:value="0.686505624099">
            <text:p>0.686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0">
            <text:p>6000</text:p>
          </table:table-cell>
          <table:table-cell office:value-type="float" office:value="0.659164592828">
            <text:p>0.6592</text:p>
          </table:table-cell>
          <table:table-cell office:value-type="float" office:value="0.651199694175">
            <text:p>0.651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1">
            <text:p>6001</text:p>
          </table:table-cell>
          <table:table-cell office:value-type="float" office:value="0.66235028769">
            <text:p>0.6624</text:p>
          </table:table-cell>
          <table:table-cell office:value-type="float" office:value="0.656391025418">
            <text:p>0.656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0">
            <text:p>7000</text:p>
          </table:table-cell>
          <table:table-cell office:value-type="float" office:value="0.661991947236">
            <text:p>0.6620</text:p>
          </table:table-cell>
          <table:table-cell office:value-type="float" office:value="0.641094906179">
            <text:p>0.641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1">
            <text:p>7001</text:p>
          </table:table-cell>
          <table:table-cell office:value-type="float" office:value="0.670509939941">
            <text:p>0.6705</text:p>
          </table:table-cell>
          <table:table-cell office:value-type="float" office:value="0.668890848745">
            <text:p>0.668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0">
            <text:p>8000</text:p>
          </table:table-cell>
          <table:table-cell office:value-type="float" office:value="0.678076585124">
            <text:p>0.6781</text:p>
          </table:table-cell>
          <table:table-cell office:value-type="float" office:value="0.694105627137">
            <text:p>0.694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1">
            <text:p>8001</text:p>
          </table:table-cell>
          <table:table-cell office:value-type="float" office:value="0.684986289774">
            <text:p>0.6850</text:p>
          </table:table-cell>
          <table:table-cell office:value-type="float" office:value="0.69589107912">
            <text:p>0.695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0">
            <text:p>9000</text:p>
          </table:table-cell>
          <table:table-cell office:value-type="float" office:value="0.67086641127">
            <text:p>0.6709</text:p>
          </table:table-cell>
          <table:table-cell office:value-type="float" office:value="0.680937430322">
            <text:p>0.68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1">
            <text:p>9001</text:p>
          </table:table-cell>
          <table:table-cell office:value-type="float" office:value="0.676102029355">
            <text:p>0.6761</text:p>
          </table:table-cell>
          <table:table-cell office:value-type="float" office:value="0.650610910715">
            <text:p>0.65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float" office:value="0.596278297485">
            <text:p>0.5963</text:p>
          </table:table-cell>
          <table:table-cell office:value-type="float" office:value="0.668982606223">
            <text:p>0.669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01">
            <text:p>10001</text:p>
          </table:table-cell>
          <table:table-cell office:value-type="float" office:value="0.590145383755">
            <text:p>0.5901</text:p>
          </table:table-cell>
          <table:table-cell office:value-type="float" office:value="0.619644765186">
            <text:p>0.61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000">
            <text:p>11000</text:p>
          </table:table-cell>
          <table:table-cell office:value-type="float" office:value="0.610706954445">
            <text:p>0.6107</text:p>
          </table:table-cell>
          <table:table-cell office:value-type="float" office:value="0.658419475195">
            <text:p>0.658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001">
            <text:p>11001</text:p>
          </table:table-cell>
          <table:table-cell office:value-type="float" office:value="0.595622734424">
            <text:p>0.5956</text:p>
          </table:table-cell>
          <table:table-cell office:value-type="float" office:value="0.69009366633">
            <text:p>0.690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000">
            <text:p>12000</text:p>
          </table:table-cell>
          <table:table-cell office:value-type="float" office:value="0.595805599343">
            <text:p>0.5958</text:p>
          </table:table-cell>
          <table:table-cell office:value-type="float" office:value="0.671536505443">
            <text:p>0.671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001">
            <text:p>12001</text:p>
          </table:table-cell>
          <table:table-cell office:value-type="float" office:value="0.603706814513">
            <text:p>0.6037</text:p>
          </table:table-cell>
          <table:table-cell office:value-type="float" office:value="0.637051760797">
            <text:p>0.637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3000">
            <text:p>13000</text:p>
          </table:table-cell>
          <table:table-cell office:value-type="float" office:value="0.602447722444">
            <text:p>0.6024</text:p>
          </table:table-cell>
          <table:table-cell office:value-type="float" office:value="0.656268572407">
            <text:p>0.656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3001">
            <text:p>13001</text:p>
          </table:table-cell>
          <table:table-cell office:value-type="float" office:value="0.604524615096">
            <text:p>0.6045</text:p>
          </table:table-cell>
          <table:table-cell office:value-type="float" office:value="0.685038139992">
            <text:p>0.68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000">
            <text:p>14000</text:p>
          </table:table-cell>
          <table:table-cell office:value-type="float" office:value="0.604041569579">
            <text:p>0.6040</text:p>
          </table:table-cell>
          <table:table-cell office:value-type="float" office:value="0.66909373773">
            <text:p>0.669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001">
            <text:p>14001</text:p>
          </table:table-cell>
          <table:table-cell office:value-type="float" office:value="0.595032438252">
            <text:p>0.5950</text:p>
          </table:table-cell>
          <table:table-cell office:value-type="float" office:value="0.654274212432">
            <text:p>0.654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000">
            <text:p>15000</text:p>
          </table:table-cell>
          <table:table-cell office:value-type="float" office:value="0.59485809329">
            <text:p>0.5949</text:p>
          </table:table-cell>
          <table:table-cell office:value-type="float" office:value="0.649384127421">
            <text:p>0.649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001">
            <text:p>15001</text:p>
          </table:table-cell>
          <table:table-cell office:value-type="float" office:value="0.572556867013">
            <text:p>0.5726</text:p>
          </table:table-cell>
          <table:table-cell office:value-type="float" office:value="0.674040644833">
            <text:p>0.67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0.586471434236">
            <text:p>0.5865</text:p>
          </table:table-cell>
          <table:table-cell office:value-type="float" office:value="0.635180063845">
            <text:p>0.63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001">
            <text:p>16001</text:p>
          </table:table-cell>
          <table:table-cell office:value-type="float" office:value="0.584731616606">
            <text:p>0.5847</text:p>
          </table:table-cell>
          <table:table-cell office:value-type="float" office:value="0.687412009524">
            <text:p>0.68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000">
            <text:p>17000</text:p>
          </table:table-cell>
          <table:table-cell office:value-type="float" office:value="0.59313713734">
            <text:p>0.5931</text:p>
          </table:table-cell>
          <table:table-cell office:value-type="float" office:value="0.692303918704">
            <text:p>0.692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001">
            <text:p>17001</text:p>
          </table:table-cell>
          <table:table-cell office:value-type="float" office:value="0.566846797195">
            <text:p>0.5668</text:p>
          </table:table-cell>
          <table:table-cell office:value-type="float" office:value="0.657631775226">
            <text:p>0.657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000">
            <text:p>18000</text:p>
          </table:table-cell>
          <table:table-cell office:value-type="float" office:value="0.58378189962">
            <text:p>0.5838</text:p>
          </table:table-cell>
          <table:table-cell office:value-type="float" office:value="0.66950230865">
            <text:p>0.669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001">
            <text:p>18001</text:p>
          </table:table-cell>
          <table:table-cell office:value-type="float" office:value="0.594272977246">
            <text:p>0.5943</text:p>
          </table:table-cell>
          <table:table-cell office:value-type="float" office:value="0.652776608624">
            <text:p>0.652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9000">
            <text:p>19000</text:p>
          </table:table-cell>
          <table:table-cell office:value-type="float" office:value="0.57966199335">
            <text:p>0.5797</text:p>
          </table:table-cell>
          <table:table-cell office:value-type="float" office:value="0.654973387836">
            <text:p>0.65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9001">
            <text:p>19001</text:p>
          </table:table-cell>
          <table:table-cell office:value-type="float" office:value="0.576778349518">
            <text:p>0.5768</text:p>
          </table:table-cell>
          <table:table-cell office:value-type="float" office:value="0.642647230611">
            <text:p>0.642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0">
            <text:p>20000</text:p>
          </table:table-cell>
          <table:table-cell office:value-type="float" office:value="0.411958957586">
            <text:p>0.4120</text:p>
          </table:table-cell>
          <table:table-cell office:value-type="float" office:value="0.63489718359">
            <text:p>0.63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1">
            <text:p>20001</text:p>
          </table:table-cell>
          <table:table-cell office:value-type="float" office:value="0.392456231927">
            <text:p>0.3925</text:p>
          </table:table-cell>
          <table:table-cell office:value-type="float" office:value="0.633638991981">
            <text:p>0.633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1000">
            <text:p>21000</text:p>
          </table:table-cell>
          <table:table-cell office:value-type="float" office:value="0.43543329013">
            <text:p>0.4354</text:p>
          </table:table-cell>
          <table:table-cell office:value-type="float" office:value="0.647332757281">
            <text:p>0.64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1001">
            <text:p>21001</text:p>
          </table:table-cell>
          <table:table-cell office:value-type="float" office:value="0.442284850517">
            <text:p>0.4423</text:p>
          </table:table-cell>
          <table:table-cell office:value-type="float" office:value="0.663651099438">
            <text:p>0.663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000">
            <text:p>22000</text:p>
          </table:table-cell>
          <table:table-cell office:value-type="float" office:value="0.45372891511">
            <text:p>0.4537</text:p>
          </table:table-cell>
          <table:table-cell office:value-type="float" office:value="0.643300360754">
            <text:p>0.643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001">
            <text:p>22001</text:p>
          </table:table-cell>
          <table:table-cell office:value-type="float" office:value="0.436046049931">
            <text:p>0.4360</text:p>
          </table:table-cell>
          <table:table-cell office:value-type="float" office:value="0.647329840067">
            <text:p>0.64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000">
            <text:p>23000</text:p>
          </table:table-cell>
          <table:table-cell office:value-type="float" office:value="0.436042712762">
            <text:p>0.4360</text:p>
          </table:table-cell>
          <table:table-cell office:value-type="float" office:value="0.677809064039">
            <text:p>0.677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001">
            <text:p>23001</text:p>
          </table:table-cell>
          <table:table-cell office:value-type="float" office:value="0.445542412649">
            <text:p>0.4455</text:p>
          </table:table-cell>
          <table:table-cell office:value-type="float" office:value="0.64987441662">
            <text:p>0.649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4000">
            <text:p>24000</text:p>
          </table:table-cell>
          <table:table-cell office:value-type="float" office:value="0.412922461156">
            <text:p>0.4129</text:p>
          </table:table-cell>
          <table:table-cell office:value-type="float" office:value="0.673532395288">
            <text:p>0.673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4001">
            <text:p>24001</text:p>
          </table:table-cell>
          <table:table-cell office:value-type="float" office:value="0.429615035935">
            <text:p>0.4296</text:p>
          </table:table-cell>
          <table:table-cell office:value-type="float" office:value="0.676019705444">
            <text:p>0.676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000">
            <text:p>25000</text:p>
          </table:table-cell>
          <table:table-cell office:value-type="float" office:value="0.427172860531">
            <text:p>0.4272</text:p>
          </table:table-cell>
          <table:table-cell office:value-type="float" office:value="0.690563623069">
            <text:p>0.69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001">
            <text:p>25001</text:p>
          </table:table-cell>
          <table:table-cell office:value-type="float" office:value="0.384016076096">
            <text:p>0.3840</text:p>
          </table:table-cell>
          <table:table-cell office:value-type="float" office:value="0.635644884122">
            <text:p>0.635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000">
            <text:p>26000</text:p>
          </table:table-cell>
          <table:table-cell office:value-type="float" office:value="0.387078555121">
            <text:p>0.3871</text:p>
          </table:table-cell>
          <table:table-cell office:value-type="float" office:value="0.648449023323">
            <text:p>0.648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001">
            <text:p>26001</text:p>
          </table:table-cell>
          <table:table-cell office:value-type="float" office:value="0.413037853659">
            <text:p>0.4130</text:p>
          </table:table-cell>
          <table:table-cell office:value-type="float" office:value="0.627038094398">
            <text:p>0.627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7000">
            <text:p>27000</text:p>
          </table:table-cell>
          <table:table-cell office:value-type="float" office:value="0.397630215653">
            <text:p>0.3976</text:p>
          </table:table-cell>
          <table:table-cell office:value-type="float" office:value="0.635389863294">
            <text:p>0.63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7001">
            <text:p>27001</text:p>
          </table:table-cell>
          <table:table-cell office:value-type="float" office:value="0.402745722702">
            <text:p>0.4027</text:p>
          </table:table-cell>
          <table:table-cell office:value-type="float" office:value="0.647664559538">
            <text:p>0.647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000">
            <text:p>28000</text:p>
          </table:table-cell>
          <table:table-cell office:value-type="float" office:value="0.412523753669">
            <text:p>0.4125</text:p>
          </table:table-cell>
          <table:table-cell office:value-type="float" office:value="0.653410416238">
            <text:p>0.653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001">
            <text:p>28001</text:p>
          </table:table-cell>
          <table:table-cell office:value-type="float" office:value="0.41026706409">
            <text:p>0.4103</text:p>
          </table:table-cell>
          <table:table-cell office:value-type="float" office:value="0.677307714081">
            <text:p>0.67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9000">
            <text:p>29000</text:p>
          </table:table-cell>
          <table:table-cell office:value-type="float" office:value="0.413652280663">
            <text:p>0.4137</text:p>
          </table:table-cell>
          <table:table-cell office:value-type="float" office:value="0.630110801889">
            <text:p>0.630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9001">
            <text:p>29001</text:p>
          </table:table-cell>
          <table:table-cell office:value-type="float" office:value="0.418294285172">
            <text:p>0.4183</text:p>
          </table:table-cell>
          <table:table-cell office:value-type="float" office:value="0.617849475788">
            <text:p>0.617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00">
            <text:p>30000</text:p>
          </table:table-cell>
          <table:table-cell office:value-type="float" office:value="0.154376082014">
            <text:p>0.1544</text:p>
          </table:table-cell>
          <table:table-cell office:value-type="float" office:value="0.630210913677">
            <text:p>0.630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01">
            <text:p>30001</text:p>
          </table:table-cell>
          <table:table-cell office:value-type="float" office:value="0.163812089391">
            <text:p>0.1638</text:p>
          </table:table-cell>
          <table:table-cell office:value-type="float" office:value="0.640369783016">
            <text:p>0.640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1000">
            <text:p>31000</text:p>
          </table:table-cell>
          <table:table-cell office:value-type="float" office:value="0.477273243728">
            <text:p>0.4773</text:p>
          </table:table-cell>
          <table:table-cell office:value-type="float" office:value="0.658515597708">
            <text:p>0.658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1001">
            <text:p>31001</text:p>
          </table:table-cell>
          <table:table-cell office:value-type="float" office:value="0.450525252032">
            <text:p>0.4505</text:p>
          </table:table-cell>
          <table:table-cell office:value-type="float" office:value="0.693896510672">
            <text:p>0.693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000">
            <text:p>32000</text:p>
          </table:table-cell>
          <table:table-cell office:value-type="float" office:value="0.618883490817">
            <text:p>0.6189</text:p>
          </table:table-cell>
          <table:table-cell office:value-type="float" office:value="0.691020149542">
            <text:p>0.691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001">
            <text:p>32001</text:p>
          </table:table-cell>
          <table:table-cell office:value-type="float" office:value="0.616216931262">
            <text:p>0.6162</text:p>
          </table:table-cell>
          <table:table-cell office:value-type="float" office:value="0.698623999497">
            <text:p>0.698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000">
            <text:p>33000</text:p>
          </table:table-cell>
          <table:table-cell office:value-type="float" office:value="0.55321150237">
            <text:p>0.5532</text:p>
          </table:table-cell>
          <table:table-cell office:value-type="float" office:value="0.651042046981">
            <text:p>0.651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001">
            <text:p>33001</text:p>
          </table:table-cell>
          <table:table-cell office:value-type="float" office:value="0.561960453736">
            <text:p>0.5620</text:p>
          </table:table-cell>
          <table:table-cell office:value-type="float" office:value="0.653571995352">
            <text:p>0.653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000">
            <text:p>34000</text:p>
          </table:table-cell>
          <table:table-cell office:value-type="float" office:value="0.172727473695">
            <text:p>0.1727</text:p>
          </table:table-cell>
          <table:table-cell office:value-type="float" office:value="0.626694035123">
            <text:p>0.626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001">
            <text:p>34001</text:p>
          </table:table-cell>
          <table:table-cell office:value-type="float" office:value="0.186778656259">
            <text:p>0.1868</text:p>
          </table:table-cell>
          <table:table-cell office:value-type="float" office:value="0.668157140743">
            <text:p>0.668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5000">
            <text:p>35000</text:p>
          </table:table-cell>
          <table:table-cell office:value-type="float" office:value="0.159617544715">
            <text:p>0.1596</text:p>
          </table:table-cell>
          <table:table-cell office:value-type="float" office:value="0.674982524908">
            <text:p>0.67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5001">
            <text:p>35001</text:p>
          </table:table-cell>
          <table:table-cell office:value-type="float" office:value="0.185124477621">
            <text:p>0.1851</text:p>
          </table:table-cell>
          <table:table-cell office:value-type="float" office:value="0.644746382494">
            <text:p>0.64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000">
            <text:p>36000</text:p>
          </table:table-cell>
          <table:table-cell office:value-type="float" office:value="0.548780566652">
            <text:p>0.5488</text:p>
          </table:table-cell>
          <table:table-cell office:value-type="float" office:value="0.644428383914">
            <text:p>0.644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001">
            <text:p>36001</text:p>
          </table:table-cell>
          <table:table-cell office:value-type="float" office:value="0.54202087183">
            <text:p>0.5420</text:p>
          </table:table-cell>
          <table:table-cell office:value-type="float" office:value="0.67844585658">
            <text:p>0.678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7000">
            <text:p>37000</text:p>
          </table:table-cell>
          <table:table-cell office:value-type="float" office:value="0.614959518386">
            <text:p>0.6150</text:p>
          </table:table-cell>
          <table:table-cell office:value-type="float" office:value="0.654949373332">
            <text:p>0.65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7001">
            <text:p>37001</text:p>
          </table:table-cell>
          <table:table-cell office:value-type="float" office:value="0.609640412873">
            <text:p>0.6096</text:p>
          </table:table-cell>
          <table:table-cell office:value-type="float" office:value="0.651502119715">
            <text:p>0.651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8000">
            <text:p>38000</text:p>
          </table:table-cell>
          <table:table-cell office:value-type="float" office:value="0.480081925904">
            <text:p>0.4801</text:p>
          </table:table-cell>
          <table:table-cell office:value-type="float" office:value="0.691191948305">
            <text:p>0.691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8001">
            <text:p>38001</text:p>
          </table:table-cell>
          <table:table-cell office:value-type="float" office:value="0.463390518732">
            <text:p>0.4634</text:p>
          </table:table-cell>
          <table:table-cell office:value-type="float" office:value="0.680588827245">
            <text:p>0.68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9000">
            <text:p>39000</text:p>
          </table:table-cell>
          <table:table-cell office:value-type="float" office:value="0.114146410185">
            <text:p>0.1141</text:p>
          </table:table-cell>
          <table:table-cell office:value-type="float" office:value="0.675163783121">
            <text:p>0.67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9001">
            <text:p>39001</text:p>
          </table:table-cell>
          <table:table-cell office:value-type="float" office:value="0.136303337669">
            <text:p>0.1363</text:p>
          </table:table-cell>
          <table:table-cell office:value-type="float" office:value="0.670836125683">
            <text:p>0.670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00">
            <text:p>40000</text:p>
          </table:table-cell>
          <table:table-cell office:value-type="float" office:value="0.551383650761">
            <text:p>0.5514</text:p>
          </table:table-cell>
          <table:table-cell office:value-type="float" office:value="0.647881845966">
            <text:p>0.64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01">
            <text:p>40001</text:p>
          </table:table-cell>
          <table:table-cell office:value-type="float" office:value="0.555993560638">
            <text:p>0.5560</text:p>
          </table:table-cell>
          <table:table-cell office:value-type="float" office:value="0.704189199897">
            <text:p>0.70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000">
            <text:p>41000</text:p>
          </table:table-cell>
          <table:table-cell office:value-type="float" office:value="0.494102297822">
            <text:p>0.4941</text:p>
          </table:table-cell>
          <table:table-cell office:value-type="float" office:value="0.627610608221">
            <text:p>0.627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001">
            <text:p>41001</text:p>
          </table:table-cell>
          <table:table-cell office:value-type="float" office:value="0.499982016309">
            <text:p>0.5000</text:p>
          </table:table-cell>
          <table:table-cell office:value-type="float" office:value="0.659554981766">
            <text:p>0.65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000">
            <text:p>42000</text:p>
          </table:table-cell>
          <table:table-cell office:value-type="float" office:value="0.712369796089">
            <text:p>0.7124</text:p>
          </table:table-cell>
          <table:table-cell office:value-type="float" office:value="0.665325447324">
            <text:p>0.665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001">
            <text:p>42001</text:p>
          </table:table-cell>
          <table:table-cell office:value-type="float" office:value="0.71733618449">
            <text:p>0.7173</text:p>
          </table:table-cell>
          <table:table-cell office:value-type="float" office:value="0.65612250482">
            <text:p>0.656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000">
            <text:p>43000</text:p>
          </table:table-cell>
          <table:table-cell office:value-type="float" office:value="0.631127106732">
            <text:p>0.6311</text:p>
          </table:table-cell>
          <table:table-cell office:value-type="float" office:value="0.645477055804">
            <text:p>0.645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001">
            <text:p>43001</text:p>
          </table:table-cell>
          <table:table-cell office:value-type="float" office:value="0.622737898818">
            <text:p>0.6227</text:p>
          </table:table-cell>
          <table:table-cell office:value-type="float" office:value="0.664883105933">
            <text:p>0.66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000">
            <text:p>44000</text:p>
          </table:table-cell>
          <table:table-cell office:value-type="float" office:value="0.308682525492">
            <text:p>0.3087</text:p>
          </table:table-cell>
          <table:table-cell office:value-type="float" office:value="0.648836594701">
            <text:p>0.648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001">
            <text:p>44001</text:p>
          </table:table-cell>
          <table:table-cell office:value-type="float" office:value="0.31880236895">
            <text:p>0.3188</text:p>
          </table:table-cell>
          <table:table-cell office:value-type="float" office:value="0.658273547098">
            <text:p>0.658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000">
            <text:p>45000</text:p>
          </table:table-cell>
          <table:table-cell office:value-type="float" office:value="0.590194343351">
            <text:p>0.5902</text:p>
          </table:table-cell>
          <table:table-cell office:value-type="float" office:value="0.68427883837">
            <text:p>0.684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001">
            <text:p>45001</text:p>
          </table:table-cell>
          <table:table-cell office:value-type="float" office:value="0.338676813599">
            <text:p>0.3387</text:p>
          </table:table-cell>
          <table:table-cell office:value-type="float" office:value="0.670891851764">
            <text:p>0.67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000">
            <text:p>46000</text:p>
          </table:table-cell>
          <table:table-cell office:value-type="float" office:value="0.627671750191">
            <text:p>0.6277</text:p>
          </table:table-cell>
          <table:table-cell office:value-type="float" office:value="0.65902578681">
            <text:p>0.659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001">
            <text:p>46001</text:p>
          </table:table-cell>
          <table:table-cell office:value-type="float" office:value="0.634856373232">
            <text:p>0.6349</text:p>
          </table:table-cell>
          <table:table-cell office:value-type="float" office:value="0.632110481452">
            <text:p>0.632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000">
            <text:p>47000</text:p>
          </table:table-cell>
          <table:table-cell office:value-type="float" office:value="0.702982369452">
            <text:p>0.7030</text:p>
          </table:table-cell>
          <table:table-cell office:value-type="float" office:value="0.63631657069">
            <text:p>0.636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001">
            <text:p>47001</text:p>
          </table:table-cell>
          <table:table-cell office:value-type="float" office:value="0.709555452306">
            <text:p>0.7096</text:p>
          </table:table-cell>
          <table:table-cell office:value-type="float" office:value="0.683848893284">
            <text:p>0.683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000">
            <text:p>48000</text:p>
          </table:table-cell>
          <table:table-cell office:value-type="float" office:value="0.497004339957">
            <text:p>0.4970</text:p>
          </table:table-cell>
          <table:table-cell office:value-type="float" office:value="0.65445386071">
            <text:p>0.654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001">
            <text:p>48001</text:p>
          </table:table-cell>
          <table:table-cell office:value-type="float" office:value="0.496388844791">
            <text:p>0.4964</text:p>
          </table:table-cell>
          <table:table-cell office:value-type="float" office:value="0.660480520893">
            <text:p>0.660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9000">
            <text:p>49000</text:p>
          </table:table-cell>
          <table:table-cell office:value-type="float" office:value="0.551004670059">
            <text:p>0.5510</text:p>
          </table:table-cell>
          <table:table-cell office:value-type="float" office:value="0.654019736827">
            <text:p>0.65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9001">
            <text:p>49001</text:p>
          </table:table-cell>
          <table:table-cell office:value-type="float" office:value="0.552434567072">
            <text:p>0.5524</text:p>
          </table:table-cell>
          <table:table-cell office:value-type="float" office:value="0.704750998663">
            <text:p>0.704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00">
            <text:p>50000</text:p>
          </table:table-cell>
          <table:table-cell office:value-type="float" office:value="0.591596333178">
            <text:p>0.5916</text:p>
          </table:table-cell>
          <table:table-cell office:value-type="float" office:value="0.635732692852">
            <text:p>0.635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01">
            <text:p>50001</text:p>
          </table:table-cell>
          <table:table-cell office:value-type="float" office:value="0.589524059357">
            <text:p>0.5895</text:p>
          </table:table-cell>
          <table:table-cell office:value-type="float" office:value="0.650742640446">
            <text:p>0.650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000">
            <text:p>51000</text:p>
          </table:table-cell>
          <table:table-cell office:value-type="float" office:value="0.480073821756">
            <text:p>0.4801</text:p>
          </table:table-cell>
          <table:table-cell office:value-type="float" office:value="0.651855028204">
            <text:p>0.651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001">
            <text:p>51001</text:p>
          </table:table-cell>
          <table:table-cell office:value-type="float" office:value="0.50113411376">
            <text:p>0.5011</text:p>
          </table:table-cell>
          <table:table-cell office:value-type="float" office:value="0.645448081513">
            <text:p>0.64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000">
            <text:p>52000</text:p>
          </table:table-cell>
          <table:table-cell office:value-type="float" office:value="0.714350274062">
            <text:p>0.7144</text:p>
          </table:table-cell>
          <table:table-cell office:value-type="float" office:value="0.675357873598">
            <text:p>0.67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001">
            <text:p>52001</text:p>
          </table:table-cell>
          <table:table-cell office:value-type="float" office:value="0.713431859763">
            <text:p>0.7134</text:p>
          </table:table-cell>
          <table:table-cell office:value-type="float" office:value="0.666826932283">
            <text:p>0.666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000">
            <text:p>53000</text:p>
          </table:table-cell>
          <table:table-cell office:value-type="float" office:value="0.624833044209">
            <text:p>0.6248</text:p>
          </table:table-cell>
          <table:table-cell office:value-type="float" office:value="0.604041176346">
            <text:p>0.60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001">
            <text:p>53001</text:p>
          </table:table-cell>
          <table:table-cell office:value-type="float" office:value="0.630657370087">
            <text:p>0.6307</text:p>
          </table:table-cell>
          <table:table-cell office:value-type="float" office:value="0.659507000387">
            <text:p>0.659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000">
            <text:p>54000</text:p>
          </table:table-cell>
          <table:table-cell office:value-type="float" office:value="0.532472958921">
            <text:p>0.5325</text:p>
          </table:table-cell>
          <table:table-cell office:value-type="float" office:value="0.684804179274">
            <text:p>0.684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001">
            <text:p>54001</text:p>
          </table:table-cell>
          <table:table-cell office:value-type="float" office:value="0.535127002913">
            <text:p>0.5351</text:p>
          </table:table-cell>
          <table:table-cell office:value-type="float" office:value="0.664419683241">
            <text:p>0.664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000">
            <text:p>55000</text:p>
          </table:table-cell>
          <table:table-cell office:value-type="float" office:value="0.54258346261">
            <text:p>0.5426</text:p>
          </table:table-cell>
          <table:table-cell office:value-type="float" office:value="0.708774016053">
            <text:p>0.708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001">
            <text:p>55001</text:p>
          </table:table-cell>
          <table:table-cell office:value-type="float" office:value="0.532992008406">
            <text:p>0.5330</text:p>
          </table:table-cell>
          <table:table-cell office:value-type="float" office:value="0.643945699106">
            <text:p>0.643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6000">
            <text:p>56000</text:p>
          </table:table-cell>
          <table:table-cell office:value-type="float" office:value="0.624034495062">
            <text:p>0.6240</text:p>
          </table:table-cell>
          <table:table-cell office:value-type="float" office:value="0.663673487862">
            <text:p>0.663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6001">
            <text:p>56001</text:p>
          </table:table-cell>
          <table:table-cell office:value-type="float" office:value="0.622423537158">
            <text:p>0.6224</text:p>
          </table:table-cell>
          <table:table-cell office:value-type="float" office:value="0.661279354681">
            <text:p>0.661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000">
            <text:p>57000</text:p>
          </table:table-cell>
          <table:table-cell office:value-type="float" office:value="0.72335288091">
            <text:p>0.7234</text:p>
          </table:table-cell>
          <table:table-cell office:value-type="float" office:value="0.68468227435">
            <text:p>0.68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001">
            <text:p>57001</text:p>
          </table:table-cell>
          <table:table-cell office:value-type="float" office:value="0.70421874586">
            <text:p>0.7042</text:p>
          </table:table-cell>
          <table:table-cell office:value-type="float" office:value="0.665473999624">
            <text:p>0.665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000">
            <text:p>58000</text:p>
          </table:table-cell>
          <table:table-cell office:value-type="float" office:value="0.494944773077">
            <text:p>0.4949</text:p>
          </table:table-cell>
          <table:table-cell office:value-type="float" office:value="0.631548266534">
            <text:p>0.631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001">
            <text:p>58001</text:p>
          </table:table-cell>
          <table:table-cell office:value-type="float" office:value="0.484018687492">
            <text:p>0.4840</text:p>
          </table:table-cell>
          <table:table-cell office:value-type="float" office:value="0.645121280509">
            <text:p>0.645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000">
            <text:p>59000</text:p>
          </table:table-cell>
          <table:table-cell office:value-type="float" office:value="0.601377047915">
            <text:p>0.6014</text:p>
          </table:table-cell>
          <table:table-cell office:value-type="float" office:value="0.690105821038">
            <text:p>0.690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001">
            <text:p>59001</text:p>
          </table:table-cell>
          <table:table-cell office:value-type="float" office:value="0.594942310762">
            <text:p>0.5949</text:p>
          </table:table-cell>
          <table:table-cell office:value-type="float" office:value="0.65804612155">
            <text:p>0.658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00">
            <text:p>60000</text:p>
          </table:table-cell>
          <table:table-cell office:value-type="float" office:value="0.157815235236">
            <text:p>0.1578</text:p>
          </table:table-cell>
          <table:table-cell office:value-type="float" office:value="0.650351809605">
            <text:p>0.650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01">
            <text:p>60001</text:p>
          </table:table-cell>
          <table:table-cell office:value-type="float" office:value="0.150107196233">
            <text:p>0.1501</text:p>
          </table:table-cell>
          <table:table-cell office:value-type="float" office:value="0.658108998657">
            <text:p>0.658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1000">
            <text:p>61000</text:p>
          </table:table-cell>
          <table:table-cell office:value-type="float" office:value="0.471104952666">
            <text:p>0.4711</text:p>
          </table:table-cell>
          <table:table-cell office:value-type="float" office:value="0.682901720124">
            <text:p>0.682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1001">
            <text:p>61001</text:p>
          </table:table-cell>
          <table:table-cell office:value-type="float" office:value="0.449365486487">
            <text:p>0.4494</text:p>
          </table:table-cell>
          <table:table-cell office:value-type="float" office:value="0.647980503958">
            <text:p>0.648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000">
            <text:p>62000</text:p>
          </table:table-cell>
          <table:table-cell office:value-type="float" office:value="0.611020330567">
            <text:p>0.6110</text:p>
          </table:table-cell>
          <table:table-cell office:value-type="float" office:value="0.664171486388">
            <text:p>0.66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001">
            <text:p>62001</text:p>
          </table:table-cell>
          <table:table-cell office:value-type="float" office:value="0.598605418562">
            <text:p>0.5986</text:p>
          </table:table-cell>
          <table:table-cell office:value-type="float" office:value="0.657095933327">
            <text:p>0.657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000">
            <text:p>63000</text:p>
          </table:table-cell>
          <table:table-cell office:value-type="float" office:value="0.552049647302">
            <text:p>0.5520</text:p>
          </table:table-cell>
          <table:table-cell office:value-type="float" office:value="0.670181314436">
            <text:p>0.670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001">
            <text:p>63001</text:p>
          </table:table-cell>
          <table:table-cell office:value-type="float" office:value="0.547777782549">
            <text:p>0.5478</text:p>
          </table:table-cell>
          <table:table-cell office:value-type="float" office:value="0.697337522264">
            <text:p>0.69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0.151117841023">
            <text:p>0.1511</text:p>
          </table:table-cell>
          <table:table-cell office:value-type="float" office:value="0.677261790927">
            <text:p>0.67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001">
            <text:p>64001</text:p>
          </table:table-cell>
          <table:table-cell office:value-type="float" office:value="0.139497465502">
            <text:p>0.1395</text:p>
          </table:table-cell>
          <table:table-cell office:value-type="float" office:value="0.621118254223">
            <text:p>0.621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5000">
            <text:p>65000</text:p>
          </table:table-cell>
          <table:table-cell office:value-type="float" office:value="0.171912682519">
            <text:p>0.1719</text:p>
          </table:table-cell>
          <table:table-cell office:value-type="float" office:value="0.619972203734">
            <text:p>0.620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5001">
            <text:p>65001</text:p>
          </table:table-cell>
          <table:table-cell office:value-type="float" office:value="0.200298769921">
            <text:p>0.2003</text:p>
          </table:table-cell>
          <table:table-cell office:value-type="float" office:value="0.643107878858">
            <text:p>0.643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6000">
            <text:p>66000</text:p>
          </table:table-cell>
          <table:table-cell office:value-type="float" office:value="0.53897654669">
            <text:p>0.5390</text:p>
          </table:table-cell>
          <table:table-cell office:value-type="float" office:value="0.634303223226">
            <text:p>0.634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6001">
            <text:p>66001</text:p>
          </table:table-cell>
          <table:table-cell office:value-type="float" office:value="0.541526425655">
            <text:p>0.5415</text:p>
          </table:table-cell>
          <table:table-cell office:value-type="float" office:value="0.658456731299">
            <text:p>0.658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7000">
            <text:p>67000</text:p>
          </table:table-cell>
          <table:table-cell office:value-type="float" office:value="0.608623085509">
            <text:p>0.6086</text:p>
          </table:table-cell>
          <table:table-cell office:value-type="float" office:value="0.672191744856">
            <text:p>0.672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7001">
            <text:p>67001</text:p>
          </table:table-cell>
          <table:table-cell office:value-type="float" office:value="0.617314206425">
            <text:p>0.6173</text:p>
          </table:table-cell>
          <table:table-cell office:value-type="float" office:value="0.658949208441">
            <text:p>0.658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8000">
            <text:p>68000</text:p>
          </table:table-cell>
          <table:table-cell office:value-type="float" office:value="0.463993551603">
            <text:p>0.4640</text:p>
          </table:table-cell>
          <table:table-cell office:value-type="float" office:value="0.666746579268">
            <text:p>0.666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8001">
            <text:p>68001</text:p>
          </table:table-cell>
          <table:table-cell office:value-type="float" office:value="0.46142630421">
            <text:p>0.4614</text:p>
          </table:table-cell>
          <table:table-cell office:value-type="float" office:value="0.667867705462">
            <text:p>0.66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9000">
            <text:p>69000</text:p>
          </table:table-cell>
          <table:table-cell office:value-type="float" office:value="0.159241065269">
            <text:p>0.1592</text:p>
          </table:table-cell>
          <table:table-cell office:value-type="float" office:value="0.658297887878">
            <text:p>0.658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9001">
            <text:p>69001</text:p>
          </table:table-cell>
          <table:table-cell office:value-type="float" office:value="0.133965076207">
            <text:p>0.1340</text:p>
          </table:table-cell>
          <table:table-cell office:value-type="float" office:value="0.644863578156">
            <text:p>0.64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00">
            <text:p>70000</text:p>
          </table:table-cell>
          <table:table-cell office:value-type="float" office:value="0.395780925561">
            <text:p>0.3958</text:p>
          </table:table-cell>
          <table:table-cell office:value-type="float" office:value="0.639868195915">
            <text:p>0.639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01">
            <text:p>70001</text:p>
          </table:table-cell>
          <table:table-cell office:value-type="float" office:value="0.396953322815">
            <text:p>0.3970</text:p>
          </table:table-cell>
          <table:table-cell office:value-type="float" office:value="0.629602165432">
            <text:p>0.62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1000">
            <text:p>71000</text:p>
          </table:table-cell>
          <table:table-cell office:value-type="float" office:value="0.397053091267">
            <text:p>0.3971</text:p>
          </table:table-cell>
          <table:table-cell office:value-type="float" office:value="0.650566457911">
            <text:p>0.65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1001">
            <text:p>71001</text:p>
          </table:table-cell>
          <table:table-cell office:value-type="float" office:value="0.391338709496">
            <text:p>0.3913</text:p>
          </table:table-cell>
          <table:table-cell office:value-type="float" office:value="0.648574396359">
            <text:p>0.648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2000">
            <text:p>72000</text:p>
          </table:table-cell>
          <table:table-cell office:value-type="float" office:value="0.411255398084">
            <text:p>0.4113</text:p>
          </table:table-cell>
          <table:table-cell office:value-type="float" office:value="0.651875336904">
            <text:p>0.651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2001">
            <text:p>72001</text:p>
          </table:table-cell>
          <table:table-cell office:value-type="float" office:value="0.395528774999">
            <text:p>0.3955</text:p>
          </table:table-cell>
          <table:table-cell office:value-type="float" office:value="0.677848337754">
            <text:p>0.677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3000">
            <text:p>73000</text:p>
          </table:table-cell>
          <table:table-cell office:value-type="float" office:value="0.400147412808">
            <text:p>0.4001</text:p>
          </table:table-cell>
          <table:table-cell office:value-type="float" office:value="0.676393193623">
            <text:p>0.676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3001">
            <text:p>73001</text:p>
          </table:table-cell>
          <table:table-cell office:value-type="float" office:value="0.399990229433">
            <text:p>0.4000</text:p>
          </table:table-cell>
          <table:table-cell office:value-type="float" office:value="0.654180149383">
            <text:p>0.65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4000">
            <text:p>74000</text:p>
          </table:table-cell>
          <table:table-cell office:value-type="float" office:value="0.402435312066">
            <text:p>0.4024</text:p>
          </table:table-cell>
          <table:table-cell office:value-type="float" office:value="0.685652366301">
            <text:p>0.685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4001">
            <text:p>74001</text:p>
          </table:table-cell>
          <table:table-cell office:value-type="float" office:value="0.391819501246">
            <text:p>0.3918</text:p>
          </table:table-cell>
          <table:table-cell office:value-type="float" office:value="0.642314739407">
            <text:p>0.642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5000">
            <text:p>75000</text:p>
          </table:table-cell>
          <table:table-cell office:value-type="float" office:value="0.40818819436">
            <text:p>0.4082</text:p>
          </table:table-cell>
          <table:table-cell office:value-type="float" office:value="0.672539201637">
            <text:p>0.672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5001">
            <text:p>75001</text:p>
          </table:table-cell>
          <table:table-cell office:value-type="float" office:value="0.410111709952">
            <text:p>0.4101</text:p>
          </table:table-cell>
          <table:table-cell office:value-type="float" office:value="0.639263582726">
            <text:p>0.639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6000">
            <text:p>76000</text:p>
          </table:table-cell>
          <table:table-cell office:value-type="float" office:value="0.442033980113">
            <text:p>0.4420</text:p>
          </table:table-cell>
          <table:table-cell office:value-type="float" office:value="0.668620134877">
            <text:p>0.668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6001">
            <text:p>76001</text:p>
          </table:table-cell>
          <table:table-cell office:value-type="float" office:value="0.427176695523">
            <text:p>0.4272</text:p>
          </table:table-cell>
          <table:table-cell office:value-type="float" office:value="0.665157125127">
            <text:p>0.66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7000">
            <text:p>77000</text:p>
          </table:table-cell>
          <table:table-cell office:value-type="float" office:value="0.442736399273">
            <text:p>0.4427</text:p>
          </table:table-cell>
          <table:table-cell office:value-type="float" office:value="0.640622646455">
            <text:p>0.64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7001">
            <text:p>77001</text:p>
          </table:table-cell>
          <table:table-cell office:value-type="float" office:value="0.437226727631">
            <text:p>0.4372</text:p>
          </table:table-cell>
          <table:table-cell office:value-type="float" office:value="0.66675883665">
            <text:p>0.666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8000">
            <text:p>78000</text:p>
          </table:table-cell>
          <table:table-cell office:value-type="float" office:value="0.433967194247">
            <text:p>0.4340</text:p>
          </table:table-cell>
          <table:table-cell office:value-type="float" office:value="0.639359995576">
            <text:p>0.639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8001">
            <text:p>78001</text:p>
          </table:table-cell>
          <table:table-cell office:value-type="float" office:value="0.449289192082">
            <text:p>0.4493</text:p>
          </table:table-cell>
          <table:table-cell office:value-type="float" office:value="0.689009501253">
            <text:p>0.689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9000">
            <text:p>79000</text:p>
          </table:table-cell>
          <table:table-cell office:value-type="float" office:value="0.389753106178">
            <text:p>0.3898</text:p>
          </table:table-cell>
          <table:table-cell office:value-type="float" office:value="0.655507684775">
            <text:p>0.655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9001">
            <text:p>79001</text:p>
          </table:table-cell>
          <table:table-cell office:value-type="float" office:value="0.428598643763">
            <text:p>0.4286</text:p>
          </table:table-cell>
          <table:table-cell office:value-type="float" office:value="0.684627393615">
            <text:p>0.684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00">
            <text:p>80000</text:p>
          </table:table-cell>
          <table:table-cell office:value-type="float" office:value="0.602763721415">
            <text:p>0.6028</text:p>
          </table:table-cell>
          <table:table-cell office:value-type="float" office:value="0.653803062497">
            <text:p>0.653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01">
            <text:p>80001</text:p>
          </table:table-cell>
          <table:table-cell office:value-type="float" office:value="0.606027192639">
            <text:p>0.6060</text:p>
          </table:table-cell>
          <table:table-cell office:value-type="float" office:value="0.664832441622">
            <text:p>0.664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1000">
            <text:p>81000</text:p>
          </table:table-cell>
          <table:table-cell office:value-type="float" office:value="0.577766352409">
            <text:p>0.5778</text:p>
          </table:table-cell>
          <table:table-cell office:value-type="float" office:value="0.642598811887">
            <text:p>0.642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1001">
            <text:p>81001</text:p>
          </table:table-cell>
          <table:table-cell office:value-type="float" office:value="0.580985358327">
            <text:p>0.5810</text:p>
          </table:table-cell>
          <table:table-cell office:value-type="float" office:value="0.667195907438">
            <text:p>0.66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2000">
            <text:p>82000</text:p>
          </table:table-cell>
          <table:table-cell office:value-type="float" office:value="0.582015751906">
            <text:p>0.5820</text:p>
          </table:table-cell>
          <table:table-cell office:value-type="float" office:value="0.684574293127">
            <text:p>0.684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2001">
            <text:p>82001</text:p>
          </table:table-cell>
          <table:table-cell office:value-type="float" office:value="0.60239069">
            <text:p>0.6024</text:p>
          </table:table-cell>
          <table:table-cell office:value-type="float" office:value="0.661809049658">
            <text:p>0.661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3000">
            <text:p>83000</text:p>
          </table:table-cell>
          <table:table-cell office:value-type="float" office:value="0.584225894337">
            <text:p>0.5842</text:p>
          </table:table-cell>
          <table:table-cell office:value-type="float" office:value="0.66185519137">
            <text:p>0.661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3001">
            <text:p>83001</text:p>
          </table:table-cell>
          <table:table-cell office:value-type="float" office:value="0.596173826946">
            <text:p>0.5962</text:p>
          </table:table-cell>
          <table:table-cell office:value-type="float" office:value="0.664223302156">
            <text:p>0.66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4000">
            <text:p>84000</text:p>
          </table:table-cell>
          <table:table-cell office:value-type="float" office:value="0.589164682053">
            <text:p>0.5892</text:p>
          </table:table-cell>
          <table:table-cell office:value-type="float" office:value="0.627402523391">
            <text:p>0.62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4001">
            <text:p>84001</text:p>
          </table:table-cell>
          <table:table-cell office:value-type="float" office:value="0.590960306016">
            <text:p>0.5910</text:p>
          </table:table-cell>
          <table:table-cell office:value-type="float" office:value="0.667355953975">
            <text:p>0.66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000">
            <text:p>85000</text:p>
          </table:table-cell>
          <table:table-cell office:value-type="float" office:value="0.608645593563">
            <text:p>0.6086</text:p>
          </table:table-cell>
          <table:table-cell office:value-type="float" office:value="0.674893770309">
            <text:p>0.67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001">
            <text:p>85001</text:p>
          </table:table-cell>
          <table:table-cell office:value-type="float" office:value="0.616986890763">
            <text:p>0.6170</text:p>
          </table:table-cell>
          <table:table-cell office:value-type="float" office:value="0.658154631592">
            <text:p>0.658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6000">
            <text:p>86000</text:p>
          </table:table-cell>
          <table:table-cell office:value-type="float" office:value="0.590199120398">
            <text:p>0.5902</text:p>
          </table:table-cell>
          <table:table-cell office:value-type="float" office:value="0.647199762542">
            <text:p>0.64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6001">
            <text:p>86001</text:p>
          </table:table-cell>
          <table:table-cell office:value-type="float" office:value="0.605784711591">
            <text:p>0.6058</text:p>
          </table:table-cell>
          <table:table-cell office:value-type="float" office:value="0.674000380147">
            <text:p>0.67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7000">
            <text:p>87000</text:p>
          </table:table-cell>
          <table:table-cell office:value-type="float" office:value="0.597539464832">
            <text:p>0.5975</text:p>
          </table:table-cell>
          <table:table-cell office:value-type="float" office:value="0.652935169808">
            <text:p>0.652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7001">
            <text:p>87001</text:p>
          </table:table-cell>
          <table:table-cell office:value-type="float" office:value="0.594330769316">
            <text:p>0.5943</text:p>
          </table:table-cell>
          <table:table-cell office:value-type="float" office:value="0.64668960047">
            <text:p>0.646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8000">
            <text:p>88000</text:p>
          </table:table-cell>
          <table:table-cell office:value-type="float" office:value="0.600899269092">
            <text:p>0.6009</text:p>
          </table:table-cell>
          <table:table-cell office:value-type="float" office:value="0.659798042735">
            <text:p>0.659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8001">
            <text:p>88001</text:p>
          </table:table-cell>
          <table:table-cell office:value-type="float" office:value="0.610716300229">
            <text:p>0.6107</text:p>
          </table:table-cell>
          <table:table-cell office:value-type="float" office:value="0.676882295456">
            <text:p>0.676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9000">
            <text:p>89000</text:p>
          </table:table-cell>
          <table:table-cell office:value-type="float" office:value="0.596397743854">
            <text:p>0.5964</text:p>
          </table:table-cell>
          <table:table-cell office:value-type="float" office:value="0.651720019256">
            <text:p>0.651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9001">
            <text:p>89001</text:p>
          </table:table-cell>
          <table:table-cell office:value-type="float" office:value="0.596233857145">
            <text:p>0.5962</text:p>
          </table:table-cell>
          <table:table-cell office:value-type="float" office:value="0.650462777999">
            <text:p>0.650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00">
            <text:p>90000</text:p>
          </table:table-cell>
          <table:table-cell office:value-type="float" office:value="0.665375494144">
            <text:p>0.6654</text:p>
          </table:table-cell>
          <table:table-cell office:value-type="float" office:value="0.695222071703">
            <text:p>0.69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01">
            <text:p>90001</text:p>
          </table:table-cell>
          <table:table-cell office:value-type="float" office:value="0.673135319151">
            <text:p>0.6731</text:p>
          </table:table-cell>
          <table:table-cell office:value-type="float" office:value="0.695380443217">
            <text:p>0.69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1000">
            <text:p>91000</text:p>
          </table:table-cell>
          <table:table-cell office:value-type="float" office:value="0.66270036583">
            <text:p>0.6627</text:p>
          </table:table-cell>
          <table:table-cell office:value-type="float" office:value="0.66165240258">
            <text:p>0.661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1001">
            <text:p>91001</text:p>
          </table:table-cell>
          <table:table-cell office:value-type="float" office:value="0.662055311919">
            <text:p>0.6621</text:p>
          </table:table-cell>
          <table:table-cell office:value-type="float" office:value="0.682722979011">
            <text:p>0.682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2000">
            <text:p>92000</text:p>
          </table:table-cell>
          <table:table-cell office:value-type="float" office:value="0.666791231122">
            <text:p>0.6668</text:p>
          </table:table-cell>
          <table:table-cell office:value-type="float" office:value="0.684691860526">
            <text:p>0.68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2001">
            <text:p>92001</text:p>
          </table:table-cell>
          <table:table-cell office:value-type="float" office:value="0.669298061441">
            <text:p>0.6693</text:p>
          </table:table-cell>
          <table:table-cell office:value-type="float" office:value="0.651271964014">
            <text:p>0.651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3000">
            <text:p>93000</text:p>
          </table:table-cell>
          <table:table-cell office:value-type="float" office:value="0.658301218995">
            <text:p>0.6583</text:p>
          </table:table-cell>
          <table:table-cell office:value-type="float" office:value="0.620704713946">
            <text:p>0.620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3001">
            <text:p>93001</text:p>
          </table:table-cell>
          <table:table-cell office:value-type="float" office:value="0.663266210693">
            <text:p>0.6633</text:p>
          </table:table-cell>
          <table:table-cell office:value-type="float" office:value="0.646782281208">
            <text:p>0.646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4000">
            <text:p>94000</text:p>
          </table:table-cell>
          <table:table-cell office:value-type="float" office:value="0.653864144102">
            <text:p>0.6539</text:p>
          </table:table-cell>
          <table:table-cell office:value-type="float" office:value="0.64473934849">
            <text:p>0.64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4001">
            <text:p>94001</text:p>
          </table:table-cell>
          <table:table-cell office:value-type="float" office:value="0.665792848964">
            <text:p>0.6658</text:p>
          </table:table-cell>
          <table:table-cell office:value-type="float" office:value="0.685034007199">
            <text:p>0.68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5000">
            <text:p>95000</text:p>
          </table:table-cell>
          <table:table-cell office:value-type="float" office:value="0.671826961081">
            <text:p>0.6718</text:p>
          </table:table-cell>
          <table:table-cell office:value-type="float" office:value="0.635750254433">
            <text:p>0.635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5001">
            <text:p>95001</text:p>
          </table:table-cell>
          <table:table-cell office:value-type="float" office:value="0.665227587613">
            <text:p>0.6652</text:p>
          </table:table-cell>
          <table:table-cell office:value-type="float" office:value="0.6479620898">
            <text:p>0.648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6000">
            <text:p>96000</text:p>
          </table:table-cell>
          <table:table-cell office:value-type="float" office:value="0.65490308678">
            <text:p>0.6549</text:p>
          </table:table-cell>
          <table:table-cell office:value-type="float" office:value="0.657190249527">
            <text:p>0.65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6001">
            <text:p>96001</text:p>
          </table:table-cell>
          <table:table-cell office:value-type="float" office:value="0.673986717625">
            <text:p>0.6740</text:p>
          </table:table-cell>
          <table:table-cell office:value-type="float" office:value="0.642510002832">
            <text:p>0.642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7000">
            <text:p>97000</text:p>
          </table:table-cell>
          <table:table-cell office:value-type="float" office:value="0.662034742555">
            <text:p>0.6620</text:p>
          </table:table-cell>
          <table:table-cell office:value-type="float" office:value="0.676433974573">
            <text:p>0.676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7001">
            <text:p>97001</text:p>
          </table:table-cell>
          <table:table-cell office:value-type="float" office:value="0.661006413607">
            <text:p>0.6610</text:p>
          </table:table-cell>
          <table:table-cell office:value-type="float" office:value="0.693173654608">
            <text:p>0.693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8000">
            <text:p>98000</text:p>
          </table:table-cell>
          <table:table-cell office:value-type="float" office:value="0.657016929637">
            <text:p>0.6570</text:p>
          </table:table-cell>
          <table:table-cell office:value-type="float" office:value="0.637935479419">
            <text:p>0.63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8001">
            <text:p>98001</text:p>
          </table:table-cell>
          <table:table-cell office:value-type="float" office:value="0.677946765636">
            <text:p>0.6779</text:p>
          </table:table-cell>
          <table:table-cell office:value-type="float" office:value="0.687899340068">
            <text:p>0.68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9000">
            <text:p>99000</text:p>
          </table:table-cell>
          <table:table-cell office:value-type="float" office:value="0.667743716983">
            <text:p>0.6677</text:p>
          </table:table-cell>
          <table:table-cell office:value-type="float" office:value="0.684214637953">
            <text:p>0.68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9001">
            <text:p>99001</text:p>
          </table:table-cell>
          <table:table-cell office:value-type="float" office:value="0.666517118356">
            <text:p>0.6665</text:p>
          </table:table-cell>
          <table:table-cell office:value-type="float" office:value="0.673289536105">
            <text:p>0.673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481657810214">
            <text:p>0.4817</text:p>
          </table:table-cell>
          <table:table-cell office:value-type="float" office:value="0.391989747764">
            <text:p>0.392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99112071173">
            <text:p>0.4991</text:p>
          </table:table-cell>
          <table:table-cell office:value-type="float" office:value="0.398578415177">
            <text:p>0.39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  <table:table-cell office:value-type="float" office:value="0.475992805149">
            <text:p>0.4760</text:p>
          </table:table-cell>
          <table:table-cell office:value-type="float" office:value="0.371667641988">
            <text:p>0.371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1">
            <text:p>1001</text:p>
          </table:table-cell>
          <table:table-cell office:value-type="float" office:value="0.487095509167">
            <text:p>0.4871</text:p>
          </table:table-cell>
          <table:table-cell office:value-type="float" office:value="0.378586713462">
            <text:p>0.37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0.498324940542">
            <text:p>0.4983</text:p>
          </table:table-cell>
          <table:table-cell office:value-type="float" office:value="0.38266921703">
            <text:p>0.382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office:value-type="float" office:value="0.488411049196">
            <text:p>0.4884</text:p>
          </table:table-cell>
          <table:table-cell office:value-type="float" office:value="0.36541071747">
            <text:p>0.36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0.501073592197">
            <text:p>0.5011</text:p>
          </table:table-cell>
          <table:table-cell office:value-type="float" office:value="0.38869883704">
            <text:p>0.388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1">
            <text:p>3001</text:p>
          </table:table-cell>
          <table:table-cell office:value-type="float" office:value="0.478016819615">
            <text:p>0.4780</text:p>
          </table:table-cell>
          <table:table-cell office:value-type="float" office:value="0.377295527256">
            <text:p>0.377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0.489002195044">
            <text:p>0.4890</text:p>
          </table:table-cell>
          <table:table-cell office:value-type="float" office:value="0.398446461875">
            <text:p>0.398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1">
            <text:p>4001</text:p>
          </table:table-cell>
          <table:table-cell office:value-type="float" office:value="0.478510723013">
            <text:p>0.4785</text:p>
          </table:table-cell>
          <table:table-cell office:value-type="float" office:value="0.369835289819">
            <text:p>0.369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0">
            <text:p>5000</text:p>
          </table:table-cell>
          <table:table-cell office:value-type="float" office:value="0.480843707167">
            <text:p>0.4808</text:p>
          </table:table-cell>
          <table:table-cell office:value-type="float" office:value="0.381891796139">
            <text:p>0.381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1">
            <text:p>5001</text:p>
          </table:table-cell>
          <table:table-cell office:value-type="float" office:value="0.480921462899">
            <text:p>0.4809</text:p>
          </table:table-cell>
          <table:table-cell office:value-type="float" office:value="0.410655546584">
            <text:p>0.41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0">
            <text:p>6000</text:p>
          </table:table-cell>
          <table:table-cell office:value-type="float" office:value="0.50030172498">
            <text:p>0.5003</text:p>
          </table:table-cell>
          <table:table-cell office:value-type="float" office:value="0.453226362718">
            <text:p>0.453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1">
            <text:p>6001</text:p>
          </table:table-cell>
          <table:table-cell office:value-type="float" office:value="0.484317456239">
            <text:p>0.4843</text:p>
          </table:table-cell>
          <table:table-cell office:value-type="float" office:value="0.37467822539">
            <text:p>0.374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0">
            <text:p>7000</text:p>
          </table:table-cell>
          <table:table-cell office:value-type="float" office:value="0.493113691369">
            <text:p>0.4931</text:p>
          </table:table-cell>
          <table:table-cell office:value-type="float" office:value="0.381863413961">
            <text:p>0.381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1">
            <text:p>7001</text:p>
          </table:table-cell>
          <table:table-cell office:value-type="float" office:value="0.481197202843">
            <text:p>0.4812</text:p>
          </table:table-cell>
          <table:table-cell office:value-type="float" office:value="0.365412350071">
            <text:p>0.36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0">
            <text:p>8000</text:p>
          </table:table-cell>
          <table:table-cell office:value-type="float" office:value="0.486868698282">
            <text:p>0.4869</text:p>
          </table:table-cell>
          <table:table-cell office:value-type="float" office:value="0.376290382062">
            <text:p>0.376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1">
            <text:p>8001</text:p>
          </table:table-cell>
          <table:table-cell office:value-type="float" office:value="0.499768971983">
            <text:p>0.4998</text:p>
          </table:table-cell>
          <table:table-cell office:value-type="float" office:value="0.402345990145">
            <text:p>0.40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0">
            <text:p>9000</text:p>
          </table:table-cell>
          <table:table-cell office:value-type="float" office:value="0.496003382483">
            <text:p>0.4960</text:p>
          </table:table-cell>
          <table:table-cell office:value-type="float" office:value="0.393369080771">
            <text:p>0.393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1">
            <text:p>9001</text:p>
          </table:table-cell>
          <table:table-cell office:value-type="float" office:value="0.48398219649">
            <text:p>0.4840</text:p>
          </table:table-cell>
          <table:table-cell office:value-type="float" office:value="0.384170580666">
            <text:p>0.384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float" office:value="0.433025884834">
            <text:p>0.4330</text:p>
          </table:table-cell>
          <table:table-cell office:value-type="float" office:value="0.384000372645">
            <text:p>0.38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01">
            <text:p>10001</text:p>
          </table:table-cell>
          <table:table-cell office:value-type="float" office:value="0.44907220706">
            <text:p>0.4491</text:p>
          </table:table-cell>
          <table:table-cell office:value-type="float" office:value="0.344737092358">
            <text:p>0.344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1000">
            <text:p>11000</text:p>
          </table:table-cell>
          <table:table-cell office:value-type="float" office:value="0.441968059784">
            <text:p>0.4420</text:p>
          </table:table-cell>
          <table:table-cell office:value-type="float" office:value="0.417085768475">
            <text:p>0.41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1001">
            <text:p>11001</text:p>
          </table:table-cell>
          <table:table-cell office:value-type="float" office:value="0.435075412254">
            <text:p>0.4351</text:p>
          </table:table-cell>
          <table:table-cell office:value-type="float" office:value="0.350731462707">
            <text:p>0.35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2000">
            <text:p>12000</text:p>
          </table:table-cell>
          <table:table-cell office:value-type="float" office:value="0.461721314707">
            <text:p>0.4617</text:p>
          </table:table-cell>
          <table:table-cell office:value-type="float" office:value="0.354011259241">
            <text:p>0.35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2001">
            <text:p>12001</text:p>
          </table:table-cell>
          <table:table-cell office:value-type="float" office:value="0.431566836901">
            <text:p>0.4316</text:p>
          </table:table-cell>
          <table:table-cell office:value-type="float" office:value="0.330358148583">
            <text:p>0.330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3000">
            <text:p>13000</text:p>
          </table:table-cell>
          <table:table-cell office:value-type="float" office:value="0.451915145536">
            <text:p>0.4519</text:p>
          </table:table-cell>
          <table:table-cell office:value-type="float" office:value="0.423009158997">
            <text:p>0.423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3001">
            <text:p>13001</text:p>
          </table:table-cell>
          <table:table-cell office:value-type="float" office:value="0.458671554404">
            <text:p>0.4587</text:p>
          </table:table-cell>
          <table:table-cell office:value-type="float" office:value="0.37800064051">
            <text:p>0.378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4000">
            <text:p>14000</text:p>
          </table:table-cell>
          <table:table-cell office:value-type="float" office:value="0.432367531486">
            <text:p>0.4324</text:p>
          </table:table-cell>
          <table:table-cell office:value-type="float" office:value="0.375507820514">
            <text:p>0.375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4001">
            <text:p>14001</text:p>
          </table:table-cell>
          <table:table-cell office:value-type="float" office:value="0.439586487616">
            <text:p>0.4396</text:p>
          </table:table-cell>
          <table:table-cell office:value-type="float" office:value="0.384333965089">
            <text:p>0.38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5000">
            <text:p>15000</text:p>
          </table:table-cell>
          <table:table-cell office:value-type="float" office:value="0.441469738321">
            <text:p>0.4415</text:p>
          </table:table-cell>
          <table:table-cell office:value-type="float" office:value="0.372746791109">
            <text:p>0.372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5001">
            <text:p>15001</text:p>
          </table:table-cell>
          <table:table-cell office:value-type="float" office:value="0.440262849">
            <text:p>0.4403</text:p>
          </table:table-cell>
          <table:table-cell office:value-type="float" office:value="0.392221917112">
            <text:p>0.39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0.443807091205">
            <text:p>0.4438</text:p>
          </table:table-cell>
          <table:table-cell office:value-type="float" office:value="0.361000100496">
            <text:p>0.361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6001">
            <text:p>16001</text:p>
          </table:table-cell>
          <table:table-cell office:value-type="float" office:value="0.428201735356">
            <text:p>0.4282</text:p>
          </table:table-cell>
          <table:table-cell office:value-type="float" office:value="0.352252349988">
            <text:p>0.35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7000">
            <text:p>17000</text:p>
          </table:table-cell>
          <table:table-cell office:value-type="float" office:value="0.431808159333">
            <text:p>0.4318</text:p>
          </table:table-cell>
          <table:table-cell office:value-type="float" office:value="0.356263801458">
            <text:p>0.356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7001">
            <text:p>17001</text:p>
          </table:table-cell>
          <table:table-cell office:value-type="float" office:value="0.422824030559">
            <text:p>0.4228</text:p>
          </table:table-cell>
          <table:table-cell office:value-type="float" office:value="0.355509478773">
            <text:p>0.355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8000">
            <text:p>18000</text:p>
          </table:table-cell>
          <table:table-cell office:value-type="float" office:value="0.437757871703">
            <text:p>0.4378</text:p>
          </table:table-cell>
          <table:table-cell office:value-type="float" office:value="0.416514338737">
            <text:p>0.416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8001">
            <text:p>18001</text:p>
          </table:table-cell>
          <table:table-cell office:value-type="float" office:value="0.413201029062">
            <text:p>0.4132</text:p>
          </table:table-cell>
          <table:table-cell office:value-type="float" office:value="0.376956216456">
            <text:p>0.377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9000">
            <text:p>19000</text:p>
          </table:table-cell>
          <table:table-cell office:value-type="float" office:value="0.44347950474">
            <text:p>0.4435</text:p>
          </table:table-cell>
          <table:table-cell office:value-type="float" office:value="0.400921829132">
            <text:p>0.400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9001">
            <text:p>19001</text:p>
          </table:table-cell>
          <table:table-cell office:value-type="float" office:value="0.434228289939">
            <text:p>0.4342</text:p>
          </table:table-cell>
          <table:table-cell office:value-type="float" office:value="0.401759647143">
            <text:p>0.40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00">
            <text:p>20000</text:p>
          </table:table-cell>
          <table:table-cell office:value-type="float" office:value="0.308653673894">
            <text:p>0.3087</text:p>
          </table:table-cell>
          <table:table-cell office:value-type="float" office:value="0.378375508276">
            <text:p>0.378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01">
            <text:p>20001</text:p>
          </table:table-cell>
          <table:table-cell office:value-type="float" office:value="0.312318760625">
            <text:p>0.3123</text:p>
          </table:table-cell>
          <table:table-cell office:value-type="float" office:value="0.382448202123">
            <text:p>0.382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1000">
            <text:p>21000</text:p>
          </table:table-cell>
          <table:table-cell office:value-type="float" office:value="0.347153776665">
            <text:p>0.3472</text:p>
          </table:table-cell>
          <table:table-cell office:value-type="float" office:value="0.420943624997">
            <text:p>0.420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1001">
            <text:p>21001</text:p>
          </table:table-cell>
          <table:table-cell office:value-type="float" office:value="0.35412741564">
            <text:p>0.3541</text:p>
          </table:table-cell>
          <table:table-cell office:value-type="float" office:value="0.339716270671">
            <text:p>0.339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2000">
            <text:p>22000</text:p>
          </table:table-cell>
          <table:table-cell office:value-type="float" office:value="0.359385612039">
            <text:p>0.3594</text:p>
          </table:table-cell>
          <table:table-cell office:value-type="float" office:value="0.402582660555">
            <text:p>0.402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2001">
            <text:p>22001</text:p>
          </table:table-cell>
          <table:table-cell office:value-type="float" office:value="0.355807169181">
            <text:p>0.3558</text:p>
          </table:table-cell>
          <table:table-cell office:value-type="float" office:value="0.34935216922">
            <text:p>0.349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3000">
            <text:p>23000</text:p>
          </table:table-cell>
          <table:table-cell office:value-type="float" office:value="0.38251453334">
            <text:p>0.3825</text:p>
          </table:table-cell>
          <table:table-cell office:value-type="float" office:value="0.382336142858">
            <text:p>0.38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3001">
            <text:p>23001</text:p>
          </table:table-cell>
          <table:table-cell office:value-type="float" office:value="0.360036620901">
            <text:p>0.3600</text:p>
          </table:table-cell>
          <table:table-cell office:value-type="float" office:value="0.365861457458">
            <text:p>0.365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4000">
            <text:p>24000</text:p>
          </table:table-cell>
          <table:table-cell office:value-type="float" office:value="0.336714549059">
            <text:p>0.3367</text:p>
          </table:table-cell>
          <table:table-cell office:value-type="float" office:value="0.392818690205">
            <text:p>0.392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4001">
            <text:p>24001</text:p>
          </table:table-cell>
          <table:table-cell office:value-type="float" office:value="0.330454787031">
            <text:p>0.3305</text:p>
          </table:table-cell>
          <table:table-cell office:value-type="float" office:value="0.314294135138">
            <text:p>0.31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5000">
            <text:p>25000</text:p>
          </table:table-cell>
          <table:table-cell office:value-type="float" office:value="0.318337988229">
            <text:p>0.3183</text:p>
          </table:table-cell>
          <table:table-cell office:value-type="float" office:value="0.339064679066">
            <text:p>0.339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5001">
            <text:p>25001</text:p>
          </table:table-cell>
          <table:table-cell office:value-type="float" office:value="0.318123584155">
            <text:p>0.3181</text:p>
          </table:table-cell>
          <table:table-cell office:value-type="float" office:value="0.322985102106">
            <text:p>0.323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6000">
            <text:p>26000</text:p>
          </table:table-cell>
          <table:table-cell office:value-type="float" office:value="0.324943984752">
            <text:p>0.3249</text:p>
          </table:table-cell>
          <table:table-cell office:value-type="float" office:value="0.4004599268">
            <text:p>0.40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6001">
            <text:p>26001</text:p>
          </table:table-cell>
          <table:table-cell office:value-type="float" office:value="0.344109150795">
            <text:p>0.3441</text:p>
          </table:table-cell>
          <table:table-cell office:value-type="float" office:value="0.420644345989">
            <text:p>0.420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7000">
            <text:p>27000</text:p>
          </table:table-cell>
          <table:table-cell office:value-type="float" office:value="0.328019631203">
            <text:p>0.3280</text:p>
          </table:table-cell>
          <table:table-cell office:value-type="float" office:value="0.41003217654">
            <text:p>0.410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7001">
            <text:p>27001</text:p>
          </table:table-cell>
          <table:table-cell office:value-type="float" office:value="0.327652760839">
            <text:p>0.3277</text:p>
          </table:table-cell>
          <table:table-cell office:value-type="float" office:value="0.342156406188">
            <text:p>0.34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8000">
            <text:p>28000</text:p>
          </table:table-cell>
          <table:table-cell office:value-type="float" office:value="0.327863275377">
            <text:p>0.3279</text:p>
          </table:table-cell>
          <table:table-cell office:value-type="float" office:value="0.38180489789">
            <text:p>0.38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8001">
            <text:p>28001</text:p>
          </table:table-cell>
          <table:table-cell office:value-type="float" office:value="0.33404224234">
            <text:p>0.3340</text:p>
          </table:table-cell>
          <table:table-cell office:value-type="float" office:value="0.425156539311">
            <text:p>0.425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9000">
            <text:p>29000</text:p>
          </table:table-cell>
          <table:table-cell office:value-type="float" office:value="0.347281016266">
            <text:p>0.3473</text:p>
          </table:table-cell>
          <table:table-cell office:value-type="float" office:value="0.382838127058">
            <text:p>0.382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9001">
            <text:p>29001</text:p>
          </table:table-cell>
          <table:table-cell office:value-type="float" office:value="0.344219365649">
            <text:p>0.3442</text:p>
          </table:table-cell>
          <table:table-cell office:value-type="float" office:value="0.369746732628">
            <text:p>0.369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00">
            <text:p>30000</text:p>
          </table:table-cell>
          <table:table-cell office:value-type="float" office:value="0.218834574498">
            <text:p>0.2188</text:p>
          </table:table-cell>
          <table:table-cell office:value-type="float" office:value="0.369648301678">
            <text:p>0.369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01">
            <text:p>30001</text:p>
          </table:table-cell>
          <table:table-cell office:value-type="float" office:value="0.204614002185">
            <text:p>0.2046</text:p>
          </table:table-cell>
          <table:table-cell office:value-type="float" office:value="0.377852252611">
            <text:p>0.377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1000">
            <text:p>31000</text:p>
          </table:table-cell>
          <table:table-cell office:value-type="float" office:value="0.44861554701">
            <text:p>0.4486</text:p>
          </table:table-cell>
          <table:table-cell office:value-type="float" office:value="0.437758543874">
            <text:p>0.43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1001">
            <text:p>31001</text:p>
          </table:table-cell>
          <table:table-cell office:value-type="float" office:value="0.461391056429">
            <text:p>0.4614</text:p>
          </table:table-cell>
          <table:table-cell office:value-type="float" office:value="0.444367306993">
            <text:p>0.444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2000">
            <text:p>32000</text:p>
          </table:table-cell>
          <table:table-cell office:value-type="float" office:value="0.530577080815">
            <text:p>0.5306</text:p>
          </table:table-cell>
          <table:table-cell office:value-type="float" office:value="0.375377642088">
            <text:p>0.37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2001">
            <text:p>32001</text:p>
          </table:table-cell>
          <table:table-cell office:value-type="float" office:value="0.51707940273">
            <text:p>0.5171</text:p>
          </table:table-cell>
          <table:table-cell office:value-type="float" office:value="0.364337583293">
            <text:p>0.36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3000">
            <text:p>33000</text:p>
          </table:table-cell>
          <table:table-cell office:value-type="float" office:value="0.489079534737">
            <text:p>0.4891</text:p>
          </table:table-cell>
          <table:table-cell office:value-type="float" office:value="0.393841463935">
            <text:p>0.393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3001">
            <text:p>33001</text:p>
          </table:table-cell>
          <table:table-cell office:value-type="float" office:value="0.490467862254">
            <text:p>0.4905</text:p>
          </table:table-cell>
          <table:table-cell office:value-type="float" office:value="0.378596181398">
            <text:p>0.37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4000">
            <text:p>34000</text:p>
          </table:table-cell>
          <table:table-cell office:value-type="float" office:value="0.212360102892">
            <text:p>0.2124</text:p>
          </table:table-cell>
          <table:table-cell office:value-type="float" office:value="0.381608132445">
            <text:p>0.38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4001">
            <text:p>34001</text:p>
          </table:table-cell>
          <table:table-cell office:value-type="float" office:value="0.199293124748">
            <text:p>0.1993</text:p>
          </table:table-cell>
          <table:table-cell office:value-type="float" office:value="0.333878179272">
            <text:p>0.333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5000">
            <text:p>35000</text:p>
          </table:table-cell>
          <table:table-cell office:value-type="float" office:value="0.213198722686">
            <text:p>0.2132</text:p>
          </table:table-cell>
          <table:table-cell office:value-type="float" office:value="0.387372044277">
            <text:p>0.387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5001">
            <text:p>35001</text:p>
          </table:table-cell>
          <table:table-cell office:value-type="float" office:value="0.214429062068">
            <text:p>0.2144</text:p>
          </table:table-cell>
          <table:table-cell office:value-type="float" office:value="0.398925024418">
            <text:p>0.398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6000">
            <text:p>36000</text:p>
          </table:table-cell>
          <table:table-cell office:value-type="float" office:value="0.501122288738">
            <text:p>0.5011</text:p>
          </table:table-cell>
          <table:table-cell office:value-type="float" office:value="0.402048744168">
            <text:p>0.402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6001">
            <text:p>36001</text:p>
          </table:table-cell>
          <table:table-cell office:value-type="float" office:value="0.504315955046">
            <text:p>0.5043</text:p>
          </table:table-cell>
          <table:table-cell office:value-type="float" office:value="0.338494143868">
            <text:p>0.338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7000">
            <text:p>37000</text:p>
          </table:table-cell>
          <table:table-cell office:value-type="float" office:value="0.528242650237">
            <text:p>0.5282</text:p>
          </table:table-cell>
          <table:table-cell office:value-type="float" office:value="0.365673231577">
            <text:p>0.365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7001">
            <text:p>37001</text:p>
          </table:table-cell>
          <table:table-cell office:value-type="float" office:value="0.536036655067">
            <text:p>0.5360</text:p>
          </table:table-cell>
          <table:table-cell office:value-type="float" office:value="0.336362384696">
            <text:p>0.336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8000">
            <text:p>38000</text:p>
          </table:table-cell>
          <table:table-cell office:value-type="float" office:value="0.432764155632">
            <text:p>0.4328</text:p>
          </table:table-cell>
          <table:table-cell office:value-type="float" office:value="0.412093673059">
            <text:p>0.412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8001">
            <text:p>38001</text:p>
          </table:table-cell>
          <table:table-cell office:value-type="float" office:value="0.459541670682">
            <text:p>0.4595</text:p>
          </table:table-cell>
          <table:table-cell office:value-type="float" office:value="0.399036753541">
            <text:p>0.399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9000">
            <text:p>39000</text:p>
          </table:table-cell>
          <table:table-cell office:value-type="float" office:value="0.193712802299">
            <text:p>0.1937</text:p>
          </table:table-cell>
          <table:table-cell office:value-type="float" office:value="0.382525279521">
            <text:p>0.382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9001">
            <text:p>39001</text:p>
          </table:table-cell>
          <table:table-cell office:value-type="float" office:value="0.195712486092">
            <text:p>0.1957</text:p>
          </table:table-cell>
          <table:table-cell office:value-type="float" office:value="0.396170939499">
            <text:p>0.396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00">
            <text:p>40000</text:p>
          </table:table-cell>
          <table:table-cell office:value-type="float" office:value="0.341112017537">
            <text:p>0.3411</text:p>
          </table:table-cell>
          <table:table-cell office:value-type="float" office:value="0.44262541916">
            <text:p>0.442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01">
            <text:p>40001</text:p>
          </table:table-cell>
          <table:table-cell office:value-type="float" office:value="0.343385481788">
            <text:p>0.3434</text:p>
          </table:table-cell>
          <table:table-cell office:value-type="float" office:value="0.366837913918">
            <text:p>0.366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1000">
            <text:p>41000</text:p>
          </table:table-cell>
          <table:table-cell office:value-type="float" office:value="0.465027638276">
            <text:p>0.4650</text:p>
          </table:table-cell>
          <table:table-cell office:value-type="float" office:value="0.39862819949">
            <text:p>0.39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1001">
            <text:p>41001</text:p>
          </table:table-cell>
          <table:table-cell office:value-type="float" office:value="0.455231451634">
            <text:p>0.4552</text:p>
          </table:table-cell>
          <table:table-cell office:value-type="float" office:value="0.336210399001">
            <text:p>0.336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2000">
            <text:p>42000</text:p>
          </table:table-cell>
          <table:table-cell office:value-type="float" office:value="0.583211386306">
            <text:p>0.5832</text:p>
          </table:table-cell>
          <table:table-cell office:value-type="float" office:value="0.352009861084">
            <text:p>0.352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2001">
            <text:p>42001</text:p>
          </table:table-cell>
          <table:table-cell office:value-type="float" office:value="0.58659907801">
            <text:p>0.5866</text:p>
          </table:table-cell>
          <table:table-cell office:value-type="float" office:value="0.346030242285">
            <text:p>0.346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3000">
            <text:p>43000</text:p>
          </table:table-cell>
          <table:table-cell office:value-type="float" office:value="0.53221181682">
            <text:p>0.5322</text:p>
          </table:table-cell>
          <table:table-cell office:value-type="float" office:value="0.408634537766">
            <text:p>0.40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3001">
            <text:p>43001</text:p>
          </table:table-cell>
          <table:table-cell office:value-type="float" office:value="0.545660289775">
            <text:p>0.5457</text:p>
          </table:table-cell>
          <table:table-cell office:value-type="float" office:value="0.406110308475">
            <text:p>0.40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4000">
            <text:p>44000</text:p>
          </table:table-cell>
          <table:table-cell office:value-type="float" office:value="0.141403015572">
            <text:p>0.1414</text:p>
          </table:table-cell>
          <table:table-cell office:value-type="float" office:value="0.380459932479">
            <text:p>0.38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4001">
            <text:p>44001</text:p>
          </table:table-cell>
          <table:table-cell office:value-type="float" office:value="0.381761413977">
            <text:p>0.3818</text:p>
          </table:table-cell>
          <table:table-cell office:value-type="float" office:value="0.361323604991">
            <text:p>0.361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5000">
            <text:p>45000</text:p>
          </table:table-cell>
          <table:table-cell office:value-type="float" office:value="0.372629961153">
            <text:p>0.3726</text:p>
          </table:table-cell>
          <table:table-cell office:value-type="float" office:value="0.394024792799">
            <text:p>0.39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5001">
            <text:p>45001</text:p>
          </table:table-cell>
          <table:table-cell office:value-type="float" office:value="0.392705104972">
            <text:p>0.3927</text:p>
          </table:table-cell>
          <table:table-cell office:value-type="float" office:value="0.410359235723">
            <text:p>0.410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6000">
            <text:p>46000</text:p>
          </table:table-cell>
          <table:table-cell office:value-type="float" office:value="0.548026658182">
            <text:p>0.5480</text:p>
          </table:table-cell>
          <table:table-cell office:value-type="float" office:value="0.456684987887">
            <text:p>0.456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6001">
            <text:p>46001</text:p>
          </table:table-cell>
          <table:table-cell office:value-type="float" office:value="0.531031621373">
            <text:p>0.5310</text:p>
          </table:table-cell>
          <table:table-cell office:value-type="float" office:value="0.396058447346">
            <text:p>0.39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7000">
            <text:p>47000</text:p>
          </table:table-cell>
          <table:table-cell office:value-type="float" office:value="0.574648198955">
            <text:p>0.5746</text:p>
          </table:table-cell>
          <table:table-cell office:value-type="float" office:value="0.342260086908">
            <text:p>0.34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7001">
            <text:p>47001</text:p>
          </table:table-cell>
          <table:table-cell office:value-type="float" office:value="0.59794589399">
            <text:p>0.5979</text:p>
          </table:table-cell>
          <table:table-cell office:value-type="float" office:value="0.402151588618">
            <text:p>0.40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8000">
            <text:p>48000</text:p>
          </table:table-cell>
          <table:table-cell office:value-type="float" office:value="0.459440674813">
            <text:p>0.4594</text:p>
          </table:table-cell>
          <table:table-cell office:value-type="float" office:value="0.369350269279">
            <text:p>0.369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8001">
            <text:p>48001</text:p>
          </table:table-cell>
          <table:table-cell office:value-type="float" office:value="0.473885204888">
            <text:p>0.4739</text:p>
          </table:table-cell>
          <table:table-cell office:value-type="float" office:value="0.371424179075">
            <text:p>0.371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9000">
            <text:p>49000</text:p>
          </table:table-cell>
          <table:table-cell office:value-type="float" office:value="0.085790118868">
            <text:p>0.0858</text:p>
          </table:table-cell>
          <table:table-cell office:value-type="float" office:value="0.409240050077">
            <text:p>0.409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9001">
            <text:p>49001</text:p>
          </table:table-cell>
          <table:table-cell office:value-type="float" office:value="0.35928276438">
            <text:p>0.3593</text:p>
          </table:table-cell>
          <table:table-cell office:value-type="float" office:value="0.388428256486">
            <text:p>0.388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00">
            <text:p>50000</text:p>
          </table:table-cell>
          <table:table-cell office:value-type="float" office:value="0.331506368267">
            <text:p>0.3315</text:p>
          </table:table-cell>
          <table:table-cell office:value-type="float" office:value="0.427812795353">
            <text:p>0.42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01">
            <text:p>50001</text:p>
          </table:table-cell>
          <table:table-cell office:value-type="float" office:value="0.0929245531757">
            <text:p>0.0929</text:p>
          </table:table-cell>
          <table:table-cell office:value-type="float" office:value="0.399039977831">
            <text:p>0.399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1000">
            <text:p>51000</text:p>
          </table:table-cell>
          <table:table-cell office:value-type="float" office:value="0.456665735315">
            <text:p>0.4567</text:p>
          </table:table-cell>
          <table:table-cell office:value-type="float" office:value="0.356971617208">
            <text:p>0.357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1001">
            <text:p>51001</text:p>
          </table:table-cell>
          <table:table-cell office:value-type="float" office:value="0.465009447224">
            <text:p>0.4650</text:p>
          </table:table-cell>
          <table:table-cell office:value-type="float" office:value="0.349963730765">
            <text:p>0.350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2000">
            <text:p>52000</text:p>
          </table:table-cell>
          <table:table-cell office:value-type="float" office:value="0.590816966892">
            <text:p>0.5908</text:p>
          </table:table-cell>
          <table:table-cell office:value-type="float" office:value="0.388063067197">
            <text:p>0.388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2001">
            <text:p>52001</text:p>
          </table:table-cell>
          <table:table-cell office:value-type="float" office:value="0.587414991451">
            <text:p>0.5874</text:p>
          </table:table-cell>
          <table:table-cell office:value-type="float" office:value="0.346126547083">
            <text:p>0.34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3000">
            <text:p>53000</text:p>
          </table:table-cell>
          <table:table-cell office:value-type="float" office:value="0.540219824575">
            <text:p>0.5402</text:p>
          </table:table-cell>
          <table:table-cell office:value-type="float" office:value="0.397525115327">
            <text:p>0.397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3001">
            <text:p>53001</text:p>
          </table:table-cell>
          <table:table-cell office:value-type="float" office:value="0.536650964072">
            <text:p>0.5367</text:p>
          </table:table-cell>
          <table:table-cell office:value-type="float" office:value="0.365130059332">
            <text:p>0.365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4000">
            <text:p>54000</text:p>
          </table:table-cell>
          <table:table-cell office:value-type="float" office:value="0.387043877938">
            <text:p>0.3870</text:p>
          </table:table-cell>
          <table:table-cell office:value-type="float" office:value="0.411758655463">
            <text:p>0.41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4001">
            <text:p>54001</text:p>
          </table:table-cell>
          <table:table-cell office:value-type="float" office:value="0.39684251098">
            <text:p>0.3968</text:p>
          </table:table-cell>
          <table:table-cell office:value-type="float" office:value="0.3622407415">
            <text:p>0.36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5000">
            <text:p>55000</text:p>
          </table:table-cell>
          <table:table-cell office:value-type="float" office:value="0.377504843097">
            <text:p>0.3775</text:p>
          </table:table-cell>
          <table:table-cell office:value-type="float" office:value="0.406669973318">
            <text:p>0.406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5001">
            <text:p>55001</text:p>
          </table:table-cell>
          <table:table-cell office:value-type="float" office:value="0.385115940667">
            <text:p>0.3851</text:p>
          </table:table-cell>
          <table:table-cell office:value-type="float" office:value="0.38281511846">
            <text:p>0.382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6000">
            <text:p>56000</text:p>
          </table:table-cell>
          <table:table-cell office:value-type="float" office:value="0.545201382577">
            <text:p>0.5452</text:p>
          </table:table-cell>
          <table:table-cell office:value-type="float" office:value="0.403507263208">
            <text:p>0.403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6001">
            <text:p>56001</text:p>
          </table:table-cell>
          <table:table-cell office:value-type="float" office:value="0.546358003185">
            <text:p>0.5464</text:p>
          </table:table-cell>
          <table:table-cell office:value-type="float" office:value="0.36801594011">
            <text:p>0.368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7000">
            <text:p>57000</text:p>
          </table:table-cell>
          <table:table-cell office:value-type="float" office:value="0.591773576586">
            <text:p>0.5918</text:p>
          </table:table-cell>
          <table:table-cell office:value-type="float" office:value="0.387805743799">
            <text:p>0.38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7001">
            <text:p>57001</text:p>
          </table:table-cell>
          <table:table-cell office:value-type="float" office:value="0.593457366343">
            <text:p>0.5935</text:p>
          </table:table-cell>
          <table:table-cell office:value-type="float" office:value="0.443447035357">
            <text:p>0.443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8000">
            <text:p>58000</text:p>
          </table:table-cell>
          <table:table-cell office:value-type="float" office:value="0.461416201479">
            <text:p>0.4614</text:p>
          </table:table-cell>
          <table:table-cell office:value-type="float" office:value="0.395157755114">
            <text:p>0.395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8001">
            <text:p>58001</text:p>
          </table:table-cell>
          <table:table-cell office:value-type="float" office:value="0.464151924779">
            <text:p>0.4642</text:p>
          </table:table-cell>
          <table:table-cell office:value-type="float" office:value="0.388872082567">
            <text:p>0.388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9000">
            <text:p>59000</text:p>
          </table:table-cell>
          <table:table-cell office:value-type="float" office:value="0.0968565770035">
            <text:p>0.0969</text:p>
          </table:table-cell>
          <table:table-cell office:value-type="float" office:value="0.414298347814">
            <text:p>0.41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9001">
            <text:p>59001</text:p>
          </table:table-cell>
          <table:table-cell office:value-type="float" office:value="0.336777565815">
            <text:p>0.3368</text:p>
          </table:table-cell>
          <table:table-cell office:value-type="float" office:value="0.373571602368">
            <text:p>0.37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00">
            <text:p>60000</text:p>
          </table:table-cell>
          <table:table-cell office:value-type="float" office:value="0.213675210546">
            <text:p>0.2137</text:p>
          </table:table-cell>
          <table:table-cell office:value-type="float" office:value="0.373606631552">
            <text:p>0.37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01">
            <text:p>60001</text:p>
          </table:table-cell>
          <table:table-cell office:value-type="float" office:value="0.191777601941">
            <text:p>0.1918</text:p>
          </table:table-cell>
          <table:table-cell office:value-type="float" office:value="0.370463235495">
            <text:p>0.37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1000">
            <text:p>61000</text:p>
          </table:table-cell>
          <table:table-cell office:value-type="float" office:value="0.447082095094">
            <text:p>0.4471</text:p>
          </table:table-cell>
          <table:table-cell office:value-type="float" office:value="0.391915598687">
            <text:p>0.391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1001">
            <text:p>61001</text:p>
          </table:table-cell>
          <table:table-cell office:value-type="float" office:value="0.452611677688">
            <text:p>0.4526</text:p>
          </table:table-cell>
          <table:table-cell office:value-type="float" office:value="0.376575993559">
            <text:p>0.376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2000">
            <text:p>62000</text:p>
          </table:table-cell>
          <table:table-cell office:value-type="float" office:value="0.528299086559">
            <text:p>0.5283</text:p>
          </table:table-cell>
          <table:table-cell office:value-type="float" office:value="0.299503391912">
            <text:p>0.299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2001">
            <text:p>62001</text:p>
          </table:table-cell>
          <table:table-cell office:value-type="float" office:value="0.53408088854">
            <text:p>0.5341</text:p>
          </table:table-cell>
          <table:table-cell office:value-type="float" office:value="0.445772357504">
            <text:p>0.445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3000">
            <text:p>63000</text:p>
          </table:table-cell>
          <table:table-cell office:value-type="float" office:value="0.488945261677">
            <text:p>0.4889</text:p>
          </table:table-cell>
          <table:table-cell office:value-type="float" office:value="0.345162801054">
            <text:p>0.345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3001">
            <text:p>63001</text:p>
          </table:table-cell>
          <table:table-cell office:value-type="float" office:value="0.496460180044">
            <text:p>0.4965</text:p>
          </table:table-cell>
          <table:table-cell office:value-type="float" office:value="0.371793154432">
            <text:p>0.37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0.210641299195">
            <text:p>0.2106</text:p>
          </table:table-cell>
          <table:table-cell office:value-type="float" office:value="0.366807216116">
            <text:p>0.366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4001">
            <text:p>64001</text:p>
          </table:table-cell>
          <table:table-cell office:value-type="float" office:value="0.220902891831">
            <text:p>0.2209</text:p>
          </table:table-cell>
          <table:table-cell office:value-type="float" office:value="0.365778318349">
            <text:p>0.365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5000">
            <text:p>65000</text:p>
          </table:table-cell>
          <table:table-cell office:value-type="float" office:value="0.192784823885">
            <text:p>0.1928</text:p>
          </table:table-cell>
          <table:table-cell office:value-type="float" office:value="0.443611075221">
            <text:p>0.44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5001">
            <text:p>65001</text:p>
          </table:table-cell>
          <table:table-cell office:value-type="float" office:value="0.226817979152">
            <text:p>0.2268</text:p>
          </table:table-cell>
          <table:table-cell office:value-type="float" office:value="0.433717409503">
            <text:p>0.43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6000">
            <text:p>66000</text:p>
          </table:table-cell>
          <table:table-cell office:value-type="float" office:value="0.504128281195">
            <text:p>0.5041</text:p>
          </table:table-cell>
          <table:table-cell office:value-type="float" office:value="0.411098069279">
            <text:p>0.411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6001">
            <text:p>66001</text:p>
          </table:table-cell>
          <table:table-cell office:value-type="float" office:value="0.504890693881">
            <text:p>0.5049</text:p>
          </table:table-cell>
          <table:table-cell office:value-type="float" office:value="0.366578927083">
            <text:p>0.366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7000">
            <text:p>67000</text:p>
          </table:table-cell>
          <table:table-cell office:value-type="float" office:value="0.525075626943">
            <text:p>0.5251</text:p>
          </table:table-cell>
          <table:table-cell office:value-type="float" office:value="0.415358727043">
            <text:p>0.41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7001">
            <text:p>67001</text:p>
          </table:table-cell>
          <table:table-cell office:value-type="float" office:value="0.524663475933">
            <text:p>0.5247</text:p>
          </table:table-cell>
          <table:table-cell office:value-type="float" office:value="0.376393064944">
            <text:p>0.376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8000">
            <text:p>68000</text:p>
          </table:table-cell>
          <table:table-cell office:value-type="float" office:value="0.290290054846">
            <text:p>0.2903</text:p>
          </table:table-cell>
          <table:table-cell office:value-type="float" office:value="0.423173555983">
            <text:p>0.423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8001">
            <text:p>68001</text:p>
          </table:table-cell>
          <table:table-cell office:value-type="float" office:value="0.449349397537">
            <text:p>0.4493</text:p>
          </table:table-cell>
          <table:table-cell office:value-type="float" office:value="0.417144496871">
            <text:p>0.41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9000">
            <text:p>69000</text:p>
          </table:table-cell>
          <table:table-cell office:value-type="float" office:value="0.23182462284">
            <text:p>0.2318</text:p>
          </table:table-cell>
          <table:table-cell office:value-type="float" office:value="0.385418932039">
            <text:p>0.38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9001">
            <text:p>69001</text:p>
          </table:table-cell>
          <table:table-cell office:value-type="float" office:value="0.194811565441">
            <text:p>0.1948</text:p>
          </table:table-cell>
          <table:table-cell office:value-type="float" office:value="0.332258573481">
            <text:p>0.33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00">
            <text:p>70000</text:p>
          </table:table-cell>
          <table:table-cell office:value-type="float" office:value="0.32977063559">
            <text:p>0.3298</text:p>
          </table:table-cell>
          <table:table-cell office:value-type="float" office:value="0.39756485205">
            <text:p>0.397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01">
            <text:p>70001</text:p>
          </table:table-cell>
          <table:table-cell office:value-type="float" office:value="0.330374552753">
            <text:p>0.3304</text:p>
          </table:table-cell>
          <table:table-cell office:value-type="float" office:value="0.405698319555">
            <text:p>0.405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1000">
            <text:p>71000</text:p>
          </table:table-cell>
          <table:table-cell office:value-type="float" office:value="0.331215346601">
            <text:p>0.3312</text:p>
          </table:table-cell>
          <table:table-cell office:value-type="float" office:value="0.400508146786">
            <text:p>0.40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1001">
            <text:p>71001</text:p>
          </table:table-cell>
          <table:table-cell office:value-type="float" office:value="0.345142333613">
            <text:p>0.3451</text:p>
          </table:table-cell>
          <table:table-cell office:value-type="float" office:value="0.387401007944">
            <text:p>0.387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2000">
            <text:p>72000</text:p>
          </table:table-cell>
          <table:table-cell office:value-type="float" office:value="0.324603220038">
            <text:p>0.3246</text:p>
          </table:table-cell>
          <table:table-cell office:value-type="float" office:value="0.358291851407">
            <text:p>0.358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2001">
            <text:p>72001</text:p>
          </table:table-cell>
          <table:table-cell office:value-type="float" office:value="0.332427583196">
            <text:p>0.3324</text:p>
          </table:table-cell>
          <table:table-cell office:value-type="float" office:value="0.412392174153">
            <text:p>0.412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3000">
            <text:p>73000</text:p>
          </table:table-cell>
          <table:table-cell office:value-type="float" office:value="0.343483321452">
            <text:p>0.3435</text:p>
          </table:table-cell>
          <table:table-cell office:value-type="float" office:value="0.39714424343">
            <text:p>0.39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3001">
            <text:p>73001</text:p>
          </table:table-cell>
          <table:table-cell office:value-type="float" office:value="0.341250879231">
            <text:p>0.3413</text:p>
          </table:table-cell>
          <table:table-cell office:value-type="float" office:value="0.346278748094">
            <text:p>0.346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4000">
            <text:p>74000</text:p>
          </table:table-cell>
          <table:table-cell office:value-type="float" office:value="0.325276471935">
            <text:p>0.3253</text:p>
          </table:table-cell>
          <table:table-cell office:value-type="float" office:value="0.360063376968">
            <text:p>0.360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4001">
            <text:p>74001</text:p>
          </table:table-cell>
          <table:table-cell office:value-type="float" office:value="0.31557164687">
            <text:p>0.3156</text:p>
          </table:table-cell>
          <table:table-cell office:value-type="float" office:value="0.369881704224">
            <text:p>0.369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5000">
            <text:p>75000</text:p>
          </table:table-cell>
          <table:table-cell office:value-type="float" office:value="0.324259502213">
            <text:p>0.3243</text:p>
          </table:table-cell>
          <table:table-cell office:value-type="float" office:value="0.407120171079">
            <text:p>0.40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5001">
            <text:p>75001</text:p>
          </table:table-cell>
          <table:table-cell office:value-type="float" office:value="0.344576961508">
            <text:p>0.3446</text:p>
          </table:table-cell>
          <table:table-cell office:value-type="float" office:value="0.336557018808">
            <text:p>0.336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6000">
            <text:p>76000</text:p>
          </table:table-cell>
          <table:table-cell office:value-type="float" office:value="0.369168592566">
            <text:p>0.3692</text:p>
          </table:table-cell>
          <table:table-cell office:value-type="float" office:value="0.408554648022">
            <text:p>0.40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6001">
            <text:p>76001</text:p>
          </table:table-cell>
          <table:table-cell office:value-type="float" office:value="0.359107970072">
            <text:p>0.3591</text:p>
          </table:table-cell>
          <table:table-cell office:value-type="float" office:value="0.388579328585">
            <text:p>0.38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7000">
            <text:p>77000</text:p>
          </table:table-cell>
          <table:table-cell office:value-type="float" office:value="0.363462890823">
            <text:p>0.3635</text:p>
          </table:table-cell>
          <table:table-cell office:value-type="float" office:value="0.364030289817">
            <text:p>0.36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7001">
            <text:p>77001</text:p>
          </table:table-cell>
          <table:table-cell office:value-type="float" office:value="0.361807734613">
            <text:p>0.3618</text:p>
          </table:table-cell>
          <table:table-cell office:value-type="float" office:value="0.360686692429">
            <text:p>0.36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8000">
            <text:p>78000</text:p>
          </table:table-cell>
          <table:table-cell office:value-type="float" office:value="0.347443508023">
            <text:p>0.3474</text:p>
          </table:table-cell>
          <table:table-cell office:value-type="float" office:value="0.388936784624">
            <text:p>0.388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8001">
            <text:p>78001</text:p>
          </table:table-cell>
          <table:table-cell office:value-type="float" office:value="0.342486345402">
            <text:p>0.3425</text:p>
          </table:table-cell>
          <table:table-cell office:value-type="float" office:value="0.414465817345">
            <text:p>0.414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9000">
            <text:p>79000</text:p>
          </table:table-cell>
          <table:table-cell office:value-type="float" office:value="0.326138983688">
            <text:p>0.3261</text:p>
          </table:table-cell>
          <table:table-cell office:value-type="float" office:value="0.324327444191">
            <text:p>0.32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9001">
            <text:p>79001</text:p>
          </table:table-cell>
          <table:table-cell office:value-type="float" office:value="0.307871967017">
            <text:p>0.3079</text:p>
          </table:table-cell>
          <table:table-cell office:value-type="float" office:value="0.32511413244">
            <text:p>0.325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00">
            <text:p>80000</text:p>
          </table:table-cell>
          <table:table-cell office:value-type="float" office:value="0.44551850582">
            <text:p>0.4455</text:p>
          </table:table-cell>
          <table:table-cell office:value-type="float" office:value="0.411601532402">
            <text:p>0.41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01">
            <text:p>80001</text:p>
          </table:table-cell>
          <table:table-cell office:value-type="float" office:value="0.422322861864">
            <text:p>0.4223</text:p>
          </table:table-cell>
          <table:table-cell office:value-type="float" office:value="0.35770091788">
            <text:p>0.357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1000">
            <text:p>81000</text:p>
          </table:table-cell>
          <table:table-cell office:value-type="float" office:value="0.440230950618">
            <text:p>0.4402</text:p>
          </table:table-cell>
          <table:table-cell office:value-type="float" office:value="0.371598276352">
            <text:p>0.37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1001">
            <text:p>81001</text:p>
          </table:table-cell>
          <table:table-cell office:value-type="float" office:value="0.44192252187">
            <text:p>0.4419</text:p>
          </table:table-cell>
          <table:table-cell office:value-type="float" office:value="0.392574430685">
            <text:p>0.392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2000">
            <text:p>82000</text:p>
          </table:table-cell>
          <table:table-cell office:value-type="float" office:value="0.411582721855">
            <text:p>0.4116</text:p>
          </table:table-cell>
          <table:table-cell office:value-type="float" office:value="0.373671291487">
            <text:p>0.37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2001">
            <text:p>82001</text:p>
          </table:table-cell>
          <table:table-cell office:value-type="float" office:value="0.432704945509">
            <text:p>0.4327</text:p>
          </table:table-cell>
          <table:table-cell office:value-type="float" office:value="0.380900490048">
            <text:p>0.380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3000">
            <text:p>83000</text:p>
          </table:table-cell>
          <table:table-cell office:value-type="float" office:value="0.4281213923">
            <text:p>0.4281</text:p>
          </table:table-cell>
          <table:table-cell office:value-type="float" office:value="0.387215639361">
            <text:p>0.387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3001">
            <text:p>83001</text:p>
          </table:table-cell>
          <table:table-cell office:value-type="float" office:value="0.431463518278">
            <text:p>0.4315</text:p>
          </table:table-cell>
          <table:table-cell office:value-type="float" office:value="0.324462099641">
            <text:p>0.324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4000">
            <text:p>84000</text:p>
          </table:table-cell>
          <table:table-cell office:value-type="float" office:value="0.4145109684">
            <text:p>0.4145</text:p>
          </table:table-cell>
          <table:table-cell office:value-type="float" office:value="0.335681307528">
            <text:p>0.335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4001">
            <text:p>84001</text:p>
          </table:table-cell>
          <table:table-cell office:value-type="float" office:value="0.428059960533">
            <text:p>0.4281</text:p>
          </table:table-cell>
          <table:table-cell office:value-type="float" office:value="0.362136844587">
            <text:p>0.362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5000">
            <text:p>85000</text:p>
          </table:table-cell>
          <table:table-cell office:value-type="float" office:value="0.436209542574">
            <text:p>0.4362</text:p>
          </table:table-cell>
          <table:table-cell office:value-type="float" office:value="0.394655333276">
            <text:p>0.394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5001">
            <text:p>85001</text:p>
          </table:table-cell>
          <table:table-cell office:value-type="float" office:value="0.461724720944">
            <text:p>0.4617</text:p>
          </table:table-cell>
          <table:table-cell office:value-type="float" office:value="0.472261207488">
            <text:p>0.47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6000">
            <text:p>86000</text:p>
          </table:table-cell>
          <table:table-cell office:value-type="float" office:value="0.430679583951">
            <text:p>0.4307</text:p>
          </table:table-cell>
          <table:table-cell office:value-type="float" office:value="0.366041399244">
            <text:p>0.366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6001">
            <text:p>86001</text:p>
          </table:table-cell>
          <table:table-cell office:value-type="float" office:value="0.438349708744">
            <text:p>0.4383</text:p>
          </table:table-cell>
          <table:table-cell office:value-type="float" office:value="0.393734094303">
            <text:p>0.39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7000">
            <text:p>87000</text:p>
          </table:table-cell>
          <table:table-cell office:value-type="float" office:value="0.451371873829">
            <text:p>0.4514</text:p>
          </table:table-cell>
          <table:table-cell office:value-type="float" office:value="0.376532007742">
            <text:p>0.376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7001">
            <text:p>87001</text:p>
          </table:table-cell>
          <table:table-cell office:value-type="float" office:value="0.457665149221">
            <text:p>0.4577</text:p>
          </table:table-cell>
          <table:table-cell office:value-type="float" office:value="0.428104749472">
            <text:p>0.428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8000">
            <text:p>88000</text:p>
          </table:table-cell>
          <table:table-cell office:value-type="float" office:value="0.443174794705">
            <text:p>0.4432</text:p>
          </table:table-cell>
          <table:table-cell office:value-type="float" office:value="0.370669573081">
            <text:p>0.37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8001">
            <text:p>88001</text:p>
          </table:table-cell>
          <table:table-cell office:value-type="float" office:value="0.448603678436">
            <text:p>0.4486</text:p>
          </table:table-cell>
          <table:table-cell office:value-type="float" office:value="0.373745534439">
            <text:p>0.37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9000">
            <text:p>89000</text:p>
          </table:table-cell>
          <table:table-cell office:value-type="float" office:value="0.43341038526">
            <text:p>0.4334</text:p>
          </table:table-cell>
          <table:table-cell office:value-type="float" office:value="0.362270406853">
            <text:p>0.36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9001">
            <text:p>89001</text:p>
          </table:table-cell>
          <table:table-cell office:value-type="float" office:value="0.445879821141">
            <text:p>0.4459</text:p>
          </table:table-cell>
          <table:table-cell office:value-type="float" office:value="0.389063445131">
            <text:p>0.389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00">
            <text:p>90000</text:p>
          </table:table-cell>
          <table:table-cell office:value-type="float" office:value="0.481464878515">
            <text:p>0.4815</text:p>
          </table:table-cell>
          <table:table-cell office:value-type="float" office:value="0.412651455611">
            <text:p>0.412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01">
            <text:p>90001</text:p>
          </table:table-cell>
          <table:table-cell office:value-type="float" office:value="0.497384053668">
            <text:p>0.4974</text:p>
          </table:table-cell>
          <table:table-cell office:value-type="float" office:value="0.366127243831">
            <text:p>0.36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1000">
            <text:p>91000</text:p>
          </table:table-cell>
          <table:table-cell office:value-type="float" office:value="0.499281733957">
            <text:p>0.4993</text:p>
          </table:table-cell>
          <table:table-cell office:value-type="float" office:value="0.390321111667">
            <text:p>0.390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1001">
            <text:p>91001</text:p>
          </table:table-cell>
          <table:table-cell office:value-type="float" office:value="0.513639971267">
            <text:p>0.5136</text:p>
          </table:table-cell>
          <table:table-cell office:value-type="float" office:value="0.39924832775">
            <text:p>0.399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2000">
            <text:p>92000</text:p>
          </table:table-cell>
          <table:table-cell office:value-type="float" office:value="0.487133618501">
            <text:p>0.4871</text:p>
          </table:table-cell>
          <table:table-cell office:value-type="float" office:value="0.373585265584">
            <text:p>0.37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2001">
            <text:p>92001</text:p>
          </table:table-cell>
          <table:table-cell office:value-type="float" office:value="0.503981827">
            <text:p>0.5040</text:p>
          </table:table-cell>
          <table:table-cell office:value-type="float" office:value="0.391560353469">
            <text:p>0.39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3000">
            <text:p>93000</text:p>
          </table:table-cell>
          <table:table-cell office:value-type="float" office:value="0.495351179823">
            <text:p>0.4954</text:p>
          </table:table-cell>
          <table:table-cell office:value-type="float" office:value="0.417763342109">
            <text:p>0.41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3001">
            <text:p>93001</text:p>
          </table:table-cell>
          <table:table-cell office:value-type="float" office:value="0.503308786075">
            <text:p>0.5033</text:p>
          </table:table-cell>
          <table:table-cell office:value-type="float" office:value="0.416719034025">
            <text:p>0.416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4000">
            <text:p>94000</text:p>
          </table:table-cell>
          <table:table-cell office:value-type="float" office:value="0.511181650463">
            <text:p>0.5112</text:p>
          </table:table-cell>
          <table:table-cell office:value-type="float" office:value="0.371553465364">
            <text:p>0.37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4001">
            <text:p>94001</text:p>
          </table:table-cell>
          <table:table-cell office:value-type="float" office:value="0.48304963355">
            <text:p>0.4830</text:p>
          </table:table-cell>
          <table:table-cell office:value-type="float" office:value="0.380356080773">
            <text:p>0.380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5000">
            <text:p>95000</text:p>
          </table:table-cell>
          <table:table-cell office:value-type="float" office:value="0.500254281234">
            <text:p>0.5003</text:p>
          </table:table-cell>
          <table:table-cell office:value-type="float" office:value="0.373783101975">
            <text:p>0.373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5001">
            <text:p>95001</text:p>
          </table:table-cell>
          <table:table-cell office:value-type="float" office:value="0.485662314234">
            <text:p>0.4857</text:p>
          </table:table-cell>
          <table:table-cell office:value-type="float" office:value="0.397957169916">
            <text:p>0.398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6000">
            <text:p>96000</text:p>
          </table:table-cell>
          <table:table-cell office:value-type="float" office:value="0.504356573436">
            <text:p>0.5044</text:p>
          </table:table-cell>
          <table:table-cell office:value-type="float" office:value="0.396184046381">
            <text:p>0.396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6001">
            <text:p>96001</text:p>
          </table:table-cell>
          <table:table-cell office:value-type="float" office:value="0.496076689418">
            <text:p>0.4961</text:p>
          </table:table-cell>
          <table:table-cell office:value-type="float" office:value="0.371627702573">
            <text:p>0.37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7000">
            <text:p>97000</text:p>
          </table:table-cell>
          <table:table-cell office:value-type="float" office:value="0.492542502085">
            <text:p>0.4925</text:p>
          </table:table-cell>
          <table:table-cell office:value-type="float" office:value="0.386053772614">
            <text:p>0.38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7001">
            <text:p>97001</text:p>
          </table:table-cell>
          <table:table-cell office:value-type="float" office:value="0.500481990453">
            <text:p>0.5005</text:p>
          </table:table-cell>
          <table:table-cell office:value-type="float" office:value="0.402128171111">
            <text:p>0.402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8000">
            <text:p>98000</text:p>
          </table:table-cell>
          <table:table-cell office:value-type="float" office:value="0.496558422908">
            <text:p>0.4966</text:p>
          </table:table-cell>
          <table:table-cell office:value-type="float" office:value="0.367801275597">
            <text:p>0.36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8001">
            <text:p>98001</text:p>
          </table:table-cell>
          <table:table-cell office:value-type="float" office:value="0.488239760916">
            <text:p>0.4882</text:p>
          </table:table-cell>
          <table:table-cell office:value-type="float" office:value="0.398167388198">
            <text:p>0.398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9000">
            <text:p>99000</text:p>
          </table:table-cell>
          <table:table-cell office:value-type="float" office:value="0.495099609137">
            <text:p>0.4951</text:p>
          </table:table-cell>
          <table:table-cell office:value-type="float" office:value="0.418772112815">
            <text:p>0.418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9001">
            <text:p>99001</text:p>
          </table:table-cell>
          <table:table-cell office:value-type="float" office:value="0.484934961653">
            <text:p>0.4849</text:p>
          </table:table-cell>
          <table:table-cell office:value-type="float" office:value="0.43295346859">
            <text:p>0.43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674842812811">
            <text:p>0.6748</text:p>
          </table:table-cell>
          <table:table-cell office:value-type="float" office:value="0.694294748319">
            <text:p>0.69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71689320594">
            <text:p>0.6717</text:p>
          </table:table-cell>
          <table:table-cell office:value-type="float" office:value="0.697470474495">
            <text:p>0.69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float" office:value="0.665093442281">
            <text:p>0.6651</text:p>
          </table:table-cell>
          <table:table-cell office:value-type="float" office:value="0.67366374069">
            <text:p>0.673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1">
            <text:p>1001</text:p>
          </table:table-cell>
          <table:table-cell office:value-type="float" office:value="0.682858259222">
            <text:p>0.6829</text:p>
          </table:table-cell>
          <table:table-cell office:value-type="float" office:value="0.709376691696">
            <text:p>0.70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float" office:value="0.67406064069">
            <text:p>0.6741</text:p>
          </table:table-cell>
          <table:table-cell office:value-type="float" office:value="0.720955869817">
            <text:p>0.721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1">
            <text:p>2001</text:p>
          </table:table-cell>
          <table:table-cell office:value-type="float" office:value="0.670429606653">
            <text:p>0.6704</text:p>
          </table:table-cell>
          <table:table-cell office:value-type="float" office:value="0.663414278192">
            <text:p>0.663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0">
            <text:p>3000</text:p>
          </table:table-cell>
          <table:table-cell office:value-type="float" office:value="0.672780362087">
            <text:p>0.6728</text:p>
          </table:table-cell>
          <table:table-cell office:value-type="float" office:value="0.686731630755">
            <text:p>0.68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1">
            <text:p>3001</text:p>
          </table:table-cell>
          <table:table-cell office:value-type="float" office:value="0.674245175777">
            <text:p>0.6742</text:p>
          </table:table-cell>
          <table:table-cell office:value-type="float" office:value="0.71165187453">
            <text:p>0.711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.672427487428">
            <text:p>0.6724</text:p>
          </table:table-cell>
          <table:table-cell office:value-type="float" office:value="0.703262315212">
            <text:p>0.703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1">
            <text:p>4001</text:p>
          </table:table-cell>
          <table:table-cell office:value-type="float" office:value="0.668706040661">
            <text:p>0.6687</text:p>
          </table:table-cell>
          <table:table-cell office:value-type="float" office:value="0.677070994948">
            <text:p>0.67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.67587294417">
            <text:p>0.6759</text:p>
          </table:table-cell>
          <table:table-cell office:value-type="float" office:value="0.680228660607">
            <text:p>0.68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1">
            <text:p>5001</text:p>
          </table:table-cell>
          <table:table-cell office:value-type="float" office:value="0.667283902307">
            <text:p>0.6673</text:p>
          </table:table-cell>
          <table:table-cell office:value-type="float" office:value="0.697536584898">
            <text:p>0.69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0">
            <text:p>6000</text:p>
          </table:table-cell>
          <table:table-cell office:value-type="float" office:value="0.672240398532">
            <text:p>0.6722</text:p>
          </table:table-cell>
          <table:table-cell office:value-type="float" office:value="0.694548561122">
            <text:p>0.69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1">
            <text:p>6001</text:p>
          </table:table-cell>
          <table:table-cell office:value-type="float" office:value="0.667821275684">
            <text:p>0.6678</text:p>
          </table:table-cell>
          <table:table-cell office:value-type="float" office:value="0.690086505837">
            <text:p>0.690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0">
            <text:p>7000</text:p>
          </table:table-cell>
          <table:table-cell office:value-type="float" office:value="0.671503589378">
            <text:p>0.6715</text:p>
          </table:table-cell>
          <table:table-cell office:value-type="float" office:value="0.672002289861">
            <text:p>0.672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1">
            <text:p>7001</text:p>
          </table:table-cell>
          <table:table-cell office:value-type="float" office:value="0.672376037824">
            <text:p>0.6724</text:p>
          </table:table-cell>
          <table:table-cell office:value-type="float" office:value="0.675623012655">
            <text:p>0.675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0.672214595737">
            <text:p>0.6722</text:p>
          </table:table-cell>
          <table:table-cell office:value-type="float" office:value="0.710799125945">
            <text:p>0.710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1">
            <text:p>8001</text:p>
          </table:table-cell>
          <table:table-cell office:value-type="float" office:value="0.67227992508">
            <text:p>0.6723</text:p>
          </table:table-cell>
          <table:table-cell office:value-type="float" office:value="0.677510469932">
            <text:p>0.67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0">
            <text:p>9000</text:p>
          </table:table-cell>
          <table:table-cell office:value-type="float" office:value="0.67288879384">
            <text:p>0.6729</text:p>
          </table:table-cell>
          <table:table-cell office:value-type="float" office:value="0.689721978951">
            <text:p>0.689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1">
            <text:p>9001</text:p>
          </table:table-cell>
          <table:table-cell office:value-type="float" office:value="0.661269347269">
            <text:p>0.6613</text:p>
          </table:table-cell>
          <table:table-cell office:value-type="float" office:value="0.674458045009">
            <text:p>0.67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.605012762051">
            <text:p>0.6050</text:p>
          </table:table-cell>
          <table:table-cell office:value-type="float" office:value="0.709638645603">
            <text:p>0.709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01">
            <text:p>10001</text:p>
          </table:table-cell>
          <table:table-cell office:value-type="float" office:value="0.603805777085">
            <text:p>0.6038</text:p>
          </table:table-cell>
          <table:table-cell office:value-type="float" office:value="0.673828146864">
            <text:p>0.67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000">
            <text:p>11000</text:p>
          </table:table-cell>
          <table:table-cell office:value-type="float" office:value="0.605255023957">
            <text:p>0.6053</text:p>
          </table:table-cell>
          <table:table-cell office:value-type="float" office:value="0.667682549594">
            <text:p>0.667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001">
            <text:p>11001</text:p>
          </table:table-cell>
          <table:table-cell office:value-type="float" office:value="0.612677641953">
            <text:p>0.6127</text:p>
          </table:table-cell>
          <table:table-cell office:value-type="float" office:value="0.706175283097">
            <text:p>0.706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000">
            <text:p>12000</text:p>
          </table:table-cell>
          <table:table-cell office:value-type="float" office:value="0.606221498874">
            <text:p>0.6062</text:p>
          </table:table-cell>
          <table:table-cell office:value-type="float" office:value="0.664440172503">
            <text:p>0.664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001">
            <text:p>12001</text:p>
          </table:table-cell>
          <table:table-cell office:value-type="float" office:value="0.608179525919">
            <text:p>0.6082</text:p>
          </table:table-cell>
          <table:table-cell office:value-type="float" office:value="0.688210416873">
            <text:p>0.688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000">
            <text:p>13000</text:p>
          </table:table-cell>
          <table:table-cell office:value-type="float" office:value="0.60803723269">
            <text:p>0.6080</text:p>
          </table:table-cell>
          <table:table-cell office:value-type="float" office:value="0.687824987563">
            <text:p>0.687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001">
            <text:p>13001</text:p>
          </table:table-cell>
          <table:table-cell office:value-type="float" office:value="0.600927515422">
            <text:p>0.6009</text:p>
          </table:table-cell>
          <table:table-cell office:value-type="float" office:value="0.690166645229">
            <text:p>0.69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000">
            <text:p>14000</text:p>
          </table:table-cell>
          <table:table-cell office:value-type="float" office:value="0.611091192333">
            <text:p>0.6111</text:p>
          </table:table-cell>
          <table:table-cell office:value-type="float" office:value="0.674966203074">
            <text:p>0.675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001">
            <text:p>14001</text:p>
          </table:table-cell>
          <table:table-cell office:value-type="float" office:value="0.599119958931">
            <text:p>0.5991</text:p>
          </table:table-cell>
          <table:table-cell office:value-type="float" office:value="0.67112469077">
            <text:p>0.67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5000">
            <text:p>15000</text:p>
          </table:table-cell>
          <table:table-cell office:value-type="float" office:value="0.600024894914">
            <text:p>0.6000</text:p>
          </table:table-cell>
          <table:table-cell office:value-type="float" office:value="0.664328520436">
            <text:p>0.66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5001">
            <text:p>15001</text:p>
          </table:table-cell>
          <table:table-cell office:value-type="float" office:value="0.603425958382">
            <text:p>0.6034</text:p>
          </table:table-cell>
          <table:table-cell office:value-type="float" office:value="0.681763817425">
            <text:p>0.681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000">
            <text:p>16000</text:p>
          </table:table-cell>
          <table:table-cell office:value-type="float" office:value="0.59596655264">
            <text:p>0.5960</text:p>
          </table:table-cell>
          <table:table-cell office:value-type="float" office:value="0.67812328976">
            <text:p>0.678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001">
            <text:p>16001</text:p>
          </table:table-cell>
          <table:table-cell office:value-type="float" office:value="0.587560279565">
            <text:p>0.5876</text:p>
          </table:table-cell>
          <table:table-cell office:value-type="float" office:value="0.682389309996">
            <text:p>0.68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7000">
            <text:p>17000</text:p>
          </table:table-cell>
          <table:table-cell office:value-type="float" office:value="0.580459415732">
            <text:p>0.5805</text:p>
          </table:table-cell>
          <table:table-cell office:value-type="float" office:value="0.664205983313">
            <text:p>0.66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7001">
            <text:p>17001</text:p>
          </table:table-cell>
          <table:table-cell office:value-type="float" office:value="0.596134887852">
            <text:p>0.5961</text:p>
          </table:table-cell>
          <table:table-cell office:value-type="float" office:value="0.695686160711">
            <text:p>0.695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8000">
            <text:p>18000</text:p>
          </table:table-cell>
          <table:table-cell office:value-type="float" office:value="0.599344470037">
            <text:p>0.5993</text:p>
          </table:table-cell>
          <table:table-cell office:value-type="float" office:value="0.694107037364">
            <text:p>0.69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8001">
            <text:p>18001</text:p>
          </table:table-cell>
          <table:table-cell office:value-type="float" office:value="0.587618699661">
            <text:p>0.5876</text:p>
          </table:table-cell>
          <table:table-cell office:value-type="float" office:value="0.695436253539">
            <text:p>0.695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000">
            <text:p>19000</text:p>
          </table:table-cell>
          <table:table-cell office:value-type="float" office:value="0.609795719466">
            <text:p>0.6098</text:p>
          </table:table-cell>
          <table:table-cell office:value-type="float" office:value="0.672502365373">
            <text:p>0.672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001">
            <text:p>19001</text:p>
          </table:table-cell>
          <table:table-cell office:value-type="float" office:value="0.61368210289">
            <text:p>0.6137</text:p>
          </table:table-cell>
          <table:table-cell office:value-type="float" office:value="0.719156110925">
            <text:p>0.719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0">
            <text:p>20000</text:p>
          </table:table-cell>
          <table:table-cell office:value-type="float" office:value="0.399618038362">
            <text:p>0.3996</text:p>
          </table:table-cell>
          <table:table-cell office:value-type="float" office:value="0.651870828385">
            <text:p>0.651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1">
            <text:p>20001</text:p>
          </table:table-cell>
          <table:table-cell office:value-type="float" office:value="0.418181846271">
            <text:p>0.4182</text:p>
          </table:table-cell>
          <table:table-cell office:value-type="float" office:value="0.653607437491">
            <text:p>0.653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000">
            <text:p>21000</text:p>
          </table:table-cell>
          <table:table-cell office:value-type="float" office:value="0.427567916862">
            <text:p>0.4276</text:p>
          </table:table-cell>
          <table:table-cell office:value-type="float" office:value="0.677169015766">
            <text:p>0.677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001">
            <text:p>21001</text:p>
          </table:table-cell>
          <table:table-cell office:value-type="float" office:value="0.430893587792">
            <text:p>0.4309</text:p>
          </table:table-cell>
          <table:table-cell office:value-type="float" office:value="0.694707701586">
            <text:p>0.694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000">
            <text:p>22000</text:p>
          </table:table-cell>
          <table:table-cell office:value-type="float" office:value="0.445570358777">
            <text:p>0.4456</text:p>
          </table:table-cell>
          <table:table-cell office:value-type="float" office:value="0.703016116663">
            <text:p>0.70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001">
            <text:p>22001</text:p>
          </table:table-cell>
          <table:table-cell office:value-type="float" office:value="0.458509630296">
            <text:p>0.4585</text:p>
          </table:table-cell>
          <table:table-cell office:value-type="float" office:value="0.684480195987">
            <text:p>0.68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3000">
            <text:p>23000</text:p>
          </table:table-cell>
          <table:table-cell office:value-type="float" office:value="0.445115799498">
            <text:p>0.4451</text:p>
          </table:table-cell>
          <table:table-cell office:value-type="float" office:value="0.707267406914">
            <text:p>0.707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3001">
            <text:p>23001</text:p>
          </table:table-cell>
          <table:table-cell office:value-type="float" office:value="0.436163469993">
            <text:p>0.4362</text:p>
          </table:table-cell>
          <table:table-cell office:value-type="float" office:value="0.665771155405">
            <text:p>0.66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000">
            <text:p>24000</text:p>
          </table:table-cell>
          <table:table-cell office:value-type="float" office:value="0.422120677467">
            <text:p>0.4221</text:p>
          </table:table-cell>
          <table:table-cell office:value-type="float" office:value="0.664327478885">
            <text:p>0.66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001">
            <text:p>24001</text:p>
          </table:table-cell>
          <table:table-cell office:value-type="float" office:value="0.406646578112">
            <text:p>0.4066</text:p>
          </table:table-cell>
          <table:table-cell office:value-type="float" office:value="0.677399995149">
            <text:p>0.677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000">
            <text:p>25000</text:p>
          </table:table-cell>
          <table:table-cell office:value-type="float" office:value="0.399611242233">
            <text:p>0.3996</text:p>
          </table:table-cell>
          <table:table-cell office:value-type="float" office:value="0.67669753302">
            <text:p>0.67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001">
            <text:p>25001</text:p>
          </table:table-cell>
          <table:table-cell office:value-type="float" office:value="0.398653353325">
            <text:p>0.3987</text:p>
          </table:table-cell>
          <table:table-cell office:value-type="float" office:value="0.696830381172">
            <text:p>0.696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000">
            <text:p>26000</text:p>
          </table:table-cell>
          <table:table-cell office:value-type="float" office:value="0.398435938296">
            <text:p>0.3984</text:p>
          </table:table-cell>
          <table:table-cell office:value-type="float" office:value="0.705823425349">
            <text:p>0.70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001">
            <text:p>26001</text:p>
          </table:table-cell>
          <table:table-cell office:value-type="float" office:value="0.397122753798">
            <text:p>0.3971</text:p>
          </table:table-cell>
          <table:table-cell office:value-type="float" office:value="0.656730626838">
            <text:p>0.65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000">
            <text:p>27000</text:p>
          </table:table-cell>
          <table:table-cell office:value-type="float" office:value="0.405447935347">
            <text:p>0.4054</text:p>
          </table:table-cell>
          <table:table-cell office:value-type="float" office:value="0.667075587248">
            <text:p>0.66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001">
            <text:p>27001</text:p>
          </table:table-cell>
          <table:table-cell office:value-type="float" office:value="0.393139877925">
            <text:p>0.3931</text:p>
          </table:table-cell>
          <table:table-cell office:value-type="float" office:value="0.652860465106">
            <text:p>0.65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8000">
            <text:p>28000</text:p>
          </table:table-cell>
          <table:table-cell office:value-type="float" office:value="0.401581486934">
            <text:p>0.4016</text:p>
          </table:table-cell>
          <table:table-cell office:value-type="float" office:value="0.672663327646">
            <text:p>0.672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8001">
            <text:p>28001</text:p>
          </table:table-cell>
          <table:table-cell office:value-type="float" office:value="0.412391472919">
            <text:p>0.4124</text:p>
          </table:table-cell>
          <table:table-cell office:value-type="float" office:value="0.690362906658">
            <text:p>0.690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000">
            <text:p>29000</text:p>
          </table:table-cell>
          <table:table-cell office:value-type="float" office:value="0.405888510374">
            <text:p>0.4059</text:p>
          </table:table-cell>
          <table:table-cell office:value-type="float" office:value="0.645431748312">
            <text:p>0.645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001">
            <text:p>29001</text:p>
          </table:table-cell>
          <table:table-cell office:value-type="float" office:value="0.407203287807">
            <text:p>0.4072</text:p>
          </table:table-cell>
          <table:table-cell office:value-type="float" office:value="0.684006356861">
            <text:p>0.68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00">
            <text:p>30000</text:p>
          </table:table-cell>
          <table:table-cell office:value-type="float" office:value="0.160879538835">
            <text:p>0.1609</text:p>
          </table:table-cell>
          <table:table-cell office:value-type="float" office:value="0.677144167874">
            <text:p>0.67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01">
            <text:p>30001</text:p>
          </table:table-cell>
          <table:table-cell office:value-type="float" office:value="0.134312095265">
            <text:p>0.1343</text:p>
          </table:table-cell>
          <table:table-cell office:value-type="float" office:value="0.698773118331">
            <text:p>0.698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1000">
            <text:p>31000</text:p>
          </table:table-cell>
          <table:table-cell office:value-type="float" office:value="0.461902678271">
            <text:p>0.4619</text:p>
          </table:table-cell>
          <table:table-cell office:value-type="float" office:value="0.700184982517">
            <text:p>0.70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1001">
            <text:p>31001</text:p>
          </table:table-cell>
          <table:table-cell office:value-type="float" office:value="0.459139997989">
            <text:p>0.4591</text:p>
          </table:table-cell>
          <table:table-cell office:value-type="float" office:value="0.691210718007">
            <text:p>0.691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2000">
            <text:p>32000</text:p>
          </table:table-cell>
          <table:table-cell office:value-type="float" office:value="0.608884242213">
            <text:p>0.6089</text:p>
          </table:table-cell>
          <table:table-cell office:value-type="float" office:value="0.682958107003">
            <text:p>0.68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2001">
            <text:p>32001</text:p>
          </table:table-cell>
          <table:table-cell office:value-type="float" office:value="0.604992860074">
            <text:p>0.6050</text:p>
          </table:table-cell>
          <table:table-cell office:value-type="float" office:value="0.663967598753">
            <text:p>0.66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000">
            <text:p>33000</text:p>
          </table:table-cell>
          <table:table-cell office:value-type="float" office:value="0.539139864212">
            <text:p>0.5391</text:p>
          </table:table-cell>
          <table:table-cell office:value-type="float" office:value="0.637279251588">
            <text:p>0.637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001">
            <text:p>33001</text:p>
          </table:table-cell>
          <table:table-cell office:value-type="float" office:value="0.548131574452">
            <text:p>0.5481</text:p>
          </table:table-cell>
          <table:table-cell office:value-type="float" office:value="0.684079024397">
            <text:p>0.68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000">
            <text:p>34000</text:p>
          </table:table-cell>
          <table:table-cell office:value-type="float" office:value="0.173553321564">
            <text:p>0.1736</text:p>
          </table:table-cell>
          <table:table-cell office:value-type="float" office:value="0.679405439796">
            <text:p>0.67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001">
            <text:p>34001</text:p>
          </table:table-cell>
          <table:table-cell office:value-type="float" office:value="0.187829357461">
            <text:p>0.1878</text:p>
          </table:table-cell>
          <table:table-cell office:value-type="float" office:value="0.674188383465">
            <text:p>0.67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5000">
            <text:p>35000</text:p>
          </table:table-cell>
          <table:table-cell office:value-type="float" office:value="0.155346586702">
            <text:p>0.1553</text:p>
          </table:table-cell>
          <table:table-cell office:value-type="float" office:value="0.68421417453">
            <text:p>0.68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5001">
            <text:p>35001</text:p>
          </table:table-cell>
          <table:table-cell office:value-type="float" office:value="0.159174487758">
            <text:p>0.1592</text:p>
          </table:table-cell>
          <table:table-cell office:value-type="float" office:value="0.68482609736">
            <text:p>0.68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6000">
            <text:p>36000</text:p>
          </table:table-cell>
          <table:table-cell office:value-type="float" office:value="0.556276688687">
            <text:p>0.5563</text:p>
          </table:table-cell>
          <table:table-cell office:value-type="float" office:value="0.702524813548">
            <text:p>0.702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6001">
            <text:p>36001</text:p>
          </table:table-cell>
          <table:table-cell office:value-type="float" office:value="0.542056937008">
            <text:p>0.5421</text:p>
          </table:table-cell>
          <table:table-cell office:value-type="float" office:value="0.677367340659">
            <text:p>0.677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000">
            <text:p>37000</text:p>
          </table:table-cell>
          <table:table-cell office:value-type="float" office:value="0.614140317173">
            <text:p>0.6141</text:p>
          </table:table-cell>
          <table:table-cell office:value-type="float" office:value="0.681658391386">
            <text:p>0.681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001">
            <text:p>37001</text:p>
          </table:table-cell>
          <table:table-cell office:value-type="float" office:value="0.607646256086">
            <text:p>0.6076</text:p>
          </table:table-cell>
          <table:table-cell office:value-type="float" office:value="0.673331223278">
            <text:p>0.673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000">
            <text:p>38000</text:p>
          </table:table-cell>
          <table:table-cell office:value-type="float" office:value="0.467921290637">
            <text:p>0.4679</text:p>
          </table:table-cell>
          <table:table-cell office:value-type="float" office:value="0.702225589129">
            <text:p>0.702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001">
            <text:p>38001</text:p>
          </table:table-cell>
          <table:table-cell office:value-type="float" office:value="0.45839510736">
            <text:p>0.4584</text:p>
          </table:table-cell>
          <table:table-cell office:value-type="float" office:value="0.684803073956">
            <text:p>0.68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9000">
            <text:p>39000</text:p>
          </table:table-cell>
          <table:table-cell office:value-type="float" office:value="0.148471988107">
            <text:p>0.1485</text:p>
          </table:table-cell>
          <table:table-cell office:value-type="float" office:value="0.686131088143">
            <text:p>0.686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9001">
            <text:p>39001</text:p>
          </table:table-cell>
          <table:table-cell office:value-type="float" office:value="0.148274584829">
            <text:p>0.1483</text:p>
          </table:table-cell>
          <table:table-cell office:value-type="float" office:value="0.664190336104">
            <text:p>0.66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00">
            <text:p>40000</text:p>
          </table:table-cell>
          <table:table-cell office:value-type="float" office:value="0.549916173399">
            <text:p>0.5499</text:p>
          </table:table-cell>
          <table:table-cell office:value-type="float" office:value="0.686411574825">
            <text:p>0.686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01">
            <text:p>40001</text:p>
          </table:table-cell>
          <table:table-cell office:value-type="float" office:value="0.557777186265">
            <text:p>0.5578</text:p>
          </table:table-cell>
          <table:table-cell office:value-type="float" office:value="0.667914777452">
            <text:p>0.667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1000">
            <text:p>41000</text:p>
          </table:table-cell>
          <table:table-cell office:value-type="float" office:value="0.489199717016">
            <text:p>0.4892</text:p>
          </table:table-cell>
          <table:table-cell office:value-type="float" office:value="0.659387472698">
            <text:p>0.65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1001">
            <text:p>41001</text:p>
          </table:table-cell>
          <table:table-cell office:value-type="float" office:value="0.477090582628">
            <text:p>0.4771</text:p>
          </table:table-cell>
          <table:table-cell office:value-type="float" office:value="0.685806876653">
            <text:p>0.68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000">
            <text:p>42000</text:p>
          </table:table-cell>
          <table:table-cell office:value-type="float" office:value="0.713672273237">
            <text:p>0.7137</text:p>
          </table:table-cell>
          <table:table-cell office:value-type="float" office:value="0.694746755384">
            <text:p>0.694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001">
            <text:p>42001</text:p>
          </table:table-cell>
          <table:table-cell office:value-type="float" office:value="0.718826954483">
            <text:p>0.7188</text:p>
          </table:table-cell>
          <table:table-cell office:value-type="float" office:value="0.691871303117">
            <text:p>0.691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3000">
            <text:p>43000</text:p>
          </table:table-cell>
          <table:table-cell office:value-type="float" office:value="0.620514299058">
            <text:p>0.6205</text:p>
          </table:table-cell>
          <table:table-cell office:value-type="float" office:value="0.690439696905">
            <text:p>0.690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3001">
            <text:p>43001</text:p>
          </table:table-cell>
          <table:table-cell office:value-type="float" office:value="0.637366779111">
            <text:p>0.6374</text:p>
          </table:table-cell>
          <table:table-cell office:value-type="float" office:value="0.680885592721">
            <text:p>0.680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4000">
            <text:p>44000</text:p>
          </table:table-cell>
          <table:table-cell office:value-type="float" office:value="0.316098318274">
            <text:p>0.3161</text:p>
          </table:table-cell>
          <table:table-cell office:value-type="float" office:value="0.662914041718">
            <text:p>0.66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4001">
            <text:p>44001</text:p>
          </table:table-cell>
          <table:table-cell office:value-type="float" office:value="0.322879506361">
            <text:p>0.3229</text:p>
          </table:table-cell>
          <table:table-cell office:value-type="float" office:value="0.679916910528">
            <text:p>0.679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5000">
            <text:p>45000</text:p>
          </table:table-cell>
          <table:table-cell office:value-type="float" office:value="0.574416138603">
            <text:p>0.5744</text:p>
          </table:table-cell>
          <table:table-cell office:value-type="float" office:value="0.676068599348">
            <text:p>0.676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5001">
            <text:p>45001</text:p>
          </table:table-cell>
          <table:table-cell office:value-type="float" office:value="0.579914866108">
            <text:p>0.5799</text:p>
          </table:table-cell>
          <table:table-cell office:value-type="float" office:value="0.670572912576">
            <text:p>0.670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6000">
            <text:p>46000</text:p>
          </table:table-cell>
          <table:table-cell office:value-type="float" office:value="0.632653440594">
            <text:p>0.6327</text:p>
          </table:table-cell>
          <table:table-cell office:value-type="float" office:value="0.656472895543">
            <text:p>0.656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6001">
            <text:p>46001</text:p>
          </table:table-cell>
          <table:table-cell office:value-type="float" office:value="0.617352344799">
            <text:p>0.6174</text:p>
          </table:table-cell>
          <table:table-cell office:value-type="float" office:value="0.675236340235">
            <text:p>0.675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7000">
            <text:p>47000</text:p>
          </table:table-cell>
          <table:table-cell office:value-type="float" office:value="0.721560827133">
            <text:p>0.7216</text:p>
          </table:table-cell>
          <table:table-cell office:value-type="float" office:value="0.694551652959">
            <text:p>0.694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7001">
            <text:p>47001</text:p>
          </table:table-cell>
          <table:table-cell office:value-type="float" office:value="0.704081921225">
            <text:p>0.7041</text:p>
          </table:table-cell>
          <table:table-cell office:value-type="float" office:value="0.665774421741">
            <text:p>0.66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8000">
            <text:p>48000</text:p>
          </table:table-cell>
          <table:table-cell office:value-type="float" office:value="0.490800209441">
            <text:p>0.4908</text:p>
          </table:table-cell>
          <table:table-cell office:value-type="float" office:value="0.678244130299">
            <text:p>0.678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8001">
            <text:p>48001</text:p>
          </table:table-cell>
          <table:table-cell office:value-type="float" office:value="0.500555319811">
            <text:p>0.5006</text:p>
          </table:table-cell>
          <table:table-cell office:value-type="float" office:value="0.69023628262">
            <text:p>0.69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9000">
            <text:p>49000</text:p>
          </table:table-cell>
          <table:table-cell office:value-type="float" office:value="0.558966445563">
            <text:p>0.5590</text:p>
          </table:table-cell>
          <table:table-cell office:value-type="float" office:value="0.668595415173">
            <text:p>0.668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9001">
            <text:p>49001</text:p>
          </table:table-cell>
          <table:table-cell office:value-type="float" office:value="0.551538860346">
            <text:p>0.5515</text:p>
          </table:table-cell>
          <table:table-cell office:value-type="float" office:value="0.673440359155">
            <text:p>0.673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00">
            <text:p>50000</text:p>
          </table:table-cell>
          <table:table-cell office:value-type="float" office:value="0.597557030962">
            <text:p>0.5976</text:p>
          </table:table-cell>
          <table:table-cell office:value-type="float" office:value="0.692768901121">
            <text:p>0.692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01">
            <text:p>50001</text:p>
          </table:table-cell>
          <table:table-cell office:value-type="float" office:value="0.600311636819">
            <text:p>0.6003</text:p>
          </table:table-cell>
          <table:table-cell office:value-type="float" office:value="0.670916732332">
            <text:p>0.670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1000">
            <text:p>51000</text:p>
          </table:table-cell>
          <table:table-cell office:value-type="float" office:value="0.485233701106">
            <text:p>0.4852</text:p>
          </table:table-cell>
          <table:table-cell office:value-type="float" office:value="0.688469462215">
            <text:p>0.688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1001">
            <text:p>51001</text:p>
          </table:table-cell>
          <table:table-cell office:value-type="float" office:value="0.4897546012">
            <text:p>0.4898</text:p>
          </table:table-cell>
          <table:table-cell office:value-type="float" office:value="0.631050075375">
            <text:p>0.63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2000">
            <text:p>52000</text:p>
          </table:table-cell>
          <table:table-cell office:value-type="float" office:value="0.71824330431">
            <text:p>0.7182</text:p>
          </table:table-cell>
          <table:table-cell office:value-type="float" office:value="0.692441210736">
            <text:p>0.69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2001">
            <text:p>52001</text:p>
          </table:table-cell>
          <table:table-cell office:value-type="float" office:value="0.714217034131">
            <text:p>0.7142</text:p>
          </table:table-cell>
          <table:table-cell office:value-type="float" office:value="0.674042410179">
            <text:p>0.67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3000">
            <text:p>53000</text:p>
          </table:table-cell>
          <table:table-cell office:value-type="float" office:value="0.623800582612">
            <text:p>0.6238</text:p>
          </table:table-cell>
          <table:table-cell office:value-type="float" office:value="0.668628475805">
            <text:p>0.668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3001">
            <text:p>53001</text:p>
          </table:table-cell>
          <table:table-cell office:value-type="float" office:value="0.625632733731">
            <text:p>0.6256</text:p>
          </table:table-cell>
          <table:table-cell office:value-type="float" office:value="0.704161845963">
            <text:p>0.70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4000">
            <text:p>54000</text:p>
          </table:table-cell>
          <table:table-cell office:value-type="float" office:value="0.533439078087">
            <text:p>0.5334</text:p>
          </table:table-cell>
          <table:table-cell office:value-type="float" office:value="0.673215864077">
            <text:p>0.673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4001">
            <text:p>54001</text:p>
          </table:table-cell>
          <table:table-cell office:value-type="float" office:value="0.526849145535">
            <text:p>0.5268</text:p>
          </table:table-cell>
          <table:table-cell office:value-type="float" office:value="0.65359835158">
            <text:p>0.653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5000">
            <text:p>55000</text:p>
          </table:table-cell>
          <table:table-cell office:value-type="float" office:value="0.533435423382">
            <text:p>0.5334</text:p>
          </table:table-cell>
          <table:table-cell office:value-type="float" office:value="0.679184180669">
            <text:p>0.679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5001">
            <text:p>55001</text:p>
          </table:table-cell>
          <table:table-cell office:value-type="float" office:value="0.537519022736">
            <text:p>0.5375</text:p>
          </table:table-cell>
          <table:table-cell office:value-type="float" office:value="0.66414356919">
            <text:p>0.66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6000">
            <text:p>56000</text:p>
          </table:table-cell>
          <table:table-cell office:value-type="float" office:value="0.631230438477">
            <text:p>0.6312</text:p>
          </table:table-cell>
          <table:table-cell office:value-type="float" office:value="0.661362489048">
            <text:p>0.661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6001">
            <text:p>56001</text:p>
          </table:table-cell>
          <table:table-cell office:value-type="float" office:value="0.630150001807">
            <text:p>0.6302</text:p>
          </table:table-cell>
          <table:table-cell office:value-type="float" office:value="0.658651429969">
            <text:p>0.658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7000">
            <text:p>57000</text:p>
          </table:table-cell>
          <table:table-cell office:value-type="float" office:value="0.719075442567">
            <text:p>0.7191</text:p>
          </table:table-cell>
          <table:table-cell office:value-type="float" office:value="0.7248294926">
            <text:p>0.72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7001">
            <text:p>57001</text:p>
          </table:table-cell>
          <table:table-cell office:value-type="float" office:value="0.720286696551">
            <text:p>0.7203</text:p>
          </table:table-cell>
          <table:table-cell office:value-type="float" office:value="0.6876940265">
            <text:p>0.687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8000">
            <text:p>58000</text:p>
          </table:table-cell>
          <table:table-cell office:value-type="float" office:value="0.480138955222">
            <text:p>0.4801</text:p>
          </table:table-cell>
          <table:table-cell office:value-type="float" office:value="0.671343083829">
            <text:p>0.671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8001">
            <text:p>58001</text:p>
          </table:table-cell>
          <table:table-cell office:value-type="float" office:value="0.488084380534">
            <text:p>0.4881</text:p>
          </table:table-cell>
          <table:table-cell office:value-type="float" office:value="0.622412067778">
            <text:p>0.62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9000">
            <text:p>59000</text:p>
          </table:table-cell>
          <table:table-cell office:value-type="float" office:value="0.602025199436">
            <text:p>0.6020</text:p>
          </table:table-cell>
          <table:table-cell office:value-type="float" office:value="0.702878983576">
            <text:p>0.70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9001">
            <text:p>59001</text:p>
          </table:table-cell>
          <table:table-cell office:value-type="float" office:value="0.593658054024">
            <text:p>0.5937</text:p>
          </table:table-cell>
          <table:table-cell office:value-type="float" office:value="0.68488678995">
            <text:p>0.684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00">
            <text:p>60000</text:p>
          </table:table-cell>
          <table:table-cell office:value-type="float" office:value="0.133483133185">
            <text:p>0.1335</text:p>
          </table:table-cell>
          <table:table-cell office:value-type="float" office:value="0.677106898329">
            <text:p>0.67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01">
            <text:p>60001</text:p>
          </table:table-cell>
          <table:table-cell office:value-type="float" office:value="0.142261286802">
            <text:p>0.1423</text:p>
          </table:table-cell>
          <table:table-cell office:value-type="float" office:value="0.674054621766">
            <text:p>0.67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1000">
            <text:p>61000</text:p>
          </table:table-cell>
          <table:table-cell office:value-type="float" office:value="0.446198503702">
            <text:p>0.4462</text:p>
          </table:table-cell>
          <table:table-cell office:value-type="float" office:value="0.654817028951">
            <text:p>0.65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1001">
            <text:p>61001</text:p>
          </table:table-cell>
          <table:table-cell office:value-type="float" office:value="0.217596026767">
            <text:p>0.2176</text:p>
          </table:table-cell>
          <table:table-cell office:value-type="float" office:value="0.684515604193">
            <text:p>0.68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000">
            <text:p>62000</text:p>
          </table:table-cell>
          <table:table-cell office:value-type="float" office:value="0.605030342357">
            <text:p>0.6050</text:p>
          </table:table-cell>
          <table:table-cell office:value-type="float" office:value="0.661109080111">
            <text:p>0.66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001">
            <text:p>62001</text:p>
          </table:table-cell>
          <table:table-cell office:value-type="float" office:value="0.612284057519">
            <text:p>0.6123</text:p>
          </table:table-cell>
          <table:table-cell office:value-type="float" office:value="0.675290621388">
            <text:p>0.675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3000">
            <text:p>63000</text:p>
          </table:table-cell>
          <table:table-cell office:value-type="float" office:value="0.5517051228">
            <text:p>0.5517</text:p>
          </table:table-cell>
          <table:table-cell office:value-type="float" office:value="0.683772915732">
            <text:p>0.68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3001">
            <text:p>63001</text:p>
          </table:table-cell>
          <table:table-cell office:value-type="float" office:value="0.547473498546">
            <text:p>0.5475</text:p>
          </table:table-cell>
          <table:table-cell office:value-type="float" office:value="0.674966972011">
            <text:p>0.675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4000">
            <text:p>64000</text:p>
          </table:table-cell>
          <table:table-cell office:value-type="float" office:value="0.14203988473">
            <text:p>0.1420</text:p>
          </table:table-cell>
          <table:table-cell office:value-type="float" office:value="0.662585951675">
            <text:p>0.66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4001">
            <text:p>64001</text:p>
          </table:table-cell>
          <table:table-cell office:value-type="float" office:value="0.152164408993">
            <text:p>0.1522</text:p>
          </table:table-cell>
          <table:table-cell office:value-type="float" office:value="0.672563121972">
            <text:p>0.67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000">
            <text:p>65000</text:p>
          </table:table-cell>
          <table:table-cell office:value-type="float" office:value="0.17998083446">
            <text:p>0.1800</text:p>
          </table:table-cell>
          <table:table-cell office:value-type="float" office:value="0.67399696202">
            <text:p>0.67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001">
            <text:p>65001</text:p>
          </table:table-cell>
          <table:table-cell office:value-type="float" office:value="0.191561028474">
            <text:p>0.1916</text:p>
          </table:table-cell>
          <table:table-cell office:value-type="float" office:value="0.669884515675">
            <text:p>0.669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6000">
            <text:p>66000</text:p>
          </table:table-cell>
          <table:table-cell office:value-type="float" office:value="0.557785328977">
            <text:p>0.5578</text:p>
          </table:table-cell>
          <table:table-cell office:value-type="float" office:value="0.656667002967">
            <text:p>0.65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6001">
            <text:p>66001</text:p>
          </table:table-cell>
          <table:table-cell office:value-type="float" office:value="0.553621938844">
            <text:p>0.5536</text:p>
          </table:table-cell>
          <table:table-cell office:value-type="float" office:value="0.66223639426">
            <text:p>0.662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000">
            <text:p>67000</text:p>
          </table:table-cell>
          <table:table-cell office:value-type="float" office:value="0.602414527915">
            <text:p>0.6024</text:p>
          </table:table-cell>
          <table:table-cell office:value-type="float" office:value="0.661643515235">
            <text:p>0.661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001">
            <text:p>67001</text:p>
          </table:table-cell>
          <table:table-cell office:value-type="float" office:value="0.607937379906">
            <text:p>0.6079</text:p>
          </table:table-cell>
          <table:table-cell office:value-type="float" office:value="0.665306635576">
            <text:p>0.665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8000">
            <text:p>68000</text:p>
          </table:table-cell>
          <table:table-cell office:value-type="float" office:value="0.45673560444">
            <text:p>0.4567</text:p>
          </table:table-cell>
          <table:table-cell office:value-type="float" office:value="0.681512206589">
            <text:p>0.681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8001">
            <text:p>68001</text:p>
          </table:table-cell>
          <table:table-cell office:value-type="float" office:value="0.453764064886">
            <text:p>0.4538</text:p>
          </table:table-cell>
          <table:table-cell office:value-type="float" office:value="0.681558133539">
            <text:p>0.681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000">
            <text:p>69000</text:p>
          </table:table-cell>
          <table:table-cell office:value-type="float" office:value="0.134763311603">
            <text:p>0.1348</text:p>
          </table:table-cell>
          <table:table-cell office:value-type="float" office:value="0.64649089989">
            <text:p>0.646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001">
            <text:p>69001</text:p>
          </table:table-cell>
          <table:table-cell office:value-type="float" office:value="0.147283936531">
            <text:p>0.1473</text:p>
          </table:table-cell>
          <table:table-cell office:value-type="float" office:value="0.647198088765">
            <text:p>0.647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00">
            <text:p>70000</text:p>
          </table:table-cell>
          <table:table-cell office:value-type="float" office:value="0.426428483079">
            <text:p>0.4264</text:p>
          </table:table-cell>
          <table:table-cell office:value-type="float" office:value="0.668008666309">
            <text:p>0.668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01">
            <text:p>70001</text:p>
          </table:table-cell>
          <table:table-cell office:value-type="float" office:value="0.420117982192">
            <text:p>0.4201</text:p>
          </table:table-cell>
          <table:table-cell office:value-type="float" office:value="0.683107410001">
            <text:p>0.683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1000">
            <text:p>71000</text:p>
          </table:table-cell>
          <table:table-cell office:value-type="float" office:value="0.395586508116">
            <text:p>0.3956</text:p>
          </table:table-cell>
          <table:table-cell office:value-type="float" office:value="0.673980466895">
            <text:p>0.67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1001">
            <text:p>71001</text:p>
          </table:table-cell>
          <table:table-cell office:value-type="float" office:value="0.414435130954">
            <text:p>0.4144</text:p>
          </table:table-cell>
          <table:table-cell office:value-type="float" office:value="0.703926873573">
            <text:p>0.703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2000">
            <text:p>72000</text:p>
          </table:table-cell>
          <table:table-cell office:value-type="float" office:value="0.407820885564">
            <text:p>0.4078</text:p>
          </table:table-cell>
          <table:table-cell office:value-type="float" office:value="0.688825136795">
            <text:p>0.688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2001">
            <text:p>72001</text:p>
          </table:table-cell>
          <table:table-cell office:value-type="float" office:value="0.410758413206">
            <text:p>0.4108</text:p>
          </table:table-cell>
          <table:table-cell office:value-type="float" office:value="0.683982189583">
            <text:p>0.68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000">
            <text:p>73000</text:p>
          </table:table-cell>
          <table:table-cell office:value-type="float" office:value="0.389436847137">
            <text:p>0.3894</text:p>
          </table:table-cell>
          <table:table-cell office:value-type="float" office:value="0.667641396262">
            <text:p>0.667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001">
            <text:p>73001</text:p>
          </table:table-cell>
          <table:table-cell office:value-type="float" office:value="0.417242690482">
            <text:p>0.4172</text:p>
          </table:table-cell>
          <table:table-cell office:value-type="float" office:value="0.686116788265">
            <text:p>0.686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000">
            <text:p>74000</text:p>
          </table:table-cell>
          <table:table-cell office:value-type="float" office:value="0.410768097909">
            <text:p>0.4108</text:p>
          </table:table-cell>
          <table:table-cell office:value-type="float" office:value="0.673016212311">
            <text:p>0.67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001">
            <text:p>74001</text:p>
          </table:table-cell>
          <table:table-cell office:value-type="float" office:value="0.403163269787">
            <text:p>0.4032</text:p>
          </table:table-cell>
          <table:table-cell office:value-type="float" office:value="0.662813002394">
            <text:p>0.662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5000">
            <text:p>75000</text:p>
          </table:table-cell>
          <table:table-cell office:value-type="float" office:value="0.414693940014">
            <text:p>0.4147</text:p>
          </table:table-cell>
          <table:table-cell office:value-type="float" office:value="0.692441125629">
            <text:p>0.69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5001">
            <text:p>75001</text:p>
          </table:table-cell>
          <table:table-cell office:value-type="float" office:value="0.421542284861">
            <text:p>0.4215</text:p>
          </table:table-cell>
          <table:table-cell office:value-type="float" office:value="0.668358781652">
            <text:p>0.668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6000">
            <text:p>76000</text:p>
          </table:table-cell>
          <table:table-cell office:value-type="float" office:value="0.429165115948">
            <text:p>0.4292</text:p>
          </table:table-cell>
          <table:table-cell office:value-type="float" office:value="0.661781209422">
            <text:p>0.661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6001">
            <text:p>76001</text:p>
          </table:table-cell>
          <table:table-cell office:value-type="float" office:value="0.435161394604">
            <text:p>0.4352</text:p>
          </table:table-cell>
          <table:table-cell office:value-type="float" office:value="0.657154314319">
            <text:p>0.657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7000">
            <text:p>77000</text:p>
          </table:table-cell>
          <table:table-cell office:value-type="float" office:value="0.449249413689">
            <text:p>0.4492</text:p>
          </table:table-cell>
          <table:table-cell office:value-type="float" office:value="0.699979636275">
            <text:p>0.700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7001">
            <text:p>77001</text:p>
          </table:table-cell>
          <table:table-cell office:value-type="float" office:value="0.448477607733">
            <text:p>0.4485</text:p>
          </table:table-cell>
          <table:table-cell office:value-type="float" office:value="0.685790828239">
            <text:p>0.68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8000">
            <text:p>78000</text:p>
          </table:table-cell>
          <table:table-cell office:value-type="float" office:value="0.427634318713">
            <text:p>0.4276</text:p>
          </table:table-cell>
          <table:table-cell office:value-type="float" office:value="0.675258379336">
            <text:p>0.675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8001">
            <text:p>78001</text:p>
          </table:table-cell>
          <table:table-cell office:value-type="float" office:value="0.445841670486">
            <text:p>0.4458</text:p>
          </table:table-cell>
          <table:table-cell office:value-type="float" office:value="0.680266621083">
            <text:p>0.680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9000">
            <text:p>79000</text:p>
          </table:table-cell>
          <table:table-cell office:value-type="float" office:value="0.412564060993">
            <text:p>0.4126</text:p>
          </table:table-cell>
          <table:table-cell office:value-type="float" office:value="0.701206996952">
            <text:p>0.701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9001">
            <text:p>79001</text:p>
          </table:table-cell>
          <table:table-cell office:value-type="float" office:value="0.407274773727">
            <text:p>0.4073</text:p>
          </table:table-cell>
          <table:table-cell office:value-type="float" office:value="0.679104620195">
            <text:p>0.679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00">
            <text:p>80000</text:p>
          </table:table-cell>
          <table:table-cell office:value-type="float" office:value="0.604029500371">
            <text:p>0.6040</text:p>
          </table:table-cell>
          <table:table-cell office:value-type="float" office:value="0.68053753783">
            <text:p>0.680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01">
            <text:p>80001</text:p>
          </table:table-cell>
          <table:table-cell office:value-type="float" office:value="0.612261265951">
            <text:p>0.6123</text:p>
          </table:table-cell>
          <table:table-cell office:value-type="float" office:value="0.692168161379">
            <text:p>0.692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1000">
            <text:p>81000</text:p>
          </table:table-cell>
          <table:table-cell office:value-type="float" office:value="0.59020266749">
            <text:p>0.5902</text:p>
          </table:table-cell>
          <table:table-cell office:value-type="float" office:value="0.6594315016">
            <text:p>0.65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1001">
            <text:p>81001</text:p>
          </table:table-cell>
          <table:table-cell office:value-type="float" office:value="0.596732557089">
            <text:p>0.5967</text:p>
          </table:table-cell>
          <table:table-cell office:value-type="float" office:value="0.670876628757">
            <text:p>0.670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2000">
            <text:p>82000</text:p>
          </table:table-cell>
          <table:table-cell office:value-type="float" office:value="0.596866571905">
            <text:p>0.5969</text:p>
          </table:table-cell>
          <table:table-cell office:value-type="float" office:value="0.681407976653">
            <text:p>0.681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2001">
            <text:p>82001</text:p>
          </table:table-cell>
          <table:table-cell office:value-type="float" office:value="0.59410205501">
            <text:p>0.5941</text:p>
          </table:table-cell>
          <table:table-cell office:value-type="float" office:value="0.676031496504">
            <text:p>0.676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3000">
            <text:p>83000</text:p>
          </table:table-cell>
          <table:table-cell office:value-type="float" office:value="0.607435948736">
            <text:p>0.6074</text:p>
          </table:table-cell>
          <table:table-cell office:value-type="float" office:value="0.681865662365">
            <text:p>0.681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3001">
            <text:p>83001</text:p>
          </table:table-cell>
          <table:table-cell office:value-type="float" office:value="0.594276263088">
            <text:p>0.5943</text:p>
          </table:table-cell>
          <table:table-cell office:value-type="float" office:value="0.667080012716">
            <text:p>0.66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4000">
            <text:p>84000</text:p>
          </table:table-cell>
          <table:table-cell office:value-type="float" office:value="0.604653745279">
            <text:p>0.6047</text:p>
          </table:table-cell>
          <table:table-cell office:value-type="float" office:value="0.695454950478">
            <text:p>0.695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4001">
            <text:p>84001</text:p>
          </table:table-cell>
          <table:table-cell office:value-type="float" office:value="0.593529509606">
            <text:p>0.5935</text:p>
          </table:table-cell>
          <table:table-cell office:value-type="float" office:value="0.66928071017">
            <text:p>0.669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5000">
            <text:p>85000</text:p>
          </table:table-cell>
          <table:table-cell office:value-type="float" office:value="0.600236624033">
            <text:p>0.6002</text:p>
          </table:table-cell>
          <table:table-cell office:value-type="float" office:value="0.667541801476">
            <text:p>0.66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5001">
            <text:p>85001</text:p>
          </table:table-cell>
          <table:table-cell office:value-type="float" office:value="0.602866374219">
            <text:p>0.6029</text:p>
          </table:table-cell>
          <table:table-cell office:value-type="float" office:value="0.663761088449">
            <text:p>0.66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6000">
            <text:p>86000</text:p>
          </table:table-cell>
          <table:table-cell office:value-type="float" office:value="0.60787796567">
            <text:p>0.6079</text:p>
          </table:table-cell>
          <table:table-cell office:value-type="float" office:value="0.685434953982">
            <text:p>0.685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6001">
            <text:p>86001</text:p>
          </table:table-cell>
          <table:table-cell office:value-type="float" office:value="0.602065061306">
            <text:p>0.6021</text:p>
          </table:table-cell>
          <table:table-cell office:value-type="float" office:value="0.703481414174">
            <text:p>0.703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7000">
            <text:p>87000</text:p>
          </table:table-cell>
          <table:table-cell office:value-type="float" office:value="0.610883466978">
            <text:p>0.6109</text:p>
          </table:table-cell>
          <table:table-cell office:value-type="float" office:value="0.686456859725">
            <text:p>0.686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7001">
            <text:p>87001</text:p>
          </table:table-cell>
          <table:table-cell office:value-type="float" office:value="0.598931347013">
            <text:p>0.5989</text:p>
          </table:table-cell>
          <table:table-cell office:value-type="float" office:value="0.661998928988">
            <text:p>0.662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8000">
            <text:p>88000</text:p>
          </table:table-cell>
          <table:table-cell office:value-type="float" office:value="0.597676274425">
            <text:p>0.5977</text:p>
          </table:table-cell>
          <table:table-cell office:value-type="float" office:value="0.672561194816">
            <text:p>0.67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8001">
            <text:p>88001</text:p>
          </table:table-cell>
          <table:table-cell office:value-type="float" office:value="0.598354974541">
            <text:p>0.5984</text:p>
          </table:table-cell>
          <table:table-cell office:value-type="float" office:value="0.703237737948">
            <text:p>0.703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9000">
            <text:p>89000</text:p>
          </table:table-cell>
          <table:table-cell office:value-type="float" office:value="0.59911223877">
            <text:p>0.5991</text:p>
          </table:table-cell>
          <table:table-cell office:value-type="float" office:value="0.684933236978">
            <text:p>0.684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9001">
            <text:p>89001</text:p>
          </table:table-cell>
          <table:table-cell office:value-type="float" office:value="0.601365012765">
            <text:p>0.6014</text:p>
          </table:table-cell>
          <table:table-cell office:value-type="float" office:value="0.685901266038">
            <text:p>0.685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00">
            <text:p>90000</text:p>
          </table:table-cell>
          <table:table-cell office:value-type="float" office:value="0.677403284148">
            <text:p>0.6774</text:p>
          </table:table-cell>
          <table:table-cell office:value-type="float" office:value="0.690233504827">
            <text:p>0.69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01">
            <text:p>90001</text:p>
          </table:table-cell>
          <table:table-cell office:value-type="float" office:value="0.676242206467">
            <text:p>0.6762</text:p>
          </table:table-cell>
          <table:table-cell office:value-type="float" office:value="0.687087601541">
            <text:p>0.68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1000">
            <text:p>91000</text:p>
          </table:table-cell>
          <table:table-cell office:value-type="float" office:value="0.671309856067">
            <text:p>0.6713</text:p>
          </table:table-cell>
          <table:table-cell office:value-type="float" office:value="0.673738889711">
            <text:p>0.673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1001">
            <text:p>91001</text:p>
          </table:table-cell>
          <table:table-cell office:value-type="float" office:value="0.666221648272">
            <text:p>0.6662</text:p>
          </table:table-cell>
          <table:table-cell office:value-type="float" office:value="0.678759889859">
            <text:p>0.678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000">
            <text:p>92000</text:p>
          </table:table-cell>
          <table:table-cell office:value-type="float" office:value="0.670223816836">
            <text:p>0.6702</text:p>
          </table:table-cell>
          <table:table-cell office:value-type="float" office:value="0.701099470223">
            <text:p>0.70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001">
            <text:p>92001</text:p>
          </table:table-cell>
          <table:table-cell office:value-type="float" office:value="0.675285423204">
            <text:p>0.6753</text:p>
          </table:table-cell>
          <table:table-cell office:value-type="float" office:value="0.695908162388">
            <text:p>0.695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3000">
            <text:p>93000</text:p>
          </table:table-cell>
          <table:table-cell office:value-type="float" office:value="0.671286191884">
            <text:p>0.6713</text:p>
          </table:table-cell>
          <table:table-cell office:value-type="float" office:value="0.692596703857">
            <text:p>0.69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3001">
            <text:p>93001</text:p>
          </table:table-cell>
          <table:table-cell office:value-type="float" office:value="0.683927162189">
            <text:p>0.6839</text:p>
          </table:table-cell>
          <table:table-cell office:value-type="float" office:value="0.707037395977">
            <text:p>0.707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4000">
            <text:p>94000</text:p>
          </table:table-cell>
          <table:table-cell office:value-type="float" office:value="0.675530408144">
            <text:p>0.6755</text:p>
          </table:table-cell>
          <table:table-cell office:value-type="float" office:value="0.680755524979">
            <text:p>0.680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4001">
            <text:p>94001</text:p>
          </table:table-cell>
          <table:table-cell office:value-type="float" office:value="0.676730240883">
            <text:p>0.6767</text:p>
          </table:table-cell>
          <table:table-cell office:value-type="float" office:value="0.688106945335">
            <text:p>0.688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5000">
            <text:p>95000</text:p>
          </table:table-cell>
          <table:table-cell office:value-type="float" office:value="0.661795052564">
            <text:p>0.6618</text:p>
          </table:table-cell>
          <table:table-cell office:value-type="float" office:value="0.671495743351">
            <text:p>0.671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5001">
            <text:p>95001</text:p>
          </table:table-cell>
          <table:table-cell office:value-type="float" office:value="0.669650643165">
            <text:p>0.6697</text:p>
          </table:table-cell>
          <table:table-cell office:value-type="float" office:value="0.665711861578">
            <text:p>0.665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6000">
            <text:p>96000</text:p>
          </table:table-cell>
          <table:table-cell office:value-type="float" office:value="0.674760238233">
            <text:p>0.6748</text:p>
          </table:table-cell>
          <table:table-cell office:value-type="float" office:value="0.677814021769">
            <text:p>0.677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6001">
            <text:p>96001</text:p>
          </table:table-cell>
          <table:table-cell office:value-type="float" office:value="0.667591235546">
            <text:p>0.6676</text:p>
          </table:table-cell>
          <table:table-cell office:value-type="float" office:value="0.672868370184">
            <text:p>0.67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7000">
            <text:p>97000</text:p>
          </table:table-cell>
          <table:table-cell office:value-type="float" office:value="0.677776669095">
            <text:p>0.6778</text:p>
          </table:table-cell>
          <table:table-cell office:value-type="float" office:value="0.690410064886">
            <text:p>0.690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7001">
            <text:p>97001</text:p>
          </table:table-cell>
          <table:table-cell office:value-type="float" office:value="0.668820621759">
            <text:p>0.6688</text:p>
          </table:table-cell>
          <table:table-cell office:value-type="float" office:value="0.703761327192">
            <text:p>0.70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8000">
            <text:p>98000</text:p>
          </table:table-cell>
          <table:table-cell office:value-type="float" office:value="0.669174804087">
            <text:p>0.6692</text:p>
          </table:table-cell>
          <table:table-cell office:value-type="float" office:value="0.684316995887">
            <text:p>0.68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8001">
            <text:p>98001</text:p>
          </table:table-cell>
          <table:table-cell office:value-type="float" office:value="0.674841527333">
            <text:p>0.6748</text:p>
          </table:table-cell>
          <table:table-cell office:value-type="float" office:value="0.656034490512">
            <text:p>0.656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9000">
            <text:p>99000</text:p>
          </table:table-cell>
          <table:table-cell office:value-type="float" office:value="0.674862301035">
            <text:p>0.6749</text:p>
          </table:table-cell>
          <table:table-cell office:value-type="float" office:value="0.688047204128">
            <text:p>0.688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9001">
            <text:p>99001</text:p>
          </table:table-cell>
          <table:table-cell office:value-type="float" office:value="0.676853204052">
            <text:p>0.6769</text:p>
          </table:table-cell>
          <table:table-cell office:value-type="float" office:value="0.678712717089">
            <text:p>0.678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489496803796">
            <text:p>0.4895</text:p>
          </table:table-cell>
          <table:table-cell office:value-type="float" office:value="0.384796504008">
            <text:p>0.38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98942012234">
            <text:p>0.4989</text:p>
          </table:table-cell>
          <table:table-cell office:value-type="float" office:value="0.408030604615">
            <text:p>0.408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float" office:value="0.494202634281">
            <text:p>0.4942</text:p>
          </table:table-cell>
          <table:table-cell office:value-type="float" office:value="0.396498843401">
            <text:p>0.396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1">
            <text:p>1001</text:p>
          </table:table-cell>
          <table:table-cell office:value-type="float" office:value="0.491593182555">
            <text:p>0.4916</text:p>
          </table:table-cell>
          <table:table-cell office:value-type="float" office:value="0.391979765215">
            <text:p>0.39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float" office:value="0.485083614852">
            <text:p>0.4851</text:p>
          </table:table-cell>
          <table:table-cell office:value-type="float" office:value="0.396553809915">
            <text:p>0.396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1">
            <text:p>2001</text:p>
          </table:table-cell>
          <table:table-cell office:value-type="float" office:value="0.496836761248">
            <text:p>0.4968</text:p>
          </table:table-cell>
          <table:table-cell office:value-type="float" office:value="0.410518081877">
            <text:p>0.410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0">
            <text:p>3000</text:p>
          </table:table-cell>
          <table:table-cell office:value-type="float" office:value="0.488292336772">
            <text:p>0.4883</text:p>
          </table:table-cell>
          <table:table-cell office:value-type="float" office:value="0.375626171633">
            <text:p>0.375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1">
            <text:p>3001</text:p>
          </table:table-cell>
          <table:table-cell office:value-type="float" office:value="0.483603176351">
            <text:p>0.4836</text:p>
          </table:table-cell>
          <table:table-cell office:value-type="float" office:value="0.397929139987">
            <text:p>0.397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.502907320805">
            <text:p>0.5029</text:p>
          </table:table-cell>
          <table:table-cell office:value-type="float" office:value="0.423023718972">
            <text:p>0.423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1">
            <text:p>4001</text:p>
          </table:table-cell>
          <table:table-cell office:value-type="float" office:value="0.478594007368">
            <text:p>0.4786</text:p>
          </table:table-cell>
          <table:table-cell office:value-type="float" office:value="0.368293397159">
            <text:p>0.368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.515932029323">
            <text:p>0.5159</text:p>
          </table:table-cell>
          <table:table-cell office:value-type="float" office:value="0.416174961589">
            <text:p>0.41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1">
            <text:p>5001</text:p>
          </table:table-cell>
          <table:table-cell office:value-type="float" office:value="0.495656984347">
            <text:p>0.4957</text:p>
          </table:table-cell>
          <table:table-cell office:value-type="float" office:value="0.379151217256">
            <text:p>0.379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0">
            <text:p>6000</text:p>
          </table:table-cell>
          <table:table-cell office:value-type="float" office:value="0.501294583963">
            <text:p>0.5013</text:p>
          </table:table-cell>
          <table:table-cell office:value-type="float" office:value="0.426128943779">
            <text:p>0.426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1">
            <text:p>6001</text:p>
          </table:table-cell>
          <table:table-cell office:value-type="float" office:value="0.491492837156">
            <text:p>0.4915</text:p>
          </table:table-cell>
          <table:table-cell office:value-type="float" office:value="0.388527493095">
            <text:p>0.38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0">
            <text:p>7000</text:p>
          </table:table-cell>
          <table:table-cell office:value-type="float" office:value="0.491586284813">
            <text:p>0.4916</text:p>
          </table:table-cell>
          <table:table-cell office:value-type="float" office:value="0.384078754819">
            <text:p>0.384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1">
            <text:p>7001</text:p>
          </table:table-cell>
          <table:table-cell office:value-type="float" office:value="0.502616133519">
            <text:p>0.5026</text:p>
          </table:table-cell>
          <table:table-cell office:value-type="float" office:value="0.412359110804">
            <text:p>0.41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0.496791212547">
            <text:p>0.4968</text:p>
          </table:table-cell>
          <table:table-cell office:value-type="float" office:value="0.39729393205">
            <text:p>0.397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1">
            <text:p>8001</text:p>
          </table:table-cell>
          <table:table-cell office:value-type="float" office:value="0.497175188826">
            <text:p>0.4972</text:p>
          </table:table-cell>
          <table:table-cell office:value-type="float" office:value="0.398389725469">
            <text:p>0.39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0">
            <text:p>9000</text:p>
          </table:table-cell>
          <table:table-cell office:value-type="float" office:value="0.495111687431">
            <text:p>0.4951</text:p>
          </table:table-cell>
          <table:table-cell office:value-type="float" office:value="0.378481244487">
            <text:p>0.37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1">
            <text:p>9001</text:p>
          </table:table-cell>
          <table:table-cell office:value-type="float" office:value="0.484552907302">
            <text:p>0.4846</text:p>
          </table:table-cell>
          <table:table-cell office:value-type="float" office:value="0.380560818026">
            <text:p>0.380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.436998056835">
            <text:p>0.4370</text:p>
          </table:table-cell>
          <table:table-cell office:value-type="float" office:value="0.416942334794">
            <text:p>0.416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01">
            <text:p>10001</text:p>
          </table:table-cell>
          <table:table-cell office:value-type="float" office:value="0.437939763055">
            <text:p>0.4379</text:p>
          </table:table-cell>
          <table:table-cell office:value-type="float" office:value="0.374670589772">
            <text:p>0.374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1000">
            <text:p>11000</text:p>
          </table:table-cell>
          <table:table-cell office:value-type="float" office:value="0.459208486801">
            <text:p>0.4592</text:p>
          </table:table-cell>
          <table:table-cell office:value-type="float" office:value="0.404442527003">
            <text:p>0.404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1001">
            <text:p>11001</text:p>
          </table:table-cell>
          <table:table-cell office:value-type="float" office:value="0.451675479284">
            <text:p>0.4517</text:p>
          </table:table-cell>
          <table:table-cell office:value-type="float" office:value="0.420922410245">
            <text:p>0.420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2000">
            <text:p>12000</text:p>
          </table:table-cell>
          <table:table-cell office:value-type="float" office:value="0.460088619036">
            <text:p>0.4601</text:p>
          </table:table-cell>
          <table:table-cell office:value-type="float" office:value="0.384641335276">
            <text:p>0.384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2001">
            <text:p>12001</text:p>
          </table:table-cell>
          <table:table-cell office:value-type="float" office:value="0.451004838957">
            <text:p>0.4510</text:p>
          </table:table-cell>
          <table:table-cell office:value-type="float" office:value="0.372172866421">
            <text:p>0.37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3000">
            <text:p>13000</text:p>
          </table:table-cell>
          <table:table-cell office:value-type="float" office:value="0.443141675609">
            <text:p>0.4431</text:p>
          </table:table-cell>
          <table:table-cell office:value-type="float" office:value="0.352437648754">
            <text:p>0.35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3001">
            <text:p>13001</text:p>
          </table:table-cell>
          <table:table-cell office:value-type="float" office:value="0.44220175448">
            <text:p>0.4422</text:p>
          </table:table-cell>
          <table:table-cell office:value-type="float" office:value="0.343094804738">
            <text:p>0.34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4000">
            <text:p>14000</text:p>
          </table:table-cell>
          <table:table-cell office:value-type="float" office:value="0.443426544878">
            <text:p>0.4434</text:p>
          </table:table-cell>
          <table:table-cell office:value-type="float" office:value="0.387220396137">
            <text:p>0.387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4001">
            <text:p>14001</text:p>
          </table:table-cell>
          <table:table-cell office:value-type="float" office:value="0.43938236716">
            <text:p>0.4394</text:p>
          </table:table-cell>
          <table:table-cell office:value-type="float" office:value="0.372179470047">
            <text:p>0.37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5000">
            <text:p>15000</text:p>
          </table:table-cell>
          <table:table-cell office:value-type="float" office:value="0.442016170366">
            <text:p>0.4420</text:p>
          </table:table-cell>
          <table:table-cell office:value-type="float" office:value="0.394876053568">
            <text:p>0.394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5001">
            <text:p>15001</text:p>
          </table:table-cell>
          <table:table-cell office:value-type="float" office:value="0.441418484403">
            <text:p>0.4414</text:p>
          </table:table-cell>
          <table:table-cell office:value-type="float" office:value="0.365060334622">
            <text:p>0.365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6000">
            <text:p>16000</text:p>
          </table:table-cell>
          <table:table-cell office:value-type="float" office:value="0.439712539254">
            <text:p>0.4397</text:p>
          </table:table-cell>
          <table:table-cell office:value-type="float" office:value="0.42018330313">
            <text:p>0.420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6001">
            <text:p>16001</text:p>
          </table:table-cell>
          <table:table-cell office:value-type="float" office:value="0.438631083317">
            <text:p>0.4386</text:p>
          </table:table-cell>
          <table:table-cell office:value-type="float" office:value="0.39312237572">
            <text:p>0.39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7000">
            <text:p>17000</text:p>
          </table:table-cell>
          <table:table-cell office:value-type="float" office:value="0.438640801515">
            <text:p>0.4386</text:p>
          </table:table-cell>
          <table:table-cell office:value-type="float" office:value="0.392247800122">
            <text:p>0.39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7001">
            <text:p>17001</text:p>
          </table:table-cell>
          <table:table-cell office:value-type="float" office:value="0.428066065435">
            <text:p>0.4281</text:p>
          </table:table-cell>
          <table:table-cell office:value-type="float" office:value="0.352366923483">
            <text:p>0.35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8000">
            <text:p>18000</text:p>
          </table:table-cell>
          <table:table-cell office:value-type="float" office:value="0.441435891551">
            <text:p>0.4414</text:p>
          </table:table-cell>
          <table:table-cell office:value-type="float" office:value="0.398523491415">
            <text:p>0.39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8001">
            <text:p>18001</text:p>
          </table:table-cell>
          <table:table-cell office:value-type="float" office:value="0.435087704024">
            <text:p>0.4351</text:p>
          </table:table-cell>
          <table:table-cell office:value-type="float" office:value="0.343334193023">
            <text:p>0.34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9000">
            <text:p>19000</text:p>
          </table:table-cell>
          <table:table-cell office:value-type="float" office:value="0.4538056694">
            <text:p>0.4538</text:p>
          </table:table-cell>
          <table:table-cell office:value-type="float" office:value="0.409416708968">
            <text:p>0.409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9001">
            <text:p>19001</text:p>
          </table:table-cell>
          <table:table-cell office:value-type="float" office:value="0.438622383741">
            <text:p>0.4386</text:p>
          </table:table-cell>
          <table:table-cell office:value-type="float" office:value="0.395240002586">
            <text:p>0.395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00">
            <text:p>20000</text:p>
          </table:table-cell>
          <table:table-cell office:value-type="float" office:value="0.34271020918">
            <text:p>0.3427</text:p>
          </table:table-cell>
          <table:table-cell office:value-type="float" office:value="0.388925610101">
            <text:p>0.388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01">
            <text:p>20001</text:p>
          </table:table-cell>
          <table:table-cell office:value-type="float" office:value="0.33832864178">
            <text:p>0.3383</text:p>
          </table:table-cell>
          <table:table-cell office:value-type="float" office:value="0.378241968851">
            <text:p>0.378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1000">
            <text:p>21000</text:p>
          </table:table-cell>
          <table:table-cell office:value-type="float" office:value="0.355032389586">
            <text:p>0.3550</text:p>
          </table:table-cell>
          <table:table-cell office:value-type="float" office:value="0.365427104566">
            <text:p>0.365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1001">
            <text:p>21001</text:p>
          </table:table-cell>
          <table:table-cell office:value-type="float" office:value="0.362968875017">
            <text:p>0.3630</text:p>
          </table:table-cell>
          <table:table-cell office:value-type="float" office:value="0.368272258687">
            <text:p>0.368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2000">
            <text:p>22000</text:p>
          </table:table-cell>
          <table:table-cell office:value-type="float" office:value="0.36194595072">
            <text:p>0.3619</text:p>
          </table:table-cell>
          <table:table-cell office:value-type="float" office:value="0.337938889873">
            <text:p>0.337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2001">
            <text:p>22001</text:p>
          </table:table-cell>
          <table:table-cell office:value-type="float" office:value="0.371158987602">
            <text:p>0.3712</text:p>
          </table:table-cell>
          <table:table-cell office:value-type="float" office:value="0.397795828845">
            <text:p>0.397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3000">
            <text:p>23000</text:p>
          </table:table-cell>
          <table:table-cell office:value-type="float" office:value="0.355095728057">
            <text:p>0.3551</text:p>
          </table:table-cell>
          <table:table-cell office:value-type="float" office:value="0.36991998628">
            <text:p>0.369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3001">
            <text:p>23001</text:p>
          </table:table-cell>
          <table:table-cell office:value-type="float" office:value="0.361922589558">
            <text:p>0.3619</text:p>
          </table:table-cell>
          <table:table-cell office:value-type="float" office:value="0.379446721002">
            <text:p>0.379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4000">
            <text:p>24000</text:p>
          </table:table-cell>
          <table:table-cell office:value-type="float" office:value="0.352215815049">
            <text:p>0.3522</text:p>
          </table:table-cell>
          <table:table-cell office:value-type="float" office:value="0.411322849967">
            <text:p>0.41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4001">
            <text:p>24001</text:p>
          </table:table-cell>
          <table:table-cell office:value-type="float" office:value="0.333101482564">
            <text:p>0.3331</text:p>
          </table:table-cell>
          <table:table-cell office:value-type="float" office:value="0.374862934433">
            <text:p>0.374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5000">
            <text:p>25000</text:p>
          </table:table-cell>
          <table:table-cell office:value-type="float" office:value="0.339571895163">
            <text:p>0.3396</text:p>
          </table:table-cell>
          <table:table-cell office:value-type="float" office:value="0.360114303526">
            <text:p>0.36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5001">
            <text:p>25001</text:p>
          </table:table-cell>
          <table:table-cell office:value-type="float" office:value="0.324448757244">
            <text:p>0.3244</text:p>
          </table:table-cell>
          <table:table-cell office:value-type="float" office:value="0.392569166999">
            <text:p>0.392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6000">
            <text:p>26000</text:p>
          </table:table-cell>
          <table:table-cell office:value-type="float" office:value="0.346963245805">
            <text:p>0.3470</text:p>
          </table:table-cell>
          <table:table-cell office:value-type="float" office:value="0.37400119464">
            <text:p>0.37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6001">
            <text:p>26001</text:p>
          </table:table-cell>
          <table:table-cell office:value-type="float" office:value="0.334819205591">
            <text:p>0.3348</text:p>
          </table:table-cell>
          <table:table-cell office:value-type="float" office:value="0.36442143416">
            <text:p>0.364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7000">
            <text:p>27000</text:p>
          </table:table-cell>
          <table:table-cell office:value-type="float" office:value="0.347272222822">
            <text:p>0.3473</text:p>
          </table:table-cell>
          <table:table-cell office:value-type="float" office:value="0.333336689342">
            <text:p>0.33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7001">
            <text:p>27001</text:p>
          </table:table-cell>
          <table:table-cell office:value-type="float" office:value="0.332482617712">
            <text:p>0.3325</text:p>
          </table:table-cell>
          <table:table-cell office:value-type="float" office:value="0.361792230512">
            <text:p>0.361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8000">
            <text:p>28000</text:p>
          </table:table-cell>
          <table:table-cell office:value-type="float" office:value="0.337258518999">
            <text:p>0.3373</text:p>
          </table:table-cell>
          <table:table-cell office:value-type="float" office:value="0.381301672357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8001">
            <text:p>28001</text:p>
          </table:table-cell>
          <table:table-cell office:value-type="float" office:value="0.338219361167">
            <text:p>0.3382</text:p>
          </table:table-cell>
          <table:table-cell office:value-type="float" office:value="0.381949106043">
            <text:p>0.381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9000">
            <text:p>29000</text:p>
          </table:table-cell>
          <table:table-cell office:value-type="float" office:value="0.333413414925">
            <text:p>0.3334</text:p>
          </table:table-cell>
          <table:table-cell office:value-type="float" office:value="0.379724131337">
            <text:p>0.379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9001">
            <text:p>29001</text:p>
          </table:table-cell>
          <table:table-cell office:value-type="float" office:value="0.334151054026">
            <text:p>0.3342</text:p>
          </table:table-cell>
          <table:table-cell office:value-type="float" office:value="0.368422028577">
            <text:p>0.36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00">
            <text:p>30000</text:p>
          </table:table-cell>
          <table:table-cell office:value-type="float" office:value="0.191726536359">
            <text:p>0.1917</text:p>
          </table:table-cell>
          <table:table-cell office:value-type="float" office:value="0.364779041891">
            <text:p>0.36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01">
            <text:p>30001</text:p>
          </table:table-cell>
          <table:table-cell office:value-type="float" office:value="0.206536010412">
            <text:p>0.2065</text:p>
          </table:table-cell>
          <table:table-cell office:value-type="float" office:value="0.349265268857">
            <text:p>0.34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1000">
            <text:p>31000</text:p>
          </table:table-cell>
          <table:table-cell office:value-type="float" office:value="0.466271666595">
            <text:p>0.4663</text:p>
          </table:table-cell>
          <table:table-cell office:value-type="float" office:value="0.386036911239">
            <text:p>0.386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1001">
            <text:p>31001</text:p>
          </table:table-cell>
          <table:table-cell office:value-type="float" office:value="0.449315426524">
            <text:p>0.4493</text:p>
          </table:table-cell>
          <table:table-cell office:value-type="float" office:value="0.411201096751">
            <text:p>0.411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2000">
            <text:p>32000</text:p>
          </table:table-cell>
          <table:table-cell office:value-type="float" office:value="0.523478004342">
            <text:p>0.5235</text:p>
          </table:table-cell>
          <table:table-cell office:value-type="float" office:value="0.396485260762">
            <text:p>0.396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2001">
            <text:p>32001</text:p>
          </table:table-cell>
          <table:table-cell office:value-type="float" office:value="0.53324023936">
            <text:p>0.5332</text:p>
          </table:table-cell>
          <table:table-cell office:value-type="float" office:value="0.370127361814">
            <text:p>0.37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3000">
            <text:p>33000</text:p>
          </table:table-cell>
          <table:table-cell office:value-type="float" office:value="0.503919174795">
            <text:p>0.5039</text:p>
          </table:table-cell>
          <table:table-cell office:value-type="float" office:value="0.399225258627">
            <text:p>0.399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3001">
            <text:p>33001</text:p>
          </table:table-cell>
          <table:table-cell office:value-type="float" office:value="0.494898311519">
            <text:p>0.4949</text:p>
          </table:table-cell>
          <table:table-cell office:value-type="float" office:value="0.38131751108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4000">
            <text:p>34000</text:p>
          </table:table-cell>
          <table:table-cell office:value-type="float" office:value="0.223323861247">
            <text:p>0.2233</text:p>
          </table:table-cell>
          <table:table-cell office:value-type="float" office:value="0.370261593411">
            <text:p>0.370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4001">
            <text:p>34001</text:p>
          </table:table-cell>
          <table:table-cell office:value-type="float" office:value="0.225089472807">
            <text:p>0.2251</text:p>
          </table:table-cell>
          <table:table-cell office:value-type="float" office:value="0.382135764132">
            <text:p>0.382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5000">
            <text:p>35000</text:p>
          </table:table-cell>
          <table:table-cell office:value-type="float" office:value="0.219416844932">
            <text:p>0.2194</text:p>
          </table:table-cell>
          <table:table-cell office:value-type="float" office:value="0.394349857235">
            <text:p>0.394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5001">
            <text:p>35001</text:p>
          </table:table-cell>
          <table:table-cell office:value-type="float" office:value="0.194484525069">
            <text:p>0.1945</text:p>
          </table:table-cell>
          <table:table-cell office:value-type="float" office:value="0.402037500872">
            <text:p>0.40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6000">
            <text:p>36000</text:p>
          </table:table-cell>
          <table:table-cell office:value-type="float" office:value="0.499829048113">
            <text:p>0.4998</text:p>
          </table:table-cell>
          <table:table-cell office:value-type="float" office:value="0.386580319912">
            <text:p>0.386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6001">
            <text:p>36001</text:p>
          </table:table-cell>
          <table:table-cell office:value-type="float" office:value="0.491902287037">
            <text:p>0.4919</text:p>
          </table:table-cell>
          <table:table-cell office:value-type="float" office:value="0.39293395693">
            <text:p>0.392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7000">
            <text:p>37000</text:p>
          </table:table-cell>
          <table:table-cell office:value-type="float" office:value="0.51852754245">
            <text:p>0.5185</text:p>
          </table:table-cell>
          <table:table-cell office:value-type="float" office:value="0.38122674943">
            <text:p>0.381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7001">
            <text:p>37001</text:p>
          </table:table-cell>
          <table:table-cell office:value-type="float" office:value="0.531520815992">
            <text:p>0.5315</text:p>
          </table:table-cell>
          <table:table-cell office:value-type="float" office:value="0.386463015358">
            <text:p>0.386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8000">
            <text:p>38000</text:p>
          </table:table-cell>
          <table:table-cell office:value-type="float" office:value="0.460247957676">
            <text:p>0.4602</text:p>
          </table:table-cell>
          <table:table-cell office:value-type="float" office:value="0.382186028852">
            <text:p>0.38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8001">
            <text:p>38001</text:p>
          </table:table-cell>
          <table:table-cell office:value-type="float" office:value="0.449218065644">
            <text:p>0.4492</text:p>
          </table:table-cell>
          <table:table-cell office:value-type="float" office:value="0.374415288479">
            <text:p>0.374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9000">
            <text:p>39000</text:p>
          </table:table-cell>
          <table:table-cell office:value-type="float" office:value="0.203391113653">
            <text:p>0.2034</text:p>
          </table:table-cell>
          <table:table-cell office:value-type="float" office:value="0.360809311521">
            <text:p>0.36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9001">
            <text:p>39001</text:p>
          </table:table-cell>
          <table:table-cell office:value-type="float" office:value="0.187617201617">
            <text:p>0.1876</text:p>
          </table:table-cell>
          <table:table-cell office:value-type="float" office:value="0.392491836471">
            <text:p>0.392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00">
            <text:p>40000</text:p>
          </table:table-cell>
          <table:table-cell office:value-type="float" office:value="0.0949405023124">
            <text:p>0.0949</text:p>
          </table:table-cell>
          <table:table-cell office:value-type="float" office:value="0.398441300066">
            <text:p>0.39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01">
            <text:p>40001</text:p>
          </table:table-cell>
          <table:table-cell office:value-type="float" office:value="0.345592618663">
            <text:p>0.3456</text:p>
          </table:table-cell>
          <table:table-cell office:value-type="float" office:value="0.403198027374">
            <text:p>0.403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1000">
            <text:p>41000</text:p>
          </table:table-cell>
          <table:table-cell office:value-type="float" office:value="0.46442244091">
            <text:p>0.4644</text:p>
          </table:table-cell>
          <table:table-cell office:value-type="float" office:value="0.344633093682">
            <text:p>0.344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1001">
            <text:p>41001</text:p>
          </table:table-cell>
          <table:table-cell office:value-type="float" office:value="0.459260729651">
            <text:p>0.4593</text:p>
          </table:table-cell>
          <table:table-cell office:value-type="float" office:value="0.347795277497">
            <text:p>0.347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2000">
            <text:p>42000</text:p>
          </table:table-cell>
          <table:table-cell office:value-type="float" office:value="0.59088448504">
            <text:p>0.5909</text:p>
          </table:table-cell>
          <table:table-cell office:value-type="float" office:value="0.43623638996">
            <text:p>0.43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2001">
            <text:p>42001</text:p>
          </table:table-cell>
          <table:table-cell office:value-type="float" office:value="0.594440461797">
            <text:p>0.5944</text:p>
          </table:table-cell>
          <table:table-cell office:value-type="float" office:value="0.4024051301">
            <text:p>0.40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3000">
            <text:p>43000</text:p>
          </table:table-cell>
          <table:table-cell office:value-type="float" office:value="0.543361178049">
            <text:p>0.5434</text:p>
          </table:table-cell>
          <table:table-cell office:value-type="float" office:value="0.408497255412">
            <text:p>0.40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3001">
            <text:p>43001</text:p>
          </table:table-cell>
          <table:table-cell office:value-type="float" office:value="0.528388848333">
            <text:p>0.5284</text:p>
          </table:table-cell>
          <table:table-cell office:value-type="float" office:value="0.403116448926">
            <text:p>0.40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4000">
            <text:p>44000</text:p>
          </table:table-cell>
          <table:table-cell office:value-type="float" office:value="0.368903258091">
            <text:p>0.3689</text:p>
          </table:table-cell>
          <table:table-cell office:value-type="float" office:value="0.380822149745">
            <text:p>0.38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4001">
            <text:p>44001</text:p>
          </table:table-cell>
          <table:table-cell office:value-type="float" office:value="0.370234881843">
            <text:p>0.3702</text:p>
          </table:table-cell>
          <table:table-cell office:value-type="float" office:value="0.415671090033">
            <text:p>0.41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5000">
            <text:p>45000</text:p>
          </table:table-cell>
          <table:table-cell office:value-type="float" office:value="0.375771761705">
            <text:p>0.3758</text:p>
          </table:table-cell>
          <table:table-cell office:value-type="float" office:value="0.36643158498">
            <text:p>0.366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5001">
            <text:p>45001</text:p>
          </table:table-cell>
          <table:table-cell office:value-type="float" office:value="0.128417561942">
            <text:p>0.1284</text:p>
          </table:table-cell>
          <table:table-cell office:value-type="float" office:value="0.389333638446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6000">
            <text:p>46000</text:p>
          </table:table-cell>
          <table:table-cell office:value-type="float" office:value="0.539372672208">
            <text:p>0.5394</text:p>
          </table:table-cell>
          <table:table-cell office:value-type="float" office:value="0.34079170707">
            <text:p>0.34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6001">
            <text:p>46001</text:p>
          </table:table-cell>
          <table:table-cell office:value-type="float" office:value="0.53422882874">
            <text:p>0.5342</text:p>
          </table:table-cell>
          <table:table-cell office:value-type="float" office:value="0.361288391611">
            <text:p>0.36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7000">
            <text:p>47000</text:p>
          </table:table-cell>
          <table:table-cell office:value-type="float" office:value="0.592455863079">
            <text:p>0.5925</text:p>
          </table:table-cell>
          <table:table-cell office:value-type="float" office:value="0.393732370666">
            <text:p>0.39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7001">
            <text:p>47001</text:p>
          </table:table-cell>
          <table:table-cell office:value-type="float" office:value="0.58311253848">
            <text:p>0.5831</text:p>
          </table:table-cell>
          <table:table-cell office:value-type="float" office:value="0.399619673788">
            <text:p>0.399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8000">
            <text:p>48000</text:p>
          </table:table-cell>
          <table:table-cell office:value-type="float" office:value="0.463228597727">
            <text:p>0.4632</text:p>
          </table:table-cell>
          <table:table-cell office:value-type="float" office:value="0.349357555999">
            <text:p>0.349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8001">
            <text:p>48001</text:p>
          </table:table-cell>
          <table:table-cell office:value-type="float" office:value="0.471954782961">
            <text:p>0.4720</text:p>
          </table:table-cell>
          <table:table-cell office:value-type="float" office:value="0.39178881741">
            <text:p>0.391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9000">
            <text:p>49000</text:p>
          </table:table-cell>
          <table:table-cell office:value-type="float" office:value="0.0953700160362">
            <text:p>0.0954</text:p>
          </table:table-cell>
          <table:table-cell office:value-type="float" office:value="0.378769835467">
            <text:p>0.378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9001">
            <text:p>49001</text:p>
          </table:table-cell>
          <table:table-cell office:value-type="float" office:value="0.0985329667084">
            <text:p>0.0985</text:p>
          </table:table-cell>
          <table:table-cell office:value-type="float" office:value="0.376283130647">
            <text:p>0.376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00">
            <text:p>50000</text:p>
          </table:table-cell>
          <table:table-cell office:value-type="float" office:value="0.0970771836187">
            <text:p>0.0971</text:p>
          </table:table-cell>
          <table:table-cell office:value-type="float" office:value="0.403233599984">
            <text:p>0.403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01">
            <text:p>50001</text:p>
          </table:table-cell>
          <table:table-cell office:value-type="float" office:value="0.10356670692">
            <text:p>0.1036</text:p>
          </table:table-cell>
          <table:table-cell office:value-type="float" office:value="0.34836723241">
            <text:p>0.34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1000">
            <text:p>51000</text:p>
          </table:table-cell>
          <table:table-cell office:value-type="float" office:value="0.461496522445">
            <text:p>0.4615</text:p>
          </table:table-cell>
          <table:table-cell office:value-type="float" office:value="0.362307576424">
            <text:p>0.362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1001">
            <text:p>51001</text:p>
          </table:table-cell>
          <table:table-cell office:value-type="float" office:value="0.452487302568">
            <text:p>0.4525</text:p>
          </table:table-cell>
          <table:table-cell office:value-type="float" office:value="0.448633748747">
            <text:p>0.448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2000">
            <text:p>52000</text:p>
          </table:table-cell>
          <table:table-cell office:value-type="float" office:value="0.588834674317">
            <text:p>0.5888</text:p>
          </table:table-cell>
          <table:table-cell office:value-type="float" office:value="0.368487100043">
            <text:p>0.36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2001">
            <text:p>52001</text:p>
          </table:table-cell>
          <table:table-cell office:value-type="float" office:value="0.576707183798">
            <text:p>0.5767</text:p>
          </table:table-cell>
          <table:table-cell office:value-type="float" office:value="0.381270277057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3000">
            <text:p>53000</text:p>
          </table:table-cell>
          <table:table-cell office:value-type="float" office:value="0.529055962889">
            <text:p>0.5291</text:p>
          </table:table-cell>
          <table:table-cell office:value-type="float" office:value="0.380793699746">
            <text:p>0.38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3001">
            <text:p>53001</text:p>
          </table:table-cell>
          <table:table-cell office:value-type="float" office:value="0.537675526382">
            <text:p>0.5377</text:p>
          </table:table-cell>
          <table:table-cell office:value-type="float" office:value="0.410769208263">
            <text:p>0.41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4000">
            <text:p>54000</text:p>
          </table:table-cell>
          <table:table-cell office:value-type="float" office:value="0.122282971839">
            <text:p>0.1223</text:p>
          </table:table-cell>
          <table:table-cell office:value-type="float" office:value="0.357289504525">
            <text:p>0.357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4001">
            <text:p>54001</text:p>
          </table:table-cell>
          <table:table-cell office:value-type="float" office:value="0.380329152223">
            <text:p>0.3803</text:p>
          </table:table-cell>
          <table:table-cell office:value-type="float" office:value="0.386220056422">
            <text:p>0.38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5000">
            <text:p>55000</text:p>
          </table:table-cell>
          <table:table-cell office:value-type="float" office:value="0.384725326354">
            <text:p>0.3847</text:p>
          </table:table-cell>
          <table:table-cell office:value-type="float" office:value="0.408399648201">
            <text:p>0.40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5001">
            <text:p>55001</text:p>
          </table:table-cell>
          <table:table-cell office:value-type="float" office:value="0.382684931277">
            <text:p>0.3827</text:p>
          </table:table-cell>
          <table:table-cell office:value-type="float" office:value="0.389184241703">
            <text:p>0.389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6000">
            <text:p>56000</text:p>
          </table:table-cell>
          <table:table-cell office:value-type="float" office:value="0.546138824063">
            <text:p>0.5461</text:p>
          </table:table-cell>
          <table:table-cell office:value-type="float" office:value="0.378564093711">
            <text:p>0.378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6001">
            <text:p>56001</text:p>
          </table:table-cell>
          <table:table-cell office:value-type="float" office:value="0.529102420729">
            <text:p>0.5291</text:p>
          </table:table-cell>
          <table:table-cell office:value-type="float" office:value="0.348775461996">
            <text:p>0.348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7000">
            <text:p>57000</text:p>
          </table:table-cell>
          <table:table-cell office:value-type="float" office:value="0.588060845607">
            <text:p>0.5881</text:p>
          </table:table-cell>
          <table:table-cell office:value-type="float" office:value="0.387117180193">
            <text:p>0.387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7001">
            <text:p>57001</text:p>
          </table:table-cell>
          <table:table-cell office:value-type="float" office:value="0.587347595987">
            <text:p>0.5873</text:p>
          </table:table-cell>
          <table:table-cell office:value-type="float" office:value="0.383651484976">
            <text:p>0.38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8000">
            <text:p>58000</text:p>
          </table:table-cell>
          <table:table-cell office:value-type="float" office:value="0.461145819271">
            <text:p>0.4611</text:p>
          </table:table-cell>
          <table:table-cell office:value-type="float" office:value="0.383284626129">
            <text:p>0.38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8001">
            <text:p>58001</text:p>
          </table:table-cell>
          <table:table-cell office:value-type="float" office:value="0.462730811838">
            <text:p>0.4627</text:p>
          </table:table-cell>
          <table:table-cell office:value-type="float" office:value="0.390034435039">
            <text:p>0.390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9000">
            <text:p>59000</text:p>
          </table:table-cell>
          <table:table-cell office:value-type="float" office:value="0.0867710336504">
            <text:p>0.0868</text:p>
          </table:table-cell>
          <table:table-cell office:value-type="float" office:value="0.404811511416">
            <text:p>0.40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9001">
            <text:p>59001</text:p>
          </table:table-cell>
          <table:table-cell office:value-type="float" office:value="0.0674154479938">
            <text:p>0.0674</text:p>
          </table:table-cell>
          <table:table-cell office:value-type="float" office:value="0.415901714294">
            <text:p>0.415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00">
            <text:p>60000</text:p>
          </table:table-cell>
          <table:table-cell office:value-type="float" office:value="0.184617661657">
            <text:p>0.1846</text:p>
          </table:table-cell>
          <table:table-cell office:value-type="float" office:value="0.376715406175">
            <text:p>0.376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01">
            <text:p>60001</text:p>
          </table:table-cell>
          <table:table-cell office:value-type="float" office:value="0.185935019524">
            <text:p>0.1859</text:p>
          </table:table-cell>
          <table:table-cell office:value-type="float" office:value="0.398016685117">
            <text:p>0.398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1000">
            <text:p>61000</text:p>
          </table:table-cell>
          <table:table-cell office:value-type="float" office:value="0.452350974631">
            <text:p>0.4524</text:p>
          </table:table-cell>
          <table:table-cell office:value-type="float" office:value="0.390307222711">
            <text:p>0.390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1001">
            <text:p>61001</text:p>
          </table:table-cell>
          <table:table-cell office:value-type="float" office:value="0.442941702077">
            <text:p>0.4429</text:p>
          </table:table-cell>
          <table:table-cell office:value-type="float" office:value="0.410935842853">
            <text:p>0.410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2000">
            <text:p>62000</text:p>
          </table:table-cell>
          <table:table-cell office:value-type="float" office:value="0.520735809063">
            <text:p>0.5207</text:p>
          </table:table-cell>
          <table:table-cell office:value-type="float" office:value="0.368975220376">
            <text:p>0.369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2001">
            <text:p>62001</text:p>
          </table:table-cell>
          <table:table-cell office:value-type="float" office:value="0.528278948744">
            <text:p>0.5283</text:p>
          </table:table-cell>
          <table:table-cell office:value-type="float" office:value="0.373967648046">
            <text:p>0.37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3000">
            <text:p>63000</text:p>
          </table:table-cell>
          <table:table-cell office:value-type="float" office:value="0.496269060714">
            <text:p>0.4963</text:p>
          </table:table-cell>
          <table:table-cell office:value-type="float" office:value="0.359819658053">
            <text:p>0.359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3001">
            <text:p>63001</text:p>
          </table:table-cell>
          <table:table-cell office:value-type="float" office:value="0.495843480669">
            <text:p>0.4958</text:p>
          </table:table-cell>
          <table:table-cell office:value-type="float" office:value="0.362179843541">
            <text:p>0.36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4000">
            <text:p>64000</text:p>
          </table:table-cell>
          <table:table-cell office:value-type="float" office:value="0.204826405372">
            <text:p>0.2048</text:p>
          </table:table-cell>
          <table:table-cell office:value-type="float" office:value="0.413662200288">
            <text:p>0.41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4001">
            <text:p>64001</text:p>
          </table:table-cell>
          <table:table-cell office:value-type="float" office:value="0.198189857312">
            <text:p>0.1982</text:p>
          </table:table-cell>
          <table:table-cell office:value-type="float" office:value="0.408006532995">
            <text:p>0.408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5000">
            <text:p>65000</text:p>
          </table:table-cell>
          <table:table-cell office:value-type="float" office:value="0.22699483661">
            <text:p>0.2270</text:p>
          </table:table-cell>
          <table:table-cell office:value-type="float" office:value="0.403821822206">
            <text:p>0.403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5001">
            <text:p>65001</text:p>
          </table:table-cell>
          <table:table-cell office:value-type="float" office:value="0.217585615021">
            <text:p>0.2176</text:p>
          </table:table-cell>
          <table:table-cell office:value-type="float" office:value="0.38401477889">
            <text:p>0.38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6000">
            <text:p>66000</text:p>
          </table:table-cell>
          <table:table-cell office:value-type="float" office:value="0.50464814374">
            <text:p>0.5046</text:p>
          </table:table-cell>
          <table:table-cell office:value-type="float" office:value="0.382737737298">
            <text:p>0.382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6001">
            <text:p>66001</text:p>
          </table:table-cell>
          <table:table-cell office:value-type="float" office:value="0.491790369111">
            <text:p>0.4918</text:p>
          </table:table-cell>
          <table:table-cell office:value-type="float" office:value="0.355716240632">
            <text:p>0.35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7000">
            <text:p>67000</text:p>
          </table:table-cell>
          <table:table-cell office:value-type="float" office:value="0.535864350228">
            <text:p>0.5359</text:p>
          </table:table-cell>
          <table:table-cell office:value-type="float" office:value="0.392667210546">
            <text:p>0.392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7001">
            <text:p>67001</text:p>
          </table:table-cell>
          <table:table-cell office:value-type="float" office:value="0.52029114544">
            <text:p>0.5203</text:p>
          </table:table-cell>
          <table:table-cell office:value-type="float" office:value="0.34574131059">
            <text:p>0.34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8000">
            <text:p>68000</text:p>
          </table:table-cell>
          <table:table-cell office:value-type="float" office:value="0.453018398181">
            <text:p>0.4530</text:p>
          </table:table-cell>
          <table:table-cell office:value-type="float" office:value="0.38606424513">
            <text:p>0.386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8001">
            <text:p>68001</text:p>
          </table:table-cell>
          <table:table-cell office:value-type="float" office:value="0.438018426874">
            <text:p>0.4380</text:p>
          </table:table-cell>
          <table:table-cell office:value-type="float" office:value="0.402108068973">
            <text:p>0.402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9000">
            <text:p>69000</text:p>
          </table:table-cell>
          <table:table-cell office:value-type="float" office:value="0.186672716423">
            <text:p>0.1867</text:p>
          </table:table-cell>
          <table:table-cell office:value-type="float" office:value="0.395805686189">
            <text:p>0.395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9001">
            <text:p>69001</text:p>
          </table:table-cell>
          <table:table-cell office:value-type="float" office:value="0.194507359393">
            <text:p>0.1945</text:p>
          </table:table-cell>
          <table:table-cell office:value-type="float" office:value="0.367167500411">
            <text:p>0.367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00">
            <text:p>70000</text:p>
          </table:table-cell>
          <table:table-cell office:value-type="float" office:value="0.336082995391">
            <text:p>0.3361</text:p>
          </table:table-cell>
          <table:table-cell office:value-type="float" office:value="0.394967471033">
            <text:p>0.395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01">
            <text:p>70001</text:p>
          </table:table-cell>
          <table:table-cell office:value-type="float" office:value="0.326861802851">
            <text:p>0.3269</text:p>
          </table:table-cell>
          <table:table-cell office:value-type="float" office:value="0.360595242336">
            <text:p>0.360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1000">
            <text:p>71000</text:p>
          </table:table-cell>
          <table:table-cell office:value-type="float" office:value="0.322854822872">
            <text:p>0.3229</text:p>
          </table:table-cell>
          <table:table-cell office:value-type="float" office:value="0.40564305693">
            <text:p>0.405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1001">
            <text:p>71001</text:p>
          </table:table-cell>
          <table:table-cell office:value-type="float" office:value="0.333705443431">
            <text:p>0.3337</text:p>
          </table:table-cell>
          <table:table-cell office:value-type="float" office:value="0.401117809095">
            <text:p>0.401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2000">
            <text:p>72000</text:p>
          </table:table-cell>
          <table:table-cell office:value-type="float" office:value="0.339436793374">
            <text:p>0.3394</text:p>
          </table:table-cell>
          <table:table-cell office:value-type="float" office:value="0.39094718275">
            <text:p>0.390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2001">
            <text:p>72001</text:p>
          </table:table-cell>
          <table:table-cell office:value-type="float" office:value="0.335641652327">
            <text:p>0.3356</text:p>
          </table:table-cell>
          <table:table-cell office:value-type="float" office:value="0.390738518521">
            <text:p>0.390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3000">
            <text:p>73000</text:p>
          </table:table-cell>
          <table:table-cell office:value-type="float" office:value="0.343221308984">
            <text:p>0.3432</text:p>
          </table:table-cell>
          <table:table-cell office:value-type="float" office:value="0.377126369557">
            <text:p>0.377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3001">
            <text:p>73001</text:p>
          </table:table-cell>
          <table:table-cell office:value-type="float" office:value="0.331589653289">
            <text:p>0.3316</text:p>
          </table:table-cell>
          <table:table-cell office:value-type="float" office:value="0.396924818198">
            <text:p>0.396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4000">
            <text:p>74000</text:p>
          </table:table-cell>
          <table:table-cell office:value-type="float" office:value="0.350754541513">
            <text:p>0.3508</text:p>
          </table:table-cell>
          <table:table-cell office:value-type="float" office:value="0.389285589224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4001">
            <text:p>74001</text:p>
          </table:table-cell>
          <table:table-cell office:value-type="float" office:value="0.331301989722">
            <text:p>0.3313</text:p>
          </table:table-cell>
          <table:table-cell office:value-type="float" office:value="0.370722993749">
            <text:p>0.370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5000">
            <text:p>75000</text:p>
          </table:table-cell>
          <table:table-cell office:value-type="float" office:value="0.341480268677">
            <text:p>0.3415</text:p>
          </table:table-cell>
          <table:table-cell office:value-type="float" office:value="0.37522778535">
            <text:p>0.375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5001">
            <text:p>75001</text:p>
          </table:table-cell>
          <table:table-cell office:value-type="float" office:value="0.329984467272">
            <text:p>0.3300</text:p>
          </table:table-cell>
          <table:table-cell office:value-type="float" office:value="0.377881583427">
            <text:p>0.377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6000">
            <text:p>76000</text:p>
          </table:table-cell>
          <table:table-cell office:value-type="float" office:value="0.373122669324">
            <text:p>0.3731</text:p>
          </table:table-cell>
          <table:table-cell office:value-type="float" office:value="0.403232515663">
            <text:p>0.403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6001">
            <text:p>76001</text:p>
          </table:table-cell>
          <table:table-cell office:value-type="float" office:value="0.365385493481">
            <text:p>0.3654</text:p>
          </table:table-cell>
          <table:table-cell office:value-type="float" office:value="0.354878489899">
            <text:p>0.354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7000">
            <text:p>77000</text:p>
          </table:table-cell>
          <table:table-cell office:value-type="float" office:value="0.361347572833">
            <text:p>0.3613</text:p>
          </table:table-cell>
          <table:table-cell office:value-type="float" office:value="0.369062399407">
            <text:p>0.369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7001">
            <text:p>77001</text:p>
          </table:table-cell>
          <table:table-cell office:value-type="float" office:value="0.356906495799">
            <text:p>0.3569</text:p>
          </table:table-cell>
          <table:table-cell office:value-type="float" office:value="0.389314087361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8000">
            <text:p>78000</text:p>
          </table:table-cell>
          <table:table-cell office:value-type="float" office:value="0.350022662255">
            <text:p>0.3500</text:p>
          </table:table-cell>
          <table:table-cell office:value-type="float" office:value="0.3837326536">
            <text:p>0.38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8001">
            <text:p>78001</text:p>
          </table:table-cell>
          <table:table-cell office:value-type="float" office:value="0.354640139218">
            <text:p>0.3546</text:p>
          </table:table-cell>
          <table:table-cell office:value-type="float" office:value="0.403299167081">
            <text:p>0.40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9000">
            <text:p>79000</text:p>
          </table:table-cell>
          <table:table-cell office:value-type="float" office:value="0.334367009328">
            <text:p>0.3344</text:p>
          </table:table-cell>
          <table:table-cell office:value-type="float" office:value="0.390547998305">
            <text:p>0.390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9001">
            <text:p>79001</text:p>
          </table:table-cell>
          <table:table-cell office:value-type="float" office:value="0.330077139558">
            <text:p>0.3301</text:p>
          </table:table-cell>
          <table:table-cell office:value-type="float" office:value="0.362358576076">
            <text:p>0.36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00">
            <text:p>80000</text:p>
          </table:table-cell>
          <table:table-cell office:value-type="float" office:value="0.451140299305">
            <text:p>0.4511</text:p>
          </table:table-cell>
          <table:table-cell office:value-type="float" office:value="0.373956136984">
            <text:p>0.37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01">
            <text:p>80001</text:p>
          </table:table-cell>
          <table:table-cell office:value-type="float" office:value="0.459471262125">
            <text:p>0.4595</text:p>
          </table:table-cell>
          <table:table-cell office:value-type="float" office:value="0.393059055475">
            <text:p>0.39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1000">
            <text:p>81000</text:p>
          </table:table-cell>
          <table:table-cell office:value-type="float" office:value="0.455321771292">
            <text:p>0.4553</text:p>
          </table:table-cell>
          <table:table-cell office:value-type="float" office:value="0.399130490526">
            <text:p>0.399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1001">
            <text:p>81001</text:p>
          </table:table-cell>
          <table:table-cell office:value-type="float" office:value="0.44548081046">
            <text:p>0.4455</text:p>
          </table:table-cell>
          <table:table-cell office:value-type="float" office:value="0.392144094054">
            <text:p>0.392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2000">
            <text:p>82000</text:p>
          </table:table-cell>
          <table:table-cell office:value-type="float" office:value="0.430815263056">
            <text:p>0.4308</text:p>
          </table:table-cell>
          <table:table-cell office:value-type="float" office:value="0.379013218236">
            <text:p>0.379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2001">
            <text:p>82001</text:p>
          </table:table-cell>
          <table:table-cell office:value-type="float" office:value="0.440241764742">
            <text:p>0.4402</text:p>
          </table:table-cell>
          <table:table-cell office:value-type="float" office:value="0.377382931109">
            <text:p>0.377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3000">
            <text:p>83000</text:p>
          </table:table-cell>
          <table:table-cell office:value-type="float" office:value="0.446815018745">
            <text:p>0.4468</text:p>
          </table:table-cell>
          <table:table-cell office:value-type="float" office:value="0.374831043532">
            <text:p>0.37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3001">
            <text:p>83001</text:p>
          </table:table-cell>
          <table:table-cell office:value-type="float" office:value="0.444517874139">
            <text:p>0.4445</text:p>
          </table:table-cell>
          <table:table-cell office:value-type="float" office:value="0.35604484128">
            <text:p>0.356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4000">
            <text:p>84000</text:p>
          </table:table-cell>
          <table:table-cell office:value-type="float" office:value="0.440747779299">
            <text:p>0.4407</text:p>
          </table:table-cell>
          <table:table-cell office:value-type="float" office:value="0.366216776228">
            <text:p>0.36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4001">
            <text:p>84001</text:p>
          </table:table-cell>
          <table:table-cell office:value-type="float" office:value="0.426079608866">
            <text:p>0.4261</text:p>
          </table:table-cell>
          <table:table-cell office:value-type="float" office:value="0.377616706784">
            <text:p>0.377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5000">
            <text:p>85000</text:p>
          </table:table-cell>
          <table:table-cell office:value-type="float" office:value="0.449574612755">
            <text:p>0.4496</text:p>
          </table:table-cell>
          <table:table-cell office:value-type="float" office:value="0.361921623929">
            <text:p>0.361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5001">
            <text:p>85001</text:p>
          </table:table-cell>
          <table:table-cell office:value-type="float" office:value="0.43171344074">
            <text:p>0.4317</text:p>
          </table:table-cell>
          <table:table-cell office:value-type="float" office:value="0.368374488513">
            <text:p>0.36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6000">
            <text:p>86000</text:p>
          </table:table-cell>
          <table:table-cell office:value-type="float" office:value="0.452622215989">
            <text:p>0.4526</text:p>
          </table:table-cell>
          <table:table-cell office:value-type="float" office:value="0.405425803544">
            <text:p>0.405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6001">
            <text:p>86001</text:p>
          </table:table-cell>
          <table:table-cell office:value-type="float" office:value="0.450023755854">
            <text:p>0.4500</text:p>
          </table:table-cell>
          <table:table-cell office:value-type="float" office:value="0.386087760816">
            <text:p>0.386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7000">
            <text:p>87000</text:p>
          </table:table-cell>
          <table:table-cell office:value-type="float" office:value="0.44699103155">
            <text:p>0.4470</text:p>
          </table:table-cell>
          <table:table-cell office:value-type="float" office:value="0.381954231033">
            <text:p>0.38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7001">
            <text:p>87001</text:p>
          </table:table-cell>
          <table:table-cell office:value-type="float" office:value="0.435811989117">
            <text:p>0.4358</text:p>
          </table:table-cell>
          <table:table-cell office:value-type="float" office:value="0.408453946324">
            <text:p>0.40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8000">
            <text:p>88000</text:p>
          </table:table-cell>
          <table:table-cell office:value-type="float" office:value="0.447719890589">
            <text:p>0.4477</text:p>
          </table:table-cell>
          <table:table-cell office:value-type="float" office:value="0.397222338597">
            <text:p>0.397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8001">
            <text:p>88001</text:p>
          </table:table-cell>
          <table:table-cell office:value-type="float" office:value="0.456665251783">
            <text:p>0.4567</text:p>
          </table:table-cell>
          <table:table-cell office:value-type="float" office:value="0.442644125424">
            <text:p>0.442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9000">
            <text:p>89000</text:p>
          </table:table-cell>
          <table:table-cell office:value-type="float" office:value="0.451538043339">
            <text:p>0.4515</text:p>
          </table:table-cell>
          <table:table-cell office:value-type="float" office:value="0.38876753993">
            <text:p>0.388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9001">
            <text:p>89001</text:p>
          </table:table-cell>
          <table:table-cell office:value-type="float" office:value="0.436963818634">
            <text:p>0.4370</text:p>
          </table:table-cell>
          <table:table-cell office:value-type="float" office:value="0.389265194452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00">
            <text:p>90000</text:p>
          </table:table-cell>
          <table:table-cell office:value-type="float" office:value="0.50024827094">
            <text:p>0.5002</text:p>
          </table:table-cell>
          <table:table-cell office:value-type="float" office:value="0.381270293164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01">
            <text:p>90001</text:p>
          </table:table-cell>
          <table:table-cell office:value-type="float" office:value="0.494813099754">
            <text:p>0.4948</text:p>
          </table:table-cell>
          <table:table-cell office:value-type="float" office:value="0.386832863146">
            <text:p>0.386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1000">
            <text:p>91000</text:p>
          </table:table-cell>
          <table:table-cell office:value-type="float" office:value="0.47869261524">
            <text:p>0.4787</text:p>
          </table:table-cell>
          <table:table-cell office:value-type="float" office:value="0.391003834951">
            <text:p>0.391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1001">
            <text:p>91001</text:p>
          </table:table-cell>
          <table:table-cell office:value-type="float" office:value="0.485395007912">
            <text:p>0.4854</text:p>
          </table:table-cell>
          <table:table-cell office:value-type="float" office:value="0.380381138848">
            <text:p>0.380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2000">
            <text:p>92000</text:p>
          </table:table-cell>
          <table:table-cell office:value-type="float" office:value="0.493076972841">
            <text:p>0.4931</text:p>
          </table:table-cell>
          <table:table-cell office:value-type="float" office:value="0.380107696825">
            <text:p>0.38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2001">
            <text:p>92001</text:p>
          </table:table-cell>
          <table:table-cell office:value-type="float" office:value="0.495937691768">
            <text:p>0.4959</text:p>
          </table:table-cell>
          <table:table-cell office:value-type="float" office:value="0.368594329299">
            <text:p>0.368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3000">
            <text:p>93000</text:p>
          </table:table-cell>
          <table:table-cell office:value-type="float" office:value="0.484852875053">
            <text:p>0.4849</text:p>
          </table:table-cell>
          <table:table-cell office:value-type="float" office:value="0.390287145578">
            <text:p>0.390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3001">
            <text:p>93001</text:p>
          </table:table-cell>
          <table:table-cell office:value-type="float" office:value="0.498421668612">
            <text:p>0.4984</text:p>
          </table:table-cell>
          <table:table-cell office:value-type="float" office:value="0.401235728074">
            <text:p>0.401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4000">
            <text:p>94000</text:p>
          </table:table-cell>
          <table:table-cell office:value-type="float" office:value="0.503924017526">
            <text:p>0.5039</text:p>
          </table:table-cell>
          <table:table-cell office:value-type="float" office:value="0.425758224905">
            <text:p>0.425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4001">
            <text:p>94001</text:p>
          </table:table-cell>
          <table:table-cell office:value-type="float" office:value="0.490738092885">
            <text:p>0.4907</text:p>
          </table:table-cell>
          <table:table-cell office:value-type="float" office:value="0.38347887177">
            <text:p>0.383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5000">
            <text:p>95000</text:p>
          </table:table-cell>
          <table:table-cell office:value-type="float" office:value="0.482510009423">
            <text:p>0.4825</text:p>
          </table:table-cell>
          <table:table-cell office:value-type="float" office:value="0.360119019449">
            <text:p>0.36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5001">
            <text:p>95001</text:p>
          </table:table-cell>
          <table:table-cell office:value-type="float" office:value="0.511574003027">
            <text:p>0.5116</text:p>
          </table:table-cell>
          <table:table-cell office:value-type="float" office:value="0.432721928625">
            <text:p>0.432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6000">
            <text:p>96000</text:p>
          </table:table-cell>
          <table:table-cell office:value-type="float" office:value="0.501265468957">
            <text:p>0.5013</text:p>
          </table:table-cell>
          <table:table-cell office:value-type="float" office:value="0.371412533903">
            <text:p>0.371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6001">
            <text:p>96001</text:p>
          </table:table-cell>
          <table:table-cell office:value-type="float" office:value="0.508505166915">
            <text:p>0.5085</text:p>
          </table:table-cell>
          <table:table-cell office:value-type="float" office:value="0.435682795424">
            <text:p>0.43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7000">
            <text:p>97000</text:p>
          </table:table-cell>
          <table:table-cell office:value-type="float" office:value="0.496240997367">
            <text:p>0.4962</text:p>
          </table:table-cell>
          <table:table-cell office:value-type="float" office:value="0.40242647619">
            <text:p>0.40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7001">
            <text:p>97001</text:p>
          </table:table-cell>
          <table:table-cell office:value-type="float" office:value="0.481214134319">
            <text:p>0.4812</text:p>
          </table:table-cell>
          <table:table-cell office:value-type="float" office:value="0.379999817012">
            <text:p>0.380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8000">
            <text:p>98000</text:p>
          </table:table-cell>
          <table:table-cell office:value-type="float" office:value="0.490086728352">
            <text:p>0.4901</text:p>
          </table:table-cell>
          <table:table-cell office:value-type="float" office:value="0.384626261634">
            <text:p>0.384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8001">
            <text:p>98001</text:p>
          </table:table-cell>
          <table:table-cell office:value-type="float" office:value="0.489403967729">
            <text:p>0.4894</text:p>
          </table:table-cell>
          <table:table-cell office:value-type="float" office:value="0.412260585045">
            <text:p>0.412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9000">
            <text:p>99000</text:p>
          </table:table-cell>
          <table:table-cell office:value-type="float" office:value="0.503172782796">
            <text:p>0.5032</text:p>
          </table:table-cell>
          <table:table-cell office:value-type="float" office:value="0.371981937637">
            <text:p>0.37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9001">
            <text:p>99001</text:p>
          </table:table-cell>
          <table:table-cell office:value-type="float" office:value="0.481503848734">
            <text:p>0.4815</text:p>
          </table:table-cell>
          <table:table-cell office:value-type="float" office:value="0.371294308511">
            <text:p>0.37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664345543127">
            <text:p>0.6643</text:p>
          </table:table-cell>
          <table:table-cell office:value-type="float" office:value="0.680481973341">
            <text:p>0.680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674691605368">
            <text:p>0.6747</text:p>
          </table:table-cell>
          <table:table-cell office:value-type="float" office:value="0.710010420166">
            <text:p>0.710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  <table:table-cell office:value-type="float" office:value="0.660811691828">
            <text:p>0.6608</text:p>
          </table:table-cell>
          <table:table-cell office:value-type="float" office:value="0.674599678967">
            <text:p>0.674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1">
            <text:p>1001</text:p>
          </table:table-cell>
          <table:table-cell office:value-type="float" office:value="0.676986774362">
            <text:p>0.6770</text:p>
          </table:table-cell>
          <table:table-cell office:value-type="float" office:value="0.685928331391">
            <text:p>0.68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0">
            <text:p>2000</text:p>
          </table:table-cell>
          <table:table-cell office:value-type="float" office:value="0.671765502099">
            <text:p>0.6718</text:p>
          </table:table-cell>
          <table:table-cell office:value-type="float" office:value="0.685395145193">
            <text:p>0.685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1">
            <text:p>2001</text:p>
          </table:table-cell>
          <table:table-cell office:value-type="float" office:value="0.681135586214">
            <text:p>0.6811</text:p>
          </table:table-cell>
          <table:table-cell office:value-type="float" office:value="0.713796484698">
            <text:p>0.713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  <table:table-cell office:value-type="float" office:value="0.66842773013">
            <text:p>0.6684</text:p>
          </table:table-cell>
          <table:table-cell office:value-type="float" office:value="0.690973003564">
            <text:p>0.69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1">
            <text:p>3001</text:p>
          </table:table-cell>
          <table:table-cell office:value-type="float" office:value="0.672484477432">
            <text:p>0.6725</text:p>
          </table:table-cell>
          <table:table-cell office:value-type="float" office:value="0.705261366609">
            <text:p>0.70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0">
            <text:p>4000</text:p>
          </table:table-cell>
          <table:table-cell office:value-type="float" office:value="0.671195232233">
            <text:p>0.6712</text:p>
          </table:table-cell>
          <table:table-cell office:value-type="float" office:value="0.670860135014">
            <text:p>0.670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1">
            <text:p>4001</text:p>
          </table:table-cell>
          <table:table-cell office:value-type="float" office:value="0.672611026887">
            <text:p>0.6726</text:p>
          </table:table-cell>
          <table:table-cell office:value-type="float" office:value="0.692324440412">
            <text:p>0.692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0">
            <text:p>5000</text:p>
          </table:table-cell>
          <table:table-cell office:value-type="float" office:value="0.668249518353">
            <text:p>0.6682</text:p>
          </table:table-cell>
          <table:table-cell office:value-type="float" office:value="0.680375501551">
            <text:p>0.680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1">
            <text:p>5001</text:p>
          </table:table-cell>
          <table:table-cell office:value-type="float" office:value="0.676759124819">
            <text:p>0.6768</text:p>
          </table:table-cell>
          <table:table-cell office:value-type="float" office:value="0.706311459589">
            <text:p>0.70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0">
            <text:p>6000</text:p>
          </table:table-cell>
          <table:table-cell office:value-type="float" office:value="0.67753600631">
            <text:p>0.6775</text:p>
          </table:table-cell>
          <table:table-cell office:value-type="float" office:value="0.722943027598">
            <text:p>0.722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1">
            <text:p>6001</text:p>
          </table:table-cell>
          <table:table-cell office:value-type="float" office:value="0.673553853027">
            <text:p>0.6736</text:p>
          </table:table-cell>
          <table:table-cell office:value-type="float" office:value="0.71618127299">
            <text:p>0.716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0">
            <text:p>7000</text:p>
          </table:table-cell>
          <table:table-cell office:value-type="float" office:value="0.673104814375">
            <text:p>0.6731</text:p>
          </table:table-cell>
          <table:table-cell office:value-type="float" office:value="0.7104798121">
            <text:p>0.710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1">
            <text:p>7001</text:p>
          </table:table-cell>
          <table:table-cell office:value-type="float" office:value="0.675320993191">
            <text:p>0.6753</text:p>
          </table:table-cell>
          <table:table-cell office:value-type="float" office:value="0.696663866114">
            <text:p>0.696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0">
            <text:p>8000</text:p>
          </table:table-cell>
          <table:table-cell office:value-type="float" office:value="0.668656666362">
            <text:p>0.6687</text:p>
          </table:table-cell>
          <table:table-cell office:value-type="float" office:value="0.691283177015">
            <text:p>0.69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1">
            <text:p>8001</text:p>
          </table:table-cell>
          <table:table-cell office:value-type="float" office:value="0.675329426395">
            <text:p>0.6753</text:p>
          </table:table-cell>
          <table:table-cell office:value-type="float" office:value="0.695194601291">
            <text:p>0.695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0">
            <text:p>9000</text:p>
          </table:table-cell>
          <table:table-cell office:value-type="float" office:value="0.670983949614">
            <text:p>0.6710</text:p>
          </table:table-cell>
          <table:table-cell office:value-type="float" office:value="0.710094475094">
            <text:p>0.710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1">
            <text:p>9001</text:p>
          </table:table-cell>
          <table:table-cell office:value-type="float" office:value="0.67026237359">
            <text:p>0.6703</text:p>
          </table:table-cell>
          <table:table-cell office:value-type="float" office:value="0.676221300128">
            <text:p>0.676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00">
            <text:p>10000</text:p>
          </table:table-cell>
          <table:table-cell office:value-type="float" office:value="0.595299387598">
            <text:p>0.5953</text:p>
          </table:table-cell>
          <table:table-cell office:value-type="float" office:value="0.681111141275">
            <text:p>0.681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01">
            <text:p>10001</text:p>
          </table:table-cell>
          <table:table-cell office:value-type="float" office:value="0.601477837904">
            <text:p>0.6015</text:p>
          </table:table-cell>
          <table:table-cell office:value-type="float" office:value="0.674706234429">
            <text:p>0.674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000">
            <text:p>11000</text:p>
          </table:table-cell>
          <table:table-cell office:value-type="float" office:value="0.612187029706">
            <text:p>0.6122</text:p>
          </table:table-cell>
          <table:table-cell office:value-type="float" office:value="0.697413389715">
            <text:p>0.697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001">
            <text:p>11001</text:p>
          </table:table-cell>
          <table:table-cell office:value-type="float" office:value="0.60120004724">
            <text:p>0.6012</text:p>
          </table:table-cell>
          <table:table-cell office:value-type="float" office:value="0.675525528146">
            <text:p>0.67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000">
            <text:p>12000</text:p>
          </table:table-cell>
          <table:table-cell office:value-type="float" office:value="0.597469248166">
            <text:p>0.5975</text:p>
          </table:table-cell>
          <table:table-cell office:value-type="float" office:value="0.675845412131">
            <text:p>0.675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001">
            <text:p>12001</text:p>
          </table:table-cell>
          <table:table-cell office:value-type="float" office:value="0.60907535566">
            <text:p>0.6091</text:p>
          </table:table-cell>
          <table:table-cell office:value-type="float" office:value="0.697095481299">
            <text:p>0.697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3000">
            <text:p>13000</text:p>
          </table:table-cell>
          <table:table-cell office:value-type="float" office:value="0.605760356103">
            <text:p>0.6058</text:p>
          </table:table-cell>
          <table:table-cell office:value-type="float" office:value="0.706087127059">
            <text:p>0.706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3001">
            <text:p>13001</text:p>
          </table:table-cell>
          <table:table-cell office:value-type="float" office:value="0.614484137471">
            <text:p>0.6145</text:p>
          </table:table-cell>
          <table:table-cell office:value-type="float" office:value="0.698524057522">
            <text:p>0.698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000">
            <text:p>14000</text:p>
          </table:table-cell>
          <table:table-cell office:value-type="float" office:value="0.606693932741">
            <text:p>0.6067</text:p>
          </table:table-cell>
          <table:table-cell office:value-type="float" office:value="0.69407802593">
            <text:p>0.694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001">
            <text:p>14001</text:p>
          </table:table-cell>
          <table:table-cell office:value-type="float" office:value="0.60002536819">
            <text:p>0.6000</text:p>
          </table:table-cell>
          <table:table-cell office:value-type="float" office:value="0.669436364872">
            <text:p>0.66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000">
            <text:p>15000</text:p>
          </table:table-cell>
          <table:table-cell office:value-type="float" office:value="0.597592680727">
            <text:p>0.5976</text:p>
          </table:table-cell>
          <table:table-cell office:value-type="float" office:value="0.696886021792">
            <text:p>0.696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001">
            <text:p>15001</text:p>
          </table:table-cell>
          <table:table-cell office:value-type="float" office:value="0.600978398653">
            <text:p>0.6010</text:p>
          </table:table-cell>
          <table:table-cell office:value-type="float" office:value="0.694899614727">
            <text:p>0.694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000">
            <text:p>16000</text:p>
          </table:table-cell>
          <table:table-cell office:value-type="float" office:value="0.584664945158">
            <text:p>0.5847</text:p>
          </table:table-cell>
          <table:table-cell office:value-type="float" office:value="0.681868674582">
            <text:p>0.68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001">
            <text:p>16001</text:p>
          </table:table-cell>
          <table:table-cell office:value-type="float" office:value="0.585073278485">
            <text:p>0.5851</text:p>
          </table:table-cell>
          <table:table-cell office:value-type="float" office:value="0.689328540388">
            <text:p>0.689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7000">
            <text:p>17000</text:p>
          </table:table-cell>
          <table:table-cell office:value-type="float" office:value="0.591048477811">
            <text:p>0.5910</text:p>
          </table:table-cell>
          <table:table-cell office:value-type="float" office:value="0.714969009059">
            <text:p>0.715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7001">
            <text:p>17001</text:p>
          </table:table-cell>
          <table:table-cell office:value-type="float" office:value="0.593065078697">
            <text:p>0.5931</text:p>
          </table:table-cell>
          <table:table-cell office:value-type="float" office:value="0.678372009958">
            <text:p>0.678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000">
            <text:p>18000</text:p>
          </table:table-cell>
          <table:table-cell office:value-type="float" office:value="0.600169762707">
            <text:p>0.6002</text:p>
          </table:table-cell>
          <table:table-cell office:value-type="float" office:value="0.703120632497">
            <text:p>0.703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001">
            <text:p>18001</text:p>
          </table:table-cell>
          <table:table-cell office:value-type="float" office:value="0.602636926926">
            <text:p>0.6026</text:p>
          </table:table-cell>
          <table:table-cell office:value-type="float" office:value="0.702730256102">
            <text:p>0.702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000">
            <text:p>19000</text:p>
          </table:table-cell>
          <table:table-cell office:value-type="float" office:value="0.597160889861">
            <text:p>0.5972</text:p>
          </table:table-cell>
          <table:table-cell office:value-type="float" office:value="0.676323412562">
            <text:p>0.67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001">
            <text:p>19001</text:p>
          </table:table-cell>
          <table:table-cell office:value-type="float" office:value="0.604118152678">
            <text:p>0.6041</text:p>
          </table:table-cell>
          <table:table-cell office:value-type="float" office:value="0.689400543251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00">
            <text:p>20000</text:p>
          </table:table-cell>
          <table:table-cell office:value-type="float" office:value="0.415746709773">
            <text:p>0.4157</text:p>
          </table:table-cell>
          <table:table-cell office:value-type="float" office:value="0.681991849803">
            <text:p>0.68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01">
            <text:p>20001</text:p>
          </table:table-cell>
          <table:table-cell office:value-type="float" office:value="0.411834434709">
            <text:p>0.4118</text:p>
          </table:table-cell>
          <table:table-cell office:value-type="float" office:value="0.66866500707">
            <text:p>0.668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1000">
            <text:p>21000</text:p>
          </table:table-cell>
          <table:table-cell office:value-type="float" office:value="0.430749566445">
            <text:p>0.4307</text:p>
          </table:table-cell>
          <table:table-cell office:value-type="float" office:value="0.690605446955">
            <text:p>0.690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1001">
            <text:p>21001</text:p>
          </table:table-cell>
          <table:table-cell office:value-type="float" office:value="0.432529869749">
            <text:p>0.4325</text:p>
          </table:table-cell>
          <table:table-cell office:value-type="float" office:value="0.699887787833">
            <text:p>0.699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000">
            <text:p>22000</text:p>
          </table:table-cell>
          <table:table-cell office:value-type="float" office:value="0.438414020199">
            <text:p>0.4384</text:p>
          </table:table-cell>
          <table:table-cell office:value-type="float" office:value="0.695162437568">
            <text:p>0.695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001">
            <text:p>22001</text:p>
          </table:table-cell>
          <table:table-cell office:value-type="float" office:value="0.440599563245">
            <text:p>0.4406</text:p>
          </table:table-cell>
          <table:table-cell office:value-type="float" office:value="0.690246450303">
            <text:p>0.69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000">
            <text:p>23000</text:p>
          </table:table-cell>
          <table:table-cell office:value-type="float" office:value="0.440189302325">
            <text:p>0.4402</text:p>
          </table:table-cell>
          <table:table-cell office:value-type="float" office:value="0.689010766337">
            <text:p>0.689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001">
            <text:p>23001</text:p>
          </table:table-cell>
          <table:table-cell office:value-type="float" office:value="0.44272281388">
            <text:p>0.4427</text:p>
          </table:table-cell>
          <table:table-cell office:value-type="float" office:value="0.689907470753">
            <text:p>0.689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000">
            <text:p>24000</text:p>
          </table:table-cell>
          <table:table-cell office:value-type="float" office:value="0.415202169509">
            <text:p>0.4152</text:p>
          </table:table-cell>
          <table:table-cell office:value-type="float" office:value="0.678361556988">
            <text:p>0.678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001">
            <text:p>24001</text:p>
          </table:table-cell>
          <table:table-cell office:value-type="float" office:value="0.412048750089">
            <text:p>0.4120</text:p>
          </table:table-cell>
          <table:table-cell office:value-type="float" office:value="0.672528158707">
            <text:p>0.672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5000">
            <text:p>25000</text:p>
          </table:table-cell>
          <table:table-cell office:value-type="float" office:value="0.407611339842">
            <text:p>0.4076</text:p>
          </table:table-cell>
          <table:table-cell office:value-type="float" office:value="0.673355353696">
            <text:p>0.67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5001">
            <text:p>25001</text:p>
          </table:table-cell>
          <table:table-cell office:value-type="float" office:value="0.410828752045">
            <text:p>0.4108</text:p>
          </table:table-cell>
          <table:table-cell office:value-type="float" office:value="0.678900701897">
            <text:p>0.678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6000">
            <text:p>26000</text:p>
          </table:table-cell>
          <table:table-cell office:value-type="float" office:value="0.395101432222">
            <text:p>0.3951</text:p>
          </table:table-cell>
          <table:table-cell office:value-type="float" office:value="0.69500852827">
            <text:p>0.695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6001">
            <text:p>26001</text:p>
          </table:table-cell>
          <table:table-cell office:value-type="float" office:value="0.406158841237">
            <text:p>0.4062</text:p>
          </table:table-cell>
          <table:table-cell office:value-type="float" office:value="0.711301767307">
            <text:p>0.71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7000">
            <text:p>27000</text:p>
          </table:table-cell>
          <table:table-cell office:value-type="float" office:value="0.407845210152">
            <text:p>0.4078</text:p>
          </table:table-cell>
          <table:table-cell office:value-type="float" office:value="0.689651646274">
            <text:p>0.68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7001">
            <text:p>27001</text:p>
          </table:table-cell>
          <table:table-cell office:value-type="float" office:value="0.399276479769">
            <text:p>0.3993</text:p>
          </table:table-cell>
          <table:table-cell office:value-type="float" office:value="0.642903392798">
            <text:p>0.642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8000">
            <text:p>28000</text:p>
          </table:table-cell>
          <table:table-cell office:value-type="float" office:value="0.397459516601">
            <text:p>0.3975</text:p>
          </table:table-cell>
          <table:table-cell office:value-type="float" office:value="0.6888695871">
            <text:p>0.688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8001">
            <text:p>28001</text:p>
          </table:table-cell>
          <table:table-cell office:value-type="float" office:value="0.395342396946">
            <text:p>0.3953</text:p>
          </table:table-cell>
          <table:table-cell office:value-type="float" office:value="0.687209478937">
            <text:p>0.687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9000">
            <text:p>29000</text:p>
          </table:table-cell>
          <table:table-cell office:value-type="float" office:value="0.407075094128">
            <text:p>0.4071</text:p>
          </table:table-cell>
          <table:table-cell office:value-type="float" office:value="0.695912871111">
            <text:p>0.69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9001">
            <text:p>29001</text:p>
          </table:table-cell>
          <table:table-cell office:value-type="float" office:value="0.411177066179">
            <text:p>0.4112</text:p>
          </table:table-cell>
          <table:table-cell office:value-type="float" office:value="0.682618314093">
            <text:p>0.682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0">
            <text:p>30000</text:p>
          </table:table-cell>
          <table:table-cell office:value-type="float" office:value="0.136231411713">
            <text:p>0.1362</text:p>
          </table:table-cell>
          <table:table-cell office:value-type="float" office:value="0.673657639777">
            <text:p>0.673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1">
            <text:p>30001</text:p>
          </table:table-cell>
          <table:table-cell office:value-type="float" office:value="0.128354067564">
            <text:p>0.1284</text:p>
          </table:table-cell>
          <table:table-cell office:value-type="float" office:value="0.68237205592">
            <text:p>0.682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1000">
            <text:p>31000</text:p>
          </table:table-cell>
          <table:table-cell office:value-type="float" office:value="0.459536099505">
            <text:p>0.4595</text:p>
          </table:table-cell>
          <table:table-cell office:value-type="float" office:value="0.706274621345">
            <text:p>0.70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1001">
            <text:p>31001</text:p>
          </table:table-cell>
          <table:table-cell office:value-type="float" office:value="0.456638220227">
            <text:p>0.4566</text:p>
          </table:table-cell>
          <table:table-cell office:value-type="float" office:value="0.709812180074">
            <text:p>0.709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2000">
            <text:p>32000</text:p>
          </table:table-cell>
          <table:table-cell office:value-type="float" office:value="0.609031914556">
            <text:p>0.6090</text:p>
          </table:table-cell>
          <table:table-cell office:value-type="float" office:value="0.681919209221">
            <text:p>0.68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2001">
            <text:p>32001</text:p>
          </table:table-cell>
          <table:table-cell office:value-type="float" office:value="0.610248352842">
            <text:p>0.6102</text:p>
          </table:table-cell>
          <table:table-cell office:value-type="float" office:value="0.675786509681">
            <text:p>0.675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3000">
            <text:p>33000</text:p>
          </table:table-cell>
          <table:table-cell office:value-type="float" office:value="0.551763519607">
            <text:p>0.5518</text:p>
          </table:table-cell>
          <table:table-cell office:value-type="float" office:value="0.699887615773">
            <text:p>0.699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3001">
            <text:p>33001</text:p>
          </table:table-cell>
          <table:table-cell office:value-type="float" office:value="0.550724254321">
            <text:p>0.5507</text:p>
          </table:table-cell>
          <table:table-cell office:value-type="float" office:value="0.681583047007">
            <text:p>0.681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000">
            <text:p>34000</text:p>
          </table:table-cell>
          <table:table-cell office:value-type="float" office:value="0.172503470609">
            <text:p>0.1725</text:p>
          </table:table-cell>
          <table:table-cell office:value-type="float" office:value="0.70545095249">
            <text:p>0.70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001">
            <text:p>34001</text:p>
          </table:table-cell>
          <table:table-cell office:value-type="float" office:value="0.183130649734">
            <text:p>0.1831</text:p>
          </table:table-cell>
          <table:table-cell office:value-type="float" office:value="0.667528046611">
            <text:p>0.667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5000">
            <text:p>35000</text:p>
          </table:table-cell>
          <table:table-cell office:value-type="float" office:value="0.164105740575">
            <text:p>0.1641</text:p>
          </table:table-cell>
          <table:table-cell office:value-type="float" office:value="0.69280987461">
            <text:p>0.692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5001">
            <text:p>35001</text:p>
          </table:table-cell>
          <table:table-cell office:value-type="float" office:value="0.150631591346">
            <text:p>0.1506</text:p>
          </table:table-cell>
          <table:table-cell office:value-type="float" office:value="0.69380356725">
            <text:p>0.693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6000">
            <text:p>36000</text:p>
          </table:table-cell>
          <table:table-cell office:value-type="float" office:value="0.549645587596">
            <text:p>0.5496</text:p>
          </table:table-cell>
          <table:table-cell office:value-type="float" office:value="0.6963574352">
            <text:p>0.696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6001">
            <text:p>36001</text:p>
          </table:table-cell>
          <table:table-cell office:value-type="float" office:value="0.553652747204">
            <text:p>0.5537</text:p>
          </table:table-cell>
          <table:table-cell office:value-type="float" office:value="0.671264052886">
            <text:p>0.67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7000">
            <text:p>37000</text:p>
          </table:table-cell>
          <table:table-cell office:value-type="float" office:value="0.610134894356">
            <text:p>0.6101</text:p>
          </table:table-cell>
          <table:table-cell office:value-type="float" office:value="0.715310229134">
            <text:p>0.71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7001">
            <text:p>37001</text:p>
          </table:table-cell>
          <table:table-cell office:value-type="float" office:value="0.609223679073">
            <text:p>0.6092</text:p>
          </table:table-cell>
          <table:table-cell office:value-type="float" office:value="0.689351600844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8000">
            <text:p>38000</text:p>
          </table:table-cell>
          <table:table-cell office:value-type="float" office:value="0.470071344866">
            <text:p>0.4701</text:p>
          </table:table-cell>
          <table:table-cell office:value-type="float" office:value="0.676447527728">
            <text:p>0.676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8001">
            <text:p>38001</text:p>
          </table:table-cell>
          <table:table-cell office:value-type="float" office:value="0.462460469023">
            <text:p>0.4625</text:p>
          </table:table-cell>
          <table:table-cell office:value-type="float" office:value="0.684402620256">
            <text:p>0.684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9000">
            <text:p>39000</text:p>
          </table:table-cell>
          <table:table-cell office:value-type="float" office:value="0.142403641858">
            <text:p>0.1424</text:p>
          </table:table-cell>
          <table:table-cell office:value-type="float" office:value="0.654408627069">
            <text:p>0.654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9001">
            <text:p>39001</text:p>
          </table:table-cell>
          <table:table-cell office:value-type="float" office:value="0.141430627515">
            <text:p>0.1414</text:p>
          </table:table-cell>
          <table:table-cell office:value-type="float" office:value="0.677804403277">
            <text:p>0.677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00">
            <text:p>40000</text:p>
          </table:table-cell>
          <table:table-cell office:value-type="float" office:value="0.553144629466">
            <text:p>0.5531</text:p>
          </table:table-cell>
          <table:table-cell office:value-type="float" office:value="0.69389557577">
            <text:p>0.693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01">
            <text:p>40001</text:p>
          </table:table-cell>
          <table:table-cell office:value-type="float" office:value="0.548978906557">
            <text:p>0.5490</text:p>
          </table:table-cell>
          <table:table-cell office:value-type="float" office:value="0.695921382809">
            <text:p>0.69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1000">
            <text:p>41000</text:p>
          </table:table-cell>
          <table:table-cell office:value-type="float" office:value="0.483713750295">
            <text:p>0.4837</text:p>
          </table:table-cell>
          <table:table-cell office:value-type="float" office:value="0.691553293771">
            <text:p>0.691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1001">
            <text:p>41001</text:p>
          </table:table-cell>
          <table:table-cell office:value-type="float" office:value="0.497972439502">
            <text:p>0.4980</text:p>
          </table:table-cell>
          <table:table-cell office:value-type="float" office:value="0.694116284314">
            <text:p>0.694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2000">
            <text:p>42000</text:p>
          </table:table-cell>
          <table:table-cell office:value-type="float" office:value="0.718004504325">
            <text:p>0.7180</text:p>
          </table:table-cell>
          <table:table-cell office:value-type="float" office:value="0.697642847292">
            <text:p>0.697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2001">
            <text:p>42001</text:p>
          </table:table-cell>
          <table:table-cell office:value-type="float" office:value="0.715855486577">
            <text:p>0.7159</text:p>
          </table:table-cell>
          <table:table-cell office:value-type="float" office:value="0.704620306258">
            <text:p>0.704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3000">
            <text:p>43000</text:p>
          </table:table-cell>
          <table:table-cell office:value-type="float" office:value="0.634038008279">
            <text:p>0.6340</text:p>
          </table:table-cell>
          <table:table-cell office:value-type="float" office:value="0.682008115111">
            <text:p>0.68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3001">
            <text:p>43001</text:p>
          </table:table-cell>
          <table:table-cell office:value-type="float" office:value="0.627223909406">
            <text:p>0.6272</text:p>
          </table:table-cell>
          <table:table-cell office:value-type="float" office:value="0.703127705886">
            <text:p>0.703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4000">
            <text:p>44000</text:p>
          </table:table-cell>
          <table:table-cell office:value-type="float" office:value="0.575220970182">
            <text:p>0.5752</text:p>
          </table:table-cell>
          <table:table-cell office:value-type="float" office:value="0.673083328869">
            <text:p>0.673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4001">
            <text:p>44001</text:p>
          </table:table-cell>
          <table:table-cell office:value-type="float" office:value="0.318752211855">
            <text:p>0.3188</text:p>
          </table:table-cell>
          <table:table-cell office:value-type="float" office:value="0.689695075414">
            <text:p>0.68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5000">
            <text:p>45000</text:p>
          </table:table-cell>
          <table:table-cell office:value-type="float" office:value="0.317821494933">
            <text:p>0.3178</text:p>
          </table:table-cell>
          <table:table-cell office:value-type="float" office:value="0.711885066725">
            <text:p>0.71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5001">
            <text:p>45001</text:p>
          </table:table-cell>
          <table:table-cell office:value-type="float" office:value="0.582382214273">
            <text:p>0.5824</text:p>
          </table:table-cell>
          <table:table-cell office:value-type="float" office:value="0.691046323938">
            <text:p>0.69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6000">
            <text:p>46000</text:p>
          </table:table-cell>
          <table:table-cell office:value-type="float" office:value="0.636177514434">
            <text:p>0.6362</text:p>
          </table:table-cell>
          <table:table-cell office:value-type="float" office:value="0.710037354086">
            <text:p>0.710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6001">
            <text:p>46001</text:p>
          </table:table-cell>
          <table:table-cell office:value-type="float" office:value="0.625654354363">
            <text:p>0.6257</text:p>
          </table:table-cell>
          <table:table-cell office:value-type="float" office:value="0.686352785726">
            <text:p>0.686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7000">
            <text:p>47000</text:p>
          </table:table-cell>
          <table:table-cell office:value-type="float" office:value="0.71984672738">
            <text:p>0.7198</text:p>
          </table:table-cell>
          <table:table-cell office:value-type="float" office:value="0.689690960874">
            <text:p>0.68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7001">
            <text:p>47001</text:p>
          </table:table-cell>
          <table:table-cell office:value-type="float" office:value="0.72096070551">
            <text:p>0.7210</text:p>
          </table:table-cell>
          <table:table-cell office:value-type="float" office:value="0.697928747142">
            <text:p>0.697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8000">
            <text:p>48000</text:p>
          </table:table-cell>
          <table:table-cell office:value-type="float" office:value="0.495475950234">
            <text:p>0.4955</text:p>
          </table:table-cell>
          <table:table-cell office:value-type="float" office:value="0.689751461032">
            <text:p>0.689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8001">
            <text:p>48001</text:p>
          </table:table-cell>
          <table:table-cell office:value-type="float" office:value="0.484677987481">
            <text:p>0.4847</text:p>
          </table:table-cell>
          <table:table-cell office:value-type="float" office:value="0.698074813332">
            <text:p>0.69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9000">
            <text:p>49000</text:p>
          </table:table-cell>
          <table:table-cell office:value-type="float" office:value="0.555993934393">
            <text:p>0.5560</text:p>
          </table:table-cell>
          <table:table-cell office:value-type="float" office:value="0.703156634361">
            <text:p>0.703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9001">
            <text:p>49001</text:p>
          </table:table-cell>
          <table:table-cell office:value-type="float" office:value="0.551393760096">
            <text:p>0.5514</text:p>
          </table:table-cell>
          <table:table-cell office:value-type="float" office:value="0.690990796295">
            <text:p>0.69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00">
            <text:p>50000</text:p>
          </table:table-cell>
          <table:table-cell office:value-type="float" office:value="0.595748495763">
            <text:p>0.5957</text:p>
          </table:table-cell>
          <table:table-cell office:value-type="float" office:value="0.701611973516">
            <text:p>0.701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01">
            <text:p>50001</text:p>
          </table:table-cell>
          <table:table-cell office:value-type="float" office:value="0.602511363781">
            <text:p>0.6025</text:p>
          </table:table-cell>
          <table:table-cell office:value-type="float" office:value="0.69974987657">
            <text:p>0.69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1000">
            <text:p>51000</text:p>
          </table:table-cell>
          <table:table-cell office:value-type="float" office:value="0.482201600951">
            <text:p>0.4822</text:p>
          </table:table-cell>
          <table:table-cell office:value-type="float" office:value="0.66759903382">
            <text:p>0.667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1001">
            <text:p>51001</text:p>
          </table:table-cell>
          <table:table-cell office:value-type="float" office:value="0.488067301547">
            <text:p>0.4881</text:p>
          </table:table-cell>
          <table:table-cell office:value-type="float" office:value="0.671902556355">
            <text:p>0.67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2000">
            <text:p>52000</text:p>
          </table:table-cell>
          <table:table-cell office:value-type="float" office:value="0.718592342162">
            <text:p>0.7186</text:p>
          </table:table-cell>
          <table:table-cell office:value-type="float" office:value="0.694507439771">
            <text:p>0.694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2001">
            <text:p>52001</text:p>
          </table:table-cell>
          <table:table-cell office:value-type="float" office:value="0.719739977774">
            <text:p>0.7197</text:p>
          </table:table-cell>
          <table:table-cell office:value-type="float" office:value="0.68899544058">
            <text:p>0.689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3000">
            <text:p>53000</text:p>
          </table:table-cell>
          <table:table-cell office:value-type="float" office:value="0.630933658843">
            <text:p>0.6309</text:p>
          </table:table-cell>
          <table:table-cell office:value-type="float" office:value="0.698198047827">
            <text:p>0.698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3001">
            <text:p>53001</text:p>
          </table:table-cell>
          <table:table-cell office:value-type="float" office:value="0.632388172766">
            <text:p>0.6324</text:p>
          </table:table-cell>
          <table:table-cell office:value-type="float" office:value="0.682665571771">
            <text:p>0.682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4000">
            <text:p>54000</text:p>
          </table:table-cell>
          <table:table-cell office:value-type="float" office:value="0.539236282974">
            <text:p>0.5392</text:p>
          </table:table-cell>
          <table:table-cell office:value-type="float" office:value="0.706187849722">
            <text:p>0.706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4001">
            <text:p>54001</text:p>
          </table:table-cell>
          <table:table-cell office:value-type="float" office:value="0.530985383541">
            <text:p>0.5310</text:p>
          </table:table-cell>
          <table:table-cell office:value-type="float" office:value="0.688461137949">
            <text:p>0.688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5000">
            <text:p>55000</text:p>
          </table:table-cell>
          <table:table-cell office:value-type="float" office:value="0.526509151642">
            <text:p>0.5265</text:p>
          </table:table-cell>
          <table:table-cell office:value-type="float" office:value="0.677019348435">
            <text:p>0.677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5001">
            <text:p>55001</text:p>
          </table:table-cell>
          <table:table-cell office:value-type="float" office:value="0.528421247234">
            <text:p>0.5284</text:p>
          </table:table-cell>
          <table:table-cell office:value-type="float" office:value="0.686647503914">
            <text:p>0.686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6000">
            <text:p>56000</text:p>
          </table:table-cell>
          <table:table-cell office:value-type="float" office:value="0.636654712879">
            <text:p>0.6367</text:p>
          </table:table-cell>
          <table:table-cell office:value-type="float" office:value="0.704797429123">
            <text:p>0.704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6001">
            <text:p>56001</text:p>
          </table:table-cell>
          <table:table-cell office:value-type="float" office:value="0.629960594379">
            <text:p>0.6300</text:p>
          </table:table-cell>
          <table:table-cell office:value-type="float" office:value="0.672046390481">
            <text:p>0.67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7000">
            <text:p>57000</text:p>
          </table:table-cell>
          <table:table-cell office:value-type="float" office:value="0.714272896076">
            <text:p>0.7143</text:p>
          </table:table-cell>
          <table:table-cell office:value-type="float" office:value="0.690642144801">
            <text:p>0.690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7001">
            <text:p>57001</text:p>
          </table:table-cell>
          <table:table-cell office:value-type="float" office:value="0.713351032461">
            <text:p>0.7134</text:p>
          </table:table-cell>
          <table:table-cell office:value-type="float" office:value="0.684157555321">
            <text:p>0.684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8000">
            <text:p>58000</text:p>
          </table:table-cell>
          <table:table-cell office:value-type="float" office:value="0.488891955683">
            <text:p>0.4889</text:p>
          </table:table-cell>
          <table:table-cell office:value-type="float" office:value="0.679149597792">
            <text:p>0.679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8001">
            <text:p>58001</text:p>
          </table:table-cell>
          <table:table-cell office:value-type="float" office:value="0.496951131926">
            <text:p>0.4970</text:p>
          </table:table-cell>
          <table:table-cell office:value-type="float" office:value="0.673704823014">
            <text:p>0.673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9000">
            <text:p>59000</text:p>
          </table:table-cell>
          <table:table-cell office:value-type="float" office:value="0.596129122266">
            <text:p>0.5961</text:p>
          </table:table-cell>
          <table:table-cell office:value-type="float" office:value="0.681663836275">
            <text:p>0.681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9001">
            <text:p>59001</text:p>
          </table:table-cell>
          <table:table-cell office:value-type="float" office:value="0.594826477218">
            <text:p>0.5948</text:p>
          </table:table-cell>
          <table:table-cell office:value-type="float" office:value="0.692768423683">
            <text:p>0.692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00">
            <text:p>60000</text:p>
          </table:table-cell>
          <table:table-cell office:value-type="float" office:value="0.131281423479">
            <text:p>0.1313</text:p>
          </table:table-cell>
          <table:table-cell office:value-type="float" office:value="0.677402364817">
            <text:p>0.677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01">
            <text:p>60001</text:p>
          </table:table-cell>
          <table:table-cell office:value-type="float" office:value="0.147321012931">
            <text:p>0.1473</text:p>
          </table:table-cell>
          <table:table-cell office:value-type="float" office:value="0.689397496531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1000">
            <text:p>61000</text:p>
          </table:table-cell>
          <table:table-cell office:value-type="float" office:value="0.450081824592">
            <text:p>0.4501</text:p>
          </table:table-cell>
          <table:table-cell office:value-type="float" office:value="0.681503625032">
            <text:p>0.681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1001">
            <text:p>61001</text:p>
          </table:table-cell>
          <table:table-cell office:value-type="float" office:value="0.454897488666">
            <text:p>0.4549</text:p>
          </table:table-cell>
          <table:table-cell office:value-type="float" office:value="0.691088233145">
            <text:p>0.691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2000">
            <text:p>62000</text:p>
          </table:table-cell>
          <table:table-cell office:value-type="float" office:value="0.60731435419">
            <text:p>0.6073</text:p>
          </table:table-cell>
          <table:table-cell office:value-type="float" office:value="0.67560629998">
            <text:p>0.675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2001">
            <text:p>62001</text:p>
          </table:table-cell>
          <table:table-cell office:value-type="float" office:value="0.604725112469">
            <text:p>0.6047</text:p>
          </table:table-cell>
          <table:table-cell office:value-type="float" office:value="0.691694045277">
            <text:p>0.691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3000">
            <text:p>63000</text:p>
          </table:table-cell>
          <table:table-cell office:value-type="float" office:value="0.556044213788">
            <text:p>0.5560</text:p>
          </table:table-cell>
          <table:table-cell office:value-type="float" office:value="0.699781814278">
            <text:p>0.699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3001">
            <text:p>63001</text:p>
          </table:table-cell>
          <table:table-cell office:value-type="float" office:value="0.553070275679">
            <text:p>0.5531</text:p>
          </table:table-cell>
          <table:table-cell office:value-type="float" office:value="0.701779651013">
            <text:p>0.701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4000">
            <text:p>64000</text:p>
          </table:table-cell>
          <table:table-cell office:value-type="float" office:value="0.145549522606">
            <text:p>0.1455</text:p>
          </table:table-cell>
          <table:table-cell office:value-type="float" office:value="0.677083720664">
            <text:p>0.677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4001">
            <text:p>64001</text:p>
          </table:table-cell>
          <table:table-cell office:value-type="float" office:value="0.155258097638">
            <text:p>0.1553</text:p>
          </table:table-cell>
          <table:table-cell office:value-type="float" office:value="0.660893609495">
            <text:p>0.660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5000">
            <text:p>65000</text:p>
          </table:table-cell>
          <table:table-cell office:value-type="float" office:value="0.187490697142">
            <text:p>0.1875</text:p>
          </table:table-cell>
          <table:table-cell office:value-type="float" office:value="0.680181829258">
            <text:p>0.68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5001">
            <text:p>65001</text:p>
          </table:table-cell>
          <table:table-cell office:value-type="float" office:value="0.182949608093">
            <text:p>0.1829</text:p>
          </table:table-cell>
          <table:table-cell office:value-type="float" office:value="0.675234396287">
            <text:p>0.675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6000">
            <text:p>66000</text:p>
          </table:table-cell>
          <table:table-cell office:value-type="float" office:value="0.544577534923">
            <text:p>0.5446</text:p>
          </table:table-cell>
          <table:table-cell office:value-type="float" office:value="0.675333822833">
            <text:p>0.67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6001">
            <text:p>66001</text:p>
          </table:table-cell>
          <table:table-cell office:value-type="float" office:value="0.55144738359">
            <text:p>0.5514</text:p>
          </table:table-cell>
          <table:table-cell office:value-type="float" office:value="0.70445562877">
            <text:p>0.704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7000">
            <text:p>67000</text:p>
          </table:table-cell>
          <table:table-cell office:value-type="float" office:value="0.609589402828">
            <text:p>0.6096</text:p>
          </table:table-cell>
          <table:table-cell office:value-type="float" office:value="0.68474200875">
            <text:p>0.684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7001">
            <text:p>67001</text:p>
          </table:table-cell>
          <table:table-cell office:value-type="float" office:value="0.606206098606">
            <text:p>0.6062</text:p>
          </table:table-cell>
          <table:table-cell office:value-type="float" office:value="0.696320923056">
            <text:p>0.69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8000">
            <text:p>68000</text:p>
          </table:table-cell>
          <table:table-cell office:value-type="float" office:value="0.455922180009">
            <text:p>0.4559</text:p>
          </table:table-cell>
          <table:table-cell office:value-type="float" office:value="0.678680475228">
            <text:p>0.678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8001">
            <text:p>68001</text:p>
          </table:table-cell>
          <table:table-cell office:value-type="float" office:value="0.451407393662">
            <text:p>0.4514</text:p>
          </table:table-cell>
          <table:table-cell office:value-type="float" office:value="0.693533743434">
            <text:p>0.693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9000">
            <text:p>69000</text:p>
          </table:table-cell>
          <table:table-cell office:value-type="float" office:value="0.139824738329">
            <text:p>0.1398</text:p>
          </table:table-cell>
          <table:table-cell office:value-type="float" office:value="0.674847435734">
            <text:p>0.674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9001">
            <text:p>69001</text:p>
          </table:table-cell>
          <table:table-cell office:value-type="float" office:value="0.145023331514">
            <text:p>0.1450</text:p>
          </table:table-cell>
          <table:table-cell office:value-type="float" office:value="0.693393796417">
            <text:p>0.69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00">
            <text:p>70000</text:p>
          </table:table-cell>
          <table:table-cell office:value-type="float" office:value="0.412991193833">
            <text:p>0.4130</text:p>
          </table:table-cell>
          <table:table-cell office:value-type="float" office:value="0.700356926197">
            <text:p>0.700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01">
            <text:p>70001</text:p>
          </table:table-cell>
          <table:table-cell office:value-type="float" office:value="0.405581002158">
            <text:p>0.4056</text:p>
          </table:table-cell>
          <table:table-cell office:value-type="float" office:value="0.679413528409">
            <text:p>0.67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1000">
            <text:p>71000</text:p>
          </table:table-cell>
          <table:table-cell office:value-type="float" office:value="0.396710475999">
            <text:p>0.3967</text:p>
          </table:table-cell>
          <table:table-cell office:value-type="float" office:value="0.678086782128">
            <text:p>0.67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1001">
            <text:p>71001</text:p>
          </table:table-cell>
          <table:table-cell office:value-type="float" office:value="0.400513768367">
            <text:p>0.4005</text:p>
          </table:table-cell>
          <table:table-cell office:value-type="float" office:value="0.685488147414">
            <text:p>0.68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2000">
            <text:p>72000</text:p>
          </table:table-cell>
          <table:table-cell office:value-type="float" office:value="0.408047560683">
            <text:p>0.4080</text:p>
          </table:table-cell>
          <table:table-cell office:value-type="float" office:value="0.67738064423">
            <text:p>0.677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2001">
            <text:p>72001</text:p>
          </table:table-cell>
          <table:table-cell office:value-type="float" office:value="0.405948071772">
            <text:p>0.4059</text:p>
          </table:table-cell>
          <table:table-cell office:value-type="float" office:value="0.674005434738">
            <text:p>0.674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3000">
            <text:p>73000</text:p>
          </table:table-cell>
          <table:table-cell office:value-type="float" office:value="0.389415260617">
            <text:p>0.3894</text:p>
          </table:table-cell>
          <table:table-cell office:value-type="float" office:value="0.683162037358">
            <text:p>0.683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3001">
            <text:p>73001</text:p>
          </table:table-cell>
          <table:table-cell office:value-type="float" office:value="0.401288994019">
            <text:p>0.4013</text:p>
          </table:table-cell>
          <table:table-cell office:value-type="float" office:value="0.684213193766">
            <text:p>0.684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4000">
            <text:p>74000</text:p>
          </table:table-cell>
          <table:table-cell office:value-type="float" office:value="0.408434076805">
            <text:p>0.4084</text:p>
          </table:table-cell>
          <table:table-cell office:value-type="float" office:value="0.694728056542">
            <text:p>0.694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4001">
            <text:p>74001</text:p>
          </table:table-cell>
          <table:table-cell office:value-type="float" office:value="0.410326144546">
            <text:p>0.4103</text:p>
          </table:table-cell>
          <table:table-cell office:value-type="float" office:value="0.670955288996">
            <text:p>0.67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000">
            <text:p>75000</text:p>
          </table:table-cell>
          <table:table-cell office:value-type="float" office:value="0.428088267716">
            <text:p>0.4281</text:p>
          </table:table-cell>
          <table:table-cell office:value-type="float" office:value="0.685694591839">
            <text:p>0.685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001">
            <text:p>75001</text:p>
          </table:table-cell>
          <table:table-cell office:value-type="float" office:value="0.426842446244">
            <text:p>0.4268</text:p>
          </table:table-cell>
          <table:table-cell office:value-type="float" office:value="0.665547378753">
            <text:p>0.66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6000">
            <text:p>76000</text:p>
          </table:table-cell>
          <table:table-cell office:value-type="float" office:value="0.439108773969">
            <text:p>0.4391</text:p>
          </table:table-cell>
          <table:table-cell office:value-type="float" office:value="0.695525996416">
            <text:p>0.69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6001">
            <text:p>76001</text:p>
          </table:table-cell>
          <table:table-cell office:value-type="float" office:value="0.444899929293">
            <text:p>0.4449</text:p>
          </table:table-cell>
          <table:table-cell office:value-type="float" office:value="0.700993425415">
            <text:p>0.70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7000">
            <text:p>77000</text:p>
          </table:table-cell>
          <table:table-cell office:value-type="float" office:value="0.448619852873">
            <text:p>0.4486</text:p>
          </table:table-cell>
          <table:table-cell office:value-type="float" office:value="0.695936038028">
            <text:p>0.69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7001">
            <text:p>77001</text:p>
          </table:table-cell>
          <table:table-cell office:value-type="float" office:value="0.442228729729">
            <text:p>0.4422</text:p>
          </table:table-cell>
          <table:table-cell office:value-type="float" office:value="0.675515474147">
            <text:p>0.67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8000">
            <text:p>78000</text:p>
          </table:table-cell>
          <table:table-cell office:value-type="float" office:value="0.42780002639">
            <text:p>0.4278</text:p>
          </table:table-cell>
          <table:table-cell office:value-type="float" office:value="0.699033964898">
            <text:p>0.699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8001">
            <text:p>78001</text:p>
          </table:table-cell>
          <table:table-cell office:value-type="float" office:value="0.4416114528">
            <text:p>0.4416</text:p>
          </table:table-cell>
          <table:table-cell office:value-type="float" office:value="0.68223534361">
            <text:p>0.682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9000">
            <text:p>79000</text:p>
          </table:table-cell>
          <table:table-cell office:value-type="float" office:value="0.411759239207">
            <text:p>0.4118</text:p>
          </table:table-cell>
          <table:table-cell office:value-type="float" office:value="0.691175418967">
            <text:p>0.691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9001">
            <text:p>79001</text:p>
          </table:table-cell>
          <table:table-cell office:value-type="float" office:value="0.412275960059">
            <text:p>0.4123</text:p>
          </table:table-cell>
          <table:table-cell office:value-type="float" office:value="0.682335988224">
            <text:p>0.682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00">
            <text:p>80000</text:p>
          </table:table-cell>
          <table:table-cell office:value-type="float" office:value="0.608649028548">
            <text:p>0.6086</text:p>
          </table:table-cell>
          <table:table-cell office:value-type="float" office:value="0.68328072872">
            <text:p>0.683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01">
            <text:p>80001</text:p>
          </table:table-cell>
          <table:table-cell office:value-type="float" office:value="0.605197174891">
            <text:p>0.6052</text:p>
          </table:table-cell>
          <table:table-cell office:value-type="float" office:value="0.680501323078">
            <text:p>0.680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1000">
            <text:p>81000</text:p>
          </table:table-cell>
          <table:table-cell office:value-type="float" office:value="0.596757534364">
            <text:p>0.5968</text:p>
          </table:table-cell>
          <table:table-cell office:value-type="float" office:value="0.69299778086">
            <text:p>0.693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1001">
            <text:p>81001</text:p>
          </table:table-cell>
          <table:table-cell office:value-type="float" office:value="0.596421600497">
            <text:p>0.5964</text:p>
          </table:table-cell>
          <table:table-cell office:value-type="float" office:value="0.706829762796">
            <text:p>0.706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2000">
            <text:p>82000</text:p>
          </table:table-cell>
          <table:table-cell office:value-type="float" office:value="0.58822667172">
            <text:p>0.5882</text:p>
          </table:table-cell>
          <table:table-cell office:value-type="float" office:value="0.668592405983">
            <text:p>0.668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2001">
            <text:p>82001</text:p>
          </table:table-cell>
          <table:table-cell office:value-type="float" office:value="0.584589494554">
            <text:p>0.5846</text:p>
          </table:table-cell>
          <table:table-cell office:value-type="float" office:value="0.688716819979">
            <text:p>0.688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3000">
            <text:p>83000</text:p>
          </table:table-cell>
          <table:table-cell office:value-type="float" office:value="0.601260472608">
            <text:p>0.6013</text:p>
          </table:table-cell>
          <table:table-cell office:value-type="float" office:value="0.693436692611">
            <text:p>0.69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3001">
            <text:p>83001</text:p>
          </table:table-cell>
          <table:table-cell office:value-type="float" office:value="0.596857881206">
            <text:p>0.5969</text:p>
          </table:table-cell>
          <table:table-cell office:value-type="float" office:value="0.688136721813">
            <text:p>0.68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4000">
            <text:p>84000</text:p>
          </table:table-cell>
          <table:table-cell office:value-type="float" office:value="0.604836019541">
            <text:p>0.6048</text:p>
          </table:table-cell>
          <table:table-cell office:value-type="float" office:value="0.691197728224">
            <text:p>0.691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4001">
            <text:p>84001</text:p>
          </table:table-cell>
          <table:table-cell office:value-type="float" office:value="0.597705835238">
            <text:p>0.5977</text:p>
          </table:table-cell>
          <table:table-cell office:value-type="float" office:value="0.686075347996">
            <text:p>0.686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5000">
            <text:p>85000</text:p>
          </table:table-cell>
          <table:table-cell office:value-type="float" office:value="0.602973627336">
            <text:p>0.6030</text:p>
          </table:table-cell>
          <table:table-cell office:value-type="float" office:value="0.675293575256">
            <text:p>0.67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5001">
            <text:p>85001</text:p>
          </table:table-cell>
          <table:table-cell office:value-type="float" office:value="0.612118559043">
            <text:p>0.6121</text:p>
          </table:table-cell>
          <table:table-cell office:value-type="float" office:value="0.700823521037">
            <text:p>0.700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6000">
            <text:p>86000</text:p>
          </table:table-cell>
          <table:table-cell office:value-type="float" office:value="0.604342892234">
            <text:p>0.6043</text:p>
          </table:table-cell>
          <table:table-cell office:value-type="float" office:value="0.692516878622">
            <text:p>0.692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6001">
            <text:p>86001</text:p>
          </table:table-cell>
          <table:table-cell office:value-type="float" office:value="0.608045712721">
            <text:p>0.6080</text:p>
          </table:table-cell>
          <table:table-cell office:value-type="float" office:value="0.701449225094">
            <text:p>0.701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7000">
            <text:p>87000</text:p>
          </table:table-cell>
          <table:table-cell office:value-type="float" office:value="0.600582159909">
            <text:p>0.6006</text:p>
          </table:table-cell>
          <table:table-cell office:value-type="float" office:value="0.689481211601">
            <text:p>0.689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7001">
            <text:p>87001</text:p>
          </table:table-cell>
          <table:table-cell office:value-type="float" office:value="0.60354467682">
            <text:p>0.6035</text:p>
          </table:table-cell>
          <table:table-cell office:value-type="float" office:value="0.680236300724">
            <text:p>0.68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8000">
            <text:p>88000</text:p>
          </table:table-cell>
          <table:table-cell office:value-type="float" office:value="0.598061365275">
            <text:p>0.5981</text:p>
          </table:table-cell>
          <table:table-cell office:value-type="float" office:value="0.698101438684">
            <text:p>0.69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8001">
            <text:p>88001</text:p>
          </table:table-cell>
          <table:table-cell office:value-type="float" office:value="0.60356878134">
            <text:p>0.6036</text:p>
          </table:table-cell>
          <table:table-cell office:value-type="float" office:value="0.692674586416">
            <text:p>0.692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9000">
            <text:p>89000</text:p>
          </table:table-cell>
          <table:table-cell office:value-type="float" office:value="0.600060734828">
            <text:p>0.6001</text:p>
          </table:table-cell>
          <table:table-cell office:value-type="float" office:value="0.69130917461">
            <text:p>0.69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9001">
            <text:p>89001</text:p>
          </table:table-cell>
          <table:table-cell office:value-type="float" office:value="0.598852371924">
            <text:p>0.5989</text:p>
          </table:table-cell>
          <table:table-cell office:value-type="float" office:value="0.677264481652">
            <text:p>0.677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00">
            <text:p>90000</text:p>
          </table:table-cell>
          <table:table-cell office:value-type="float" office:value="0.668513344393">
            <text:p>0.6685</text:p>
          </table:table-cell>
          <table:table-cell office:value-type="float" office:value="0.692276872371">
            <text:p>0.692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01">
            <text:p>90001</text:p>
          </table:table-cell>
          <table:table-cell office:value-type="float" office:value="0.676230563379">
            <text:p>0.6762</text:p>
          </table:table-cell>
          <table:table-cell office:value-type="float" office:value="0.695122295876">
            <text:p>0.695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1000">
            <text:p>91000</text:p>
          </table:table-cell>
          <table:table-cell office:value-type="float" office:value="0.67118637951">
            <text:p>0.6712</text:p>
          </table:table-cell>
          <table:table-cell office:value-type="float" office:value="0.694456161614">
            <text:p>0.694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1001">
            <text:p>91001</text:p>
          </table:table-cell>
          <table:table-cell office:value-type="float" office:value="0.668534652849">
            <text:p>0.6685</text:p>
          </table:table-cell>
          <table:table-cell office:value-type="float" office:value="0.693439041081">
            <text:p>0.69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2000">
            <text:p>92000</text:p>
          </table:table-cell>
          <table:table-cell office:value-type="float" office:value="0.675569412052">
            <text:p>0.6756</text:p>
          </table:table-cell>
          <table:table-cell office:value-type="float" office:value="0.710153679456">
            <text:p>0.71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2001">
            <text:p>92001</text:p>
          </table:table-cell>
          <table:table-cell office:value-type="float" office:value="0.673306107159">
            <text:p>0.6733</text:p>
          </table:table-cell>
          <table:table-cell office:value-type="float" office:value="0.700983182755">
            <text:p>0.70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3000">
            <text:p>93000</text:p>
          </table:table-cell>
          <table:table-cell office:value-type="float" office:value="0.671874583737">
            <text:p>0.6719</text:p>
          </table:table-cell>
          <table:table-cell office:value-type="float" office:value="0.689446723996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3001">
            <text:p>93001</text:p>
          </table:table-cell>
          <table:table-cell office:value-type="float" office:value="0.677917999821">
            <text:p>0.6779</text:p>
          </table:table-cell>
          <table:table-cell office:value-type="float" office:value="0.701768425104">
            <text:p>0.701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4000">
            <text:p>94000</text:p>
          </table:table-cell>
          <table:table-cell office:value-type="float" office:value="0.671438947455">
            <text:p>0.6714</text:p>
          </table:table-cell>
          <table:table-cell office:value-type="float" office:value="0.700115567664">
            <text:p>0.700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4001">
            <text:p>94001</text:p>
          </table:table-cell>
          <table:table-cell office:value-type="float" office:value="0.670667796174">
            <text:p>0.6707</text:p>
          </table:table-cell>
          <table:table-cell office:value-type="float" office:value="0.700199006647">
            <text:p>0.70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5000">
            <text:p>95000</text:p>
          </table:table-cell>
          <table:table-cell office:value-type="float" office:value="0.663798033664">
            <text:p>0.6638</text:p>
          </table:table-cell>
          <table:table-cell office:value-type="float" office:value="0.682014026634">
            <text:p>0.68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5001">
            <text:p>95001</text:p>
          </table:table-cell>
          <table:table-cell office:value-type="float" office:value="0.670126674503">
            <text:p>0.6701</text:p>
          </table:table-cell>
          <table:table-cell office:value-type="float" office:value="0.675363285663">
            <text:p>0.675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6000">
            <text:p>96000</text:p>
          </table:table-cell>
          <table:table-cell office:value-type="float" office:value="0.671476999715">
            <text:p>0.6715</text:p>
          </table:table-cell>
          <table:table-cell office:value-type="float" office:value="0.707067811472">
            <text:p>0.707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6001">
            <text:p>96001</text:p>
          </table:table-cell>
          <table:table-cell office:value-type="float" office:value="0.672470617827">
            <text:p>0.6725</text:p>
          </table:table-cell>
          <table:table-cell office:value-type="float" office:value="0.697342235552">
            <text:p>0.697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7000">
            <text:p>97000</text:p>
          </table:table-cell>
          <table:table-cell office:value-type="float" office:value="0.672859689523">
            <text:p>0.6729</text:p>
          </table:table-cell>
          <table:table-cell office:value-type="float" office:value="0.692354165348">
            <text:p>0.692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7001">
            <text:p>97001</text:p>
          </table:table-cell>
          <table:table-cell office:value-type="float" office:value="0.671919486826">
            <text:p>0.6719</text:p>
          </table:table-cell>
          <table:table-cell office:value-type="float" office:value="0.687026190981">
            <text:p>0.687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8000">
            <text:p>98000</text:p>
          </table:table-cell>
          <table:table-cell office:value-type="float" office:value="0.676140066733">
            <text:p>0.6761</text:p>
          </table:table-cell>
          <table:table-cell office:value-type="float" office:value="0.714861255826">
            <text:p>0.714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8001">
            <text:p>98001</text:p>
          </table:table-cell>
          <table:table-cell office:value-type="float" office:value="0.669702696104">
            <text:p>0.6697</text:p>
          </table:table-cell>
          <table:table-cell office:value-type="float" office:value="0.718308839908">
            <text:p>0.718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9000">
            <text:p>99000</text:p>
          </table:table-cell>
          <table:table-cell office:value-type="float" office:value="0.679568437141">
            <text:p>0.6796</text:p>
          </table:table-cell>
          <table:table-cell office:value-type="float" office:value="0.692415638431">
            <text:p>0.692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9001">
            <text:p>99001</text:p>
          </table:table-cell>
          <table:table-cell office:value-type="float" office:value="0.672528024635">
            <text:p>0.6725</text:p>
          </table:table-cell>
          <table:table-cell office:value-type="float" office:value="0.675611852909">
            <text:p>0.67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490991456808">
            <text:p>0.4910</text:p>
          </table:table-cell>
          <table:table-cell office:value-type="float" office:value="0.381265284809">
            <text:p>0.381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490130437221">
            <text:p>0.4901</text:p>
          </table:table-cell>
          <table:table-cell office:value-type="float" office:value="0.389885044494">
            <text:p>0.389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  <table:table-cell office:value-type="float" office:value="0.496209696909">
            <text:p>0.4962</text:p>
          </table:table-cell>
          <table:table-cell office:value-type="float" office:value="0.394322369112">
            <text:p>0.39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1">
            <text:p>1001</text:p>
          </table:table-cell>
          <table:table-cell office:value-type="float" office:value="0.491280319721">
            <text:p>0.4913</text:p>
          </table:table-cell>
          <table:table-cell office:value-type="float" office:value="0.375183863506">
            <text:p>0.37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0">
            <text:p>2000</text:p>
          </table:table-cell>
          <table:table-cell office:value-type="float" office:value="0.503303133745">
            <text:p>0.5033</text:p>
          </table:table-cell>
          <table:table-cell office:value-type="float" office:value="0.407443778927">
            <text:p>0.40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1">
            <text:p>2001</text:p>
          </table:table-cell>
          <table:table-cell office:value-type="float" office:value="0.486709335914">
            <text:p>0.4867</text:p>
          </table:table-cell>
          <table:table-cell office:value-type="float" office:value="0.388520717674">
            <text:p>0.388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  <table:table-cell office:value-type="float" office:value="0.493924304251">
            <text:p>0.4939</text:p>
          </table:table-cell>
          <table:table-cell office:value-type="float" office:value="0.372250062901">
            <text:p>0.372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1">
            <text:p>3001</text:p>
          </table:table-cell>
          <table:table-cell office:value-type="float" office:value="0.490549351196">
            <text:p>0.4905</text:p>
          </table:table-cell>
          <table:table-cell office:value-type="float" office:value="0.384970592953">
            <text:p>0.385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0">
            <text:p>4000</text:p>
          </table:table-cell>
          <table:table-cell office:value-type="float" office:value="0.492451328659">
            <text:p>0.4925</text:p>
          </table:table-cell>
          <table:table-cell office:value-type="float" office:value="0.381585151599">
            <text:p>0.381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1">
            <text:p>4001</text:p>
          </table:table-cell>
          <table:table-cell office:value-type="float" office:value="0.48863524725">
            <text:p>0.4886</text:p>
          </table:table-cell>
          <table:table-cell office:value-type="float" office:value="0.386065555532">
            <text:p>0.386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0">
            <text:p>5000</text:p>
          </table:table-cell>
          <table:table-cell office:value-type="float" office:value="0.484874588079">
            <text:p>0.4849</text:p>
          </table:table-cell>
          <table:table-cell office:value-type="float" office:value="0.385586677329">
            <text:p>0.38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1">
            <text:p>5001</text:p>
          </table:table-cell>
          <table:table-cell office:value-type="float" office:value="0.473139039163">
            <text:p>0.4731</text:p>
          </table:table-cell>
          <table:table-cell office:value-type="float" office:value="0.359332383699">
            <text:p>0.359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0">
            <text:p>6000</text:p>
          </table:table-cell>
          <table:table-cell office:value-type="float" office:value="0.491298696084">
            <text:p>0.4913</text:p>
          </table:table-cell>
          <table:table-cell office:value-type="float" office:value="0.365389997672">
            <text:p>0.365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1">
            <text:p>6001</text:p>
          </table:table-cell>
          <table:table-cell office:value-type="float" office:value="0.483792438194">
            <text:p>0.4838</text:p>
          </table:table-cell>
          <table:table-cell office:value-type="float" office:value="0.368693667013">
            <text:p>0.368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0">
            <text:p>7000</text:p>
          </table:table-cell>
          <table:table-cell office:value-type="float" office:value="0.495773495622">
            <text:p>0.4958</text:p>
          </table:table-cell>
          <table:table-cell office:value-type="float" office:value="0.38718330973">
            <text:p>0.38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1">
            <text:p>7001</text:p>
          </table:table-cell>
          <table:table-cell office:value-type="float" office:value="0.494788823634">
            <text:p>0.4948</text:p>
          </table:table-cell>
          <table:table-cell office:value-type="float" office:value="0.383688644237">
            <text:p>0.383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0">
            <text:p>8000</text:p>
          </table:table-cell>
          <table:table-cell office:value-type="float" office:value="0.496523036748">
            <text:p>0.4965</text:p>
          </table:table-cell>
          <table:table-cell office:value-type="float" office:value="0.391504446464">
            <text:p>0.39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1">
            <text:p>8001</text:p>
          </table:table-cell>
          <table:table-cell office:value-type="float" office:value="0.489898550563">
            <text:p>0.4899</text:p>
          </table:table-cell>
          <table:table-cell office:value-type="float" office:value="0.378025508912">
            <text:p>0.378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0">
            <text:p>9000</text:p>
          </table:table-cell>
          <table:table-cell office:value-type="float" office:value="0.495705154966">
            <text:p>0.4957</text:p>
          </table:table-cell>
          <table:table-cell office:value-type="float" office:value="0.394937187249">
            <text:p>0.394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1">
            <text:p>9001</text:p>
          </table:table-cell>
          <table:table-cell office:value-type="float" office:value="0.498442723869">
            <text:p>0.4984</text:p>
          </table:table-cell>
          <table:table-cell office:value-type="float" office:value="0.398635941414">
            <text:p>0.398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00">
            <text:p>10000</text:p>
          </table:table-cell>
          <table:table-cell office:value-type="float" office:value="0.434608955319">
            <text:p>0.4346</text:p>
          </table:table-cell>
          <table:table-cell office:value-type="float" office:value="0.368877688389">
            <text:p>0.368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01">
            <text:p>10001</text:p>
          </table:table-cell>
          <table:table-cell office:value-type="float" office:value="0.443125725082">
            <text:p>0.4431</text:p>
          </table:table-cell>
          <table:table-cell office:value-type="float" office:value="0.386510110734">
            <text:p>0.386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1000">
            <text:p>11000</text:p>
          </table:table-cell>
          <table:table-cell office:value-type="float" office:value="0.453415305139">
            <text:p>0.4534</text:p>
          </table:table-cell>
          <table:table-cell office:value-type="float" office:value="0.391502842302">
            <text:p>0.39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1001">
            <text:p>11001</text:p>
          </table:table-cell>
          <table:table-cell office:value-type="float" office:value="0.45760242482">
            <text:p>0.4576</text:p>
          </table:table-cell>
          <table:table-cell office:value-type="float" office:value="0.379843918015">
            <text:p>0.379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2000">
            <text:p>12000</text:p>
          </table:table-cell>
          <table:table-cell office:value-type="float" office:value="0.454932227861">
            <text:p>0.4549</text:p>
          </table:table-cell>
          <table:table-cell office:value-type="float" office:value="0.412864542337">
            <text:p>0.412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2001">
            <text:p>12001</text:p>
          </table:table-cell>
          <table:table-cell office:value-type="float" office:value="0.446154834883">
            <text:p>0.4462</text:p>
          </table:table-cell>
          <table:table-cell office:value-type="float" office:value="0.400268224534">
            <text:p>0.40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3000">
            <text:p>13000</text:p>
          </table:table-cell>
          <table:table-cell office:value-type="float" office:value="0.44251594329">
            <text:p>0.4425</text:p>
          </table:table-cell>
          <table:table-cell office:value-type="float" office:value="0.385734065315">
            <text:p>0.38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3001">
            <text:p>13001</text:p>
          </table:table-cell>
          <table:table-cell office:value-type="float" office:value="0.456859811535">
            <text:p>0.4569</text:p>
          </table:table-cell>
          <table:table-cell office:value-type="float" office:value="0.385622466483">
            <text:p>0.38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4000">
            <text:p>14000</text:p>
          </table:table-cell>
          <table:table-cell office:value-type="float" office:value="0.45245697929">
            <text:p>0.4525</text:p>
          </table:table-cell>
          <table:table-cell office:value-type="float" office:value="0.397382719289">
            <text:p>0.39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4001">
            <text:p>14001</text:p>
          </table:table-cell>
          <table:table-cell office:value-type="float" office:value="0.455306871653">
            <text:p>0.4553</text:p>
          </table:table-cell>
          <table:table-cell office:value-type="float" office:value="0.411389255605">
            <text:p>0.411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5000">
            <text:p>15000</text:p>
          </table:table-cell>
          <table:table-cell office:value-type="float" office:value="0.437333902024">
            <text:p>0.4373</text:p>
          </table:table-cell>
          <table:table-cell office:value-type="float" office:value="0.35666927792">
            <text:p>0.356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5001">
            <text:p>15001</text:p>
          </table:table-cell>
          <table:table-cell office:value-type="float" office:value="0.441974084293">
            <text:p>0.4420</text:p>
          </table:table-cell>
          <table:table-cell office:value-type="float" office:value="0.380335137716">
            <text:p>0.38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6000">
            <text:p>16000</text:p>
          </table:table-cell>
          <table:table-cell office:value-type="float" office:value="0.4243531121">
            <text:p>0.4244</text:p>
          </table:table-cell>
          <table:table-cell office:value-type="float" office:value="0.359643256015">
            <text:p>0.359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6001">
            <text:p>16001</text:p>
          </table:table-cell>
          <table:table-cell office:value-type="float" office:value="0.444043330832">
            <text:p>0.4440</text:p>
          </table:table-cell>
          <table:table-cell office:value-type="float" office:value="0.422874098223">
            <text:p>0.422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7000">
            <text:p>17000</text:p>
          </table:table-cell>
          <table:table-cell office:value-type="float" office:value="0.442333660615">
            <text:p>0.4423</text:p>
          </table:table-cell>
          <table:table-cell office:value-type="float" office:value="0.385738296378">
            <text:p>0.38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7001">
            <text:p>17001</text:p>
          </table:table-cell>
          <table:table-cell office:value-type="float" office:value="0.435588958604">
            <text:p>0.4356</text:p>
          </table:table-cell>
          <table:table-cell office:value-type="float" office:value="0.387995737775">
            <text:p>0.388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8000">
            <text:p>18000</text:p>
          </table:table-cell>
          <table:table-cell office:value-type="float" office:value="0.438032209592">
            <text:p>0.4380</text:p>
          </table:table-cell>
          <table:table-cell office:value-type="float" office:value="0.384693177469">
            <text:p>0.384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8001">
            <text:p>18001</text:p>
          </table:table-cell>
          <table:table-cell office:value-type="float" office:value="0.427439408056">
            <text:p>0.4274</text:p>
          </table:table-cell>
          <table:table-cell office:value-type="float" office:value="0.395591594405">
            <text:p>0.39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9000">
            <text:p>19000</text:p>
          </table:table-cell>
          <table:table-cell office:value-type="float" office:value="0.447946410275">
            <text:p>0.4479</text:p>
          </table:table-cell>
          <table:table-cell office:value-type="float" office:value="0.388985275062">
            <text:p>0.389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9001">
            <text:p>19001</text:p>
          </table:table-cell>
          <table:table-cell office:value-type="float" office:value="0.440518458547">
            <text:p>0.4405</text:p>
          </table:table-cell>
          <table:table-cell office:value-type="float" office:value="0.38007778344">
            <text:p>0.380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00">
            <text:p>20000</text:p>
          </table:table-cell>
          <table:table-cell office:value-type="float" office:value="0.325487744023">
            <text:p>0.3255</text:p>
          </table:table-cell>
          <table:table-cell office:value-type="float" office:value="0.349118641453">
            <text:p>0.349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01">
            <text:p>20001</text:p>
          </table:table-cell>
          <table:table-cell office:value-type="float" office:value="0.323632328628">
            <text:p>0.3236</text:p>
          </table:table-cell>
          <table:table-cell office:value-type="float" office:value="0.383843915158">
            <text:p>0.383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1000">
            <text:p>21000</text:p>
          </table:table-cell>
          <table:table-cell office:value-type="float" office:value="0.346544069239">
            <text:p>0.3465</text:p>
          </table:table-cell>
          <table:table-cell office:value-type="float" office:value="0.369923678829">
            <text:p>0.369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1001">
            <text:p>21001</text:p>
          </table:table-cell>
          <table:table-cell office:value-type="float" office:value="0.34952789484">
            <text:p>0.3495</text:p>
          </table:table-cell>
          <table:table-cell office:value-type="float" office:value="0.420458467343">
            <text:p>0.42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2000">
            <text:p>22000</text:p>
          </table:table-cell>
          <table:table-cell office:value-type="float" office:value="0.365970439799">
            <text:p>0.3660</text:p>
          </table:table-cell>
          <table:table-cell office:value-type="float" office:value="0.374311044503">
            <text:p>0.37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2001">
            <text:p>22001</text:p>
          </table:table-cell>
          <table:table-cell office:value-type="float" office:value="0.352506606147">
            <text:p>0.3525</text:p>
          </table:table-cell>
          <table:table-cell office:value-type="float" office:value="0.357141855194">
            <text:p>0.357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3000">
            <text:p>23000</text:p>
          </table:table-cell>
          <table:table-cell office:value-type="float" office:value="0.35793894606">
            <text:p>0.3579</text:p>
          </table:table-cell>
          <table:table-cell office:value-type="float" office:value="0.417413313363">
            <text:p>0.41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3001">
            <text:p>23001</text:p>
          </table:table-cell>
          <table:table-cell office:value-type="float" office:value="0.360637684413">
            <text:p>0.3606</text:p>
          </table:table-cell>
          <table:table-cell office:value-type="float" office:value="0.36562505167">
            <text:p>0.36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4000">
            <text:p>24000</text:p>
          </table:table-cell>
          <table:table-cell office:value-type="float" office:value="0.339515227441">
            <text:p>0.3395</text:p>
          </table:table-cell>
          <table:table-cell office:value-type="float" office:value="0.400976258109">
            <text:p>0.401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4001">
            <text:p>24001</text:p>
          </table:table-cell>
          <table:table-cell office:value-type="float" office:value="0.342248374814">
            <text:p>0.3422</text:p>
          </table:table-cell>
          <table:table-cell office:value-type="float" office:value="0.393436334995">
            <text:p>0.393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5000">
            <text:p>25000</text:p>
          </table:table-cell>
          <table:table-cell office:value-type="float" office:value="0.322370308164">
            <text:p>0.3224</text:p>
          </table:table-cell>
          <table:table-cell office:value-type="float" office:value="0.397947740937">
            <text:p>0.39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5001">
            <text:p>25001</text:p>
          </table:table-cell>
          <table:table-cell office:value-type="float" office:value="0.330460822182">
            <text:p>0.3305</text:p>
          </table:table-cell>
          <table:table-cell office:value-type="float" office:value="0.364123944853">
            <text:p>0.364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6000">
            <text:p>26000</text:p>
          </table:table-cell>
          <table:table-cell office:value-type="float" office:value="0.344003653717">
            <text:p>0.3440</text:p>
          </table:table-cell>
          <table:table-cell office:value-type="float" office:value="0.392434825909">
            <text:p>0.392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6001">
            <text:p>26001</text:p>
          </table:table-cell>
          <table:table-cell office:value-type="float" office:value="0.339652236117">
            <text:p>0.3397</text:p>
          </table:table-cell>
          <table:table-cell office:value-type="float" office:value="0.398466263778">
            <text:p>0.398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7000">
            <text:p>27000</text:p>
          </table:table-cell>
          <table:table-cell office:value-type="float" office:value="0.344859807052">
            <text:p>0.3449</text:p>
          </table:table-cell>
          <table:table-cell office:value-type="float" office:value="0.371802433014">
            <text:p>0.371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7001">
            <text:p>27001</text:p>
          </table:table-cell>
          <table:table-cell office:value-type="float" office:value="0.34077066497">
            <text:p>0.3408</text:p>
          </table:table-cell>
          <table:table-cell office:value-type="float" office:value="0.38050438686">
            <text:p>0.38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8000">
            <text:p>28000</text:p>
          </table:table-cell>
          <table:table-cell office:value-type="float" office:value="0.338837407326">
            <text:p>0.3388</text:p>
          </table:table-cell>
          <table:table-cell office:value-type="float" office:value="0.386509990184">
            <text:p>0.386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8001">
            <text:p>28001</text:p>
          </table:table-cell>
          <table:table-cell office:value-type="float" office:value="0.336996625268">
            <text:p>0.3370</text:p>
          </table:table-cell>
          <table:table-cell office:value-type="float" office:value="0.384779012207">
            <text:p>0.384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9000">
            <text:p>29000</text:p>
          </table:table-cell>
          <table:table-cell office:value-type="float" office:value="0.316457022008">
            <text:p>0.3165</text:p>
          </table:table-cell>
          <table:table-cell office:value-type="float" office:value="0.396792986429">
            <text:p>0.396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9001">
            <text:p>29001</text:p>
          </table:table-cell>
          <table:table-cell office:value-type="float" office:value="0.335363361249">
            <text:p>0.3354</text:p>
          </table:table-cell>
          <table:table-cell office:value-type="float" office:value="0.370272765255">
            <text:p>0.37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00">
            <text:p>30000</text:p>
          </table:table-cell>
          <table:table-cell office:value-type="float" office:value="0.186648972532">
            <text:p>0.1866</text:p>
          </table:table-cell>
          <table:table-cell office:value-type="float" office:value="0.383594023492">
            <text:p>0.383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01">
            <text:p>30001</text:p>
          </table:table-cell>
          <table:table-cell office:value-type="float" office:value="0.201306757983">
            <text:p>0.2013</text:p>
          </table:table-cell>
          <table:table-cell office:value-type="float" office:value="0.387217808458">
            <text:p>0.38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1000">
            <text:p>31000</text:p>
          </table:table-cell>
          <table:table-cell office:value-type="float" office:value="0.452131959934">
            <text:p>0.4521</text:p>
          </table:table-cell>
          <table:table-cell office:value-type="float" office:value="0.367791501642">
            <text:p>0.367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1001">
            <text:p>31001</text:p>
          </table:table-cell>
          <table:table-cell office:value-type="float" office:value="0.446300531822">
            <text:p>0.4463</text:p>
          </table:table-cell>
          <table:table-cell office:value-type="float" office:value="0.380139944207">
            <text:p>0.380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2000">
            <text:p>32000</text:p>
          </table:table-cell>
          <table:table-cell office:value-type="float" office:value="0.53275024742">
            <text:p>0.5328</text:p>
          </table:table-cell>
          <table:table-cell office:value-type="float" office:value="0.361228299662">
            <text:p>0.361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2001">
            <text:p>32001</text:p>
          </table:table-cell>
          <table:table-cell office:value-type="float" office:value="0.529903156003">
            <text:p>0.5299</text:p>
          </table:table-cell>
          <table:table-cell office:value-type="float" office:value="0.407613749719">
            <text:p>0.40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3000">
            <text:p>33000</text:p>
          </table:table-cell>
          <table:table-cell office:value-type="float" office:value="0.496833102734">
            <text:p>0.4968</text:p>
          </table:table-cell>
          <table:table-cell office:value-type="float" office:value="0.384531108633">
            <text:p>0.384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3001">
            <text:p>33001</text:p>
          </table:table-cell>
          <table:table-cell office:value-type="float" office:value="0.490597166335">
            <text:p>0.4906</text:p>
          </table:table-cell>
          <table:table-cell office:value-type="float" office:value="0.387851612118">
            <text:p>0.38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4000">
            <text:p>34000</text:p>
          </table:table-cell>
          <table:table-cell office:value-type="float" office:value="0.210450601805">
            <text:p>0.2105</text:p>
          </table:table-cell>
          <table:table-cell office:value-type="float" office:value="0.396979286365">
            <text:p>0.397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4001">
            <text:p>34001</text:p>
          </table:table-cell>
          <table:table-cell office:value-type="float" office:value="0.231526772391">
            <text:p>0.2315</text:p>
          </table:table-cell>
          <table:table-cell office:value-type="float" office:value="0.39349738801">
            <text:p>0.393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5000">
            <text:p>35000</text:p>
          </table:table-cell>
          <table:table-cell office:value-type="float" office:value="0.199369654078">
            <text:p>0.1994</text:p>
          </table:table-cell>
          <table:table-cell office:value-type="float" office:value="0.376224897139">
            <text:p>0.376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5001">
            <text:p>35001</text:p>
          </table:table-cell>
          <table:table-cell office:value-type="float" office:value="0.20629522765">
            <text:p>0.2063</text:p>
          </table:table-cell>
          <table:table-cell office:value-type="float" office:value="0.379380088012">
            <text:p>0.379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6000">
            <text:p>36000</text:p>
          </table:table-cell>
          <table:table-cell office:value-type="float" office:value="0.497015327071">
            <text:p>0.4970</text:p>
          </table:table-cell>
          <table:table-cell office:value-type="float" office:value="0.40428526538">
            <text:p>0.40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6001">
            <text:p>36001</text:p>
          </table:table-cell>
          <table:table-cell office:value-type="float" office:value="0.497423278408">
            <text:p>0.4974</text:p>
          </table:table-cell>
          <table:table-cell office:value-type="float" office:value="0.399052338089">
            <text:p>0.399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7000">
            <text:p>37000</text:p>
          </table:table-cell>
          <table:table-cell office:value-type="float" office:value="0.524855925566">
            <text:p>0.5249</text:p>
          </table:table-cell>
          <table:table-cell office:value-type="float" office:value="0.375542706853">
            <text:p>0.375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7001">
            <text:p>37001</text:p>
          </table:table-cell>
          <table:table-cell office:value-type="float" office:value="0.528900435863">
            <text:p>0.5289</text:p>
          </table:table-cell>
          <table:table-cell office:value-type="float" office:value="0.383273065892">
            <text:p>0.383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8000">
            <text:p>38000</text:p>
          </table:table-cell>
          <table:table-cell office:value-type="float" office:value="0.450395742512">
            <text:p>0.4504</text:p>
          </table:table-cell>
          <table:table-cell office:value-type="float" office:value="0.381544853606">
            <text:p>0.38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8001">
            <text:p>38001</text:p>
          </table:table-cell>
          <table:table-cell office:value-type="float" office:value="0.441833823221">
            <text:p>0.4418</text:p>
          </table:table-cell>
          <table:table-cell office:value-type="float" office:value="0.380125202039">
            <text:p>0.380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9000">
            <text:p>39000</text:p>
          </table:table-cell>
          <table:table-cell office:value-type="float" office:value="0.209892209359">
            <text:p>0.2099</text:p>
          </table:table-cell>
          <table:table-cell office:value-type="float" office:value="0.388550345745">
            <text:p>0.388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9001">
            <text:p>39001</text:p>
          </table:table-cell>
          <table:table-cell office:value-type="float" office:value="0.199704403511">
            <text:p>0.1997</text:p>
          </table:table-cell>
          <table:table-cell office:value-type="float" office:value="0.37422986391">
            <text:p>0.374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00">
            <text:p>40000</text:p>
          </table:table-cell>
          <table:table-cell office:value-type="float" office:value="0.0843304633953">
            <text:p>0.0843</text:p>
          </table:table-cell>
          <table:table-cell office:value-type="float" office:value="0.380263874612">
            <text:p>0.38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01">
            <text:p>40001</text:p>
          </table:table-cell>
          <table:table-cell office:value-type="float" office:value="0.0780662839475">
            <text:p>0.0781</text:p>
          </table:table-cell>
          <table:table-cell office:value-type="float" office:value="0.392977629445">
            <text:p>0.393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1000">
            <text:p>41000</text:p>
          </table:table-cell>
          <table:table-cell office:value-type="float" office:value="0.461602927655">
            <text:p>0.4616</text:p>
          </table:table-cell>
          <table:table-cell office:value-type="float" office:value="0.380200906127">
            <text:p>0.380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1001">
            <text:p>41001</text:p>
          </table:table-cell>
          <table:table-cell office:value-type="float" office:value="0.459919912317">
            <text:p>0.4599</text:p>
          </table:table-cell>
          <table:table-cell office:value-type="float" office:value="0.380585475596">
            <text:p>0.380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2000">
            <text:p>42000</text:p>
          </table:table-cell>
          <table:table-cell office:value-type="float" office:value="0.588916272475">
            <text:p>0.5889</text:p>
          </table:table-cell>
          <table:table-cell office:value-type="float" office:value="0.381405367963">
            <text:p>0.381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2001">
            <text:p>42001</text:p>
          </table:table-cell>
          <table:table-cell office:value-type="float" office:value="0.592967167883">
            <text:p>0.5930</text:p>
          </table:table-cell>
          <table:table-cell office:value-type="float" office:value="0.381777149592">
            <text:p>0.381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3000">
            <text:p>43000</text:p>
          </table:table-cell>
          <table:table-cell office:value-type="float" office:value="0.531437178582">
            <text:p>0.5314</text:p>
          </table:table-cell>
          <table:table-cell office:value-type="float" office:value="0.401577436774">
            <text:p>0.401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3001">
            <text:p>43001</text:p>
          </table:table-cell>
          <table:table-cell office:value-type="float" office:value="0.536908308309">
            <text:p>0.5369</text:p>
          </table:table-cell>
          <table:table-cell office:value-type="float" office:value="0.365867212836">
            <text:p>0.365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4000">
            <text:p>44000</text:p>
          </table:table-cell>
          <table:table-cell office:value-type="float" office:value="0.135296123197">
            <text:p>0.1353</text:p>
          </table:table-cell>
          <table:table-cell office:value-type="float" office:value="0.367092941069">
            <text:p>0.367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4001">
            <text:p>44001</text:p>
          </table:table-cell>
          <table:table-cell office:value-type="float" office:value="0.363711582864">
            <text:p>0.3637</text:p>
          </table:table-cell>
          <table:table-cell office:value-type="float" office:value="0.383183577578">
            <text:p>0.383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5000">
            <text:p>45000</text:p>
          </table:table-cell>
          <table:table-cell office:value-type="float" office:value="0.372113967304">
            <text:p>0.3721</text:p>
          </table:table-cell>
          <table:table-cell office:value-type="float" office:value="0.406218164256">
            <text:p>0.406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5001">
            <text:p>45001</text:p>
          </table:table-cell>
          <table:table-cell office:value-type="float" office:value="0.382278516308">
            <text:p>0.3823</text:p>
          </table:table-cell>
          <table:table-cell office:value-type="float" office:value="0.398138875648">
            <text:p>0.39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6000">
            <text:p>46000</text:p>
          </table:table-cell>
          <table:table-cell office:value-type="float" office:value="0.532885142976">
            <text:p>0.5329</text:p>
          </table:table-cell>
          <table:table-cell office:value-type="float" office:value="0.377877103064">
            <text:p>0.37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6001">
            <text:p>46001</text:p>
          </table:table-cell>
          <table:table-cell office:value-type="float" office:value="0.538153617632">
            <text:p>0.5382</text:p>
          </table:table-cell>
          <table:table-cell office:value-type="float" office:value="0.396844775129">
            <text:p>0.396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7000">
            <text:p>47000</text:p>
          </table:table-cell>
          <table:table-cell office:value-type="float" office:value="0.593708115728">
            <text:p>0.5937</text:p>
          </table:table-cell>
          <table:table-cell office:value-type="float" office:value="0.388755704381">
            <text:p>0.388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7001">
            <text:p>47001</text:p>
          </table:table-cell>
          <table:table-cell office:value-type="float" office:value="0.591558507251">
            <text:p>0.5916</text:p>
          </table:table-cell>
          <table:table-cell office:value-type="float" office:value="0.397547221196">
            <text:p>0.397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8000">
            <text:p>48000</text:p>
          </table:table-cell>
          <table:table-cell office:value-type="float" office:value="0.463040213027">
            <text:p>0.4630</text:p>
          </table:table-cell>
          <table:table-cell office:value-type="float" office:value="0.379488056934">
            <text:p>0.379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8001">
            <text:p>48001</text:p>
          </table:table-cell>
          <table:table-cell office:value-type="float" office:value="0.458623139916">
            <text:p>0.4586</text:p>
          </table:table-cell>
          <table:table-cell office:value-type="float" office:value="0.377942186022">
            <text:p>0.37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9000">
            <text:p>49000</text:p>
          </table:table-cell>
          <table:table-cell office:value-type="float" office:value="0.34514876383">
            <text:p>0.3451</text:p>
          </table:table-cell>
          <table:table-cell office:value-type="float" office:value="0.3842844348">
            <text:p>0.38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9001">
            <text:p>49001</text:p>
          </table:table-cell>
          <table:table-cell office:value-type="float" office:value="0.0842905906804">
            <text:p>0.0843</text:p>
          </table:table-cell>
          <table:table-cell office:value-type="float" office:value="0.393145660964">
            <text:p>0.393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00">
            <text:p>50000</text:p>
          </table:table-cell>
          <table:table-cell office:value-type="float" office:value="0.0813992255478">
            <text:p>0.0814</text:p>
          </table:table-cell>
          <table:table-cell office:value-type="float" office:value="0.392151382638">
            <text:p>0.392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01">
            <text:p>50001</text:p>
          </table:table-cell>
          <table:table-cell office:value-type="float" office:value="0.333184168175">
            <text:p>0.3332</text:p>
          </table:table-cell>
          <table:table-cell office:value-type="float" office:value="0.40039254731">
            <text:p>0.400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1000">
            <text:p>51000</text:p>
          </table:table-cell>
          <table:table-cell office:value-type="float" office:value="0.466024629477">
            <text:p>0.4660</text:p>
          </table:table-cell>
          <table:table-cell office:value-type="float" office:value="0.410475867775">
            <text:p>0.41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1001">
            <text:p>51001</text:p>
          </table:table-cell>
          <table:table-cell office:value-type="float" office:value="0.462877259923">
            <text:p>0.4629</text:p>
          </table:table-cell>
          <table:table-cell office:value-type="float" office:value="0.410021696605">
            <text:p>0.410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2000">
            <text:p>52000</text:p>
          </table:table-cell>
          <table:table-cell office:value-type="float" office:value="0.589464996555">
            <text:p>0.5895</text:p>
          </table:table-cell>
          <table:table-cell office:value-type="float" office:value="0.383821892733">
            <text:p>0.383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2001">
            <text:p>52001</text:p>
          </table:table-cell>
          <table:table-cell office:value-type="float" office:value="0.590589279738">
            <text:p>0.5906</text:p>
          </table:table-cell>
          <table:table-cell office:value-type="float" office:value="0.394056477539">
            <text:p>0.394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3000">
            <text:p>53000</text:p>
          </table:table-cell>
          <table:table-cell office:value-type="float" office:value="0.530641932131">
            <text:p>0.5306</text:p>
          </table:table-cell>
          <table:table-cell office:value-type="float" office:value="0.40027434274">
            <text:p>0.40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3001">
            <text:p>53001</text:p>
          </table:table-cell>
          <table:table-cell office:value-type="float" office:value="0.540579599259">
            <text:p>0.5406</text:p>
          </table:table-cell>
          <table:table-cell office:value-type="float" office:value="0.377799717823">
            <text:p>0.377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4000">
            <text:p>54000</text:p>
          </table:table-cell>
          <table:table-cell office:value-type="float" office:value="0.381925615278">
            <text:p>0.3819</text:p>
          </table:table-cell>
          <table:table-cell office:value-type="float" office:value="0.410253976585">
            <text:p>0.41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4001">
            <text:p>54001</text:p>
          </table:table-cell>
          <table:table-cell office:value-type="float" office:value="0.379203319337">
            <text:p>0.3792</text:p>
          </table:table-cell>
          <table:table-cell office:value-type="float" office:value="0.37705495571">
            <text:p>0.377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5000">
            <text:p>55000</text:p>
          </table:table-cell>
          <table:table-cell office:value-type="float" office:value="0.389369315661">
            <text:p>0.3894</text:p>
          </table:table-cell>
          <table:table-cell office:value-type="float" office:value="0.381053495664">
            <text:p>0.381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5001">
            <text:p>55001</text:p>
          </table:table-cell>
          <table:table-cell office:value-type="float" office:value="0.381606589709">
            <text:p>0.3816</text:p>
          </table:table-cell>
          <table:table-cell office:value-type="float" office:value="0.392735901479">
            <text:p>0.392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6000">
            <text:p>56000</text:p>
          </table:table-cell>
          <table:table-cell office:value-type="float" office:value="0.533071593009">
            <text:p>0.5331</text:p>
          </table:table-cell>
          <table:table-cell office:value-type="float" office:value="0.389132177397">
            <text:p>0.389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6001">
            <text:p>56001</text:p>
          </table:table-cell>
          <table:table-cell office:value-type="float" office:value="0.537680727573">
            <text:p>0.5377</text:p>
          </table:table-cell>
          <table:table-cell office:value-type="float" office:value="0.391974889984">
            <text:p>0.392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7000">
            <text:p>57000</text:p>
          </table:table-cell>
          <table:table-cell office:value-type="float" office:value="0.590542315988">
            <text:p>0.5905</text:p>
          </table:table-cell>
          <table:table-cell office:value-type="float" office:value="0.390314272091">
            <text:p>0.39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7001">
            <text:p>57001</text:p>
          </table:table-cell>
          <table:table-cell office:value-type="float" office:value="0.594233621313">
            <text:p>0.5942</text:p>
          </table:table-cell>
          <table:table-cell office:value-type="float" office:value="0.404560023897">
            <text:p>0.404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8000">
            <text:p>58000</text:p>
          </table:table-cell>
          <table:table-cell office:value-type="float" office:value="0.461326512174">
            <text:p>0.4613</text:p>
          </table:table-cell>
          <table:table-cell office:value-type="float" office:value="0.367598045859">
            <text:p>0.36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8001">
            <text:p>58001</text:p>
          </table:table-cell>
          <table:table-cell office:value-type="float" office:value="0.457701647142">
            <text:p>0.4577</text:p>
          </table:table-cell>
          <table:table-cell office:value-type="float" office:value="0.372282796795">
            <text:p>0.372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9000">
            <text:p>59000</text:p>
          </table:table-cell>
          <table:table-cell office:value-type="float" office:value="0.338561816142">
            <text:p>0.3386</text:p>
          </table:table-cell>
          <table:table-cell office:value-type="float" office:value="0.367559237225">
            <text:p>0.36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9001">
            <text:p>59001</text:p>
          </table:table-cell>
          <table:table-cell office:value-type="float" office:value="0.084382807615">
            <text:p>0.0844</text:p>
          </table:table-cell>
          <table:table-cell office:value-type="float" office:value="0.391880067891">
            <text:p>0.391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00">
            <text:p>60000</text:p>
          </table:table-cell>
          <table:table-cell office:value-type="float" office:value="0.194470439476">
            <text:p>0.1945</text:p>
          </table:table-cell>
          <table:table-cell office:value-type="float" office:value="0.35639538833">
            <text:p>0.356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01">
            <text:p>60001</text:p>
          </table:table-cell>
          <table:table-cell office:value-type="float" office:value="0.183660882913">
            <text:p>0.1837</text:p>
          </table:table-cell>
          <table:table-cell office:value-type="float" office:value="0.397541344363">
            <text:p>0.397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1000">
            <text:p>61000</text:p>
          </table:table-cell>
          <table:table-cell office:value-type="float" office:value="0.451448028555">
            <text:p>0.4514</text:p>
          </table:table-cell>
          <table:table-cell office:value-type="float" office:value="0.392503369819">
            <text:p>0.392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1001">
            <text:p>61001</text:p>
          </table:table-cell>
          <table:table-cell office:value-type="float" office:value="0.442454314906">
            <text:p>0.4425</text:p>
          </table:table-cell>
          <table:table-cell office:value-type="float" office:value="0.394799589803">
            <text:p>0.394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2000">
            <text:p>62000</text:p>
          </table:table-cell>
          <table:table-cell office:value-type="float" office:value="0.525226012605">
            <text:p>0.5252</text:p>
          </table:table-cell>
          <table:table-cell office:value-type="float" office:value="0.375999745828">
            <text:p>0.376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2001">
            <text:p>62001</text:p>
          </table:table-cell>
          <table:table-cell office:value-type="float" office:value="0.525338651373">
            <text:p>0.5253</text:p>
          </table:table-cell>
          <table:table-cell office:value-type="float" office:value="0.367920961516">
            <text:p>0.36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3000">
            <text:p>63000</text:p>
          </table:table-cell>
          <table:table-cell office:value-type="float" office:value="0.500239762798">
            <text:p>0.5002</text:p>
          </table:table-cell>
          <table:table-cell office:value-type="float" office:value="0.411657889735">
            <text:p>0.411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3001">
            <text:p>63001</text:p>
          </table:table-cell>
          <table:table-cell office:value-type="float" office:value="0.501065689889">
            <text:p>0.5011</text:p>
          </table:table-cell>
          <table:table-cell office:value-type="float" office:value="0.376449488779">
            <text:p>0.376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4000">
            <text:p>64000</text:p>
          </table:table-cell>
          <table:table-cell office:value-type="float" office:value="0.212324235621">
            <text:p>0.2123</text:p>
          </table:table-cell>
          <table:table-cell office:value-type="float" office:value="0.390151995648">
            <text:p>0.390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4001">
            <text:p>64001</text:p>
          </table:table-cell>
          <table:table-cell office:value-type="float" office:value="0.206640598849">
            <text:p>0.2066</text:p>
          </table:table-cell>
          <table:table-cell office:value-type="float" office:value="0.38452377384">
            <text:p>0.384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5000">
            <text:p>65000</text:p>
          </table:table-cell>
          <table:table-cell office:value-type="float" office:value="0.228126996747">
            <text:p>0.2281</text:p>
          </table:table-cell>
          <table:table-cell office:value-type="float" office:value="0.392948543211">
            <text:p>0.392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5001">
            <text:p>65001</text:p>
          </table:table-cell>
          <table:table-cell office:value-type="float" office:value="0.225465661548">
            <text:p>0.2255</text:p>
          </table:table-cell>
          <table:table-cell office:value-type="float" office:value="0.41082344736">
            <text:p>0.410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6000">
            <text:p>66000</text:p>
          </table:table-cell>
          <table:table-cell office:value-type="float" office:value="0.497969461019">
            <text:p>0.4980</text:p>
          </table:table-cell>
          <table:table-cell office:value-type="float" office:value="0.396310330185">
            <text:p>0.396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6001">
            <text:p>66001</text:p>
          </table:table-cell>
          <table:table-cell office:value-type="float" office:value="0.489071865304">
            <text:p>0.4891</text:p>
          </table:table-cell>
          <table:table-cell office:value-type="float" office:value="0.401712844232">
            <text:p>0.401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7000">
            <text:p>67000</text:p>
          </table:table-cell>
          <table:table-cell office:value-type="float" office:value="0.528013499965">
            <text:p>0.5280</text:p>
          </table:table-cell>
          <table:table-cell office:value-type="float" office:value="0.364393796591">
            <text:p>0.364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7001">
            <text:p>67001</text:p>
          </table:table-cell>
          <table:table-cell office:value-type="float" office:value="0.52011903834">
            <text:p>0.5201</text:p>
          </table:table-cell>
          <table:table-cell office:value-type="float" office:value="0.38038897474">
            <text:p>0.380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8000">
            <text:p>68000</text:p>
          </table:table-cell>
          <table:table-cell office:value-type="float" office:value="0.442083599797">
            <text:p>0.4421</text:p>
          </table:table-cell>
          <table:table-cell office:value-type="float" office:value="0.395684176338">
            <text:p>0.39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8001">
            <text:p>68001</text:p>
          </table:table-cell>
          <table:table-cell office:value-type="float" office:value="0.44132674803">
            <text:p>0.4413</text:p>
          </table:table-cell>
          <table:table-cell office:value-type="float" office:value="0.389792654241">
            <text:p>0.389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9000">
            <text:p>69000</text:p>
          </table:table-cell>
          <table:table-cell office:value-type="float" office:value="0.19246487626">
            <text:p>0.1925</text:p>
          </table:table-cell>
          <table:table-cell office:value-type="float" office:value="0.367935259607">
            <text:p>0.36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9001">
            <text:p>69001</text:p>
          </table:table-cell>
          <table:table-cell office:value-type="float" office:value="0.188232332269">
            <text:p>0.1882</text:p>
          </table:table-cell>
          <table:table-cell office:value-type="float" office:value="0.395055849593">
            <text:p>0.395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00">
            <text:p>70000</text:p>
          </table:table-cell>
          <table:table-cell office:value-type="float" office:value="0.327537293073">
            <text:p>0.3275</text:p>
          </table:table-cell>
          <table:table-cell office:value-type="float" office:value="0.365162496446">
            <text:p>0.36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01">
            <text:p>70001</text:p>
          </table:table-cell>
          <table:table-cell office:value-type="float" office:value="0.324120283448">
            <text:p>0.3241</text:p>
          </table:table-cell>
          <table:table-cell office:value-type="float" office:value="0.3586236265">
            <text:p>0.358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1000">
            <text:p>71000</text:p>
          </table:table-cell>
          <table:table-cell office:value-type="float" office:value="0.340230039577">
            <text:p>0.3402</text:p>
          </table:table-cell>
          <table:table-cell office:value-type="float" office:value="0.411858561364">
            <text:p>0.411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1001">
            <text:p>71001</text:p>
          </table:table-cell>
          <table:table-cell office:value-type="float" office:value="0.335599065902">
            <text:p>0.3356</text:p>
          </table:table-cell>
          <table:table-cell office:value-type="float" office:value="0.365123198228">
            <text:p>0.365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2000">
            <text:p>72000</text:p>
          </table:table-cell>
          <table:table-cell office:value-type="float" office:value="0.346747843495">
            <text:p>0.3467</text:p>
          </table:table-cell>
          <table:table-cell office:value-type="float" office:value="0.349978111192">
            <text:p>0.350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2001">
            <text:p>72001</text:p>
          </table:table-cell>
          <table:table-cell office:value-type="float" office:value="0.348270636468">
            <text:p>0.3483</text:p>
          </table:table-cell>
          <table:table-cell office:value-type="float" office:value="0.369670135441">
            <text:p>0.369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3000">
            <text:p>73000</text:p>
          </table:table-cell>
          <table:table-cell office:value-type="float" office:value="0.344472532987">
            <text:p>0.3445</text:p>
          </table:table-cell>
          <table:table-cell office:value-type="float" office:value="0.396334974726">
            <text:p>0.396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3001">
            <text:p>73001</text:p>
          </table:table-cell>
          <table:table-cell office:value-type="float" office:value="0.343756153753">
            <text:p>0.3438</text:p>
          </table:table-cell>
          <table:table-cell office:value-type="float" office:value="0.397376149863">
            <text:p>0.39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4000">
            <text:p>74000</text:p>
          </table:table-cell>
          <table:table-cell office:value-type="float" office:value="0.334327585559">
            <text:p>0.3343</text:p>
          </table:table-cell>
          <table:table-cell office:value-type="float" office:value="0.350477543077">
            <text:p>0.35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4001">
            <text:p>74001</text:p>
          </table:table-cell>
          <table:table-cell office:value-type="float" office:value="0.334180844977">
            <text:p>0.3342</text:p>
          </table:table-cell>
          <table:table-cell office:value-type="float" office:value="0.38349100421">
            <text:p>0.383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5000">
            <text:p>75000</text:p>
          </table:table-cell>
          <table:table-cell office:value-type="float" office:value="0.341984652397">
            <text:p>0.3420</text:p>
          </table:table-cell>
          <table:table-cell office:value-type="float" office:value="0.36604942093">
            <text:p>0.366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5001">
            <text:p>75001</text:p>
          </table:table-cell>
          <table:table-cell office:value-type="float" office:value="0.334635238003">
            <text:p>0.3346</text:p>
          </table:table-cell>
          <table:table-cell office:value-type="float" office:value="0.364403859607">
            <text:p>0.364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6000">
            <text:p>76000</text:p>
          </table:table-cell>
          <table:table-cell office:value-type="float" office:value="0.355899503362">
            <text:p>0.3559</text:p>
          </table:table-cell>
          <table:table-cell office:value-type="float" office:value="0.40167063712">
            <text:p>0.401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6001">
            <text:p>76001</text:p>
          </table:table-cell>
          <table:table-cell office:value-type="float" office:value="0.365172952298">
            <text:p>0.3652</text:p>
          </table:table-cell>
          <table:table-cell office:value-type="float" office:value="0.374584794645">
            <text:p>0.374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7000">
            <text:p>77000</text:p>
          </table:table-cell>
          <table:table-cell office:value-type="float" office:value="0.366347701642">
            <text:p>0.3663</text:p>
          </table:table-cell>
          <table:table-cell office:value-type="float" office:value="0.362407421975">
            <text:p>0.362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7001">
            <text:p>77001</text:p>
          </table:table-cell>
          <table:table-cell office:value-type="float" office:value="0.363723022653">
            <text:p>0.3637</text:p>
          </table:table-cell>
          <table:table-cell office:value-type="float" office:value="0.366439078305">
            <text:p>0.366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8000">
            <text:p>78000</text:p>
          </table:table-cell>
          <table:table-cell office:value-type="float" office:value="0.34255111419">
            <text:p>0.3426</text:p>
          </table:table-cell>
          <table:table-cell office:value-type="float" office:value="0.38366537152">
            <text:p>0.383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8001">
            <text:p>78001</text:p>
          </table:table-cell>
          <table:table-cell office:value-type="float" office:value="0.367480157835">
            <text:p>0.3675</text:p>
          </table:table-cell>
          <table:table-cell office:value-type="float" office:value="0.410021298325">
            <text:p>0.410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9000">
            <text:p>79000</text:p>
          </table:table-cell>
          <table:table-cell office:value-type="float" office:value="0.336830596919">
            <text:p>0.3368</text:p>
          </table:table-cell>
          <table:table-cell office:value-type="float" office:value="0.380754251925">
            <text:p>0.380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9001">
            <text:p>79001</text:p>
          </table:table-cell>
          <table:table-cell office:value-type="float" office:value="0.331840342182">
            <text:p>0.3318</text:p>
          </table:table-cell>
          <table:table-cell office:value-type="float" office:value="0.363334944182">
            <text:p>0.363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00">
            <text:p>80000</text:p>
          </table:table-cell>
          <table:table-cell office:value-type="float" office:value="0.440868098449">
            <text:p>0.4409</text:p>
          </table:table-cell>
          <table:table-cell office:value-type="float" office:value="0.371411443267">
            <text:p>0.371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01">
            <text:p>80001</text:p>
          </table:table-cell>
          <table:table-cell office:value-type="float" office:value="0.445769804722">
            <text:p>0.4458</text:p>
          </table:table-cell>
          <table:table-cell office:value-type="float" office:value="0.392712109032">
            <text:p>0.392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1000">
            <text:p>81000</text:p>
          </table:table-cell>
          <table:table-cell office:value-type="float" office:value="0.443333979415">
            <text:p>0.4433</text:p>
          </table:table-cell>
          <table:table-cell office:value-type="float" office:value="0.384858729108">
            <text:p>0.384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1001">
            <text:p>81001</text:p>
          </table:table-cell>
          <table:table-cell office:value-type="float" office:value="0.427619525305">
            <text:p>0.4276</text:p>
          </table:table-cell>
          <table:table-cell office:value-type="float" office:value="0.358127247191">
            <text:p>0.35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2000">
            <text:p>82000</text:p>
          </table:table-cell>
          <table:table-cell office:value-type="float" office:value="0.432021029556">
            <text:p>0.4320</text:p>
          </table:table-cell>
          <table:table-cell office:value-type="float" office:value="0.360765661902">
            <text:p>0.360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2001">
            <text:p>82001</text:p>
          </table:table-cell>
          <table:table-cell office:value-type="float" office:value="0.43398796633">
            <text:p>0.4340</text:p>
          </table:table-cell>
          <table:table-cell office:value-type="float" office:value="0.37590059488">
            <text:p>0.375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3000">
            <text:p>83000</text:p>
          </table:table-cell>
          <table:table-cell office:value-type="float" office:value="0.437661839577">
            <text:p>0.4377</text:p>
          </table:table-cell>
          <table:table-cell office:value-type="float" office:value="0.402761617122">
            <text:p>0.402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3001">
            <text:p>83001</text:p>
          </table:table-cell>
          <table:table-cell office:value-type="float" office:value="0.434927015253">
            <text:p>0.4349</text:p>
          </table:table-cell>
          <table:table-cell office:value-type="float" office:value="0.374076308274">
            <text:p>0.374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4000">
            <text:p>84000</text:p>
          </table:table-cell>
          <table:table-cell office:value-type="float" office:value="0.438157834157">
            <text:p>0.4382</text:p>
          </table:table-cell>
          <table:table-cell office:value-type="float" office:value="0.388131762182">
            <text:p>0.38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4001">
            <text:p>84001</text:p>
          </table:table-cell>
          <table:table-cell office:value-type="float" office:value="0.43579821137">
            <text:p>0.4358</text:p>
          </table:table-cell>
          <table:table-cell office:value-type="float" office:value="0.37226125507">
            <text:p>0.372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5000">
            <text:p>85000</text:p>
          </table:table-cell>
          <table:table-cell office:value-type="float" office:value="0.450918865497">
            <text:p>0.4509</text:p>
          </table:table-cell>
          <table:table-cell office:value-type="float" office:value="0.365200695503">
            <text:p>0.36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5001">
            <text:p>85001</text:p>
          </table:table-cell>
          <table:table-cell office:value-type="float" office:value="0.438055562811">
            <text:p>0.4381</text:p>
          </table:table-cell>
          <table:table-cell office:value-type="float" office:value="0.40891173924">
            <text:p>0.408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6000">
            <text:p>86000</text:p>
          </table:table-cell>
          <table:table-cell office:value-type="float" office:value="0.43914360519">
            <text:p>0.4391</text:p>
          </table:table-cell>
          <table:table-cell office:value-type="float" office:value="0.365716676034">
            <text:p>0.36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6001">
            <text:p>86001</text:p>
          </table:table-cell>
          <table:table-cell office:value-type="float" office:value="0.441928369894">
            <text:p>0.4419</text:p>
          </table:table-cell>
          <table:table-cell office:value-type="float" office:value="0.389040553287">
            <text:p>0.389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7000">
            <text:p>87000</text:p>
          </table:table-cell>
          <table:table-cell office:value-type="float" office:value="0.446382631784">
            <text:p>0.4464</text:p>
          </table:table-cell>
          <table:table-cell office:value-type="float" office:value="0.370495756235">
            <text:p>0.37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7001">
            <text:p>87001</text:p>
          </table:table-cell>
          <table:table-cell office:value-type="float" office:value="0.457573689092">
            <text:p>0.4576</text:p>
          </table:table-cell>
          <table:table-cell office:value-type="float" office:value="0.389185923573">
            <text:p>0.389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8000">
            <text:p>88000</text:p>
          </table:table-cell>
          <table:table-cell office:value-type="float" office:value="0.462093100428">
            <text:p>0.4621</text:p>
          </table:table-cell>
          <table:table-cell office:value-type="float" office:value="0.385221396641">
            <text:p>0.38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8001">
            <text:p>88001</text:p>
          </table:table-cell>
          <table:table-cell office:value-type="float" office:value="0.450135098565">
            <text:p>0.4501</text:p>
          </table:table-cell>
          <table:table-cell office:value-type="float" office:value="0.380676072775">
            <text:p>0.380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9000">
            <text:p>89000</text:p>
          </table:table-cell>
          <table:table-cell office:value-type="float" office:value="0.436274257079">
            <text:p>0.4363</text:p>
          </table:table-cell>
          <table:table-cell office:value-type="float" office:value="0.367172737233">
            <text:p>0.36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9001">
            <text:p>89001</text:p>
          </table:table-cell>
          <table:table-cell office:value-type="float" office:value="0.44317017621">
            <text:p>0.4432</text:p>
          </table:table-cell>
          <table:table-cell office:value-type="float" office:value="0.412977715809">
            <text:p>0.413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00">
            <text:p>90000</text:p>
          </table:table-cell>
          <table:table-cell office:value-type="float" office:value="0.491443896714">
            <text:p>0.4914</text:p>
          </table:table-cell>
          <table:table-cell office:value-type="float" office:value="0.375075606251">
            <text:p>0.375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01">
            <text:p>90001</text:p>
          </table:table-cell>
          <table:table-cell office:value-type="float" office:value="0.495701830378">
            <text:p>0.4957</text:p>
          </table:table-cell>
          <table:table-cell office:value-type="float" office:value="0.398923989162">
            <text:p>0.398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1000">
            <text:p>91000</text:p>
          </table:table-cell>
          <table:table-cell office:value-type="float" office:value="0.493863654825">
            <text:p>0.4939</text:p>
          </table:table-cell>
          <table:table-cell office:value-type="float" office:value="0.378138676646">
            <text:p>0.37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1001">
            <text:p>91001</text:p>
          </table:table-cell>
          <table:table-cell office:value-type="float" office:value="0.496967779015">
            <text:p>0.4970</text:p>
          </table:table-cell>
          <table:table-cell office:value-type="float" office:value="0.372218111451">
            <text:p>0.372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2000">
            <text:p>92000</text:p>
          </table:table-cell>
          <table:table-cell office:value-type="float" office:value="0.497436310215">
            <text:p>0.4974</text:p>
          </table:table-cell>
          <table:table-cell office:value-type="float" office:value="0.383947621408">
            <text:p>0.383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2001">
            <text:p>92001</text:p>
          </table:table-cell>
          <table:table-cell office:value-type="float" office:value="0.494909225106">
            <text:p>0.4949</text:p>
          </table:table-cell>
          <table:table-cell office:value-type="float" office:value="0.399439882795">
            <text:p>0.399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3000">
            <text:p>93000</text:p>
          </table:table-cell>
          <table:table-cell office:value-type="float" office:value="0.500397582998">
            <text:p>0.5004</text:p>
          </table:table-cell>
          <table:table-cell office:value-type="float" office:value="0.403568069793">
            <text:p>0.403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3001">
            <text:p>93001</text:p>
          </table:table-cell>
          <table:table-cell office:value-type="float" office:value="0.485724633114">
            <text:p>0.4857</text:p>
          </table:table-cell>
          <table:table-cell office:value-type="float" office:value="0.369944981452">
            <text:p>0.369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4000">
            <text:p>94000</text:p>
          </table:table-cell>
          <table:table-cell office:value-type="float" office:value="0.493265327502">
            <text:p>0.4933</text:p>
          </table:table-cell>
          <table:table-cell office:value-type="float" office:value="0.409366606447">
            <text:p>0.409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4001">
            <text:p>94001</text:p>
          </table:table-cell>
          <table:table-cell office:value-type="float" office:value="0.500192310656">
            <text:p>0.5002</text:p>
          </table:table-cell>
          <table:table-cell office:value-type="float" office:value="0.397192183599">
            <text:p>0.39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5000">
            <text:p>95000</text:p>
          </table:table-cell>
          <table:table-cell office:value-type="float" office:value="0.506221526786">
            <text:p>0.5062</text:p>
          </table:table-cell>
          <table:table-cell office:value-type="float" office:value="0.41152287244">
            <text:p>0.41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5001">
            <text:p>95001</text:p>
          </table:table-cell>
          <table:table-cell office:value-type="float" office:value="0.490807091367">
            <text:p>0.4908</text:p>
          </table:table-cell>
          <table:table-cell office:value-type="float" office:value="0.375803153595">
            <text:p>0.375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6000">
            <text:p>96000</text:p>
          </table:table-cell>
          <table:table-cell office:value-type="float" office:value="0.494176109698">
            <text:p>0.4942</text:p>
          </table:table-cell>
          <table:table-cell office:value-type="float" office:value="0.403254821844">
            <text:p>0.403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6001">
            <text:p>96001</text:p>
          </table:table-cell>
          <table:table-cell office:value-type="float" office:value="0.501322490186">
            <text:p>0.5013</text:p>
          </table:table-cell>
          <table:table-cell office:value-type="float" office:value="0.393192463545">
            <text:p>0.393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7000">
            <text:p>97000</text:p>
          </table:table-cell>
          <table:table-cell office:value-type="float" office:value="0.498618943072">
            <text:p>0.4986</text:p>
          </table:table-cell>
          <table:table-cell office:value-type="float" office:value="0.406784844524">
            <text:p>0.406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7001">
            <text:p>97001</text:p>
          </table:table-cell>
          <table:table-cell office:value-type="float" office:value="0.486395005031">
            <text:p>0.4864</text:p>
          </table:table-cell>
          <table:table-cell office:value-type="float" office:value="0.367585268338">
            <text:p>0.36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8000">
            <text:p>98000</text:p>
          </table:table-cell>
          <table:table-cell office:value-type="float" office:value="0.501284158958">
            <text:p>0.5013</text:p>
          </table:table-cell>
          <table:table-cell office:value-type="float" office:value="0.402096786551">
            <text:p>0.402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8001">
            <text:p>98001</text:p>
          </table:table-cell>
          <table:table-cell office:value-type="float" office:value="0.49920087106">
            <text:p>0.4992</text:p>
          </table:table-cell>
          <table:table-cell office:value-type="float" office:value="0.385855417522">
            <text:p>0.385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9000">
            <text:p>99000</text:p>
          </table:table-cell>
          <table:table-cell office:value-type="float" office:value="0.500802369466">
            <text:p>0.5008</text:p>
          </table:table-cell>
          <table:table-cell office:value-type="float" office:value="0.40102212341">
            <text:p>0.401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9001">
            <text:p>99001</text:p>
          </table:table-cell>
          <table:table-cell office:value-type="float" office:value="0.493261549316">
            <text:p>0.4933</text:p>
          </table:table-cell>
          <table:table-cell office:value-type="float" office:value="0.376512387422">
            <text:p>0.376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676004767649">
            <text:p>0.6760</text:p>
          </table:table-cell>
          <table:table-cell office:value-type="float" office:value="0.734597469051">
            <text:p>0.73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70794049057">
            <text:p>0.6708</text:p>
          </table:table-cell>
          <table:table-cell office:value-type="float" office:value="0.708222003227">
            <text:p>0.708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671298037304">
            <text:p>0.6713</text:p>
          </table:table-cell>
          <table:table-cell office:value-type="float" office:value="0.698535991509">
            <text:p>0.698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0.673061753157">
            <text:p>0.6731</text:p>
          </table:table-cell>
          <table:table-cell office:value-type="float" office:value="0.691559118253">
            <text:p>0.69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0.66996966518">
            <text:p>0.6700</text:p>
          </table:table-cell>
          <table:table-cell office:value-type="float" office:value="0.699228457039">
            <text:p>0.699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1">
            <text:p>2001</text:p>
          </table:table-cell>
          <table:table-cell office:value-type="float" office:value="0.669267128097">
            <text:p>0.6693</text:p>
          </table:table-cell>
          <table:table-cell office:value-type="float" office:value="0.701662380573">
            <text:p>0.701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0">
            <text:p>3000</text:p>
          </table:table-cell>
          <table:table-cell office:value-type="float" office:value="0.672245092699">
            <text:p>0.6722</text:p>
          </table:table-cell>
          <table:table-cell office:value-type="float" office:value="0.693567310237">
            <text:p>0.693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1">
            <text:p>3001</text:p>
          </table:table-cell>
          <table:table-cell office:value-type="float" office:value="0.674047528853">
            <text:p>0.6740</text:p>
          </table:table-cell>
          <table:table-cell office:value-type="float" office:value="0.700131303134">
            <text:p>0.700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float" office:value="0.671916447262">
            <text:p>0.6719</text:p>
          </table:table-cell>
          <table:table-cell office:value-type="float" office:value="0.717147531243">
            <text:p>0.71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1">
            <text:p>4001</text:p>
          </table:table-cell>
          <table:table-cell office:value-type="float" office:value="0.677185521887">
            <text:p>0.6772</text:p>
          </table:table-cell>
          <table:table-cell office:value-type="float" office:value="0.688860408817">
            <text:p>0.688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0.671118492901">
            <text:p>0.6711</text:p>
          </table:table-cell>
          <table:table-cell office:value-type="float" office:value="0.680900913205">
            <text:p>0.680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1">
            <text:p>5001</text:p>
          </table:table-cell>
          <table:table-cell office:value-type="float" office:value="0.674533344877">
            <text:p>0.6745</text:p>
          </table:table-cell>
          <table:table-cell office:value-type="float" office:value="0.707404478825">
            <text:p>0.707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0">
            <text:p>6000</text:p>
          </table:table-cell>
          <table:table-cell office:value-type="float" office:value="0.670173205021">
            <text:p>0.6702</text:p>
          </table:table-cell>
          <table:table-cell office:value-type="float" office:value="0.705688500769">
            <text:p>0.705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1">
            <text:p>6001</text:p>
          </table:table-cell>
          <table:table-cell office:value-type="float" office:value="0.672227180237">
            <text:p>0.6722</text:p>
          </table:table-cell>
          <table:table-cell office:value-type="float" office:value="0.687015355682">
            <text:p>0.68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0">
            <text:p>7000</text:p>
          </table:table-cell>
          <table:table-cell office:value-type="float" office:value="0.67194192944">
            <text:p>0.6719</text:p>
          </table:table-cell>
          <table:table-cell office:value-type="float" office:value="0.70846250124">
            <text:p>0.708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1">
            <text:p>7001</text:p>
          </table:table-cell>
          <table:table-cell office:value-type="float" office:value="0.669374932498">
            <text:p>0.6694</text:p>
          </table:table-cell>
          <table:table-cell office:value-type="float" office:value="0.693500477134">
            <text:p>0.693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0">
            <text:p>8000</text:p>
          </table:table-cell>
          <table:table-cell office:value-type="float" office:value="0.675686370634">
            <text:p>0.6757</text:p>
          </table:table-cell>
          <table:table-cell office:value-type="float" office:value="0.698890703518">
            <text:p>0.698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1">
            <text:p>8001</text:p>
          </table:table-cell>
          <table:table-cell office:value-type="float" office:value="0.675054336973">
            <text:p>0.6751</text:p>
          </table:table-cell>
          <table:table-cell office:value-type="float" office:value="0.720146380916">
            <text:p>0.720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0">
            <text:p>9000</text:p>
          </table:table-cell>
          <table:table-cell office:value-type="float" office:value="0.668320305946">
            <text:p>0.6683</text:p>
          </table:table-cell>
          <table:table-cell office:value-type="float" office:value="0.698688758866">
            <text:p>0.69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1">
            <text:p>9001</text:p>
          </table:table-cell>
          <table:table-cell office:value-type="float" office:value="0.673095654188">
            <text:p>0.6731</text:p>
          </table:table-cell>
          <table:table-cell office:value-type="float" office:value="0.708336959535">
            <text:p>0.70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608687529324">
            <text:p>0.6087</text:p>
          </table:table-cell>
          <table:table-cell office:value-type="float" office:value="0.704082204836">
            <text:p>0.704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01">
            <text:p>10001</text:p>
          </table:table-cell>
          <table:table-cell office:value-type="float" office:value="0.610780791173">
            <text:p>0.6108</text:p>
          </table:table-cell>
          <table:table-cell office:value-type="float" office:value="0.698695825942">
            <text:p>0.69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000">
            <text:p>11000</text:p>
          </table:table-cell>
          <table:table-cell office:value-type="float" office:value="0.602292876978">
            <text:p>0.6023</text:p>
          </table:table-cell>
          <table:table-cell office:value-type="float" office:value="0.687323842383">
            <text:p>0.687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001">
            <text:p>11001</text:p>
          </table:table-cell>
          <table:table-cell office:value-type="float" office:value="0.612657718607">
            <text:p>0.6127</text:p>
          </table:table-cell>
          <table:table-cell office:value-type="float" office:value="0.697213055874">
            <text:p>0.697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00">
            <text:p>12000</text:p>
          </table:table-cell>
          <table:table-cell office:value-type="float" office:value="0.606736520624">
            <text:p>0.6067</text:p>
          </table:table-cell>
          <table:table-cell office:value-type="float" office:value="0.687595199026">
            <text:p>0.687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01">
            <text:p>12001</text:p>
          </table:table-cell>
          <table:table-cell office:value-type="float" office:value="0.59651005093">
            <text:p>0.5965</text:p>
          </table:table-cell>
          <table:table-cell office:value-type="float" office:value="0.701834009056">
            <text:p>0.701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000">
            <text:p>13000</text:p>
          </table:table-cell>
          <table:table-cell office:value-type="float" office:value="0.604054469663">
            <text:p>0.6041</text:p>
          </table:table-cell>
          <table:table-cell office:value-type="float" office:value="0.697808166442">
            <text:p>0.697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001">
            <text:p>13001</text:p>
          </table:table-cell>
          <table:table-cell office:value-type="float" office:value="0.606472176486">
            <text:p>0.6065</text:p>
          </table:table-cell>
          <table:table-cell office:value-type="float" office:value="0.695355844056">
            <text:p>0.695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000">
            <text:p>14000</text:p>
          </table:table-cell>
          <table:table-cell office:value-type="float" office:value="0.606092251711">
            <text:p>0.6061</text:p>
          </table:table-cell>
          <table:table-cell office:value-type="float" office:value="0.685726789976">
            <text:p>0.685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001">
            <text:p>14001</text:p>
          </table:table-cell>
          <table:table-cell office:value-type="float" office:value="0.604862372888">
            <text:p>0.6049</text:p>
          </table:table-cell>
          <table:table-cell office:value-type="float" office:value="0.682068705762">
            <text:p>0.682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00">
            <text:p>15000</text:p>
          </table:table-cell>
          <table:table-cell office:value-type="float" office:value="0.605844522163">
            <text:p>0.6058</text:p>
          </table:table-cell>
          <table:table-cell office:value-type="float" office:value="0.697107719979">
            <text:p>0.69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01">
            <text:p>15001</text:p>
          </table:table-cell>
          <table:table-cell office:value-type="float" office:value="0.595272759994">
            <text:p>0.5953</text:p>
          </table:table-cell>
          <table:table-cell office:value-type="float" office:value="0.692579933444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000">
            <text:p>16000</text:p>
          </table:table-cell>
          <table:table-cell office:value-type="float" office:value="0.592133567697">
            <text:p>0.5921</text:p>
          </table:table-cell>
          <table:table-cell office:value-type="float" office:value="0.695545124872">
            <text:p>0.695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001">
            <text:p>16001</text:p>
          </table:table-cell>
          <table:table-cell office:value-type="float" office:value="0.584521723094">
            <text:p>0.5845</text:p>
          </table:table-cell>
          <table:table-cell office:value-type="float" office:value="0.692572290878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000">
            <text:p>17000</text:p>
          </table:table-cell>
          <table:table-cell office:value-type="float" office:value="0.590836717215">
            <text:p>0.5908</text:p>
          </table:table-cell>
          <table:table-cell office:value-type="float" office:value="0.688951517767">
            <text:p>0.68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001">
            <text:p>17001</text:p>
          </table:table-cell>
          <table:table-cell office:value-type="float" office:value="0.586293653369">
            <text:p>0.5863</text:p>
          </table:table-cell>
          <table:table-cell office:value-type="float" office:value="0.691959307099">
            <text:p>0.692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000">
            <text:p>18000</text:p>
          </table:table-cell>
          <table:table-cell office:value-type="float" office:value="0.596990086061">
            <text:p>0.5970</text:p>
          </table:table-cell>
          <table:table-cell office:value-type="float" office:value="0.688826176406">
            <text:p>0.688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001">
            <text:p>18001</text:p>
          </table:table-cell>
          <table:table-cell office:value-type="float" office:value="0.59748027766">
            <text:p>0.5975</text:p>
          </table:table-cell>
          <table:table-cell office:value-type="float" office:value="0.702092821005">
            <text:p>0.702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000">
            <text:p>19000</text:p>
          </table:table-cell>
          <table:table-cell office:value-type="float" office:value="0.608191006456">
            <text:p>0.6082</text:p>
          </table:table-cell>
          <table:table-cell office:value-type="float" office:value="0.701148240109">
            <text:p>0.70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001">
            <text:p>19001</text:p>
          </table:table-cell>
          <table:table-cell office:value-type="float" office:value="0.605242089429">
            <text:p>0.6052</text:p>
          </table:table-cell>
          <table:table-cell office:value-type="float" office:value="0.689288008593">
            <text:p>0.689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0.412025623591">
            <text:p>0.4120</text:p>
          </table:table-cell>
          <table:table-cell office:value-type="float" office:value="0.674379027348">
            <text:p>0.674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01">
            <text:p>20001</text:p>
          </table:table-cell>
          <table:table-cell office:value-type="float" office:value="0.407908640146">
            <text:p>0.4079</text:p>
          </table:table-cell>
          <table:table-cell office:value-type="float" office:value="0.665264727794">
            <text:p>0.665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000">
            <text:p>21000</text:p>
          </table:table-cell>
          <table:table-cell office:value-type="float" office:value="0.429309912125">
            <text:p>0.4293</text:p>
          </table:table-cell>
          <table:table-cell office:value-type="float" office:value="0.684579587884">
            <text:p>0.68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001">
            <text:p>21001</text:p>
          </table:table-cell>
          <table:table-cell office:value-type="float" office:value="0.436631055485">
            <text:p>0.4366</text:p>
          </table:table-cell>
          <table:table-cell office:value-type="float" office:value="0.69669754087">
            <text:p>0.696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2000">
            <text:p>22000</text:p>
          </table:table-cell>
          <table:table-cell office:value-type="float" office:value="0.43810569344">
            <text:p>0.4381</text:p>
          </table:table-cell>
          <table:table-cell office:value-type="float" office:value="0.675018502335">
            <text:p>0.675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2001">
            <text:p>22001</text:p>
          </table:table-cell>
          <table:table-cell office:value-type="float" office:value="0.450840540232">
            <text:p>0.4508</text:p>
          </table:table-cell>
          <table:table-cell office:value-type="float" office:value="0.694310607574">
            <text:p>0.694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3000">
            <text:p>23000</text:p>
          </table:table-cell>
          <table:table-cell office:value-type="float" office:value="0.444296765747">
            <text:p>0.4443</text:p>
          </table:table-cell>
          <table:table-cell office:value-type="float" office:value="0.694790812661">
            <text:p>0.694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3001">
            <text:p>23001</text:p>
          </table:table-cell>
          <table:table-cell office:value-type="float" office:value="0.444310084409">
            <text:p>0.4443</text:p>
          </table:table-cell>
          <table:table-cell office:value-type="float" office:value="0.696516597315">
            <text:p>0.696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000">
            <text:p>24000</text:p>
          </table:table-cell>
          <table:table-cell office:value-type="float" office:value="0.415433124587">
            <text:p>0.4154</text:p>
          </table:table-cell>
          <table:table-cell office:value-type="float" office:value="0.669011412486">
            <text:p>0.66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001">
            <text:p>24001</text:p>
          </table:table-cell>
          <table:table-cell office:value-type="float" office:value="0.422377583178">
            <text:p>0.4224</text:p>
          </table:table-cell>
          <table:table-cell office:value-type="float" office:value="0.693645108279">
            <text:p>0.693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00">
            <text:p>25000</text:p>
          </table:table-cell>
          <table:table-cell office:value-type="float" office:value="0.4043752112">
            <text:p>0.4044</text:p>
          </table:table-cell>
          <table:table-cell office:value-type="float" office:value="0.676752349507">
            <text:p>0.676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01">
            <text:p>25001</text:p>
          </table:table-cell>
          <table:table-cell office:value-type="float" office:value="0.399838319475">
            <text:p>0.3998</text:p>
          </table:table-cell>
          <table:table-cell office:value-type="float" office:value="0.686994239629">
            <text:p>0.68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6000">
            <text:p>26000</text:p>
          </table:table-cell>
          <table:table-cell office:value-type="float" office:value="0.404012501546">
            <text:p>0.4040</text:p>
          </table:table-cell>
          <table:table-cell office:value-type="float" office:value="0.694187995331">
            <text:p>0.694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6001">
            <text:p>26001</text:p>
          </table:table-cell>
          <table:table-cell office:value-type="float" office:value="0.41124100917">
            <text:p>0.4112</text:p>
          </table:table-cell>
          <table:table-cell office:value-type="float" office:value="0.704643664751">
            <text:p>0.70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7000">
            <text:p>27000</text:p>
          </table:table-cell>
          <table:table-cell office:value-type="float" office:value="0.410324008446">
            <text:p>0.4103</text:p>
          </table:table-cell>
          <table:table-cell office:value-type="float" office:value="0.70163598945">
            <text:p>0.70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7001">
            <text:p>27001</text:p>
          </table:table-cell>
          <table:table-cell office:value-type="float" office:value="0.414542534866">
            <text:p>0.4145</text:p>
          </table:table-cell>
          <table:table-cell office:value-type="float" office:value="0.661018256006">
            <text:p>0.661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8000">
            <text:p>28000</text:p>
          </table:table-cell>
          <table:table-cell office:value-type="float" office:value="0.399698500137">
            <text:p>0.3997</text:p>
          </table:table-cell>
          <table:table-cell office:value-type="float" office:value="0.691869397036">
            <text:p>0.691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8001">
            <text:p>28001</text:p>
          </table:table-cell>
          <table:table-cell office:value-type="float" office:value="0.407863080407">
            <text:p>0.4079</text:p>
          </table:table-cell>
          <table:table-cell office:value-type="float" office:value="0.695824798141">
            <text:p>0.695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9000">
            <text:p>29000</text:p>
          </table:table-cell>
          <table:table-cell office:value-type="float" office:value="0.411628992518">
            <text:p>0.4116</text:p>
          </table:table-cell>
          <table:table-cell office:value-type="float" office:value="0.678892292474">
            <text:p>0.678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9001">
            <text:p>29001</text:p>
          </table:table-cell>
          <table:table-cell office:value-type="float" office:value="0.405657562981">
            <text:p>0.4057</text:p>
          </table:table-cell>
          <table:table-cell office:value-type="float" office:value="0.701246201687">
            <text:p>0.701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0.135929180078">
            <text:p>0.1359</text:p>
          </table:table-cell>
          <table:table-cell office:value-type="float" office:value="0.680581716611">
            <text:p>0.680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01">
            <text:p>30001</text:p>
          </table:table-cell>
          <table:table-cell office:value-type="float" office:value="0.137315188965">
            <text:p>0.1373</text:p>
          </table:table-cell>
          <table:table-cell office:value-type="float" office:value="0.68482255267">
            <text:p>0.684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1000">
            <text:p>31000</text:p>
          </table:table-cell>
          <table:table-cell office:value-type="float" office:value="0.455349359204">
            <text:p>0.4553</text:p>
          </table:table-cell>
          <table:table-cell office:value-type="float" office:value="0.70051142812">
            <text:p>0.700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1001">
            <text:p>31001</text:p>
          </table:table-cell>
          <table:table-cell office:value-type="float" office:value="0.458588812301">
            <text:p>0.4586</text:p>
          </table:table-cell>
          <table:table-cell office:value-type="float" office:value="0.69107344052">
            <text:p>0.69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2000">
            <text:p>32000</text:p>
          </table:table-cell>
          <table:table-cell office:value-type="float" office:value="0.607506510143">
            <text:p>0.6075</text:p>
          </table:table-cell>
          <table:table-cell office:value-type="float" office:value="0.685257051902">
            <text:p>0.685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2001">
            <text:p>32001</text:p>
          </table:table-cell>
          <table:table-cell office:value-type="float" office:value="0.607877245634">
            <text:p>0.6079</text:p>
          </table:table-cell>
          <table:table-cell office:value-type="float" office:value="0.697378991728">
            <text:p>0.697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000">
            <text:p>33000</text:p>
          </table:table-cell>
          <table:table-cell office:value-type="float" office:value="0.555631868827">
            <text:p>0.5556</text:p>
          </table:table-cell>
          <table:table-cell office:value-type="float" office:value="0.704979711492">
            <text:p>0.705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001">
            <text:p>33001</text:p>
          </table:table-cell>
          <table:table-cell office:value-type="float" office:value="0.554290171167">
            <text:p>0.5543</text:p>
          </table:table-cell>
          <table:table-cell office:value-type="float" office:value="0.709568414007">
            <text:p>0.709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4000">
            <text:p>34000</text:p>
          </table:table-cell>
          <table:table-cell office:value-type="float" office:value="0.173260964987">
            <text:p>0.1733</text:p>
          </table:table-cell>
          <table:table-cell office:value-type="float" office:value="0.707089115783">
            <text:p>0.70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4001">
            <text:p>34001</text:p>
          </table:table-cell>
          <table:table-cell office:value-type="float" office:value="0.174597187534">
            <text:p>0.1746</text:p>
          </table:table-cell>
          <table:table-cell office:value-type="float" office:value="0.689685963367">
            <text:p>0.689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5000">
            <text:p>35000</text:p>
          </table:table-cell>
          <table:table-cell office:value-type="float" office:value="0.158362446709">
            <text:p>0.1584</text:p>
          </table:table-cell>
          <table:table-cell office:value-type="float" office:value="0.69496870372">
            <text:p>0.695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5001">
            <text:p>35001</text:p>
          </table:table-cell>
          <table:table-cell office:value-type="float" office:value="0.159973521486">
            <text:p>0.1600</text:p>
          </table:table-cell>
          <table:table-cell office:value-type="float" office:value="0.683914327374">
            <text:p>0.683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6000">
            <text:p>36000</text:p>
          </table:table-cell>
          <table:table-cell office:value-type="float" office:value="0.549381852587">
            <text:p>0.5494</text:p>
          </table:table-cell>
          <table:table-cell office:value-type="float" office:value="0.702641748417">
            <text:p>0.70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6001">
            <text:p>36001</text:p>
          </table:table-cell>
          <table:table-cell office:value-type="float" office:value="0.550129090296">
            <text:p>0.5501</text:p>
          </table:table-cell>
          <table:table-cell office:value-type="float" office:value="0.691468445512">
            <text:p>0.691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7000">
            <text:p>37000</text:p>
          </table:table-cell>
          <table:table-cell office:value-type="float" office:value="0.607821245846">
            <text:p>0.6078</text:p>
          </table:table-cell>
          <table:table-cell office:value-type="float" office:value="0.674620198235">
            <text:p>0.67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7001">
            <text:p>37001</text:p>
          </table:table-cell>
          <table:table-cell office:value-type="float" office:value="0.6077667557">
            <text:p>0.6078</text:p>
          </table:table-cell>
          <table:table-cell office:value-type="float" office:value="0.665934178371">
            <text:p>0.665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8000">
            <text:p>38000</text:p>
          </table:table-cell>
          <table:table-cell office:value-type="float" office:value="0.460280416484">
            <text:p>0.4603</text:p>
          </table:table-cell>
          <table:table-cell office:value-type="float" office:value="0.696003333149">
            <text:p>0.696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8001">
            <text:p>38001</text:p>
          </table:table-cell>
          <table:table-cell office:value-type="float" office:value="0.462264928094">
            <text:p>0.4623</text:p>
          </table:table-cell>
          <table:table-cell office:value-type="float" office:value="0.684166040977">
            <text:p>0.684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9000">
            <text:p>39000</text:p>
          </table:table-cell>
          <table:table-cell office:value-type="float" office:value="0.137139132728">
            <text:p>0.1371</text:p>
          </table:table-cell>
          <table:table-cell office:value-type="float" office:value="0.677150519817">
            <text:p>0.677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9001">
            <text:p>39001</text:p>
          </table:table-cell>
          <table:table-cell office:value-type="float" office:value="0.131161669008">
            <text:p>0.1312</text:p>
          </table:table-cell>
          <table:table-cell office:value-type="float" office:value="0.690458684745">
            <text:p>0.690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0.552860084479">
            <text:p>0.5529</text:p>
          </table:table-cell>
          <table:table-cell office:value-type="float" office:value="0.703872187217">
            <text:p>0.703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01">
            <text:p>40001</text:p>
          </table:table-cell>
          <table:table-cell office:value-type="float" office:value="0.559280062426">
            <text:p>0.5593</text:p>
          </table:table-cell>
          <table:table-cell office:value-type="float" office:value="0.684945667672">
            <text:p>0.684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1000">
            <text:p>41000</text:p>
          </table:table-cell>
          <table:table-cell office:value-type="float" office:value="0.48965983796">
            <text:p>0.4897</text:p>
          </table:table-cell>
          <table:table-cell office:value-type="float" office:value="0.686249008033">
            <text:p>0.686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1001">
            <text:p>41001</text:p>
          </table:table-cell>
          <table:table-cell office:value-type="float" office:value="0.489251761307">
            <text:p>0.4893</text:p>
          </table:table-cell>
          <table:table-cell office:value-type="float" office:value="0.69381385891">
            <text:p>0.693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2000">
            <text:p>42000</text:p>
          </table:table-cell>
          <table:table-cell office:value-type="float" office:value="0.712930707856">
            <text:p>0.7129</text:p>
          </table:table-cell>
          <table:table-cell office:value-type="float" office:value="0.679386373869">
            <text:p>0.679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2001">
            <text:p>42001</text:p>
          </table:table-cell>
          <table:table-cell office:value-type="float" office:value="0.722169429057">
            <text:p>0.7222</text:p>
          </table:table-cell>
          <table:table-cell office:value-type="float" office:value="0.708806683599">
            <text:p>0.708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3000">
            <text:p>43000</text:p>
          </table:table-cell>
          <table:table-cell office:value-type="float" office:value="0.634061172942">
            <text:p>0.6341</text:p>
          </table:table-cell>
          <table:table-cell office:value-type="float" office:value="0.692992711238">
            <text:p>0.693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3001">
            <text:p>43001</text:p>
          </table:table-cell>
          <table:table-cell office:value-type="float" office:value="0.627002441617">
            <text:p>0.6270</text:p>
          </table:table-cell>
          <table:table-cell office:value-type="float" office:value="0.68793617053">
            <text:p>0.687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4000">
            <text:p>44000</text:p>
          </table:table-cell>
          <table:table-cell office:value-type="float" office:value="0.580193465121">
            <text:p>0.5802</text:p>
          </table:table-cell>
          <table:table-cell office:value-type="float" office:value="0.67537873445">
            <text:p>0.675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4001">
            <text:p>44001</text:p>
          </table:table-cell>
          <table:table-cell office:value-type="float" office:value="0.578201223805">
            <text:p>0.5782</text:p>
          </table:table-cell>
          <table:table-cell office:value-type="float" office:value="0.68673096389">
            <text:p>0.686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000">
            <text:p>45000</text:p>
          </table:table-cell>
          <table:table-cell office:value-type="float" office:value="0.580072093896">
            <text:p>0.5801</text:p>
          </table:table-cell>
          <table:table-cell office:value-type="float" office:value="0.686506109688">
            <text:p>0.686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001">
            <text:p>45001</text:p>
          </table:table-cell>
          <table:table-cell office:value-type="float" office:value="0.583269686844">
            <text:p>0.5833</text:p>
          </table:table-cell>
          <table:table-cell office:value-type="float" office:value="0.700165740825">
            <text:p>0.700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6000">
            <text:p>46000</text:p>
          </table:table-cell>
          <table:table-cell office:value-type="float" office:value="0.629256914314">
            <text:p>0.6293</text:p>
          </table:table-cell>
          <table:table-cell office:value-type="float" office:value="0.692602032957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6001">
            <text:p>46001</text:p>
          </table:table-cell>
          <table:table-cell office:value-type="float" office:value="0.62819095537">
            <text:p>0.6282</text:p>
          </table:table-cell>
          <table:table-cell office:value-type="float" office:value="0.685808061661">
            <text:p>0.685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7000">
            <text:p>47000</text:p>
          </table:table-cell>
          <table:table-cell office:value-type="float" office:value="0.715043965796">
            <text:p>0.7150</text:p>
          </table:table-cell>
          <table:table-cell office:value-type="float" office:value="0.696113620377">
            <text:p>0.696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7001">
            <text:p>47001</text:p>
          </table:table-cell>
          <table:table-cell office:value-type="float" office:value="0.715328792406">
            <text:p>0.7153</text:p>
          </table:table-cell>
          <table:table-cell office:value-type="float" office:value="0.685115626279">
            <text:p>0.685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8000">
            <text:p>48000</text:p>
          </table:table-cell>
          <table:table-cell office:value-type="float" office:value="0.488840700756">
            <text:p>0.4888</text:p>
          </table:table-cell>
          <table:table-cell office:value-type="float" office:value="0.678093743448">
            <text:p>0.678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8001">
            <text:p>48001</text:p>
          </table:table-cell>
          <table:table-cell office:value-type="float" office:value="0.495971387467">
            <text:p>0.4960</text:p>
          </table:table-cell>
          <table:table-cell office:value-type="float" office:value="0.689185213416">
            <text:p>0.689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9000">
            <text:p>49000</text:p>
          </table:table-cell>
          <table:table-cell office:value-type="float" office:value="0.555748031139">
            <text:p>0.5557</text:p>
          </table:table-cell>
          <table:table-cell office:value-type="float" office:value="0.700060952855">
            <text:p>0.700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9001">
            <text:p>49001</text:p>
          </table:table-cell>
          <table:table-cell office:value-type="float" office:value="0.556367945318">
            <text:p>0.5564</text:p>
          </table:table-cell>
          <table:table-cell office:value-type="float" office:value="0.707959649319">
            <text:p>0.70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0.597547346586">
            <text:p>0.5975</text:p>
          </table:table-cell>
          <table:table-cell office:value-type="float" office:value="0.688008654148">
            <text:p>0.68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01">
            <text:p>50001</text:p>
          </table:table-cell>
          <table:table-cell office:value-type="float" office:value="0.598221107722">
            <text:p>0.5982</text:p>
          </table:table-cell>
          <table:table-cell office:value-type="float" office:value="0.67287082364">
            <text:p>0.672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1000">
            <text:p>51000</text:p>
          </table:table-cell>
          <table:table-cell office:value-type="float" office:value="0.48387224438">
            <text:p>0.4839</text:p>
          </table:table-cell>
          <table:table-cell office:value-type="float" office:value="0.68711898922">
            <text:p>0.68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1001">
            <text:p>51001</text:p>
          </table:table-cell>
          <table:table-cell office:value-type="float" office:value="0.490645256246">
            <text:p>0.4906</text:p>
          </table:table-cell>
          <table:table-cell office:value-type="float" office:value="0.703098553596">
            <text:p>0.703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2000">
            <text:p>52000</text:p>
          </table:table-cell>
          <table:table-cell office:value-type="float" office:value="0.718918642221">
            <text:p>0.7189</text:p>
          </table:table-cell>
          <table:table-cell office:value-type="float" office:value="0.7067890246">
            <text:p>0.706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2001">
            <text:p>52001</text:p>
          </table:table-cell>
          <table:table-cell office:value-type="float" office:value="0.721972550175">
            <text:p>0.7220</text:p>
          </table:table-cell>
          <table:table-cell office:value-type="float" office:value="0.707408795135">
            <text:p>0.707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3000">
            <text:p>53000</text:p>
          </table:table-cell>
          <table:table-cell office:value-type="float" office:value="0.627393896652">
            <text:p>0.6274</text:p>
          </table:table-cell>
          <table:table-cell office:value-type="float" office:value="0.677655811235">
            <text:p>0.67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3001">
            <text:p>53001</text:p>
          </table:table-cell>
          <table:table-cell office:value-type="float" office:value="0.634298100412">
            <text:p>0.6343</text:p>
          </table:table-cell>
          <table:table-cell office:value-type="float" office:value="0.693365173878">
            <text:p>0.693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4000">
            <text:p>54000</text:p>
          </table:table-cell>
          <table:table-cell office:value-type="float" office:value="0.530167841849">
            <text:p>0.5302</text:p>
          </table:table-cell>
          <table:table-cell office:value-type="float" office:value="0.699024875655">
            <text:p>0.69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4001">
            <text:p>54001</text:p>
          </table:table-cell>
          <table:table-cell office:value-type="float" office:value="0.530869186095">
            <text:p>0.5309</text:p>
          </table:table-cell>
          <table:table-cell office:value-type="float" office:value="0.688247305243">
            <text:p>0.688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5000">
            <text:p>55000</text:p>
          </table:table-cell>
          <table:table-cell office:value-type="float" office:value="0.535571907432">
            <text:p>0.5356</text:p>
          </table:table-cell>
          <table:table-cell office:value-type="float" office:value="0.659093879252">
            <text:p>0.659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5001">
            <text:p>55001</text:p>
          </table:table-cell>
          <table:table-cell office:value-type="float" office:value="0.530040419211">
            <text:p>0.5300</text:p>
          </table:table-cell>
          <table:table-cell office:value-type="float" office:value="0.683945609763">
            <text:p>0.683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6000">
            <text:p>56000</text:p>
          </table:table-cell>
          <table:table-cell office:value-type="float" office:value="0.632630326675">
            <text:p>0.6326</text:p>
          </table:table-cell>
          <table:table-cell office:value-type="float" office:value="0.70151497385">
            <text:p>0.701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6001">
            <text:p>56001</text:p>
          </table:table-cell>
          <table:table-cell office:value-type="float" office:value="0.63746786005">
            <text:p>0.6375</text:p>
          </table:table-cell>
          <table:table-cell office:value-type="float" office:value="0.698380875873">
            <text:p>0.698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7000">
            <text:p>57000</text:p>
          </table:table-cell>
          <table:table-cell office:value-type="float" office:value="0.717230392849">
            <text:p>0.7172</text:p>
          </table:table-cell>
          <table:table-cell office:value-type="float" office:value="0.708094632491">
            <text:p>0.708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7001">
            <text:p>57001</text:p>
          </table:table-cell>
          <table:table-cell office:value-type="float" office:value="0.715010776774">
            <text:p>0.7150</text:p>
          </table:table-cell>
          <table:table-cell office:value-type="float" office:value="0.678308039341">
            <text:p>0.67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8000">
            <text:p>58000</text:p>
          </table:table-cell>
          <table:table-cell office:value-type="float" office:value="0.489731584732">
            <text:p>0.4897</text:p>
          </table:table-cell>
          <table:table-cell office:value-type="float" office:value="0.701077707906">
            <text:p>0.70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8001">
            <text:p>58001</text:p>
          </table:table-cell>
          <table:table-cell office:value-type="float" office:value="0.484192441373">
            <text:p>0.4842</text:p>
          </table:table-cell>
          <table:table-cell office:value-type="float" office:value="0.695075047742">
            <text:p>0.695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9000">
            <text:p>59000</text:p>
          </table:table-cell>
          <table:table-cell office:value-type="float" office:value="0.599250543789">
            <text:p>0.5993</text:p>
          </table:table-cell>
          <table:table-cell office:value-type="float" office:value="0.684205810977">
            <text:p>0.684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9001">
            <text:p>59001</text:p>
          </table:table-cell>
          <table:table-cell office:value-type="float" office:value="0.600001890024">
            <text:p>0.6000</text:p>
          </table:table-cell>
          <table:table-cell office:value-type="float" office:value="0.6887530981">
            <text:p>0.688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00">
            <text:p>60000</text:p>
          </table:table-cell>
          <table:table-cell office:value-type="float" office:value="0.137332120296">
            <text:p>0.1373</text:p>
          </table:table-cell>
          <table:table-cell office:value-type="float" office:value="0.702184163279">
            <text:p>0.702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01">
            <text:p>60001</text:p>
          </table:table-cell>
          <table:table-cell office:value-type="float" office:value="0.147245637188">
            <text:p>0.1472</text:p>
          </table:table-cell>
          <table:table-cell office:value-type="float" office:value="0.681251641908">
            <text:p>0.681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1000">
            <text:p>61000</text:p>
          </table:table-cell>
          <table:table-cell office:value-type="float" office:value="0.444864403936">
            <text:p>0.4449</text:p>
          </table:table-cell>
          <table:table-cell office:value-type="float" office:value="0.698596531949">
            <text:p>0.698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1001">
            <text:p>61001</text:p>
          </table:table-cell>
          <table:table-cell office:value-type="float" office:value="0.452125306">
            <text:p>0.4521</text:p>
          </table:table-cell>
          <table:table-cell office:value-type="float" office:value="0.704932234055">
            <text:p>0.704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2000">
            <text:p>62000</text:p>
          </table:table-cell>
          <table:table-cell office:value-type="float" office:value="0.605912770695">
            <text:p>0.6059</text:p>
          </table:table-cell>
          <table:table-cell office:value-type="float" office:value="0.688318474683">
            <text:p>0.68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2001">
            <text:p>62001</text:p>
          </table:table-cell>
          <table:table-cell office:value-type="float" office:value="0.608323165501">
            <text:p>0.6083</text:p>
          </table:table-cell>
          <table:table-cell office:value-type="float" office:value="0.682388037262">
            <text:p>0.682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3000">
            <text:p>63000</text:p>
          </table:table-cell>
          <table:table-cell office:value-type="float" office:value="0.550122014473">
            <text:p>0.5501</text:p>
          </table:table-cell>
          <table:table-cell office:value-type="float" office:value="0.702965002191">
            <text:p>0.703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3001">
            <text:p>63001</text:p>
          </table:table-cell>
          <table:table-cell office:value-type="float" office:value="0.548482923245">
            <text:p>0.5485</text:p>
          </table:table-cell>
          <table:table-cell office:value-type="float" office:value="0.688044949919">
            <text:p>0.68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4000">
            <text:p>64000</text:p>
          </table:table-cell>
          <table:table-cell office:value-type="float" office:value="0.14769903519">
            <text:p>0.1477</text:p>
          </table:table-cell>
          <table:table-cell office:value-type="float" office:value="0.671650883806">
            <text:p>0.671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4001">
            <text:p>64001</text:p>
          </table:table-cell>
          <table:table-cell office:value-type="float" office:value="0.152919496498">
            <text:p>0.1529</text:p>
          </table:table-cell>
          <table:table-cell office:value-type="float" office:value="0.677703924541">
            <text:p>0.67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5000">
            <text:p>65000</text:p>
          </table:table-cell>
          <table:table-cell office:value-type="float" office:value="0.178624973018">
            <text:p>0.1786</text:p>
          </table:table-cell>
          <table:table-cell office:value-type="float" office:value="0.696411038583">
            <text:p>0.696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5001">
            <text:p>65001</text:p>
          </table:table-cell>
          <table:table-cell office:value-type="float" office:value="0.174456675887">
            <text:p>0.1745</text:p>
          </table:table-cell>
          <table:table-cell office:value-type="float" office:value="0.694506707401">
            <text:p>0.694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6000">
            <text:p>66000</text:p>
          </table:table-cell>
          <table:table-cell office:value-type="float" office:value="0.553658089915">
            <text:p>0.5537</text:p>
          </table:table-cell>
          <table:table-cell office:value-type="float" office:value="0.689515908434">
            <text:p>0.689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6001">
            <text:p>66001</text:p>
          </table:table-cell>
          <table:table-cell office:value-type="float" office:value="0.554790442605">
            <text:p>0.5548</text:p>
          </table:table-cell>
          <table:table-cell office:value-type="float" office:value="0.691935367078">
            <text:p>0.691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7000">
            <text:p>67000</text:p>
          </table:table-cell>
          <table:table-cell office:value-type="float" office:value="0.613116783885">
            <text:p>0.6131</text:p>
          </table:table-cell>
          <table:table-cell office:value-type="float" office:value="0.688045090518">
            <text:p>0.68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7001">
            <text:p>67001</text:p>
          </table:table-cell>
          <table:table-cell office:value-type="float" office:value="0.609523067073">
            <text:p>0.6095</text:p>
          </table:table-cell>
          <table:table-cell office:value-type="float" office:value="0.678547383043">
            <text:p>0.678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8000">
            <text:p>68000</text:p>
          </table:table-cell>
          <table:table-cell office:value-type="float" office:value="0.455586145334">
            <text:p>0.4556</text:p>
          </table:table-cell>
          <table:table-cell office:value-type="float" office:value="0.703358187042">
            <text:p>0.703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8001">
            <text:p>68001</text:p>
          </table:table-cell>
          <table:table-cell office:value-type="float" office:value="0.449664002819">
            <text:p>0.4497</text:p>
          </table:table-cell>
          <table:table-cell office:value-type="float" office:value="0.681729338527">
            <text:p>0.681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9000">
            <text:p>69000</text:p>
          </table:table-cell>
          <table:table-cell office:value-type="float" office:value="0.142811362619">
            <text:p>0.1428</text:p>
          </table:table-cell>
          <table:table-cell office:value-type="float" office:value="0.700273448988">
            <text:p>0.700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9001">
            <text:p>69001</text:p>
          </table:table-cell>
          <table:table-cell office:value-type="float" office:value="0.141932015884">
            <text:p>0.1419</text:p>
          </table:table-cell>
          <table:table-cell office:value-type="float" office:value="0.694416578445">
            <text:p>0.694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00">
            <text:p>70000</text:p>
          </table:table-cell>
          <table:table-cell office:value-type="float" office:value="0.415766090838">
            <text:p>0.4158</text:p>
          </table:table-cell>
          <table:table-cell office:value-type="float" office:value="0.701270913647">
            <text:p>0.701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01">
            <text:p>70001</text:p>
          </table:table-cell>
          <table:table-cell office:value-type="float" office:value="0.41678625671">
            <text:p>0.4168</text:p>
          </table:table-cell>
          <table:table-cell office:value-type="float" office:value="0.693700665311">
            <text:p>0.693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1000">
            <text:p>71000</text:p>
          </table:table-cell>
          <table:table-cell office:value-type="float" office:value="0.399893444609">
            <text:p>0.3999</text:p>
          </table:table-cell>
          <table:table-cell office:value-type="float" office:value="0.684523857079">
            <text:p>0.684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1001">
            <text:p>71001</text:p>
          </table:table-cell>
          <table:table-cell office:value-type="float" office:value="0.395973706776">
            <text:p>0.3960</text:p>
          </table:table-cell>
          <table:table-cell office:value-type="float" office:value="0.686895213862">
            <text:p>0.686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2000">
            <text:p>72000</text:p>
          </table:table-cell>
          <table:table-cell office:value-type="float" office:value="0.405349222207">
            <text:p>0.4053</text:p>
          </table:table-cell>
          <table:table-cell office:value-type="float" office:value="0.698330728221">
            <text:p>0.69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2001">
            <text:p>72001</text:p>
          </table:table-cell>
          <table:table-cell office:value-type="float" office:value="0.405233921649">
            <text:p>0.4052</text:p>
          </table:table-cell>
          <table:table-cell office:value-type="float" office:value="0.697062082141">
            <text:p>0.69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3000">
            <text:p>73000</text:p>
          </table:table-cell>
          <table:table-cell office:value-type="float" office:value="0.405534387328">
            <text:p>0.4055</text:p>
          </table:table-cell>
          <table:table-cell office:value-type="float" office:value="0.688423976563">
            <text:p>0.688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3001">
            <text:p>73001</text:p>
          </table:table-cell>
          <table:table-cell office:value-type="float" office:value="0.406355950427">
            <text:p>0.4064</text:p>
          </table:table-cell>
          <table:table-cell office:value-type="float" office:value="0.701427028201">
            <text:p>0.701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4000">
            <text:p>74000</text:p>
          </table:table-cell>
          <table:table-cell office:value-type="float" office:value="0.40480205433">
            <text:p>0.4048</text:p>
          </table:table-cell>
          <table:table-cell office:value-type="float" office:value="0.688726106211">
            <text:p>0.68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4001">
            <text:p>74001</text:p>
          </table:table-cell>
          <table:table-cell office:value-type="float" office:value="0.404401074047">
            <text:p>0.4044</text:p>
          </table:table-cell>
          <table:table-cell office:value-type="float" office:value="0.687026188597">
            <text:p>0.68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00">
            <text:p>75000</text:p>
          </table:table-cell>
          <table:table-cell office:value-type="float" office:value="0.419821675513">
            <text:p>0.4198</text:p>
          </table:table-cell>
          <table:table-cell office:value-type="float" office:value="0.688992489874">
            <text:p>0.68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01">
            <text:p>75001</text:p>
          </table:table-cell>
          <table:table-cell office:value-type="float" office:value="0.418412181199">
            <text:p>0.4184</text:p>
          </table:table-cell>
          <table:table-cell office:value-type="float" office:value="0.697839675941">
            <text:p>0.697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6000">
            <text:p>76000</text:p>
          </table:table-cell>
          <table:table-cell office:value-type="float" office:value="0.445882038817">
            <text:p>0.4459</text:p>
          </table:table-cell>
          <table:table-cell office:value-type="float" office:value="0.69067087421">
            <text:p>0.690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6001">
            <text:p>76001</text:p>
          </table:table-cell>
          <table:table-cell office:value-type="float" office:value="0.443127223162">
            <text:p>0.4431</text:p>
          </table:table-cell>
          <table:table-cell office:value-type="float" office:value="0.69247958489">
            <text:p>0.692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7000">
            <text:p>77000</text:p>
          </table:table-cell>
          <table:table-cell office:value-type="float" office:value="0.452261654256">
            <text:p>0.4523</text:p>
          </table:table-cell>
          <table:table-cell office:value-type="float" office:value="0.675076776068">
            <text:p>0.675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7001">
            <text:p>77001</text:p>
          </table:table-cell>
          <table:table-cell office:value-type="float" office:value="0.442245452911">
            <text:p>0.4422</text:p>
          </table:table-cell>
          <table:table-cell office:value-type="float" office:value="0.695541883749">
            <text:p>0.695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8000">
            <text:p>78000</text:p>
          </table:table-cell>
          <table:table-cell office:value-type="float" office:value="0.434730168548">
            <text:p>0.4347</text:p>
          </table:table-cell>
          <table:table-cell office:value-type="float" office:value="0.683010110292">
            <text:p>0.683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8001">
            <text:p>78001</text:p>
          </table:table-cell>
          <table:table-cell office:value-type="float" office:value="0.444789781015">
            <text:p>0.4448</text:p>
          </table:table-cell>
          <table:table-cell office:value-type="float" office:value="0.685555486336">
            <text:p>0.685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9000">
            <text:p>79000</text:p>
          </table:table-cell>
          <table:table-cell office:value-type="float" office:value="0.416262006255">
            <text:p>0.4163</text:p>
          </table:table-cell>
          <table:table-cell office:value-type="float" office:value="0.679404480541">
            <text:p>0.679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9001">
            <text:p>79001</text:p>
          </table:table-cell>
          <table:table-cell office:value-type="float" office:value="0.417984997267">
            <text:p>0.4180</text:p>
          </table:table-cell>
          <table:table-cell office:value-type="float" office:value="0.683463212923">
            <text:p>0.683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00">
            <text:p>80000</text:p>
          </table:table-cell>
          <table:table-cell office:value-type="float" office:value="0.600655633033">
            <text:p>0.6007</text:p>
          </table:table-cell>
          <table:table-cell office:value-type="float" office:value="0.673539377521">
            <text:p>0.673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01">
            <text:p>80001</text:p>
          </table:table-cell>
          <table:table-cell office:value-type="float" office:value="0.605814981354">
            <text:p>0.6058</text:p>
          </table:table-cell>
          <table:table-cell office:value-type="float" office:value="0.696961197805">
            <text:p>0.69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1000">
            <text:p>81000</text:p>
          </table:table-cell>
          <table:table-cell office:value-type="float" office:value="0.594076583891">
            <text:p>0.5941</text:p>
          </table:table-cell>
          <table:table-cell office:value-type="float" office:value="0.700577503299">
            <text:p>0.700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1001">
            <text:p>81001</text:p>
          </table:table-cell>
          <table:table-cell office:value-type="float" office:value="0.596917496208">
            <text:p>0.5969</text:p>
          </table:table-cell>
          <table:table-cell office:value-type="float" office:value="0.687719226985">
            <text:p>0.68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2000">
            <text:p>82000</text:p>
          </table:table-cell>
          <table:table-cell office:value-type="float" office:value="0.581248062689">
            <text:p>0.5812</text:p>
          </table:table-cell>
          <table:table-cell office:value-type="float" office:value="0.687524279763">
            <text:p>0.687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2001">
            <text:p>82001</text:p>
          </table:table-cell>
          <table:table-cell office:value-type="float" office:value="0.593332389806">
            <text:p>0.5933</text:p>
          </table:table-cell>
          <table:table-cell office:value-type="float" office:value="0.704053381549">
            <text:p>0.704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3000">
            <text:p>83000</text:p>
          </table:table-cell>
          <table:table-cell office:value-type="float" office:value="0.594006834803">
            <text:p>0.5940</text:p>
          </table:table-cell>
          <table:table-cell office:value-type="float" office:value="0.699681958958">
            <text:p>0.699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3001">
            <text:p>83001</text:p>
          </table:table-cell>
          <table:table-cell office:value-type="float" office:value="0.588168433453">
            <text:p>0.5882</text:p>
          </table:table-cell>
          <table:table-cell office:value-type="float" office:value="0.691803229971">
            <text:p>0.691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4000">
            <text:p>84000</text:p>
          </table:table-cell>
          <table:table-cell office:value-type="float" office:value="0.595000682328">
            <text:p>0.5950</text:p>
          </table:table-cell>
          <table:table-cell office:value-type="float" office:value="0.680030727456">
            <text:p>0.680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4001">
            <text:p>84001</text:p>
          </table:table-cell>
          <table:table-cell office:value-type="float" office:value="0.59975344357">
            <text:p>0.5998</text:p>
          </table:table-cell>
          <table:table-cell office:value-type="float" office:value="0.700713218331">
            <text:p>0.700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000">
            <text:p>85000</text:p>
          </table:table-cell>
          <table:table-cell office:value-type="float" office:value="0.610689356006">
            <text:p>0.6107</text:p>
          </table:table-cell>
          <table:table-cell office:value-type="float" office:value="0.687653780566">
            <text:p>0.68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001">
            <text:p>85001</text:p>
          </table:table-cell>
          <table:table-cell office:value-type="float" office:value="0.611565963651">
            <text:p>0.6116</text:p>
          </table:table-cell>
          <table:table-cell office:value-type="float" office:value="0.682096484155">
            <text:p>0.682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6000">
            <text:p>86000</text:p>
          </table:table-cell>
          <table:table-cell office:value-type="float" office:value="0.609696264242">
            <text:p>0.6097</text:p>
          </table:table-cell>
          <table:table-cell office:value-type="float" office:value="0.682419199889">
            <text:p>0.682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6001">
            <text:p>86001</text:p>
          </table:table-cell>
          <table:table-cell office:value-type="float" office:value="0.611338551959">
            <text:p>0.6113</text:p>
          </table:table-cell>
          <table:table-cell office:value-type="float" office:value="0.692591711437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7000">
            <text:p>87000</text:p>
          </table:table-cell>
          <table:table-cell office:value-type="float" office:value="0.605078733971">
            <text:p>0.6051</text:p>
          </table:table-cell>
          <table:table-cell office:value-type="float" office:value="0.692407971759">
            <text:p>0.692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7001">
            <text:p>87001</text:p>
          </table:table-cell>
          <table:table-cell office:value-type="float" office:value="0.604021922094">
            <text:p>0.6040</text:p>
          </table:table-cell>
          <table:table-cell office:value-type="float" office:value="0.691984793334">
            <text:p>0.692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8000">
            <text:p>88000</text:p>
          </table:table-cell>
          <table:table-cell office:value-type="float" office:value="0.60709023701">
            <text:p>0.6071</text:p>
          </table:table-cell>
          <table:table-cell office:value-type="float" office:value="0.690952901173">
            <text:p>0.691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8001">
            <text:p>88001</text:p>
          </table:table-cell>
          <table:table-cell office:value-type="float" office:value="0.610482170217">
            <text:p>0.6105</text:p>
          </table:table-cell>
          <table:table-cell office:value-type="float" office:value="0.696199224353">
            <text:p>0.696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9000">
            <text:p>89000</text:p>
          </table:table-cell>
          <table:table-cell office:value-type="float" office:value="0.607742738747">
            <text:p>0.6077</text:p>
          </table:table-cell>
          <table:table-cell office:value-type="float" office:value="0.701579929908">
            <text:p>0.70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9001">
            <text:p>89001</text:p>
          </table:table-cell>
          <table:table-cell office:value-type="float" office:value="0.605638730838">
            <text:p>0.6056</text:p>
          </table:table-cell>
          <table:table-cell office:value-type="float" office:value="0.706102333948">
            <text:p>0.706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00">
            <text:p>90000</text:p>
          </table:table-cell>
          <table:table-cell office:value-type="float" office:value="0.675411491503">
            <text:p>0.6754</text:p>
          </table:table-cell>
          <table:table-cell office:value-type="float" office:value="0.689498193524">
            <text:p>0.689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01">
            <text:p>90001</text:p>
          </table:table-cell>
          <table:table-cell office:value-type="float" office:value="0.672048078155">
            <text:p>0.6720</text:p>
          </table:table-cell>
          <table:table-cell office:value-type="float" office:value="0.69867280669">
            <text:p>0.69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1000">
            <text:p>91000</text:p>
          </table:table-cell>
          <table:table-cell office:value-type="float" office:value="0.675136244554">
            <text:p>0.6751</text:p>
          </table:table-cell>
          <table:table-cell office:value-type="float" office:value="0.703723508938">
            <text:p>0.703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1001">
            <text:p>91001</text:p>
          </table:table-cell>
          <table:table-cell office:value-type="float" office:value="0.678418295988">
            <text:p>0.6784</text:p>
          </table:table-cell>
          <table:table-cell office:value-type="float" office:value="0.710957177172">
            <text:p>0.711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2000">
            <text:p>92000</text:p>
          </table:table-cell>
          <table:table-cell office:value-type="float" office:value="0.677043331159">
            <text:p>0.6770</text:p>
          </table:table-cell>
          <table:table-cell office:value-type="float" office:value="0.718079029247">
            <text:p>0.718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2001">
            <text:p>92001</text:p>
          </table:table-cell>
          <table:table-cell office:value-type="float" office:value="0.67675879265">
            <text:p>0.6768</text:p>
          </table:table-cell>
          <table:table-cell office:value-type="float" office:value="0.70586163924">
            <text:p>0.705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3000">
            <text:p>93000</text:p>
          </table:table-cell>
          <table:table-cell office:value-type="float" office:value="0.672607710735">
            <text:p>0.6726</text:p>
          </table:table-cell>
          <table:table-cell office:value-type="float" office:value="0.724465440491">
            <text:p>0.724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3001">
            <text:p>93001</text:p>
          </table:table-cell>
          <table:table-cell office:value-type="float" office:value="0.676362401907">
            <text:p>0.6764</text:p>
          </table:table-cell>
          <table:table-cell office:value-type="float" office:value="0.713265034412">
            <text:p>0.713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4000">
            <text:p>94000</text:p>
          </table:table-cell>
          <table:table-cell office:value-type="float" office:value="0.676438670586">
            <text:p>0.6764</text:p>
          </table:table-cell>
          <table:table-cell office:value-type="float" office:value="0.713579329303">
            <text:p>0.713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4001">
            <text:p>94001</text:p>
          </table:table-cell>
          <table:table-cell office:value-type="float" office:value="0.671042465432">
            <text:p>0.6710</text:p>
          </table:table-cell>
          <table:table-cell office:value-type="float" office:value="0.702338743589">
            <text:p>0.702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5000">
            <text:p>95000</text:p>
          </table:table-cell>
          <table:table-cell office:value-type="float" office:value="0.669629561749">
            <text:p>0.6696</text:p>
          </table:table-cell>
          <table:table-cell office:value-type="float" office:value="0.692028316864">
            <text:p>0.692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5001">
            <text:p>95001</text:p>
          </table:table-cell>
          <table:table-cell office:value-type="float" office:value="0.677934284212">
            <text:p>0.6779</text:p>
          </table:table-cell>
          <table:table-cell office:value-type="float" office:value="0.715863109304">
            <text:p>0.715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6000">
            <text:p>96000</text:p>
          </table:table-cell>
          <table:table-cell office:value-type="float" office:value="0.67356507575">
            <text:p>0.6736</text:p>
          </table:table-cell>
          <table:table-cell office:value-type="float" office:value="0.69667070837">
            <text:p>0.696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6001">
            <text:p>96001</text:p>
          </table:table-cell>
          <table:table-cell office:value-type="float" office:value="0.675246339701">
            <text:p>0.6752</text:p>
          </table:table-cell>
          <table:table-cell office:value-type="float" office:value="0.702179907193">
            <text:p>0.702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7000">
            <text:p>97000</text:p>
          </table:table-cell>
          <table:table-cell office:value-type="float" office:value="0.669827738055">
            <text:p>0.6698</text:p>
          </table:table-cell>
          <table:table-cell office:value-type="float" office:value="0.681076080546">
            <text:p>0.68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7001">
            <text:p>97001</text:p>
          </table:table-cell>
          <table:table-cell office:value-type="float" office:value="0.673747116394">
            <text:p>0.6737</text:p>
          </table:table-cell>
          <table:table-cell office:value-type="float" office:value="0.729958299023">
            <text:p>0.730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8000">
            <text:p>98000</text:p>
          </table:table-cell>
          <table:table-cell office:value-type="float" office:value="0.675303353148">
            <text:p>0.6753</text:p>
          </table:table-cell>
          <table:table-cell office:value-type="float" office:value="0.703799184913">
            <text:p>0.703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8001">
            <text:p>98001</text:p>
          </table:table-cell>
          <table:table-cell office:value-type="float" office:value="0.674405014734">
            <text:p>0.6744</text:p>
          </table:table-cell>
          <table:table-cell office:value-type="float" office:value="0.71162025183">
            <text:p>0.71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9000">
            <text:p>99000</text:p>
          </table:table-cell>
          <table:table-cell office:value-type="float" office:value="0.667902664382">
            <text:p>0.6679</text:p>
          </table:table-cell>
          <table:table-cell office:value-type="float" office:value="0.697920491361">
            <text:p>0.697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9001">
            <text:p>99001</text:p>
          </table:table-cell>
          <table:table-cell office:value-type="float" office:value="0.673425478383">
            <text:p>0.6734</text:p>
          </table:table-cell>
          <table:table-cell office:value-type="float" office:value="0.72059463816">
            <text:p>0.720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498619090919">
            <text:p>0.4986</text:p>
          </table:table-cell>
          <table:table-cell office:value-type="float" office:value="0.373032435259">
            <text:p>0.373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494203804993">
            <text:p>0.4942</text:p>
          </table:table-cell>
          <table:table-cell office:value-type="float" office:value="0.392389719795">
            <text:p>0.39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493871053315">
            <text:p>0.4939</text:p>
          </table:table-cell>
          <table:table-cell office:value-type="float" office:value="0.407656414162">
            <text:p>0.407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0.492239724913">
            <text:p>0.4922</text:p>
          </table:table-cell>
          <table:table-cell office:value-type="float" office:value="0.381694118823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0.49107506401">
            <text:p>0.4911</text:p>
          </table:table-cell>
          <table:table-cell office:value-type="float" office:value="0.385927068169">
            <text:p>0.38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1">
            <text:p>2001</text:p>
          </table:table-cell>
          <table:table-cell office:value-type="float" office:value="0.488987212742">
            <text:p>0.4890</text:p>
          </table:table-cell>
          <table:table-cell office:value-type="float" office:value="0.386066928456">
            <text:p>0.386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0">
            <text:p>3000</text:p>
          </table:table-cell>
          <table:table-cell office:value-type="float" office:value="0.489029406411">
            <text:p>0.4890</text:p>
          </table:table-cell>
          <table:table-cell office:value-type="float" office:value="0.355892403254">
            <text:p>0.35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1">
            <text:p>3001</text:p>
          </table:table-cell>
          <table:table-cell office:value-type="float" office:value="0.49193906366">
            <text:p>0.4919</text:p>
          </table:table-cell>
          <table:table-cell office:value-type="float" office:value="0.393903712802">
            <text:p>0.393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float" office:value="0.490922928408">
            <text:p>0.4909</text:p>
          </table:table-cell>
          <table:table-cell office:value-type="float" office:value="0.38309746678">
            <text:p>0.383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1">
            <text:p>4001</text:p>
          </table:table-cell>
          <table:table-cell office:value-type="float" office:value="0.496987405617">
            <text:p>0.4970</text:p>
          </table:table-cell>
          <table:table-cell office:value-type="float" office:value="0.407648891551">
            <text:p>0.407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0.485267752714">
            <text:p>0.4853</text:p>
          </table:table-cell>
          <table:table-cell office:value-type="float" office:value="0.369107702166">
            <text:p>0.369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1">
            <text:p>5001</text:p>
          </table:table-cell>
          <table:table-cell office:value-type="float" office:value="0.505137023076">
            <text:p>0.5051</text:p>
          </table:table-cell>
          <table:table-cell office:value-type="float" office:value="0.388732209659">
            <text:p>0.388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0">
            <text:p>6000</text:p>
          </table:table-cell>
          <table:table-cell office:value-type="float" office:value="0.493595991526">
            <text:p>0.4936</text:p>
          </table:table-cell>
          <table:table-cell office:value-type="float" office:value="0.38704368253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1">
            <text:p>6001</text:p>
          </table:table-cell>
          <table:table-cell office:value-type="float" office:value="0.498660093814">
            <text:p>0.4987</text:p>
          </table:table-cell>
          <table:table-cell office:value-type="float" office:value="0.386997932799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0">
            <text:p>7000</text:p>
          </table:table-cell>
          <table:table-cell office:value-type="float" office:value="0.49869705439">
            <text:p>0.4987</text:p>
          </table:table-cell>
          <table:table-cell office:value-type="float" office:value="0.380315172013">
            <text:p>0.38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1">
            <text:p>7001</text:p>
          </table:table-cell>
          <table:table-cell office:value-type="float" office:value="0.48892047172">
            <text:p>0.4889</text:p>
          </table:table-cell>
          <table:table-cell office:value-type="float" office:value="0.377400603922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0">
            <text:p>8000</text:p>
          </table:table-cell>
          <table:table-cell office:value-type="float" office:value="0.496512206124">
            <text:p>0.4965</text:p>
          </table:table-cell>
          <table:table-cell office:value-type="float" office:value="0.391375134757">
            <text:p>0.39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1">
            <text:p>8001</text:p>
          </table:table-cell>
          <table:table-cell office:value-type="float" office:value="0.487127611737">
            <text:p>0.4871</text:p>
          </table:table-cell>
          <table:table-cell office:value-type="float" office:value="0.381946454576">
            <text:p>0.38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0">
            <text:p>9000</text:p>
          </table:table-cell>
          <table:table-cell office:value-type="float" office:value="0.496327241613">
            <text:p>0.4963</text:p>
          </table:table-cell>
          <table:table-cell office:value-type="float" office:value="0.397057131551">
            <text:p>0.397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1">
            <text:p>9001</text:p>
          </table:table-cell>
          <table:table-cell office:value-type="float" office:value="0.489579052242">
            <text:p>0.4896</text:p>
          </table:table-cell>
          <table:table-cell office:value-type="float" office:value="0.378159226055">
            <text:p>0.378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448251396225">
            <text:p>0.4483</text:p>
          </table:table-cell>
          <table:table-cell office:value-type="float" office:value="0.372908782306">
            <text:p>0.37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01">
            <text:p>10001</text:p>
          </table:table-cell>
          <table:table-cell office:value-type="float" office:value="0.442089534137">
            <text:p>0.4421</text:p>
          </table:table-cell>
          <table:table-cell office:value-type="float" office:value="0.389289422855">
            <text:p>0.38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1000">
            <text:p>11000</text:p>
          </table:table-cell>
          <table:table-cell office:value-type="float" office:value="0.449284214337">
            <text:p>0.4493</text:p>
          </table:table-cell>
          <table:table-cell office:value-type="float" office:value="0.391299715839">
            <text:p>0.391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1001">
            <text:p>11001</text:p>
          </table:table-cell>
          <table:table-cell office:value-type="float" office:value="0.450265699709">
            <text:p>0.4503</text:p>
          </table:table-cell>
          <table:table-cell office:value-type="float" office:value="0.397750296363">
            <text:p>0.397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2000">
            <text:p>12000</text:p>
          </table:table-cell>
          <table:table-cell office:value-type="float" office:value="0.450328999232">
            <text:p>0.4503</text:p>
          </table:table-cell>
          <table:table-cell office:value-type="float" office:value="0.375249216592">
            <text:p>0.375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2001">
            <text:p>12001</text:p>
          </table:table-cell>
          <table:table-cell office:value-type="float" office:value="0.449177378061">
            <text:p>0.4492</text:p>
          </table:table-cell>
          <table:table-cell office:value-type="float" office:value="0.384146083953">
            <text:p>0.384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3000">
            <text:p>13000</text:p>
          </table:table-cell>
          <table:table-cell office:value-type="float" office:value="0.449977419959">
            <text:p>0.4500</text:p>
          </table:table-cell>
          <table:table-cell office:value-type="float" office:value="0.397883702708">
            <text:p>0.397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3001">
            <text:p>13001</text:p>
          </table:table-cell>
          <table:table-cell office:value-type="float" office:value="0.451160290683">
            <text:p>0.4512</text:p>
          </table:table-cell>
          <table:table-cell office:value-type="float" office:value="0.387970754195">
            <text:p>0.38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4000">
            <text:p>14000</text:p>
          </table:table-cell>
          <table:table-cell office:value-type="float" office:value="0.439466351618">
            <text:p>0.4395</text:p>
          </table:table-cell>
          <table:table-cell office:value-type="float" office:value="0.370910116824">
            <text:p>0.370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4001">
            <text:p>14001</text:p>
          </table:table-cell>
          <table:table-cell office:value-type="float" office:value="0.448454470279">
            <text:p>0.4485</text:p>
          </table:table-cell>
          <table:table-cell office:value-type="float" office:value="0.384261997585">
            <text:p>0.38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5000">
            <text:p>15000</text:p>
          </table:table-cell>
          <table:table-cell office:value-type="float" office:value="0.444453941426">
            <text:p>0.4445</text:p>
          </table:table-cell>
          <table:table-cell office:value-type="float" office:value="0.379630490862">
            <text:p>0.37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5001">
            <text:p>15001</text:p>
          </table:table-cell>
          <table:table-cell office:value-type="float" office:value="0.449858682388">
            <text:p>0.4499</text:p>
          </table:table-cell>
          <table:table-cell office:value-type="float" office:value="0.3924351185">
            <text:p>0.39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6000">
            <text:p>16000</text:p>
          </table:table-cell>
          <table:table-cell office:value-type="float" office:value="0.437720946314">
            <text:p>0.4377</text:p>
          </table:table-cell>
          <table:table-cell office:value-type="float" office:value="0.390943031645">
            <text:p>0.390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6001">
            <text:p>16001</text:p>
          </table:table-cell>
          <table:table-cell office:value-type="float" office:value="0.440972562894">
            <text:p>0.4410</text:p>
          </table:table-cell>
          <table:table-cell office:value-type="float" office:value="0.3843978679">
            <text:p>0.384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7000">
            <text:p>17000</text:p>
          </table:table-cell>
          <table:table-cell office:value-type="float" office:value="0.440713076346">
            <text:p>0.4407</text:p>
          </table:table-cell>
          <table:table-cell office:value-type="float" office:value="0.401105407135">
            <text:p>0.401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7001">
            <text:p>17001</text:p>
          </table:table-cell>
          <table:table-cell office:value-type="float" office:value="0.435191555009">
            <text:p>0.4352</text:p>
          </table:table-cell>
          <table:table-cell office:value-type="float" office:value="0.372707504251">
            <text:p>0.372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8000">
            <text:p>18000</text:p>
          </table:table-cell>
          <table:table-cell office:value-type="float" office:value="0.436557673814">
            <text:p>0.4366</text:p>
          </table:table-cell>
          <table:table-cell office:value-type="float" office:value="0.371353675542">
            <text:p>0.37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8001">
            <text:p>18001</text:p>
          </table:table-cell>
          <table:table-cell office:value-type="float" office:value="0.442684579666">
            <text:p>0.4427</text:p>
          </table:table-cell>
          <table:table-cell office:value-type="float" office:value="0.392513422929">
            <text:p>0.392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9000">
            <text:p>19000</text:p>
          </table:table-cell>
          <table:table-cell office:value-type="float" office:value="0.439598880227">
            <text:p>0.4396</text:p>
          </table:table-cell>
          <table:table-cell office:value-type="float" office:value="0.374342778877">
            <text:p>0.37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9001">
            <text:p>19001</text:p>
          </table:table-cell>
          <table:table-cell office:value-type="float" office:value="0.444135203943">
            <text:p>0.4441</text:p>
          </table:table-cell>
          <table:table-cell office:value-type="float" office:value="0.375676618757">
            <text:p>0.37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0.324659822408">
            <text:p>0.3247</text:p>
          </table:table-cell>
          <table:table-cell office:value-type="float" office:value="0.402422734144">
            <text:p>0.40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01">
            <text:p>20001</text:p>
          </table:table-cell>
          <table:table-cell office:value-type="float" office:value="0.3326285383">
            <text:p>0.3326</text:p>
          </table:table-cell>
          <table:table-cell office:value-type="float" office:value="0.367620925408">
            <text:p>0.367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1000">
            <text:p>21000</text:p>
          </table:table-cell>
          <table:table-cell office:value-type="float" office:value="0.346562235876">
            <text:p>0.3466</text:p>
          </table:table-cell>
          <table:table-cell office:value-type="float" office:value="0.385662897556">
            <text:p>0.38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1001">
            <text:p>21001</text:p>
          </table:table-cell>
          <table:table-cell office:value-type="float" office:value="0.349964624625">
            <text:p>0.3500</text:p>
          </table:table-cell>
          <table:table-cell office:value-type="float" office:value="0.403406965368">
            <text:p>0.403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2000">
            <text:p>22000</text:p>
          </table:table-cell>
          <table:table-cell office:value-type="float" office:value="0.36672941395">
            <text:p>0.3667</text:p>
          </table:table-cell>
          <table:table-cell office:value-type="float" office:value="0.375631234952">
            <text:p>0.375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2001">
            <text:p>22001</text:p>
          </table:table-cell>
          <table:table-cell office:value-type="float" office:value="0.359874591192">
            <text:p>0.3599</text:p>
          </table:table-cell>
          <table:table-cell office:value-type="float" office:value="0.370241342909">
            <text:p>0.370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3000">
            <text:p>23000</text:p>
          </table:table-cell>
          <table:table-cell office:value-type="float" office:value="0.364481466984">
            <text:p>0.3645</text:p>
          </table:table-cell>
          <table:table-cell office:value-type="float" office:value="0.390316533393">
            <text:p>0.39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3001">
            <text:p>23001</text:p>
          </table:table-cell>
          <table:table-cell office:value-type="float" office:value="0.358588799541">
            <text:p>0.3586</text:p>
          </table:table-cell>
          <table:table-cell office:value-type="float" office:value="0.387043170716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4000">
            <text:p>24000</text:p>
          </table:table-cell>
          <table:table-cell office:value-type="float" office:value="0.34319475983">
            <text:p>0.3432</text:p>
          </table:table-cell>
          <table:table-cell office:value-type="float" office:value="0.38881932187">
            <text:p>0.388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4001">
            <text:p>24001</text:p>
          </table:table-cell>
          <table:table-cell office:value-type="float" office:value="0.34925565646">
            <text:p>0.3493</text:p>
          </table:table-cell>
          <table:table-cell office:value-type="float" office:value="0.384818055326">
            <text:p>0.38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5000">
            <text:p>25000</text:p>
          </table:table-cell>
          <table:table-cell office:value-type="float" office:value="0.321478220995">
            <text:p>0.3215</text:p>
          </table:table-cell>
          <table:table-cell office:value-type="float" office:value="0.383973228397">
            <text:p>0.384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5001">
            <text:p>25001</text:p>
          </table:table-cell>
          <table:table-cell office:value-type="float" office:value="0.337604519673">
            <text:p>0.3376</text:p>
          </table:table-cell>
          <table:table-cell office:value-type="float" office:value="0.402645441264">
            <text:p>0.402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6000">
            <text:p>26000</text:p>
          </table:table-cell>
          <table:table-cell office:value-type="float" office:value="0.330081133964">
            <text:p>0.3301</text:p>
          </table:table-cell>
          <table:table-cell office:value-type="float" office:value="0.380098917558">
            <text:p>0.380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6001">
            <text:p>26001</text:p>
          </table:table-cell>
          <table:table-cell office:value-type="float" office:value="0.334350668359">
            <text:p>0.3344</text:p>
          </table:table-cell>
          <table:table-cell office:value-type="float" office:value="0.41292735979">
            <text:p>0.41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7000">
            <text:p>27000</text:p>
          </table:table-cell>
          <table:table-cell office:value-type="float" office:value="0.348538857493">
            <text:p>0.3485</text:p>
          </table:table-cell>
          <table:table-cell office:value-type="float" office:value="0.385522499141">
            <text:p>0.385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7001">
            <text:p>27001</text:p>
          </table:table-cell>
          <table:table-cell office:value-type="float" office:value="0.342712820616">
            <text:p>0.3427</text:p>
          </table:table-cell>
          <table:table-cell office:value-type="float" office:value="0.359817289963">
            <text:p>0.359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8000">
            <text:p>28000</text:p>
          </table:table-cell>
          <table:table-cell office:value-type="float" office:value="0.340362720313">
            <text:p>0.3404</text:p>
          </table:table-cell>
          <table:table-cell office:value-type="float" office:value="0.393692041199">
            <text:p>0.39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8001">
            <text:p>28001</text:p>
          </table:table-cell>
          <table:table-cell office:value-type="float" office:value="0.328155090242">
            <text:p>0.3282</text:p>
          </table:table-cell>
          <table:table-cell office:value-type="float" office:value="0.380055054438">
            <text:p>0.380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9000">
            <text:p>29000</text:p>
          </table:table-cell>
          <table:table-cell office:value-type="float" office:value="0.330954976228">
            <text:p>0.3310</text:p>
          </table:table-cell>
          <table:table-cell office:value-type="float" office:value="0.380334420241">
            <text:p>0.38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9001">
            <text:p>29001</text:p>
          </table:table-cell>
          <table:table-cell office:value-type="float" office:value="0.340920136212">
            <text:p>0.3409</text:p>
          </table:table-cell>
          <table:table-cell office:value-type="float" office:value="0.391270228757">
            <text:p>0.391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0.189630906734">
            <text:p>0.1896</text:p>
          </table:table-cell>
          <table:table-cell office:value-type="float" office:value="0.376465555015">
            <text:p>0.376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01">
            <text:p>30001</text:p>
          </table:table-cell>
          <table:table-cell office:value-type="float" office:value="0.193586293555">
            <text:p>0.1936</text:p>
          </table:table-cell>
          <table:table-cell office:value-type="float" office:value="0.394912606541">
            <text:p>0.394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1000">
            <text:p>31000</text:p>
          </table:table-cell>
          <table:table-cell office:value-type="float" office:value="0.450104373861">
            <text:p>0.4501</text:p>
          </table:table-cell>
          <table:table-cell office:value-type="float" office:value="0.401666212495">
            <text:p>0.40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1001">
            <text:p>31001</text:p>
          </table:table-cell>
          <table:table-cell office:value-type="float" office:value="0.447839465278">
            <text:p>0.4478</text:p>
          </table:table-cell>
          <table:table-cell office:value-type="float" office:value="0.403672024231">
            <text:p>0.40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2000">
            <text:p>32000</text:p>
          </table:table-cell>
          <table:table-cell office:value-type="float" office:value="0.529542985789">
            <text:p>0.5295</text:p>
          </table:table-cell>
          <table:table-cell office:value-type="float" office:value="0.377099051997">
            <text:p>0.377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2001">
            <text:p>32001</text:p>
          </table:table-cell>
          <table:table-cell office:value-type="float" office:value="0.52758977874">
            <text:p>0.5276</text:p>
          </table:table-cell>
          <table:table-cell office:value-type="float" office:value="0.383887261734">
            <text:p>0.383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3000">
            <text:p>33000</text:p>
          </table:table-cell>
          <table:table-cell office:value-type="float" office:value="0.499698271427">
            <text:p>0.4997</text:p>
          </table:table-cell>
          <table:table-cell office:value-type="float" office:value="0.396143271359">
            <text:p>0.396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3001">
            <text:p>33001</text:p>
          </table:table-cell>
          <table:table-cell office:value-type="float" office:value="0.50144689932">
            <text:p>0.5014</text:p>
          </table:table-cell>
          <table:table-cell office:value-type="float" office:value="0.393603736388">
            <text:p>0.393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4000">
            <text:p>34000</text:p>
          </table:table-cell>
          <table:table-cell office:value-type="float" office:value="0.217501660286">
            <text:p>0.2175</text:p>
          </table:table-cell>
          <table:table-cell office:value-type="float" office:value="0.387520977871">
            <text:p>0.387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4001">
            <text:p>34001</text:p>
          </table:table-cell>
          <table:table-cell office:value-type="float" office:value="0.216263271222">
            <text:p>0.2163</text:p>
          </table:table-cell>
          <table:table-cell office:value-type="float" office:value="0.377047352169">
            <text:p>0.37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5000">
            <text:p>35000</text:p>
          </table:table-cell>
          <table:table-cell office:value-type="float" office:value="0.201668537296">
            <text:p>0.2017</text:p>
          </table:table-cell>
          <table:table-cell office:value-type="float" office:value="0.389976441724">
            <text:p>0.39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5001">
            <text:p>35001</text:p>
          </table:table-cell>
          <table:table-cell office:value-type="float" office:value="0.202817561079">
            <text:p>0.2028</text:p>
          </table:table-cell>
          <table:table-cell office:value-type="float" office:value="0.379602080578">
            <text:p>0.37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6000">
            <text:p>36000</text:p>
          </table:table-cell>
          <table:table-cell office:value-type="float" office:value="0.505571729334">
            <text:p>0.5056</text:p>
          </table:table-cell>
          <table:table-cell office:value-type="float" office:value="0.387947602245">
            <text:p>0.387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6001">
            <text:p>36001</text:p>
          </table:table-cell>
          <table:table-cell office:value-type="float" office:value="0.498890591637">
            <text:p>0.4989</text:p>
          </table:table-cell>
          <table:table-cell office:value-type="float" office:value="0.401912457291">
            <text:p>0.40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7000">
            <text:p>37000</text:p>
          </table:table-cell>
          <table:table-cell office:value-type="float" office:value="0.529962089661">
            <text:p>0.5300</text:p>
          </table:table-cell>
          <table:table-cell office:value-type="float" office:value="0.401391154726">
            <text:p>0.40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7001">
            <text:p>37001</text:p>
          </table:table-cell>
          <table:table-cell office:value-type="float" office:value="0.52961716617">
            <text:p>0.5296</text:p>
          </table:table-cell>
          <table:table-cell office:value-type="float" office:value="0.395599978665">
            <text:p>0.395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8000">
            <text:p>38000</text:p>
          </table:table-cell>
          <table:table-cell office:value-type="float" office:value="0.453737215163">
            <text:p>0.4537</text:p>
          </table:table-cell>
          <table:table-cell office:value-type="float" office:value="0.37508877338">
            <text:p>0.375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8001">
            <text:p>38001</text:p>
          </table:table-cell>
          <table:table-cell office:value-type="float" office:value="0.451510854072">
            <text:p>0.4515</text:p>
          </table:table-cell>
          <table:table-cell office:value-type="float" office:value="0.39649961786">
            <text:p>0.396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9000">
            <text:p>39000</text:p>
          </table:table-cell>
          <table:table-cell office:value-type="float" office:value="0.195104621477">
            <text:p>0.1951</text:p>
          </table:table-cell>
          <table:table-cell office:value-type="float" office:value="0.381649358029">
            <text:p>0.381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9001">
            <text:p>39001</text:p>
          </table:table-cell>
          <table:table-cell office:value-type="float" office:value="0.196685393458">
            <text:p>0.1967</text:p>
          </table:table-cell>
          <table:table-cell office:value-type="float" office:value="0.38735657189">
            <text:p>0.38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0.0848397729282">
            <text:p>0.0848</text:p>
          </table:table-cell>
          <table:table-cell office:value-type="float" office:value="0.378291304467">
            <text:p>0.378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01">
            <text:p>40001</text:p>
          </table:table-cell>
          <table:table-cell office:value-type="float" office:value="0.0914269021962">
            <text:p>0.0914</text:p>
          </table:table-cell>
          <table:table-cell office:value-type="float" office:value="0.392906521302">
            <text:p>0.39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1000">
            <text:p>41000</text:p>
          </table:table-cell>
          <table:table-cell office:value-type="float" office:value="0.462518493878">
            <text:p>0.4625</text:p>
          </table:table-cell>
          <table:table-cell office:value-type="float" office:value="0.383449545256">
            <text:p>0.383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1001">
            <text:p>41001</text:p>
          </table:table-cell>
          <table:table-cell office:value-type="float" office:value="0.461568305638">
            <text:p>0.4616</text:p>
          </table:table-cell>
          <table:table-cell office:value-type="float" office:value="0.374324405745">
            <text:p>0.37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2000">
            <text:p>42000</text:p>
          </table:table-cell>
          <table:table-cell office:value-type="float" office:value="0.584206665175">
            <text:p>0.5842</text:p>
          </table:table-cell>
          <table:table-cell office:value-type="float" office:value="0.387622347776">
            <text:p>0.387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2001">
            <text:p>42001</text:p>
          </table:table-cell>
          <table:table-cell office:value-type="float" office:value="0.591823940682">
            <text:p>0.5918</text:p>
          </table:table-cell>
          <table:table-cell office:value-type="float" office:value="0.389310818415">
            <text:p>0.38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3000">
            <text:p>43000</text:p>
          </table:table-cell>
          <table:table-cell office:value-type="float" office:value="0.531480559192">
            <text:p>0.5315</text:p>
          </table:table-cell>
          <table:table-cell office:value-type="float" office:value="0.381685367708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3001">
            <text:p>43001</text:p>
          </table:table-cell>
          <table:table-cell office:value-type="float" office:value="0.53576288768">
            <text:p>0.5358</text:p>
          </table:table-cell>
          <table:table-cell office:value-type="float" office:value="0.397474374083">
            <text:p>0.397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4000">
            <text:p>44000</text:p>
          </table:table-cell>
          <table:table-cell office:value-type="float" office:value="0.376818392229">
            <text:p>0.3768</text:p>
          </table:table-cell>
          <table:table-cell office:value-type="float" office:value="0.373783178376">
            <text:p>0.373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4001">
            <text:p>44001</text:p>
          </table:table-cell>
          <table:table-cell office:value-type="float" office:value="0.376338974158">
            <text:p>0.3763</text:p>
          </table:table-cell>
          <table:table-cell office:value-type="float" office:value="0.409734630409">
            <text:p>0.409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5000">
            <text:p>45000</text:p>
          </table:table-cell>
          <table:table-cell office:value-type="float" office:value="0.377515993121">
            <text:p>0.3775</text:p>
          </table:table-cell>
          <table:table-cell office:value-type="float" office:value="0.380273336443">
            <text:p>0.38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5001">
            <text:p>45001</text:p>
          </table:table-cell>
          <table:table-cell office:value-type="float" office:value="0.379275735174">
            <text:p>0.3793</text:p>
          </table:table-cell>
          <table:table-cell office:value-type="float" office:value="0.363020360517">
            <text:p>0.363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6000">
            <text:p>46000</text:p>
          </table:table-cell>
          <table:table-cell office:value-type="float" office:value="0.527308353502">
            <text:p>0.5273</text:p>
          </table:table-cell>
          <table:table-cell office:value-type="float" office:value="0.37529748454">
            <text:p>0.375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6001">
            <text:p>46001</text:p>
          </table:table-cell>
          <table:table-cell office:value-type="float" office:value="0.536307416511">
            <text:p>0.5363</text:p>
          </table:table-cell>
          <table:table-cell office:value-type="float" office:value="0.388128012312">
            <text:p>0.388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7000">
            <text:p>47000</text:p>
          </table:table-cell>
          <table:table-cell office:value-type="float" office:value="0.59099853997">
            <text:p>0.5910</text:p>
          </table:table-cell>
          <table:table-cell office:value-type="float" office:value="0.405804526875">
            <text:p>0.405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7001">
            <text:p>47001</text:p>
          </table:table-cell>
          <table:table-cell office:value-type="float" office:value="0.58978846927">
            <text:p>0.5898</text:p>
          </table:table-cell>
          <table:table-cell office:value-type="float" office:value="0.401911995875">
            <text:p>0.40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8000">
            <text:p>48000</text:p>
          </table:table-cell>
          <table:table-cell office:value-type="float" office:value="0.462350184464">
            <text:p>0.4624</text:p>
          </table:table-cell>
          <table:table-cell office:value-type="float" office:value="0.396641037659">
            <text:p>0.396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8001">
            <text:p>48001</text:p>
          </table:table-cell>
          <table:table-cell office:value-type="float" office:value="0.457813390382">
            <text:p>0.4578</text:p>
          </table:table-cell>
          <table:table-cell office:value-type="float" office:value="0.387388163265">
            <text:p>0.38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9000">
            <text:p>49000</text:p>
          </table:table-cell>
          <table:table-cell office:value-type="float" office:value="0.340352691998">
            <text:p>0.3404</text:p>
          </table:table-cell>
          <table:table-cell office:value-type="float" office:value="0.391461120218">
            <text:p>0.391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9001">
            <text:p>49001</text:p>
          </table:table-cell>
          <table:table-cell office:value-type="float" office:value="0.339550743814">
            <text:p>0.3396</text:p>
          </table:table-cell>
          <table:table-cell office:value-type="float" office:value="0.37680088712">
            <text:p>0.376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0.0916980631186">
            <text:p>0.0917</text:p>
          </table:table-cell>
          <table:table-cell office:value-type="float" office:value="0.381406896495">
            <text:p>0.38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01">
            <text:p>50001</text:p>
          </table:table-cell>
          <table:table-cell office:value-type="float" office:value="0.0787462153004">
            <text:p>0.0787</text:p>
          </table:table-cell>
          <table:table-cell office:value-type="float" office:value="0.377373882177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1000">
            <text:p>51000</text:p>
          </table:table-cell>
          <table:table-cell office:value-type="float" office:value="0.462505063726">
            <text:p>0.4625</text:p>
          </table:table-cell>
          <table:table-cell office:value-type="float" office:value="0.365131704583">
            <text:p>0.365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1001">
            <text:p>51001</text:p>
          </table:table-cell>
          <table:table-cell office:value-type="float" office:value="0.460890885386">
            <text:p>0.4609</text:p>
          </table:table-cell>
          <table:table-cell office:value-type="float" office:value="0.388420228934">
            <text:p>0.388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2000">
            <text:p>52000</text:p>
          </table:table-cell>
          <table:table-cell office:value-type="float" office:value="0.584605037222">
            <text:p>0.5846</text:p>
          </table:table-cell>
          <table:table-cell office:value-type="float" office:value="0.360003276184">
            <text:p>0.36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2001">
            <text:p>52001</text:p>
          </table:table-cell>
          <table:table-cell office:value-type="float" office:value="0.593159514045">
            <text:p>0.5932</text:p>
          </table:table-cell>
          <table:table-cell office:value-type="float" office:value="0.399800263875">
            <text:p>0.399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3000">
            <text:p>53000</text:p>
          </table:table-cell>
          <table:table-cell office:value-type="float" office:value="0.532141277459">
            <text:p>0.5321</text:p>
          </table:table-cell>
          <table:table-cell office:value-type="float" office:value="0.382794969562">
            <text:p>0.382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3001">
            <text:p>53001</text:p>
          </table:table-cell>
          <table:table-cell office:value-type="float" office:value="0.530254049847">
            <text:p>0.5303</text:p>
          </table:table-cell>
          <table:table-cell office:value-type="float" office:value="0.359806861249">
            <text:p>0.359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4000">
            <text:p>54000</text:p>
          </table:table-cell>
          <table:table-cell office:value-type="float" office:value="0.384312388266">
            <text:p>0.3843</text:p>
          </table:table-cell>
          <table:table-cell office:value-type="float" office:value="0.39292230389">
            <text:p>0.39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4001">
            <text:p>54001</text:p>
          </table:table-cell>
          <table:table-cell office:value-type="float" office:value="0.385302652627">
            <text:p>0.3853</text:p>
          </table:table-cell>
          <table:table-cell office:value-type="float" office:value="0.355665102785">
            <text:p>0.35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5000">
            <text:p>55000</text:p>
          </table:table-cell>
          <table:table-cell office:value-type="float" office:value="0.378203122366">
            <text:p>0.3782</text:p>
          </table:table-cell>
          <table:table-cell office:value-type="float" office:value="0.372368115949">
            <text:p>0.37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5001">
            <text:p>55001</text:p>
          </table:table-cell>
          <table:table-cell office:value-type="float" office:value="0.381153014461">
            <text:p>0.3812</text:p>
          </table:table-cell>
          <table:table-cell office:value-type="float" office:value="0.368203060092">
            <text:p>0.368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6000">
            <text:p>56000</text:p>
          </table:table-cell>
          <table:table-cell office:value-type="float" office:value="0.533917369618">
            <text:p>0.5339</text:p>
          </table:table-cell>
          <table:table-cell office:value-type="float" office:value="0.379371335625">
            <text:p>0.379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6001">
            <text:p>56001</text:p>
          </table:table-cell>
          <table:table-cell office:value-type="float" office:value="0.537731676348">
            <text:p>0.5377</text:p>
          </table:table-cell>
          <table:table-cell office:value-type="float" office:value="0.379296874282">
            <text:p>0.37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7000">
            <text:p>57000</text:p>
          </table:table-cell>
          <table:table-cell office:value-type="float" office:value="0.588165700701">
            <text:p>0.5882</text:p>
          </table:table-cell>
          <table:table-cell office:value-type="float" office:value="0.390096716059">
            <text:p>0.390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7001">
            <text:p>57001</text:p>
          </table:table-cell>
          <table:table-cell office:value-type="float" office:value="0.596521908231">
            <text:p>0.5965</text:p>
          </table:table-cell>
          <table:table-cell office:value-type="float" office:value="0.404707882791">
            <text:p>0.404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8000">
            <text:p>58000</text:p>
          </table:table-cell>
          <table:table-cell office:value-type="float" office:value="0.467219121395">
            <text:p>0.4672</text:p>
          </table:table-cell>
          <table:table-cell office:value-type="float" office:value="0.403238883108">
            <text:p>0.403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8001">
            <text:p>58001</text:p>
          </table:table-cell>
          <table:table-cell office:value-type="float" office:value="0.456056977287">
            <text:p>0.4561</text:p>
          </table:table-cell>
          <table:table-cell office:value-type="float" office:value="0.375847250087">
            <text:p>0.375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9000">
            <text:p>59000</text:p>
          </table:table-cell>
          <table:table-cell office:value-type="float" office:value="0.0801914901213">
            <text:p>0.0802</text:p>
          </table:table-cell>
          <table:table-cell office:value-type="float" office:value="0.37800069512">
            <text:p>0.37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9001">
            <text:p>59001</text:p>
          </table:table-cell>
          <table:table-cell office:value-type="float" office:value="0.0880507886564">
            <text:p>0.0881</text:p>
          </table:table-cell>
          <table:table-cell office:value-type="float" office:value="0.395470026974">
            <text:p>0.395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00">
            <text:p>60000</text:p>
          </table:table-cell>
          <table:table-cell office:value-type="float" office:value="0.196274739062">
            <text:p>0.1963</text:p>
          </table:table-cell>
          <table:table-cell office:value-type="float" office:value="0.396888446388">
            <text:p>0.396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01">
            <text:p>60001</text:p>
          </table:table-cell>
          <table:table-cell office:value-type="float" office:value="0.203387171693">
            <text:p>0.2034</text:p>
          </table:table-cell>
          <table:table-cell office:value-type="float" office:value="0.380994353071">
            <text:p>0.381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1000">
            <text:p>61000</text:p>
          </table:table-cell>
          <table:table-cell office:value-type="float" office:value="0.447594426961">
            <text:p>0.4476</text:p>
          </table:table-cell>
          <table:table-cell office:value-type="float" office:value="0.404943484279">
            <text:p>0.404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1001">
            <text:p>61001</text:p>
          </table:table-cell>
          <table:table-cell office:value-type="float" office:value="0.444446144271">
            <text:p>0.4444</text:p>
          </table:table-cell>
          <table:table-cell office:value-type="float" office:value="0.400525625089">
            <text:p>0.400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2000">
            <text:p>62000</text:p>
          </table:table-cell>
          <table:table-cell office:value-type="float" office:value="0.531572399507">
            <text:p>0.5316</text:p>
          </table:table-cell>
          <table:table-cell office:value-type="float" office:value="0.358675394296">
            <text:p>0.358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2001">
            <text:p>62001</text:p>
          </table:table-cell>
          <table:table-cell office:value-type="float" office:value="0.522359141646">
            <text:p>0.5224</text:p>
          </table:table-cell>
          <table:table-cell office:value-type="float" office:value="0.371737347056">
            <text:p>0.37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3000">
            <text:p>63000</text:p>
          </table:table-cell>
          <table:table-cell office:value-type="float" office:value="0.495790948399">
            <text:p>0.4958</text:p>
          </table:table-cell>
          <table:table-cell office:value-type="float" office:value="0.390024958057">
            <text:p>0.39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3001">
            <text:p>63001</text:p>
          </table:table-cell>
          <table:table-cell office:value-type="float" office:value="0.497183578993">
            <text:p>0.4972</text:p>
          </table:table-cell>
          <table:table-cell office:value-type="float" office:value="0.392070672145">
            <text:p>0.392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4000">
            <text:p>64000</text:p>
          </table:table-cell>
          <table:table-cell office:value-type="float" office:value="0.19665676871">
            <text:p>0.1967</text:p>
          </table:table-cell>
          <table:table-cell office:value-type="float" office:value="0.387727034394">
            <text:p>0.387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4001">
            <text:p>64001</text:p>
          </table:table-cell>
          <table:table-cell office:value-type="float" office:value="0.196400979694">
            <text:p>0.1964</text:p>
          </table:table-cell>
          <table:table-cell office:value-type="float" office:value="0.390792082385">
            <text:p>0.390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5000">
            <text:p>65000</text:p>
          </table:table-cell>
          <table:table-cell office:value-type="float" office:value="0.220999410813">
            <text:p>0.2210</text:p>
          </table:table-cell>
          <table:table-cell office:value-type="float" office:value="0.374550603008">
            <text:p>0.374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5001">
            <text:p>65001</text:p>
          </table:table-cell>
          <table:table-cell office:value-type="float" office:value="0.22410594093">
            <text:p>0.2241</text:p>
          </table:table-cell>
          <table:table-cell office:value-type="float" office:value="0.367988661689">
            <text:p>0.36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6000">
            <text:p>66000</text:p>
          </table:table-cell>
          <table:table-cell office:value-type="float" office:value="0.499997251312">
            <text:p>0.5000</text:p>
          </table:table-cell>
          <table:table-cell office:value-type="float" office:value="0.371879577254">
            <text:p>0.37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6001">
            <text:p>66001</text:p>
          </table:table-cell>
          <table:table-cell office:value-type="float" office:value="0.495348902614">
            <text:p>0.4953</text:p>
          </table:table-cell>
          <table:table-cell office:value-type="float" office:value="0.413686444561">
            <text:p>0.41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7000">
            <text:p>67000</text:p>
          </table:table-cell>
          <table:table-cell office:value-type="float" office:value="0.530713702015">
            <text:p>0.5307</text:p>
          </table:table-cell>
          <table:table-cell office:value-type="float" office:value="0.407807477981">
            <text:p>0.407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7001">
            <text:p>67001</text:p>
          </table:table-cell>
          <table:table-cell office:value-type="float" office:value="0.52653971831">
            <text:p>0.5265</text:p>
          </table:table-cell>
          <table:table-cell office:value-type="float" office:value="0.375118584982">
            <text:p>0.375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8000">
            <text:p>68000</text:p>
          </table:table-cell>
          <table:table-cell office:value-type="float" office:value="0.440270551436">
            <text:p>0.4403</text:p>
          </table:table-cell>
          <table:table-cell office:value-type="float" office:value="0.381843559528">
            <text:p>0.381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8001">
            <text:p>68001</text:p>
          </table:table-cell>
          <table:table-cell office:value-type="float" office:value="0.446513088249">
            <text:p>0.4465</text:p>
          </table:table-cell>
          <table:table-cell office:value-type="float" office:value="0.362370038831">
            <text:p>0.36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9000">
            <text:p>69000</text:p>
          </table:table-cell>
          <table:table-cell office:value-type="float" office:value="0.192805780594">
            <text:p>0.1928</text:p>
          </table:table-cell>
          <table:table-cell office:value-type="float" office:value="0.378864362132">
            <text:p>0.378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9001">
            <text:p>69001</text:p>
          </table:table-cell>
          <table:table-cell office:value-type="float" office:value="0.199881821674">
            <text:p>0.1999</text:p>
          </table:table-cell>
          <table:table-cell office:value-type="float" office:value="0.407964572549">
            <text:p>0.40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00">
            <text:p>70000</text:p>
          </table:table-cell>
          <table:table-cell office:value-type="float" office:value="0.339773132724">
            <text:p>0.3398</text:p>
          </table:table-cell>
          <table:table-cell office:value-type="float" office:value="0.356371220499">
            <text:p>0.356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01">
            <text:p>70001</text:p>
          </table:table-cell>
          <table:table-cell office:value-type="float" office:value="0.327253139634">
            <text:p>0.3273</text:p>
          </table:table-cell>
          <table:table-cell office:value-type="float" office:value="0.35904988681">
            <text:p>0.359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1000">
            <text:p>71000</text:p>
          </table:table-cell>
          <table:table-cell office:value-type="float" office:value="0.325991124936">
            <text:p>0.3260</text:p>
          </table:table-cell>
          <table:table-cell office:value-type="float" office:value="0.381313474652">
            <text:p>0.381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1001">
            <text:p>71001</text:p>
          </table:table-cell>
          <table:table-cell office:value-type="float" office:value="0.330474711475">
            <text:p>0.3305</text:p>
          </table:table-cell>
          <table:table-cell office:value-type="float" office:value="0.387316176085">
            <text:p>0.387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2000">
            <text:p>72000</text:p>
          </table:table-cell>
          <table:table-cell office:value-type="float" office:value="0.345947736398">
            <text:p>0.3459</text:p>
          </table:table-cell>
          <table:table-cell office:value-type="float" office:value="0.405186781539">
            <text:p>0.405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2001">
            <text:p>72001</text:p>
          </table:table-cell>
          <table:table-cell office:value-type="float" office:value="0.339404428036">
            <text:p>0.3394</text:p>
          </table:table-cell>
          <table:table-cell office:value-type="float" office:value="0.365872433236">
            <text:p>0.36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3000">
            <text:p>73000</text:p>
          </table:table-cell>
          <table:table-cell office:value-type="float" office:value="0.338699337668">
            <text:p>0.3387</text:p>
          </table:table-cell>
          <table:table-cell office:value-type="float" office:value="0.399267228561">
            <text:p>0.39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3001">
            <text:p>73001</text:p>
          </table:table-cell>
          <table:table-cell office:value-type="float" office:value="0.337250240561">
            <text:p>0.3373</text:p>
          </table:table-cell>
          <table:table-cell office:value-type="float" office:value="0.38252392432">
            <text:p>0.382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4000">
            <text:p>74000</text:p>
          </table:table-cell>
          <table:table-cell office:value-type="float" office:value="0.329116624679">
            <text:p>0.3291</text:p>
          </table:table-cell>
          <table:table-cell office:value-type="float" office:value="0.374783243557">
            <text:p>0.37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4001">
            <text:p>74001</text:p>
          </table:table-cell>
          <table:table-cell office:value-type="float" office:value="0.334727616732">
            <text:p>0.3347</text:p>
          </table:table-cell>
          <table:table-cell office:value-type="float" office:value="0.384276261674">
            <text:p>0.38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5000">
            <text:p>75000</text:p>
          </table:table-cell>
          <table:table-cell office:value-type="float" office:value="0.338732564613">
            <text:p>0.3387</text:p>
          </table:table-cell>
          <table:table-cell office:value-type="float" office:value="0.388316983816">
            <text:p>0.388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5001">
            <text:p>75001</text:p>
          </table:table-cell>
          <table:table-cell office:value-type="float" office:value="0.337355347074">
            <text:p>0.3374</text:p>
          </table:table-cell>
          <table:table-cell office:value-type="float" office:value="0.377444181173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6000">
            <text:p>76000</text:p>
          </table:table-cell>
          <table:table-cell office:value-type="float" office:value="0.362477784847">
            <text:p>0.3625</text:p>
          </table:table-cell>
          <table:table-cell office:value-type="float" office:value="0.367695409501">
            <text:p>0.367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6001">
            <text:p>76001</text:p>
          </table:table-cell>
          <table:table-cell office:value-type="float" office:value="0.3633275062">
            <text:p>0.3633</text:p>
          </table:table-cell>
          <table:table-cell office:value-type="float" office:value="0.383389031484">
            <text:p>0.383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7000">
            <text:p>77000</text:p>
          </table:table-cell>
          <table:table-cell office:value-type="float" office:value="0.366047850512">
            <text:p>0.3660</text:p>
          </table:table-cell>
          <table:table-cell office:value-type="float" office:value="0.386105162348">
            <text:p>0.386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7001">
            <text:p>77001</text:p>
          </table:table-cell>
          <table:table-cell office:value-type="float" office:value="0.363795006732">
            <text:p>0.3638</text:p>
          </table:table-cell>
          <table:table-cell office:value-type="float" office:value="0.369602893849">
            <text:p>0.36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8000">
            <text:p>78000</text:p>
          </table:table-cell>
          <table:table-cell office:value-type="float" office:value="0.354749278213">
            <text:p>0.3547</text:p>
          </table:table-cell>
          <table:table-cell office:value-type="float" office:value="0.416653937703">
            <text:p>0.416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8001">
            <text:p>78001</text:p>
          </table:table-cell>
          <table:table-cell office:value-type="float" office:value="0.352512693957">
            <text:p>0.3525</text:p>
          </table:table-cell>
          <table:table-cell office:value-type="float" office:value="0.389128208511">
            <text:p>0.389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9000">
            <text:p>79000</text:p>
          </table:table-cell>
          <table:table-cell office:value-type="float" office:value="0.326524592616">
            <text:p>0.3265</text:p>
          </table:table-cell>
          <table:table-cell office:value-type="float" office:value="0.371246382916">
            <text:p>0.371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9001">
            <text:p>79001</text:p>
          </table:table-cell>
          <table:table-cell office:value-type="float" office:value="0.327783028556">
            <text:p>0.3278</text:p>
          </table:table-cell>
          <table:table-cell office:value-type="float" office:value="0.364028781391">
            <text:p>0.364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00">
            <text:p>80000</text:p>
          </table:table-cell>
          <table:table-cell office:value-type="float" office:value="0.443506534929">
            <text:p>0.4435</text:p>
          </table:table-cell>
          <table:table-cell office:value-type="float" office:value="0.374753921074">
            <text:p>0.37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01">
            <text:p>80001</text:p>
          </table:table-cell>
          <table:table-cell office:value-type="float" office:value="0.446675975794">
            <text:p>0.4467</text:p>
          </table:table-cell>
          <table:table-cell office:value-type="float" office:value="0.394117065836">
            <text:p>0.394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1000">
            <text:p>81000</text:p>
          </table:table-cell>
          <table:table-cell office:value-type="float" office:value="0.437749522374">
            <text:p>0.4377</text:p>
          </table:table-cell>
          <table:table-cell office:value-type="float" office:value="0.387147200227">
            <text:p>0.387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1001">
            <text:p>81001</text:p>
          </table:table-cell>
          <table:table-cell office:value-type="float" office:value="0.435515678968">
            <text:p>0.4355</text:p>
          </table:table-cell>
          <table:table-cell office:value-type="float" office:value="0.381074085633">
            <text:p>0.381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2000">
            <text:p>82000</text:p>
          </table:table-cell>
          <table:table-cell office:value-type="float" office:value="0.43856216221">
            <text:p>0.4386</text:p>
          </table:table-cell>
          <table:table-cell office:value-type="float" office:value="0.381749718343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2001">
            <text:p>82001</text:p>
          </table:table-cell>
          <table:table-cell office:value-type="float" office:value="0.436830334567">
            <text:p>0.4368</text:p>
          </table:table-cell>
          <table:table-cell office:value-type="float" office:value="0.367227327807">
            <text:p>0.367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3000">
            <text:p>83000</text:p>
          </table:table-cell>
          <table:table-cell office:value-type="float" office:value="0.436748364063">
            <text:p>0.4367</text:p>
          </table:table-cell>
          <table:table-cell office:value-type="float" office:value="0.385337697152">
            <text:p>0.385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3001">
            <text:p>83001</text:p>
          </table:table-cell>
          <table:table-cell office:value-type="float" office:value="0.435631611566">
            <text:p>0.4356</text:p>
          </table:table-cell>
          <table:table-cell office:value-type="float" office:value="0.383668277157">
            <text:p>0.38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4000">
            <text:p>84000</text:p>
          </table:table-cell>
          <table:table-cell office:value-type="float" office:value="0.451247689589">
            <text:p>0.4512</text:p>
          </table:table-cell>
          <table:table-cell office:value-type="float" office:value="0.394276185912">
            <text:p>0.39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4001">
            <text:p>84001</text:p>
          </table:table-cell>
          <table:table-cell office:value-type="float" office:value="0.434756806084">
            <text:p>0.4348</text:p>
          </table:table-cell>
          <table:table-cell office:value-type="float" office:value="0.370801262864">
            <text:p>0.370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5000">
            <text:p>85000</text:p>
          </table:table-cell>
          <table:table-cell office:value-type="float" office:value="0.43883195016">
            <text:p>0.4388</text:p>
          </table:table-cell>
          <table:table-cell office:value-type="float" office:value="0.378954264664">
            <text:p>0.379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5001">
            <text:p>85001</text:p>
          </table:table-cell>
          <table:table-cell office:value-type="float" office:value="0.449842679233">
            <text:p>0.4498</text:p>
          </table:table-cell>
          <table:table-cell office:value-type="float" office:value="0.383484957405">
            <text:p>0.383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6000">
            <text:p>86000</text:p>
          </table:table-cell>
          <table:table-cell office:value-type="float" office:value="0.445991183399">
            <text:p>0.4460</text:p>
          </table:table-cell>
          <table:table-cell office:value-type="float" office:value="0.38041081393">
            <text:p>0.380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6001">
            <text:p>86001</text:p>
          </table:table-cell>
          <table:table-cell office:value-type="float" office:value="0.452007586228">
            <text:p>0.4520</text:p>
          </table:table-cell>
          <table:table-cell office:value-type="float" office:value="0.394765793216">
            <text:p>0.39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7000">
            <text:p>87000</text:p>
          </table:table-cell>
          <table:table-cell office:value-type="float" office:value="0.452595474517">
            <text:p>0.4526</text:p>
          </table:table-cell>
          <table:table-cell office:value-type="float" office:value="0.390477858619">
            <text:p>0.390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7001">
            <text:p>87001</text:p>
          </table:table-cell>
          <table:table-cell office:value-type="float" office:value="0.448934344453">
            <text:p>0.4489</text:p>
          </table:table-cell>
          <table:table-cell office:value-type="float" office:value="0.387946904967">
            <text:p>0.387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8000">
            <text:p>88000</text:p>
          </table:table-cell>
          <table:table-cell office:value-type="float" office:value="0.446044180215">
            <text:p>0.4460</text:p>
          </table:table-cell>
          <table:table-cell office:value-type="float" office:value="0.382791439465">
            <text:p>0.382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8001">
            <text:p>88001</text:p>
          </table:table-cell>
          <table:table-cell office:value-type="float" office:value="0.444298105657">
            <text:p>0.4443</text:p>
          </table:table-cell>
          <table:table-cell office:value-type="float" office:value="0.408159945658">
            <text:p>0.408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9000">
            <text:p>89000</text:p>
          </table:table-cell>
          <table:table-cell office:value-type="float" office:value="0.441377895158">
            <text:p>0.4414</text:p>
          </table:table-cell>
          <table:table-cell office:value-type="float" office:value="0.363696214501">
            <text:p>0.36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9001">
            <text:p>89001</text:p>
          </table:table-cell>
          <table:table-cell office:value-type="float" office:value="0.445878374494">
            <text:p>0.4459</text:p>
          </table:table-cell>
          <table:table-cell office:value-type="float" office:value="0.386985320995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00">
            <text:p>90000</text:p>
          </table:table-cell>
          <table:table-cell office:value-type="float" office:value="0.489819744438">
            <text:p>0.4898</text:p>
          </table:table-cell>
          <table:table-cell office:value-type="float" office:value="0.389959243955">
            <text:p>0.39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01">
            <text:p>90001</text:p>
          </table:table-cell>
          <table:table-cell office:value-type="float" office:value="0.49656732985">
            <text:p>0.4966</text:p>
          </table:table-cell>
          <table:table-cell office:value-type="float" office:value="0.404761960771">
            <text:p>0.40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1000">
            <text:p>91000</text:p>
          </table:table-cell>
          <table:table-cell office:value-type="float" office:value="0.503721264478">
            <text:p>0.5037</text:p>
          </table:table-cell>
          <table:table-cell office:value-type="float" office:value="0.395348311999">
            <text:p>0.395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1001">
            <text:p>91001</text:p>
          </table:table-cell>
          <table:table-cell office:value-type="float" office:value="0.485926090961">
            <text:p>0.4859</text:p>
          </table:table-cell>
          <table:table-cell office:value-type="float" office:value="0.372803168553">
            <text:p>0.372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2000">
            <text:p>92000</text:p>
          </table:table-cell>
          <table:table-cell office:value-type="float" office:value="0.492474424464">
            <text:p>0.4925</text:p>
          </table:table-cell>
          <table:table-cell office:value-type="float" office:value="0.38871579614">
            <text:p>0.388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2001">
            <text:p>92001</text:p>
          </table:table-cell>
          <table:table-cell office:value-type="float" office:value="0.500558273232">
            <text:p>0.5006</text:p>
          </table:table-cell>
          <table:table-cell office:value-type="float" office:value="0.37959929033">
            <text:p>0.37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3000">
            <text:p>93000</text:p>
          </table:table-cell>
          <table:table-cell office:value-type="float" office:value="0.497448201344">
            <text:p>0.4974</text:p>
          </table:table-cell>
          <table:table-cell office:value-type="float" office:value="0.390631391812">
            <text:p>0.390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3001">
            <text:p>93001</text:p>
          </table:table-cell>
          <table:table-cell office:value-type="float" office:value="0.488657700173">
            <text:p>0.4887</text:p>
          </table:table-cell>
          <table:table-cell office:value-type="float" office:value="0.375949402998">
            <text:p>0.37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4000">
            <text:p>94000</text:p>
          </table:table-cell>
          <table:table-cell office:value-type="float" office:value="0.506540304213">
            <text:p>0.5065</text:p>
          </table:table-cell>
          <table:table-cell office:value-type="float" office:value="0.398492861147">
            <text:p>0.398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4001">
            <text:p>94001</text:p>
          </table:table-cell>
          <table:table-cell office:value-type="float" office:value="0.487567977708">
            <text:p>0.4876</text:p>
          </table:table-cell>
          <table:table-cell office:value-type="float" office:value="0.369011424165">
            <text:p>0.369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5000">
            <text:p>95000</text:p>
          </table:table-cell>
          <table:table-cell office:value-type="float" office:value="0.488719433891">
            <text:p>0.4887</text:p>
          </table:table-cell>
          <table:table-cell office:value-type="float" office:value="0.381729823201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5001">
            <text:p>95001</text:p>
          </table:table-cell>
          <table:table-cell office:value-type="float" office:value="0.489098019398">
            <text:p>0.4891</text:p>
          </table:table-cell>
          <table:table-cell office:value-type="float" office:value="0.37629193987">
            <text:p>0.376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6000">
            <text:p>96000</text:p>
          </table:table-cell>
          <table:table-cell office:value-type="float" office:value="0.493500898388">
            <text:p>0.4935</text:p>
          </table:table-cell>
          <table:table-cell office:value-type="float" office:value="0.400919469407">
            <text:p>0.400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6001">
            <text:p>96001</text:p>
          </table:table-cell>
          <table:table-cell office:value-type="float" office:value="0.500150766931">
            <text:p>0.5002</text:p>
          </table:table-cell>
          <table:table-cell office:value-type="float" office:value="0.397321623684">
            <text:p>0.397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7000">
            <text:p>97000</text:p>
          </table:table-cell>
          <table:table-cell office:value-type="float" office:value="0.496141580949">
            <text:p>0.4961</text:p>
          </table:table-cell>
          <table:table-cell office:value-type="float" office:value="0.394697475147">
            <text:p>0.394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7001">
            <text:p>97001</text:p>
          </table:table-cell>
          <table:table-cell office:value-type="float" office:value="0.495534602571">
            <text:p>0.4955</text:p>
          </table:table-cell>
          <table:table-cell office:value-type="float" office:value="0.385696758559">
            <text:p>0.38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8000">
            <text:p>98000</text:p>
          </table:table-cell>
          <table:table-cell office:value-type="float" office:value="0.487698850144">
            <text:p>0.4877</text:p>
          </table:table-cell>
          <table:table-cell office:value-type="float" office:value="0.40035450424">
            <text:p>0.400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8001">
            <text:p>98001</text:p>
          </table:table-cell>
          <table:table-cell office:value-type="float" office:value="0.493235626981">
            <text:p>0.4932</text:p>
          </table:table-cell>
          <table:table-cell office:value-type="float" office:value="0.373823367115">
            <text:p>0.373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9000">
            <text:p>99000</text:p>
          </table:table-cell>
          <table:table-cell office:value-type="float" office:value="0.491657574344">
            <text:p>0.4917</text:p>
          </table:table-cell>
          <table:table-cell office:value-type="float" office:value="0.377412463813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9001">
            <text:p>99001</text:p>
          </table:table-cell>
          <table:table-cell office:value-type="float" office:value="0.495261051259">
            <text:p>0.4953</text:p>
          </table:table-cell>
          <table:table-cell office:value-type="float" office:value="0.381412494746">
            <text:p>0.3814</text:p>
          </table:table-cell>
        </table:table-row>
        <table:table-row table:style-name="ro1" table:number-rows-repeated="1046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ataPilot_Sheet1_1" table:style-name="ta1" table:print="false">
        <table:table-column table:style-name="co4" table:default-cell-style-name="ce4"/>
        <table:table-column table:style-name="co4" table:default-cell-style-name="ce9"/>
        <table:table-column table:style-name="co4" table:default-cell-style-name="ce13"/>
        <table:table-column table:style-name="co4" table:default-cell-style-name="ce18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iso</text:p>
          </table:table-cell>
          <table:table-cell table:style-name="ce8" office:value-type="string">
            <text:p>snr</text:p>
          </table:table-cell>
          <table:table-cell table:style-name="ce8" office:value-type="string">
            <text:p>Data</text:p>
          </table:table-cell>
          <table:table-cell table:style-name="ce17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verage - npa</text:p>
          </table:table-cell>
          <table:table-cell office:value-type="float" office:value="0.513933542031513">
            <text:p>0.5139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08143463981275">
            <text:p>0.608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Average - npa</text:p>
          </table:table-cell>
          <table:table-cell office:value-type="float" office:value="0.527733349611025">
            <text:p>0.5277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6096900156618">
            <text:p>0.661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Average - npa</text:p>
          </table:table-cell>
          <table:table-cell office:value-type="float" office:value="0.529982881509865">
            <text:p>0.530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79654361701615">
            <text:p>0.679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Average - npa</text:p>
          </table:table-cell>
          <table:table-cell office:value-type="float" office:value="0.531024235961745">
            <text:p>0.531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89462333624585">
            <text:p>0.689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Average - npa</text:p>
          </table:table-cell>
          <table:table-cell office:value-type="float" office:value="0.534362146054705">
            <text:p>0.5344</text:p>
          </table:table-cell>
        </table:table-row>
        <table:table-row table:style-name="ro1">
          <table:table-cell table:style-name="ce5"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93542884009349">
            <text:p>0.6935</text:p>
          </table:table-cell>
        </table:table-row>
        <table:table-row table:style-name="ro1">
          <table:table-cell table:style-name="ce3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string">
            <text:p>Average - npa</text:p>
          </table:table-cell>
          <table:table-cell office:value-type="float" office:value="0.408575635296078">
            <text:p>0.4086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55588209364165">
            <text:p>0.355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Average - npa</text:p>
          </table:table-cell>
          <table:table-cell office:value-type="float" office:value="0.416312094987386">
            <text:p>0.4163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3689491466155">
            <text:p>0.383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Average - npa</text:p>
          </table:table-cell>
          <table:table-cell office:value-type="float" office:value="0.412549052550789">
            <text:p>0.4125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531969713601">
            <text:p>0.385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Average - npa</text:p>
          </table:table-cell>
          <table:table-cell office:value-type="float" office:value="0.41555733821108">
            <text:p>0.4156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5088207986325">
            <text:p>0.385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Average - npa</text:p>
          </table:table-cell>
          <table:table-cell office:value-type="float" office:value="0.41575437969798">
            <text:p>0.4158</text:p>
          </table:table-cell>
        </table:table-row>
        <table:table-row table:style-name="ro1">
          <table:table-cell table:style-name="ce5"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495800910917">
            <text:p>0.3850</text:p>
          </table:table-cell>
        </table:table-row>
        <table:table-row table:style-name="ro1">
          <table:table-cell table:style-name="ce6" office:value-type="string">
            <text:p>Total Average - npa</text:p>
          </table:table-cell>
          <table:table-cell table:style-name="ce11"/>
          <table:table-cell table:style-name="ce15"/>
          <table:table-cell table:style-name="ce20" office:value-type="float" office:value="0.470578465591217">
            <text:p>0.4706</text:p>
          </table:table-cell>
        </table:table-row>
        <table:table-row table:style-name="ro1">
          <table:table-cell table:style-name="ce7" office:value-type="string">
            <text:p>Total Average - fa</text:p>
          </table:table-cell>
          <table:table-cell table:style-name="ce12"/>
          <table:table-cell table:style-name="ce16"/>
          <table:table-cell table:style-name="ce21" office:value-type="float" office:value="0.522641565994483">
            <text:p>0.5226</text:p>
          </table:table-cell>
        </table:table-row>
      </table:table>
      <table:table table:name="Sheet3" table:style-name="ta1" table:print="false">
        <table:table-column table:style-name="co4" table:number-columns-repeated="3" table:default-cell-style-name="Default"/>
        <table:table-column table:style-name="co4" table:number-columns-repeated="2" table:default-cell-style-name="ce30"/>
        <table:table-column table:style-name="co4" table:default-cell-style-name="Default"/>
        <table:table-row table:style-name="ro1">
          <table:table-cell office:value-type="string">
            <text:p>iso</text:p>
          </table:table-cell>
          <table:table-cell office:value-type="string">
            <text:p>snr</text:p>
          </table:table-cell>
          <table:table-cell office:value-type="string">
            <text:p>cond</text:p>
          </table:table-cell>
          <table:table-cell table:style-name="Default" office:value-type="string">
            <text:p>npa</text:p>
          </table:table-cell>
          <table:table-cell table:style-name="Default" office:value-type="string">
            <text:p>fa</text:p>
          </table:table-cell>
          <table:table-cell>
            <draw:frame table:end-cell-address="Sheet3.N33" table:end-x="0.799cm" table:end-y="0.212cm" draw:z-index="0" draw:style-name="gr1" svg:width="18.753cm" svg:height="14.501cm" svg:x="0.111cm" svg:y="0.106cm">
              <draw:object draw:notify-on-update-of-ranges="Sheet3.C2:Sheet3.C11 Sheet3.D1:Sheet3.D1 Sheet3.D2:Sheet3.D11 Sheet3.E1:Sheet3.E1 Sheet3.E2:Sheet3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0.513933542031513">
            <text:p>0.5139</text:p>
          </table:table-cell>
          <table:table-cell office:value-type="float" office:value="0.608143463981275">
            <text:p>0.60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.527733349611025">
            <text:p>0.5277</text:p>
          </table:table-cell>
          <table:table-cell office:value-type="float" office:value="0.66096900156618">
            <text:p>0.66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0.529982881509865">
            <text:p>0.5300</text:p>
          </table:table-cell>
          <table:table-cell office:value-type="float" office:value="0.679654361701615">
            <text:p>0.679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0.531024235961745">
            <text:p>0.5310</text:p>
          </table:table-cell>
          <table:table-cell office:value-type="float" office:value="0.689462333624585">
            <text:p>0.689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534362146054705">
            <text:p>0.5344</text:p>
          </table:table-cell>
          <table:table-cell office:value-type="float" office:value="0.693542884009349">
            <text:p>0.6935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string">
            <text:p>20+iso</text:p>
          </table:table-cell>
          <table:table-cell office:value-type="float" office:value="0.408575635296078">
            <text:p>0.4086</text:p>
          </table:table-cell>
          <table:table-cell office:value-type="float" office:value="0.355588209364165">
            <text:p>0.355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string">
            <text:p>40+iso</text:p>
          </table:table-cell>
          <table:table-cell office:value-type="float" office:value="0.416312094987386">
            <text:p>0.4163</text:p>
          </table:table-cell>
          <table:table-cell office:value-type="float" office:value="0.383689491466155">
            <text:p>0.3837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string">
            <text:p>60+iso</text:p>
          </table:table-cell>
          <table:table-cell office:value-type="float" office:value="0.412549052550789">
            <text:p>0.4125</text:p>
          </table:table-cell>
          <table:table-cell office:value-type="float" office:value="0.38531969713601">
            <text:p>0.3853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string">
            <text:p>80+iso</text:p>
          </table:table-cell>
          <table:table-cell office:value-type="float" office:value="0.41555733821108">
            <text:p>0.4156</text:p>
          </table:table-cell>
          <table:table-cell office:value-type="float" office:value="0.385088207986325">
            <text:p>0.3851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string">
            <text:p>100+iso</text:p>
          </table:table-cell>
          <table:table-cell office:value-type="float" office:value="0.41575437969798">
            <text:p>0.4158</text:p>
          </table:table-cell>
          <table:table-cell office:value-type="float" office:value="0.38495800910917">
            <text:p>0.3850</text:p>
          </table:table-cell>
          <table:table-cell/>
        </table:table-row>
      </table:table>
      <table:data-pilot-tables>
        <table:data-pilot-table table:name="DataPilot1" table:application-data="" table:target-range-address="DataPilot_Sheet1_1.A1:DataPilot_Sheet1_1.D25" table:buttons="DataPilot_Sheet1_1.A1 DataPilot_Sheet1_1.A3 DataPilot_Sheet1_1.B3 DataPilot_Sheet1_1.C3">
          <table:source-cell-range table:cell-range-address="Sheet1.B1:Sheet1.F2001"/>
          <table:data-pilot-field table:source-field-name="iso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nr" table:orientation="row" table:used-hierarchy="0" table:function="auto">
            <table:data-pilot-level table:show-empty="false">
              <table:data-pilot-members>
                <table:data-pilot-member table:name="20" table:display="true" table:show-details="true"/>
                <table:data-pilot-member table:name="40" table:display="true" table:show-details="true"/>
                <table:data-pilot-member table:name="60" table:display="true" table:show-details="true"/>
                <table:data-pilot-member table:name="8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pa" table:orientation="data" table:used-hierarchy="0" table:function="average">
            <table:data-pilot-level table:show-empty="false">
              <table:data-pilot-members>
                <table:data-pilot-member table:name="0.0290" table:display="true" table:show-details="true"/>
                <table:data-pilot-member table:name="0.0674" table:display="true" table:show-details="true"/>
                <table:data-pilot-member table:name="0.0774" table:display="true" table:show-details="true"/>
                <table:data-pilot-member table:name="0.0781" table:display="true" table:show-details="true"/>
                <table:data-pilot-member table:name="0.0787" table:display="true" table:show-details="true"/>
                <table:data-pilot-member table:name="0.0802" table:display="true" table:show-details="true"/>
                <table:data-pilot-member table:name="0.0814" table:display="true" table:show-details="true"/>
                <table:data-pilot-member table:name="0.0843" table:display="true" table:show-details="true"/>
                <table:data-pilot-member table:name="0.0844" table:display="true" table:show-details="true"/>
                <table:data-pilot-member table:name="0.0848" table:display="true" table:show-details="true"/>
                <table:data-pilot-member table:name="0.0858" table:display="true" table:show-details="true"/>
                <table:data-pilot-member table:name="0.0868" table:display="true" table:show-details="true"/>
                <table:data-pilot-member table:name="0.0881" table:display="true" table:show-details="true"/>
                <table:data-pilot-member table:name="0.0914" table:display="true" table:show-details="true"/>
                <table:data-pilot-member table:name="0.0917" table:display="true" table:show-details="true"/>
                <table:data-pilot-member table:name="0.0922" table:display="true" table:show-details="true"/>
                <table:data-pilot-member table:name="0.0929" table:display="true" table:show-details="true"/>
                <table:data-pilot-member table:name="0.0949" table:display="true" table:show-details="true"/>
                <table:data-pilot-member table:name="0.0954" table:display="true" table:show-details="true"/>
                <table:data-pilot-member table:name="0.0969" table:display="true" table:show-details="true"/>
                <table:data-pilot-member table:name="0.0971" table:display="true" table:show-details="true"/>
                <table:data-pilot-member table:name="0.0985" table:display="true" table:show-details="true"/>
                <table:data-pilot-member table:name="0.1036" table:display="true" table:show-details="true"/>
                <table:data-pilot-member table:name="0.1141" table:display="true" table:show-details="true"/>
                <table:data-pilot-member table:name="0.1223" table:display="true" table:show-details="true"/>
                <table:data-pilot-member table:name="0.1284" table:display="true" table:show-details="true"/>
                <table:data-pilot-member table:name="0.1287" table:display="true" table:show-details="true"/>
                <table:data-pilot-member table:name="0.1312" table:display="true" table:show-details="true"/>
                <table:data-pilot-member table:name="0.1313" table:display="true" table:show-details="true"/>
                <table:data-pilot-member table:name="0.1335" table:display="true" table:show-details="true"/>
                <table:data-pilot-member table:name="0.1340" table:display="true" table:show-details="true"/>
                <table:data-pilot-member table:name="0.1343" table:display="true" table:show-details="true"/>
                <table:data-pilot-member table:name="0.1348" table:display="true" table:show-details="true"/>
                <table:data-pilot-member table:name="0.1353" table:display="true" table:show-details="true"/>
                <table:data-pilot-member table:name="0.1359" table:display="true" table:show-details="true"/>
                <table:data-pilot-member table:name="0.1362" table:display="true" table:show-details="true"/>
                <table:data-pilot-member table:name="0.1363" table:display="true" table:show-details="true"/>
                <table:data-pilot-member table:name="0.1371" table:display="true" table:show-details="true"/>
                <table:data-pilot-member table:name="0.1373" table:display="true" table:show-details="true"/>
                <table:data-pilot-member table:name="0.1388" table:display="true" table:show-details="true"/>
                <table:data-pilot-member table:name="0.1395" table:display="true" table:show-details="true"/>
                <table:data-pilot-member table:name="0.1398" table:display="true" table:show-details="true"/>
                <table:data-pilot-member table:name="0.1414" table:display="true" table:show-details="true"/>
                <table:data-pilot-member table:name="0.1417" table:display="true" table:show-details="true"/>
                <table:data-pilot-member table:name="0.1419" table:display="true" table:show-details="true"/>
                <table:data-pilot-member table:name="0.1420" table:display="true" table:show-details="true"/>
                <table:data-pilot-member table:name="0.1423" table:display="true" table:show-details="true"/>
                <table:data-pilot-member table:name="0.1424" table:display="true" table:show-details="true"/>
                <table:data-pilot-member table:name="0.1428" table:display="true" table:show-details="true"/>
                <table:data-pilot-member table:name="0.1434" table:display="true" table:show-details="true"/>
                <table:data-pilot-member table:name="0.1450" table:display="true" table:show-details="true"/>
                <table:data-pilot-member table:name="0.1455" table:display="true" table:show-details="true"/>
                <table:data-pilot-member table:name="0.1472" table:display="true" table:show-details="true"/>
                <table:data-pilot-member table:name="0.1473" table:display="true" table:show-details="true"/>
                <table:data-pilot-member table:name="0.1477" table:display="true" table:show-details="true"/>
                <table:data-pilot-member table:name="0.1483" table:display="true" table:show-details="true"/>
                <table:data-pilot-member table:name="0.1485" table:display="true" table:show-details="true"/>
                <table:data-pilot-member table:name="0.1501" table:display="true" table:show-details="true"/>
                <table:data-pilot-member table:name="0.1504" table:display="true" table:show-details="true"/>
                <table:data-pilot-member table:name="0.1506" table:display="true" table:show-details="true"/>
                <table:data-pilot-member table:name="0.1508" table:display="true" table:show-details="true"/>
                <table:data-pilot-member table:name="0.1511" table:display="true" table:show-details="true"/>
                <table:data-pilot-member table:name="0.1522" table:display="true" table:show-details="true"/>
                <table:data-pilot-member table:name="0.1529" table:display="true" table:show-details="true"/>
                <table:data-pilot-member table:name="0.1544" table:display="true" table:show-details="true"/>
                <table:data-pilot-member table:name="0.1547" table:display="true" table:show-details="true"/>
                <table:data-pilot-member table:name="0.1553" table:display="true" table:show-details="true"/>
                <table:data-pilot-member table:name="0.1578" table:display="true" table:show-details="true"/>
                <table:data-pilot-member table:name="0.1584" table:display="true" table:show-details="true"/>
                <table:data-pilot-member table:name="0.1592" table:display="true" table:show-details="true"/>
                <table:data-pilot-member table:name="0.1596" table:display="true" table:show-details="true"/>
                <table:data-pilot-member table:name="0.1597" table:display="true" table:show-details="true"/>
                <table:data-pilot-member table:name="0.1600" table:display="true" table:show-details="true"/>
                <table:data-pilot-member table:name="0.1609" table:display="true" table:show-details="true"/>
                <table:data-pilot-member table:name="0.1637" table:display="true" table:show-details="true"/>
                <table:data-pilot-member table:name="0.1638" table:display="true" table:show-details="true"/>
                <table:data-pilot-member table:name="0.1641" table:display="true" table:show-details="true"/>
                <table:data-pilot-member table:name="0.1662" table:display="true" table:show-details="true"/>
                <table:data-pilot-member table:name="0.1705" table:display="true" table:show-details="true"/>
                <table:data-pilot-member table:name="0.1708" table:display="true" table:show-details="true"/>
                <table:data-pilot-member table:name="0.1719" table:display="true" table:show-details="true"/>
                <table:data-pilot-member table:name="0.1723" table:display="true" table:show-details="true"/>
                <table:data-pilot-member table:name="0.1725" table:display="true" table:show-details="true"/>
                <table:data-pilot-member table:name="0.1727" table:display="true" table:show-details="true"/>
                <table:data-pilot-member table:name="0.1733" table:display="true" table:show-details="true"/>
                <table:data-pilot-member table:name="0.1736" table:display="true" table:show-details="true"/>
                <table:data-pilot-member table:name="0.1745" table:display="true" table:show-details="true"/>
                <table:data-pilot-member table:name="0.1746" table:display="true" table:show-details="true"/>
                <table:data-pilot-member table:name="0.1786" table:display="true" table:show-details="true"/>
                <table:data-pilot-member table:name="0.1800" table:display="true" table:show-details="true"/>
                <table:data-pilot-member table:name="0.1821" table:display="true" table:show-details="true"/>
                <table:data-pilot-member table:name="0.1828" table:display="true" table:show-details="true"/>
                <table:data-pilot-member table:name="0.1829" table:display="true" table:show-details="true"/>
                <table:data-pilot-member table:name="0.1831" table:display="true" table:show-details="true"/>
                <table:data-pilot-member table:name="0.1837" table:display="true" table:show-details="true"/>
                <table:data-pilot-member table:name="0.1846" table:display="true" table:show-details="true"/>
                <table:data-pilot-member table:name="0.1851" table:display="true" table:show-details="true"/>
                <table:data-pilot-member table:name="0.1859" table:display="true" table:show-details="true"/>
                <table:data-pilot-member table:name="0.1866" table:display="true" table:show-details="true"/>
                <table:data-pilot-member table:name="0.1867" table:display="true" table:show-details="true"/>
                <table:data-pilot-member table:name="0.1868" table:display="true" table:show-details="true"/>
                <table:data-pilot-member table:name="0.1875" table:display="true" table:show-details="true"/>
                <table:data-pilot-member table:name="0.1876" table:display="true" table:show-details="true"/>
                <table:data-pilot-member table:name="0.1878" table:display="true" table:show-details="true"/>
                <table:data-pilot-member table:name="0.1882" table:display="true" table:show-details="true"/>
                <table:data-pilot-member table:name="0.1884" table:display="true" table:show-details="true"/>
                <table:data-pilot-member table:name="0.1896" table:display="true" table:show-details="true"/>
                <table:data-pilot-member table:name="0.1916" table:display="true" table:show-details="true"/>
                <table:data-pilot-member table:name="0.1917" table:display="true" table:show-details="true"/>
                <table:data-pilot-member table:name="0.1918" table:display="true" table:show-details="true"/>
                <table:data-pilot-member table:name="0.1925" table:display="true" table:show-details="true"/>
                <table:data-pilot-member table:name="0.1928" table:display="true" table:show-details="true"/>
                <table:data-pilot-member table:name="0.1936" table:display="true" table:show-details="true"/>
                <table:data-pilot-member table:name="0.1937" table:display="true" table:show-details="true"/>
                <table:data-pilot-member table:name="0.1945" table:display="true" table:show-details="true"/>
                <table:data-pilot-member table:name="0.1948" table:display="true" table:show-details="true"/>
                <table:data-pilot-member table:name="0.1951" table:display="true" table:show-details="true"/>
                <table:data-pilot-member table:name="0.1957" table:display="true" table:show-details="true"/>
                <table:data-pilot-member table:name="0.1963" table:display="true" table:show-details="true"/>
                <table:data-pilot-member table:name="0.1964" table:display="true" table:show-details="true"/>
                <table:data-pilot-member table:name="0.1967" table:display="true" table:show-details="true"/>
                <table:data-pilot-member table:name="0.1982" table:display="true" table:show-details="true"/>
                <table:data-pilot-member table:name="0.1993" table:display="true" table:show-details="true"/>
                <table:data-pilot-member table:name="0.1994" table:display="true" table:show-details="true"/>
                <table:data-pilot-member table:name="0.1997" table:display="true" table:show-details="true"/>
                <table:data-pilot-member table:name="0.1999" table:display="true" table:show-details="true"/>
                <table:data-pilot-member table:name="0.2003" table:display="true" table:show-details="true"/>
                <table:data-pilot-member table:name="0.2006" table:display="true" table:show-details="true"/>
                <table:data-pilot-member table:name="0.2011" table:display="true" table:show-details="true"/>
                <table:data-pilot-member table:name="0.2013" table:display="true" table:show-details="true"/>
                <table:data-pilot-member table:name="0.2017" table:display="true" table:show-details="true"/>
                <table:data-pilot-member table:name="0.2028" table:display="true" table:show-details="true"/>
                <table:data-pilot-member table:name="0.2034" table:display="true" table:show-details="true"/>
                <table:data-pilot-member table:name="0.2046" table:display="true" table:show-details="true"/>
                <table:data-pilot-member table:name="0.2048" table:display="true" table:show-details="true"/>
                <table:data-pilot-member table:name="0.2063" table:display="true" table:show-details="true"/>
                <table:data-pilot-member table:name="0.2065" table:display="true" table:show-details="true"/>
                <table:data-pilot-member table:name="0.2066" table:display="true" table:show-details="true"/>
                <table:data-pilot-member table:name="0.2087" table:display="true" table:show-details="true"/>
                <table:data-pilot-member table:name="0.2099" table:display="true" table:show-details="true"/>
                <table:data-pilot-member table:name="0.2102" table:display="true" table:show-details="true"/>
                <table:data-pilot-member table:name="0.2105" table:display="true" table:show-details="true"/>
                <table:data-pilot-member table:name="0.2106" table:display="true" table:show-details="true"/>
                <table:data-pilot-member table:name="0.2123" table:display="true" table:show-details="true"/>
                <table:data-pilot-member table:name="0.2124" table:display="true" table:show-details="true"/>
                <table:data-pilot-member table:name="0.2130" table:display="true" table:show-details="true"/>
                <table:data-pilot-member table:name="0.2132" table:display="true" table:show-details="true"/>
                <table:data-pilot-member table:name="0.2137" table:display="true" table:show-details="true"/>
                <table:data-pilot-member table:name="0.2144" table:display="true" table:show-details="true"/>
                <table:data-pilot-member table:name="0.2156" table:display="true" table:show-details="true"/>
                <table:data-pilot-member table:name="0.2163" table:display="true" table:show-details="true"/>
                <table:data-pilot-member table:name="0.2173" table:display="true" table:show-details="true"/>
                <table:data-pilot-member table:name="0.2175" table:display="true" table:show-details="true"/>
                <table:data-pilot-member table:name="0.2176" table:display="true" table:show-details="true"/>
                <table:data-pilot-member table:name="0.2188" table:display="true" table:show-details="true"/>
                <table:data-pilot-member table:name="0.2194" table:display="true" table:show-details="true"/>
                <table:data-pilot-member table:name="0.2209" table:display="true" table:show-details="true"/>
                <table:data-pilot-member table:name="0.2210" table:display="true" table:show-details="true"/>
                <table:data-pilot-member table:name="0.2224" table:display="true" table:show-details="true"/>
                <table:data-pilot-member table:name="0.2229" table:display="true" table:show-details="true"/>
                <table:data-pilot-member table:name="0.2233" table:display="true" table:show-details="true"/>
                <table:data-pilot-member table:name="0.2241" table:display="true" table:show-details="true"/>
                <table:data-pilot-member table:name="0.2251" table:display="true" table:show-details="true"/>
                <table:data-pilot-member table:name="0.2255" table:display="true" table:show-details="true"/>
                <table:data-pilot-member table:name="0.2268" table:display="true" table:show-details="true"/>
                <table:data-pilot-member table:name="0.2270" table:display="true" table:show-details="true"/>
                <table:data-pilot-member table:name="0.2281" table:display="true" table:show-details="true"/>
                <table:data-pilot-member table:name="0.2300" table:display="true" table:show-details="true"/>
                <table:data-pilot-member table:name="0.2315" table:display="true" table:show-details="true"/>
                <table:data-pilot-member table:name="0.2318" table:display="true" table:show-details="true"/>
                <table:data-pilot-member table:name="0.2337" table:display="true" table:show-details="true"/>
                <table:data-pilot-member table:name="0.2342" table:display="true" table:show-details="true"/>
                <table:data-pilot-member table:name="0.2352" table:display="true" table:show-details="true"/>
                <table:data-pilot-member table:name="0.2392" table:display="true" table:show-details="true"/>
                <table:data-pilot-member table:name="0.2429" table:display="true" table:show-details="true"/>
                <table:data-pilot-member table:name="0.2454" table:display="true" table:show-details="true"/>
                <table:data-pilot-member table:name="0.2505" table:display="true" table:show-details="true"/>
                <table:data-pilot-member table:name="0.2509" table:display="true" table:show-details="true"/>
                <table:data-pilot-member table:name="0.2611" table:display="true" table:show-details="true"/>
                <table:data-pilot-member table:name="0.2686" table:display="true" table:show-details="true"/>
                <table:data-pilot-member table:name="0.2748" table:display="true" table:show-details="true"/>
                <table:data-pilot-member table:name="0.2893" table:display="true" table:show-details="true"/>
                <table:data-pilot-member table:name="0.2903" table:display="true" table:show-details="true"/>
                <table:data-pilot-member table:name="0.2922" table:display="true" table:show-details="true"/>
                <table:data-pilot-member table:name="0.3029" table:display="true" table:show-details="true"/>
                <table:data-pilot-member table:name="0.3042" table:display="true" table:show-details="true"/>
                <table:data-pilot-member table:name="0.3079" table:display="true" table:show-details="true"/>
                <table:data-pilot-member table:name="0.3087" table:display="true" table:show-details="true"/>
                <table:data-pilot-member table:name="0.3093" table:display="true" table:show-details="true"/>
                <table:data-pilot-member table:name="0.3123" table:display="true" table:show-details="true"/>
                <table:data-pilot-member table:name="0.3142" table:display="true" table:show-details="true"/>
                <table:data-pilot-member table:name="0.3149" table:display="true" table:show-details="true"/>
                <table:data-pilot-member table:name="0.3153" table:display="true" table:show-details="true"/>
                <table:data-pilot-member table:name="0.3156" table:display="true" table:show-details="true"/>
                <table:data-pilot-member table:name="0.3161" table:display="true" table:show-details="true"/>
                <table:data-pilot-member table:name="0.3165" table:display="true" table:show-details="true"/>
                <table:data-pilot-member table:name="0.3169" table:display="true" table:show-details="true"/>
                <table:data-pilot-member table:name="0.3178" table:display="true" table:show-details="true"/>
                <table:data-pilot-member table:name="0.3181" table:display="true" table:show-details="true"/>
                <table:data-pilot-member table:name="0.3183" table:display="true" table:show-details="true"/>
                <table:data-pilot-member table:name="0.3188" table:display="true" table:show-details="true"/>
                <table:data-pilot-member table:name="0.3204" table:display="true" table:show-details="true"/>
                <table:data-pilot-member table:name="0.3215" table:display="true" table:show-details="true"/>
                <table:data-pilot-member table:name="0.3224" table:display="true" table:show-details="true"/>
                <table:data-pilot-member table:name="0.3229" table:display="true" table:show-details="true"/>
                <table:data-pilot-member table:name="0.3235" table:display="true" table:show-details="true"/>
                <table:data-pilot-member table:name="0.3236" table:display="true" table:show-details="true"/>
                <table:data-pilot-member table:name="0.3237" table:display="true" table:show-details="true"/>
                <table:data-pilot-member table:name="0.3241" table:display="true" table:show-details="true"/>
                <table:data-pilot-member table:name="0.3243" table:display="true" table:show-details="true"/>
                <table:data-pilot-member table:name="0.3244" table:display="true" table:show-details="true"/>
                <table:data-pilot-member table:name="0.3246" table:display="true" table:show-details="true"/>
                <table:data-pilot-member table:name="0.3247" table:display="true" table:show-details="true"/>
                <table:data-pilot-member table:name="0.3249" table:display="true" table:show-details="true"/>
                <table:data-pilot-member table:name="0.3253" table:display="true" table:show-details="true"/>
                <table:data-pilot-member table:name="0.3255" table:display="true" table:show-details="true"/>
                <table:data-pilot-member table:name="0.3260" table:display="true" table:show-details="true"/>
                <table:data-pilot-member table:name="0.3261" table:display="true" table:show-details="true"/>
                <table:data-pilot-member table:name="0.3264" table:display="true" table:show-details="true"/>
                <table:data-pilot-member table:name="0.3265" table:display="true" table:show-details="true"/>
                <table:data-pilot-member table:name="0.3269" table:display="true" table:show-details="true"/>
                <table:data-pilot-member table:name="0.3273" table:display="true" table:show-details="true"/>
                <table:data-pilot-member table:name="0.3275" table:display="true" table:show-details="true"/>
                <table:data-pilot-member table:name="0.3277" table:display="true" table:show-details="true"/>
                <table:data-pilot-member table:name="0.3278" table:display="true" table:show-details="true"/>
                <table:data-pilot-member table:name="0.3279" table:display="true" table:show-details="true"/>
                <table:data-pilot-member table:name="0.3280" table:display="true" table:show-details="true"/>
                <table:data-pilot-member table:name="0.3282" table:display="true" table:show-details="true"/>
                <table:data-pilot-member table:name="0.3289" table:display="true" table:show-details="true"/>
                <table:data-pilot-member table:name="0.3291" table:display="true" table:show-details="true"/>
                <table:data-pilot-member table:name="0.3293" table:display="true" table:show-details="true"/>
                <table:data-pilot-member table:name="0.3294" table:display="true" table:show-details="true"/>
                <table:data-pilot-member table:name="0.3295" table:display="true" table:show-details="true"/>
                <table:data-pilot-member table:name="0.3298" table:display="true" table:show-details="true"/>
                <table:data-pilot-member table:name="0.3300" table:display="true" table:show-details="true"/>
                <table:data-pilot-member table:name="0.3301" table:display="true" table:show-details="true"/>
                <table:data-pilot-member table:name="0.3304" table:display="true" table:show-details="true"/>
                <table:data-pilot-member table:name="0.3305" table:display="true" table:show-details="true"/>
                <table:data-pilot-member table:name="0.3310" table:display="true" table:show-details="true"/>
                <table:data-pilot-member table:name="0.3312" table:display="true" table:show-details="true"/>
                <table:data-pilot-member table:name="0.3313" table:display="true" table:show-details="true"/>
                <table:data-pilot-member table:name="0.3315" table:display="true" table:show-details="true"/>
                <table:data-pilot-member table:name="0.3316" table:display="true" table:show-details="true"/>
                <table:data-pilot-member table:name="0.3318" table:display="true" table:show-details="true"/>
                <table:data-pilot-member table:name="0.3324" table:display="true" table:show-details="true"/>
                <table:data-pilot-member table:name="0.3325" table:display="true" table:show-details="true"/>
                <table:data-pilot-member table:name="0.3326" table:display="true" table:show-details="true"/>
                <table:data-pilot-member table:name="0.3331" table:display="true" table:show-details="true"/>
                <table:data-pilot-member table:name="0.3332" table:display="true" table:show-details="true"/>
                <table:data-pilot-member table:name="0.3334" table:display="true" table:show-details="true"/>
                <table:data-pilot-member table:name="0.3335" table:display="true" table:show-details="true"/>
                <table:data-pilot-member table:name="0.3337" table:display="true" table:show-details="true"/>
                <table:data-pilot-member table:name="0.3340" table:display="true" table:show-details="true"/>
                <table:data-pilot-member table:name="0.3342" table:display="true" table:show-details="true"/>
                <table:data-pilot-member table:name="0.3343" table:display="true" table:show-details="true"/>
                <table:data-pilot-member table:name="0.3344" table:display="true" table:show-details="true"/>
                <table:data-pilot-member table:name="0.3346" table:display="true" table:show-details="true"/>
                <table:data-pilot-member table:name="0.3347" table:display="true" table:show-details="true"/>
                <table:data-pilot-member table:name="0.3348" table:display="true" table:show-details="true"/>
                <table:data-pilot-member table:name="0.3354" table:display="true" table:show-details="true"/>
                <table:data-pilot-member table:name="0.3356" table:display="true" table:show-details="true"/>
                <table:data-pilot-member table:name="0.3361" table:display="true" table:show-details="true"/>
                <table:data-pilot-member table:name="0.3367" table:display="true" table:show-details="true"/>
                <table:data-pilot-member table:name="0.3368" table:display="true" table:show-details="true"/>
                <table:data-pilot-member table:name="0.3370" table:display="true" table:show-details="true"/>
                <table:data-pilot-member table:name="0.3373" table:display="true" table:show-details="true"/>
                <table:data-pilot-member table:name="0.3374" table:display="true" table:show-details="true"/>
                <table:data-pilot-member table:name="0.3376" table:display="true" table:show-details="true"/>
                <table:data-pilot-member table:name="0.3380" table:display="true" table:show-details="true"/>
                <table:data-pilot-member table:name="0.3382" table:display="true" table:show-details="true"/>
                <table:data-pilot-member table:name="0.3383" table:display="true" table:show-details="true"/>
                <table:data-pilot-member table:name="0.3386" table:display="true" table:show-details="true"/>
                <table:data-pilot-member table:name="0.3387" table:display="true" table:show-details="true"/>
                <table:data-pilot-member table:name="0.3388" table:display="true" table:show-details="true"/>
                <table:data-pilot-member table:name="0.3389" table:display="true" table:show-details="true"/>
                <table:data-pilot-member table:name="0.3392" table:display="true" table:show-details="true"/>
                <table:data-pilot-member table:name="0.3394" table:display="true" table:show-details="true"/>
                <table:data-pilot-member table:name="0.3395" table:display="true" table:show-details="true"/>
                <table:data-pilot-member table:name="0.3396" table:display="true" table:show-details="true"/>
                <table:data-pilot-member table:name="0.3397" table:display="true" table:show-details="true"/>
                <table:data-pilot-member table:name="0.3398" table:display="true" table:show-details="true"/>
                <table:data-pilot-member table:name="0.3402" table:display="true" table:show-details="true"/>
                <table:data-pilot-member table:name="0.3404" table:display="true" table:show-details="true"/>
                <table:data-pilot-member table:name="0.3408" table:display="true" table:show-details="true"/>
                <table:data-pilot-member table:name="0.3409" table:display="true" table:show-details="true"/>
                <table:data-pilot-member table:name="0.3411" table:display="true" table:show-details="true"/>
                <table:data-pilot-member table:name="0.3413" table:display="true" table:show-details="true"/>
                <table:data-pilot-member table:name="0.3415" table:display="true" table:show-details="true"/>
                <table:data-pilot-member table:name="0.3418" table:display="true" table:show-details="true"/>
                <table:data-pilot-member table:name="0.3419" table:display="true" table:show-details="true"/>
                <table:data-pilot-member table:name="0.3420" table:display="true" table:show-details="true"/>
                <table:data-pilot-member table:name="0.3422" table:display="true" table:show-details="true"/>
                <table:data-pilot-member table:name="0.3425" table:display="true" table:show-details="true"/>
                <table:data-pilot-member table:name="0.3426" table:display="true" table:show-details="true"/>
                <table:data-pilot-member table:name="0.3427" table:display="true" table:show-details="true"/>
                <table:data-pilot-member table:name="0.3432" table:display="true" table:show-details="true"/>
                <table:data-pilot-member table:name="0.3434" table:display="true" table:show-details="true"/>
                <table:data-pilot-member table:name="0.3435" table:display="true" table:show-details="true"/>
                <table:data-pilot-member table:name="0.3438" table:display="true" table:show-details="true"/>
                <table:data-pilot-member table:name="0.3439" table:display="true" table:show-details="true"/>
                <table:data-pilot-member table:name="0.3440" table:display="true" table:show-details="true"/>
                <table:data-pilot-member table:name="0.3441" table:display="true" table:show-details="true"/>
                <table:data-pilot-member table:name="0.3442" table:display="true" table:show-details="true"/>
                <table:data-pilot-member table:name="0.3445" table:display="true" table:show-details="true"/>
                <table:data-pilot-member table:name="0.3446" table:display="true" table:show-details="true"/>
                <table:data-pilot-member table:name="0.3449" table:display="true" table:show-details="true"/>
                <table:data-pilot-member table:name="0.3451" table:display="true" table:show-details="true"/>
                <table:data-pilot-member table:name="0.3456" table:display="true" table:show-details="true"/>
                <table:data-pilot-member table:name="0.3459" table:display="true" table:show-details="true"/>
                <table:data-pilot-member table:name="0.3461" table:display="true" table:show-details="true"/>
                <table:data-pilot-member table:name="0.3465" table:display="true" table:show-details="true"/>
                <table:data-pilot-member table:name="0.3466" table:display="true" table:show-details="true"/>
                <table:data-pilot-member table:name="0.3467" table:display="true" table:show-details="true"/>
                <table:data-pilot-member table:name="0.3468" table:display="true" table:show-details="true"/>
                <table:data-pilot-member table:name="0.3470" table:display="true" table:show-details="true"/>
                <table:data-pilot-member table:name="0.3472" table:display="true" table:show-details="true"/>
                <table:data-pilot-member table:name="0.3473" table:display="true" table:show-details="true"/>
                <table:data-pilot-member table:name="0.3474" table:display="true" table:show-details="true"/>
                <table:data-pilot-member table:name="0.3480" table:display="true" table:show-details="true"/>
                <table:data-pilot-member table:name="0.3483" table:display="true" table:show-details="true"/>
                <table:data-pilot-member table:name="0.3485" table:display="true" table:show-details="true"/>
                <table:data-pilot-member table:name="0.3493" table:display="true" table:show-details="true"/>
                <table:data-pilot-member table:name="0.3495" table:display="true" table:show-details="true"/>
                <table:data-pilot-member table:name="0.3500" table:display="true" table:show-details="true"/>
                <table:data-pilot-member table:name="0.3508" table:display="true" table:show-details="true"/>
                <table:data-pilot-member table:name="0.3522" table:display="true" table:show-details="true"/>
                <table:data-pilot-member table:name="0.3525" table:display="true" table:show-details="true"/>
                <table:data-pilot-member table:name="0.3541" table:display="true" table:show-details="true"/>
                <table:data-pilot-member table:name="0.3546" table:display="true" table:show-details="true"/>
                <table:data-pilot-member table:name="0.3547" table:display="true" table:show-details="true"/>
                <table:data-pilot-member table:name="0.3550" table:display="true" table:show-details="true"/>
                <table:data-pilot-member table:name="0.3551" table:display="true" table:show-details="true"/>
                <table:data-pilot-member table:name="0.3555" table:display="true" table:show-details="true"/>
                <table:data-pilot-member table:name="0.3558" table:display="true" table:show-details="true"/>
                <table:data-pilot-member table:name="0.3559" table:display="true" table:show-details="true"/>
                <table:data-pilot-member table:name="0.3569" table:display="true" table:show-details="true"/>
                <table:data-pilot-member table:name="0.3579" table:display="true" table:show-details="true"/>
                <table:data-pilot-member table:name="0.3580" table:display="true" table:show-details="true"/>
                <table:data-pilot-member table:name="0.3586" table:display="true" table:show-details="true"/>
                <table:data-pilot-member table:name="0.3589" table:display="true" table:show-details="true"/>
                <table:data-pilot-member table:name="0.3591" table:display="true" table:show-details="true"/>
                <table:data-pilot-member table:name="0.3593" table:display="true" table:show-details="true"/>
                <table:data-pilot-member table:name="0.3594" table:display="true" table:show-details="true"/>
                <table:data-pilot-member table:name="0.3599" table:display="true" table:show-details="true"/>
                <table:data-pilot-member table:name="0.3600" table:display="true" table:show-details="true"/>
                <table:data-pilot-member table:name="0.3606" table:display="true" table:show-details="true"/>
                <table:data-pilot-member table:name="0.3613" table:display="true" table:show-details="true"/>
                <table:data-pilot-member table:name="0.3618" table:display="true" table:show-details="true"/>
                <table:data-pilot-member table:name="0.3619" table:display="true" table:show-details="true"/>
                <table:data-pilot-member table:name="0.3625" table:display="true" table:show-details="true"/>
                <table:data-pilot-member table:name="0.3628" table:display="true" table:show-details="true"/>
                <table:data-pilot-member table:name="0.3630" table:display="true" table:show-details="true"/>
                <table:data-pilot-member table:name="0.3633" table:display="true" table:show-details="true"/>
                <table:data-pilot-member table:name="0.3635" table:display="true" table:show-details="true"/>
                <table:data-pilot-member table:name="0.3637" table:display="true" table:show-details="true"/>
                <table:data-pilot-member table:name="0.3638" table:display="true" table:show-details="true"/>
                <table:data-pilot-member table:name="0.3640" table:display="true" table:show-details="true"/>
                <table:data-pilot-member table:name="0.3645" table:display="true" table:show-details="true"/>
                <table:data-pilot-member table:name="0.3652" table:display="true" table:show-details="true"/>
                <table:data-pilot-member table:name="0.3654" table:display="true" table:show-details="true"/>
                <table:data-pilot-member table:name="0.3660" table:display="true" table:show-details="true"/>
                <table:data-pilot-member table:name="0.3662" table:display="true" table:show-details="true"/>
                <table:data-pilot-member table:name="0.3663" table:display="true" table:show-details="true"/>
                <table:data-pilot-member table:name="0.3667" table:display="true" table:show-details="true"/>
                <table:data-pilot-member table:name="0.3675" table:display="true" table:show-details="true"/>
                <table:data-pilot-member table:name="0.3678" table:display="true" table:show-details="true"/>
                <table:data-pilot-member table:name="0.3689" table:display="true" table:show-details="true"/>
                <table:data-pilot-member table:name="0.3692" table:display="true" table:show-details="true"/>
                <table:data-pilot-member table:name="0.3702" table:display="true" table:show-details="true"/>
                <table:data-pilot-member table:name="0.3704" table:display="true" table:show-details="true"/>
                <table:data-pilot-member table:name="0.3712" table:display="true" table:show-details="true"/>
                <table:data-pilot-member table:name="0.3714" table:display="true" table:show-details="true"/>
                <table:data-pilot-member table:name="0.3717" table:display="true" table:show-details="true"/>
                <table:data-pilot-member table:name="0.3721" table:display="true" table:show-details="true"/>
                <table:data-pilot-member table:name="0.3726" table:display="true" table:show-details="true"/>
                <table:data-pilot-member table:name="0.3731" table:display="true" table:show-details="true"/>
                <table:data-pilot-member table:name="0.3746" table:display="true" table:show-details="true"/>
                <table:data-pilot-member table:name="0.3747" table:display="true" table:show-details="true"/>
                <table:data-pilot-member table:name="0.3757" table:display="true" table:show-details="true"/>
                <table:data-pilot-member table:name="0.3758" table:display="true" table:show-details="true"/>
                <table:data-pilot-member table:name="0.3763" table:display="true" table:show-details="true"/>
                <table:data-pilot-member table:name="0.3766" table:display="true" table:show-details="true"/>
                <table:data-pilot-member table:name="0.3768" table:display="true" table:show-details="true"/>
                <table:data-pilot-member table:name="0.3775" table:display="true" table:show-details="true"/>
                <table:data-pilot-member table:name="0.3782" table:display="true" table:show-details="true"/>
                <table:data-pilot-member table:name="0.3792" table:display="true" table:show-details="true"/>
                <table:data-pilot-member table:name="0.3793" table:display="true" table:show-details="true"/>
                <table:data-pilot-member table:name="0.3803" table:display="true" table:show-details="true"/>
                <table:data-pilot-member table:name="0.3812" table:display="true" table:show-details="true"/>
                <table:data-pilot-member table:name="0.3816" table:display="true" table:show-details="true"/>
                <table:data-pilot-member table:name="0.3818" table:display="true" table:show-details="true"/>
                <table:data-pilot-member table:name="0.3819" table:display="true" table:show-details="true"/>
                <table:data-pilot-member table:name="0.3823" table:display="true" table:show-details="true"/>
                <table:data-pilot-member table:name="0.3825" table:display="true" table:show-details="true"/>
                <table:data-pilot-member table:name="0.3827" table:display="true" table:show-details="true"/>
                <table:data-pilot-member table:name="0.3837" table:display="true" table:show-details="true"/>
                <table:data-pilot-member table:name="0.3840" table:display="true" table:show-details="true"/>
                <table:data-pilot-member table:name="0.3843" table:display="true" table:show-details="true"/>
                <table:data-pilot-member table:name="0.3847" table:display="true" table:show-details="true"/>
                <table:data-pilot-member table:name="0.3848" table:display="true" table:show-details="true"/>
                <table:data-pilot-member table:name="0.3851" table:display="true" table:show-details="true"/>
                <table:data-pilot-member table:name="0.3853" table:display="true" table:show-details="true"/>
                <table:data-pilot-member table:name="0.3870" table:display="true" table:show-details="true"/>
                <table:data-pilot-member table:name="0.3871" table:display="true" table:show-details="true"/>
                <table:data-pilot-member table:name="0.3875" table:display="true" table:show-details="true"/>
                <table:data-pilot-member table:name="0.3894" table:display="true" table:show-details="true"/>
                <table:data-pilot-member table:name="0.3898" table:display="true" table:show-details="true"/>
                <table:data-pilot-member table:name="0.3904" table:display="true" table:show-details="true"/>
                <table:data-pilot-member table:name="0.3913" table:display="true" table:show-details="true"/>
                <table:data-pilot-member table:name="0.3917" table:display="true" table:show-details="true"/>
                <table:data-pilot-member table:name="0.3918" table:display="true" table:show-details="true"/>
                <table:data-pilot-member table:name="0.3925" table:display="true" table:show-details="true"/>
                <table:data-pilot-member table:name="0.3927" table:display="true" table:show-details="true"/>
                <table:data-pilot-member table:name="0.3931" table:display="true" table:show-details="true"/>
                <table:data-pilot-member table:name="0.3937" table:display="true" table:show-details="true"/>
                <table:data-pilot-member table:name="0.3951" table:display="true" table:show-details="true"/>
                <table:data-pilot-member table:name="0.3953" table:display="true" table:show-details="true"/>
                <table:data-pilot-member table:name="0.3955" table:display="true" table:show-details="true"/>
                <table:data-pilot-member table:name="0.3956" table:display="true" table:show-details="true"/>
                <table:data-pilot-member table:name="0.3958" table:display="true" table:show-details="true"/>
                <table:data-pilot-member table:name="0.3960" table:display="true" table:show-details="true"/>
                <table:data-pilot-member table:name="0.3963" table:display="true" table:show-details="true"/>
                <table:data-pilot-member table:name="0.3967" table:display="true" table:show-details="true"/>
                <table:data-pilot-member table:name="0.3968" table:display="true" table:show-details="true"/>
                <table:data-pilot-member table:name="0.3970" table:display="true" table:show-details="true"/>
                <table:data-pilot-member table:name="0.3971" table:display="true" table:show-details="true"/>
                <table:data-pilot-member table:name="0.3975" table:display="true" table:show-details="true"/>
                <table:data-pilot-member table:name="0.3976" table:display="true" table:show-details="true"/>
                <table:data-pilot-member table:name="0.3978" table:display="true" table:show-details="true"/>
                <table:data-pilot-member table:name="0.3984" table:display="true" table:show-details="true"/>
                <table:data-pilot-member table:name="0.3985" table:display="true" table:show-details="true"/>
                <table:data-pilot-member table:name="0.3987" table:display="true" table:show-details="true"/>
                <table:data-pilot-member table:name="0.3991" table:display="true" table:show-details="true"/>
                <table:data-pilot-member table:name="0.3992" table:display="true" table:show-details="true"/>
                <table:data-pilot-member table:name="0.3993" table:display="true" table:show-details="true"/>
                <table:data-pilot-member table:name="0.3996" table:display="true" table:show-details="true"/>
                <table:data-pilot-member table:name="0.3997" table:display="true" table:show-details="true"/>
                <table:data-pilot-member table:name="0.3998" table:display="true" table:show-details="true"/>
                <table:data-pilot-member table:name="0.3999" table:display="true" table:show-details="true"/>
                <table:data-pilot-member table:name="0.4000" table:display="true" table:show-details="true"/>
                <table:data-pilot-member table:name="0.4001" table:display="true" table:show-details="true"/>
                <table:data-pilot-member table:name="0.4002" table:display="true" table:show-details="true"/>
                <table:data-pilot-member table:name="0.4005" table:display="true" table:show-details="true"/>
                <table:data-pilot-member table:name="0.4013" table:display="true" table:show-details="true"/>
                <table:data-pilot-member table:name="0.4014" table:display="true" table:show-details="true"/>
                <table:data-pilot-member table:name="0.4016" table:display="true" table:show-details="true"/>
                <table:data-pilot-member table:name="0.4024" table:display="true" table:show-details="true"/>
                <table:data-pilot-member table:name="0.4027" table:display="true" table:show-details="true"/>
                <table:data-pilot-member table:name="0.4029" table:display="true" table:show-details="true"/>
                <table:data-pilot-member table:name="0.4032" table:display="true" table:show-details="true"/>
                <table:data-pilot-member table:name="0.4037" table:display="true" table:show-details="true"/>
                <table:data-pilot-member table:name="0.4040" table:display="true" table:show-details="true"/>
                <table:data-pilot-member table:name="0.4043" table:display="true" table:show-details="true"/>
                <table:data-pilot-member table:name="0.4044" table:display="true" table:show-details="true"/>
                <table:data-pilot-member table:name="0.4048" table:display="true" table:show-details="true"/>
                <table:data-pilot-member table:name="0.4049" table:display="true" table:show-details="true"/>
                <table:data-pilot-member table:name="0.4052" table:display="true" table:show-details="true"/>
                <table:data-pilot-member table:name="0.4053" table:display="true" table:show-details="true"/>
                <table:data-pilot-member table:name="0.4054" table:display="true" table:show-details="true"/>
                <table:data-pilot-member table:name="0.4055" table:display="true" table:show-details="true"/>
                <table:data-pilot-member table:name="0.4056" table:display="true" table:show-details="true"/>
                <table:data-pilot-member table:name="0.4057" table:display="true" table:show-details="true"/>
                <table:data-pilot-member table:name="0.4059" table:display="true" table:show-details="true"/>
                <table:data-pilot-member table:name="0.4062" table:display="true" table:show-details="true"/>
                <table:data-pilot-member table:name="0.4064" table:display="true" table:show-details="true"/>
                <table:data-pilot-member table:name="0.4066" table:display="true" table:show-details="true"/>
                <table:data-pilot-member table:name="0.4071" table:display="true" table:show-details="true"/>
                <table:data-pilot-member table:name="0.4072" table:display="true" table:show-details="true"/>
                <table:data-pilot-member table:name="0.4073" table:display="true" table:show-details="true"/>
                <table:data-pilot-member table:name="0.4076" table:display="true" table:show-details="true"/>
                <table:data-pilot-member table:name="0.4078" table:display="true" table:show-details="true"/>
                <table:data-pilot-member table:name="0.4079" table:display="true" table:show-details="true"/>
                <table:data-pilot-member table:name="0.4080" table:display="true" table:show-details="true"/>
                <table:data-pilot-member table:name="0.4082" table:display="true" table:show-details="true"/>
                <table:data-pilot-member table:name="0.4083" table:display="true" table:show-details="true"/>
                <table:data-pilot-member table:name="0.4084" table:display="true" table:show-details="true"/>
                <table:data-pilot-member table:name="0.4090" table:display="true" table:show-details="true"/>
                <table:data-pilot-member table:name="0.4101" table:display="true" table:show-details="true"/>
                <table:data-pilot-member table:name="0.4103" table:display="true" table:show-details="true"/>
                <table:data-pilot-member table:name="0.4108" table:display="true" table:show-details="true"/>
                <table:data-pilot-member table:name="0.4112" table:display="true" table:show-details="true"/>
                <table:data-pilot-member table:name="0.4113" table:display="true" table:show-details="true"/>
                <table:data-pilot-member table:name="0.4116" table:display="true" table:show-details="true"/>
                <table:data-pilot-member table:name="0.4118" table:display="true" table:show-details="true"/>
                <table:data-pilot-member table:name="0.4120" table:display="true" table:show-details="true"/>
                <table:data-pilot-member table:name="0.4123" table:display="true" table:show-details="true"/>
                <table:data-pilot-member table:name="0.4124" table:display="true" table:show-details="true"/>
                <table:data-pilot-member table:name="0.4125" table:display="true" table:show-details="true"/>
                <table:data-pilot-member table:name="0.4126" table:display="true" table:show-details="true"/>
                <table:data-pilot-member table:name="0.4129" table:display="true" table:show-details="true"/>
                <table:data-pilot-member table:name="0.4130" table:display="true" table:show-details="true"/>
                <table:data-pilot-member table:name="0.4132" table:display="true" table:show-details="true"/>
                <table:data-pilot-member table:name="0.4137" table:display="true" table:show-details="true"/>
                <table:data-pilot-member table:name="0.4138" table:display="true" table:show-details="true"/>
                <table:data-pilot-member table:name="0.4141" table:display="true" table:show-details="true"/>
                <table:data-pilot-member table:name="0.4144" table:display="true" table:show-details="true"/>
                <table:data-pilot-member table:name="0.4145" table:display="true" table:show-details="true"/>
                <table:data-pilot-member table:name="0.4147" table:display="true" table:show-details="true"/>
                <table:data-pilot-member table:name="0.4152" table:display="true" table:show-details="true"/>
                <table:data-pilot-member table:name="0.4154" table:display="true" table:show-details="true"/>
                <table:data-pilot-member table:name="0.4157" table:display="true" table:show-details="true"/>
                <table:data-pilot-member table:name="0.4158" table:display="true" table:show-details="true"/>
                <table:data-pilot-member table:name="0.4163" table:display="true" table:show-details="true"/>
                <table:data-pilot-member table:name="0.4166" table:display="true" table:show-details="true"/>
                <table:data-pilot-member table:name="0.4168" table:display="true" table:show-details="true"/>
                <table:data-pilot-member table:name="0.4172" table:display="true" table:show-details="true"/>
                <table:data-pilot-member table:name="0.4178" table:display="true" table:show-details="true"/>
                <table:data-pilot-member table:name="0.4180" table:display="true" table:show-details="true"/>
                <table:data-pilot-member table:name="0.4182" table:display="true" table:show-details="true"/>
                <table:data-pilot-member table:name="0.4183" table:display="true" table:show-details="true"/>
                <table:data-pilot-member table:name="0.4184" table:display="true" table:show-details="true"/>
                <table:data-pilot-member table:name="0.4186" table:display="true" table:show-details="true"/>
                <table:data-pilot-member table:name="0.4187" table:display="true" table:show-details="true"/>
                <table:data-pilot-member table:name="0.4194" table:display="true" table:show-details="true"/>
                <table:data-pilot-member table:name="0.4196" table:display="true" table:show-details="true"/>
                <table:data-pilot-member table:name="0.4198" table:display="true" table:show-details="true"/>
                <table:data-pilot-member table:name="0.4201" table:display="true" table:show-details="true"/>
                <table:data-pilot-member table:name="0.4203" table:display="true" table:show-details="true"/>
                <table:data-pilot-member table:name="0.4209" table:display="true" table:show-details="true"/>
                <table:data-pilot-member table:name="0.4210" table:display="true" table:show-details="true"/>
                <table:data-pilot-member table:name="0.4212" table:display="true" table:show-details="true"/>
                <table:data-pilot-member table:name="0.4215" table:display="true" table:show-details="true"/>
                <table:data-pilot-member table:name="0.4221" table:display="true" table:show-details="true"/>
                <table:data-pilot-member table:name="0.4223" table:display="true" table:show-details="true"/>
                <table:data-pilot-member table:name="0.4224" table:display="true" table:show-details="true"/>
                <table:data-pilot-member table:name="0.4228" table:display="true" table:show-details="true"/>
                <table:data-pilot-member table:name="0.4244" table:display="true" table:show-details="true"/>
                <table:data-pilot-member table:name="0.4248" table:display="true" table:show-details="true"/>
                <table:data-pilot-member table:name="0.4253" table:display="true" table:show-details="true"/>
                <table:data-pilot-member table:name="0.4261" table:display="true" table:show-details="true"/>
                <table:data-pilot-member table:name="0.4264" table:display="true" table:show-details="true"/>
                <table:data-pilot-member table:name="0.4268" table:display="true" table:show-details="true"/>
                <table:data-pilot-member table:name="0.4272" table:display="true" table:show-details="true"/>
                <table:data-pilot-member table:name="0.4274" table:display="true" table:show-details="true"/>
                <table:data-pilot-member table:name="0.4276" table:display="true" table:show-details="true"/>
                <table:data-pilot-member table:name="0.4278" table:display="true" table:show-details="true"/>
                <table:data-pilot-member table:name="0.4281" table:display="true" table:show-details="true"/>
                <table:data-pilot-member table:name="0.4282" table:display="true" table:show-details="true"/>
                <table:data-pilot-member table:name="0.4286" table:display="true" table:show-details="true"/>
                <table:data-pilot-member table:name="0.4292" table:display="true" table:show-details="true"/>
                <table:data-pilot-member table:name="0.4293" table:display="true" table:show-details="true"/>
                <table:data-pilot-member table:name="0.4296" table:display="true" table:show-details="true"/>
                <table:data-pilot-member table:name="0.4307" table:display="true" table:show-details="true"/>
                <table:data-pilot-member table:name="0.4308" table:display="true" table:show-details="true"/>
                <table:data-pilot-member table:name="0.4309" table:display="true" table:show-details="true"/>
                <table:data-pilot-member table:name="0.4311" table:display="true" table:show-details="true"/>
                <table:data-pilot-member table:name="0.4315" table:display="true" table:show-details="true"/>
                <table:data-pilot-member table:name="0.4316" table:display="true" table:show-details="true"/>
                <table:data-pilot-member table:name="0.4317" table:display="true" table:show-details="true"/>
                <table:data-pilot-member table:name="0.4318" table:display="true" table:show-details="true"/>
                <table:data-pilot-member table:name="0.4320" table:display="true" table:show-details="true"/>
                <table:data-pilot-member table:name="0.4324" table:display="true" table:show-details="true"/>
                <table:data-pilot-member table:name="0.4325" table:display="true" table:show-details="true"/>
                <table:data-pilot-member table:name="0.4326" table:display="true" table:show-details="true"/>
                <table:data-pilot-member table:name="0.4327" table:display="true" table:show-details="true"/>
                <table:data-pilot-member table:name="0.4328" table:display="true" table:show-details="true"/>
                <table:data-pilot-member table:name="0.4330" table:display="true" table:show-details="true"/>
                <table:data-pilot-member table:name="0.4334" table:display="true" table:show-details="true"/>
                <table:data-pilot-member table:name="0.4340" table:display="true" table:show-details="true"/>
                <table:data-pilot-member table:name="0.4342" table:display="true" table:show-details="true"/>
                <table:data-pilot-member table:name="0.4346" table:display="true" table:show-details="true"/>
                <table:data-pilot-member table:name="0.4347" table:display="true" table:show-details="true"/>
                <table:data-pilot-member table:name="0.4348" table:display="true" table:show-details="true"/>
                <table:data-pilot-member table:name="0.4349" table:display="true" table:show-details="true"/>
                <table:data-pilot-member table:name="0.4350" table:display="true" table:show-details="true"/>
                <table:data-pilot-member table:name="0.4351" table:display="true" table:show-details="true"/>
                <table:data-pilot-member table:name="0.4352" table:display="true" table:show-details="true"/>
                <table:data-pilot-member table:name="0.4354" table:display="true" table:show-details="true"/>
                <table:data-pilot-member table:name="0.4355" table:display="true" table:show-details="true"/>
                <table:data-pilot-member table:name="0.4356" table:display="true" table:show-details="true"/>
                <table:data-pilot-member table:name="0.4358" table:display="true" table:show-details="true"/>
                <table:data-pilot-member table:name="0.4360" table:display="true" table:show-details="true"/>
                <table:data-pilot-member table:name="0.4362" table:display="true" table:show-details="true"/>
                <table:data-pilot-member table:name="0.4363" table:display="true" table:show-details="true"/>
                <table:data-pilot-member table:name="0.4366" table:display="true" table:show-details="true"/>
                <table:data-pilot-member table:name="0.4367" table:display="true" table:show-details="true"/>
                <table:data-pilot-member table:name="0.4368" table:display="true" table:show-details="true"/>
                <table:data-pilot-member table:name="0.4370" table:display="true" table:show-details="true"/>
                <table:data-pilot-member table:name="0.4372" table:display="true" table:show-details="true"/>
                <table:data-pilot-member table:name="0.4373" table:display="true" table:show-details="true"/>
                <table:data-pilot-member table:name="0.4377" table:display="true" table:show-details="true"/>
                <table:data-pilot-member table:name="0.4378" table:display="true" table:show-details="true"/>
                <table:data-pilot-member table:name="0.4379" table:display="true" table:show-details="true"/>
                <table:data-pilot-member table:name="0.4380" table:display="true" table:show-details="true"/>
                <table:data-pilot-member table:name="0.4381" table:display="true" table:show-details="true"/>
                <table:data-pilot-member table:name="0.4382" table:display="true" table:show-details="true"/>
                <table:data-pilot-member table:name="0.4383" table:display="true" table:show-details="true"/>
                <table:data-pilot-member table:name="0.4384" table:display="true" table:show-details="true"/>
                <table:data-pilot-member table:name="0.4386" table:display="true" table:show-details="true"/>
                <table:data-pilot-member table:name="0.4388" table:display="true" table:show-details="true"/>
                <table:data-pilot-member table:name="0.4391" table:display="true" table:show-details="true"/>
                <table:data-pilot-member table:name="0.4393" table:display="true" table:show-details="true"/>
                <table:data-pilot-member table:name="0.4394" table:display="true" table:show-details="true"/>
                <table:data-pilot-member table:name="0.4395" table:display="true" table:show-details="true"/>
                <table:data-pilot-member table:name="0.4396" table:display="true" table:show-details="true"/>
                <table:data-pilot-member table:name="0.4397" table:display="true" table:show-details="true"/>
                <table:data-pilot-member table:name="0.4402" table:display="true" table:show-details="true"/>
                <table:data-pilot-member table:name="0.4403" table:display="true" table:show-details="true"/>
                <table:data-pilot-member table:name="0.4405" table:display="true" table:show-details="true"/>
                <table:data-pilot-member table:name="0.4406" table:display="true" table:show-details="true"/>
                <table:data-pilot-member table:name="0.4407" table:display="true" table:show-details="true"/>
                <table:data-pilot-member table:name="0.4409" table:display="true" table:show-details="true"/>
                <table:data-pilot-member table:name="0.4410" table:display="true" table:show-details="true"/>
                <table:data-pilot-member table:name="0.4412" table:display="true" table:show-details="true"/>
                <table:data-pilot-member table:name="0.4413" table:display="true" table:show-details="true"/>
                <table:data-pilot-member table:name="0.4414" table:display="true" table:show-details="true"/>
                <table:data-pilot-member table:name="0.4415" table:display="true" table:show-details="true"/>
                <table:data-pilot-member table:name="0.4416" table:display="true" table:show-details="true"/>
                <table:data-pilot-member table:name="0.4417" table:display="true" table:show-details="true"/>
                <table:data-pilot-member table:name="0.4418" table:display="true" table:show-details="true"/>
                <table:data-pilot-member table:name="0.4419" table:display="true" table:show-details="true"/>
                <table:data-pilot-member table:name="0.4420" table:display="true" table:show-details="true"/>
                <table:data-pilot-member table:name="0.4421" table:display="true" table:show-details="true"/>
                <table:data-pilot-member table:name="0.4422" table:display="true" table:show-details="true"/>
                <table:data-pilot-member table:name="0.4423" table:display="true" table:show-details="true"/>
                <table:data-pilot-member table:name="0.4425" table:display="true" table:show-details="true"/>
                <table:data-pilot-member table:name="0.4427" table:display="true" table:show-details="true"/>
                <table:data-pilot-member table:name="0.4429" table:display="true" table:show-details="true"/>
                <table:data-pilot-member table:name="0.4431" table:display="true" table:show-details="true"/>
                <table:data-pilot-member table:name="0.4432" table:display="true" table:show-details="true"/>
                <table:data-pilot-member table:name="0.4433" table:display="true" table:show-details="true"/>
                <table:data-pilot-member table:name="0.4434" table:display="true" table:show-details="true"/>
                <table:data-pilot-member table:name="0.4435" table:display="true" table:show-details="true"/>
                <table:data-pilot-member table:name="0.4438" table:display="true" table:show-details="true"/>
                <table:data-pilot-member table:name="0.4440" table:display="true" table:show-details="true"/>
                <table:data-pilot-member table:name="0.4441" table:display="true" table:show-details="true"/>
                <table:data-pilot-member table:name="0.4443" table:display="true" table:show-details="true"/>
                <table:data-pilot-member table:name="0.4444" table:display="true" table:show-details="true"/>
                <table:data-pilot-member table:name="0.4445" table:display="true" table:show-details="true"/>
                <table:data-pilot-member table:name="0.4448" table:display="true" table:show-details="true"/>
                <table:data-pilot-member table:name="0.4449" table:display="true" table:show-details="true"/>
                <table:data-pilot-member table:name="0.4451" table:display="true" table:show-details="true"/>
                <table:data-pilot-member table:name="0.4455" table:display="true" table:show-details="true"/>
                <table:data-pilot-member table:name="0.4456" table:display="true" table:show-details="true"/>
                <table:data-pilot-member table:name="0.4458" table:display="true" table:show-details="true"/>
                <table:data-pilot-member table:name="0.4459" table:display="true" table:show-details="true"/>
                <table:data-pilot-member table:name="0.4460" table:display="true" table:show-details="true"/>
                <table:data-pilot-member table:name="0.4461" table:display="true" table:show-details="true"/>
                <table:data-pilot-member table:name="0.4462" table:display="true" table:show-details="true"/>
                <table:data-pilot-member table:name="0.4463" table:display="true" table:show-details="true"/>
                <table:data-pilot-member table:name="0.4464" table:display="true" table:show-details="true"/>
                <table:data-pilot-member table:name="0.4465" table:display="true" table:show-details="true"/>
                <table:data-pilot-member table:name="0.4467" table:display="true" table:show-details="true"/>
                <table:data-pilot-member table:name="0.4468" table:display="true" table:show-details="true"/>
                <table:data-pilot-member table:name="0.4469" table:display="true" table:show-details="true"/>
                <table:data-pilot-member table:name="0.4470" table:display="true" table:show-details="true"/>
                <table:data-pilot-member table:name="0.4471" table:display="true" table:show-details="true"/>
                <table:data-pilot-member table:name="0.4476" table:display="true" table:show-details="true"/>
                <table:data-pilot-member table:name="0.4477" table:display="true" table:show-details="true"/>
                <table:data-pilot-member table:name="0.4478" table:display="true" table:show-details="true"/>
                <table:data-pilot-member table:name="0.4479" table:display="true" table:show-details="true"/>
                <table:data-pilot-member table:name="0.4483" table:display="true" table:show-details="true"/>
                <table:data-pilot-member table:name="0.4485" table:display="true" table:show-details="true"/>
                <table:data-pilot-member table:name="0.4486" table:display="true" table:show-details="true"/>
                <table:data-pilot-member table:name="0.4489" table:display="true" table:show-details="true"/>
                <table:data-pilot-member table:name="0.4491" table:display="true" table:show-details="true"/>
                <table:data-pilot-member table:name="0.4492" table:display="true" table:show-details="true"/>
                <table:data-pilot-member table:name="0.4493" table:display="true" table:show-details="true"/>
                <table:data-pilot-member table:name="0.4494" table:display="true" table:show-details="true"/>
                <table:data-pilot-member table:name="0.4496" table:display="true" table:show-details="true"/>
                <table:data-pilot-member table:name="0.4497" table:display="true" table:show-details="true"/>
                <table:data-pilot-member table:name="0.4498" table:display="true" table:show-details="true"/>
                <table:data-pilot-member table:name="0.4499" table:display="true" table:show-details="true"/>
                <table:data-pilot-member table:name="0.4500" table:display="true" table:show-details="true"/>
                <table:data-pilot-member table:name="0.4501" table:display="true" table:show-details="true"/>
                <table:data-pilot-member table:name="0.4503" table:display="true" table:show-details="true"/>
                <table:data-pilot-member table:name="0.4504" table:display="true" table:show-details="true"/>
                <table:data-pilot-member table:name="0.4505" table:display="true" table:show-details="true"/>
                <table:data-pilot-member table:name="0.4508" table:display="true" table:show-details="true"/>
                <table:data-pilot-member table:name="0.4509" table:display="true" table:show-details="true"/>
                <table:data-pilot-member table:name="0.4510" table:display="true" table:show-details="true"/>
                <table:data-pilot-member table:name="0.4511" table:display="true" table:show-details="true"/>
                <table:data-pilot-member table:name="0.4512" table:display="true" table:show-details="true"/>
                <table:data-pilot-member table:name="0.4514" table:display="true" table:show-details="true"/>
                <table:data-pilot-member table:name="0.4515" table:display="true" table:show-details="true"/>
                <table:data-pilot-member table:name="0.4517" table:display="true" table:show-details="true"/>
                <table:data-pilot-member table:name="0.4519" table:display="true" table:show-details="true"/>
                <table:data-pilot-member table:name="0.4520" table:display="true" table:show-details="true"/>
                <table:data-pilot-member table:name="0.4521" table:display="true" table:show-details="true"/>
                <table:data-pilot-member table:name="0.4522" table:display="true" table:show-details="true"/>
                <table:data-pilot-member table:name="0.4523" table:display="true" table:show-details="true"/>
                <table:data-pilot-member table:name="0.4524" table:display="true" table:show-details="true"/>
                <table:data-pilot-member table:name="0.4525" table:display="true" table:show-details="true"/>
                <table:data-pilot-member table:name="0.4526" table:display="true" table:show-details="true"/>
                <table:data-pilot-member table:name="0.4529" table:display="true" table:show-details="true"/>
                <table:data-pilot-member table:name="0.4530" table:display="true" table:show-details="true"/>
                <table:data-pilot-member table:name="0.4531" table:display="true" table:show-details="true"/>
                <table:data-pilot-member table:name="0.4533" table:display="true" table:show-details="true"/>
                <table:data-pilot-member table:name="0.4534" table:display="true" table:show-details="true"/>
                <table:data-pilot-member table:name="0.4535" table:display="true" table:show-details="true"/>
                <table:data-pilot-member table:name="0.4537" table:display="true" table:show-details="true"/>
                <table:data-pilot-member table:name="0.4538" table:display="true" table:show-details="true"/>
                <table:data-pilot-member table:name="0.4541" table:display="true" table:show-details="true"/>
                <table:data-pilot-member table:name="0.4547" table:display="true" table:show-details="true"/>
                <table:data-pilot-member table:name="0.4549" table:display="true" table:show-details="true"/>
                <table:data-pilot-member table:name="0.4552" table:display="true" table:show-details="true"/>
                <table:data-pilot-member table:name="0.4553" table:display="true" table:show-details="true"/>
                <table:data-pilot-member table:name="0.4556" table:display="true" table:show-details="true"/>
                <table:data-pilot-member table:name="0.4559" table:display="true" table:show-details="true"/>
                <table:data-pilot-member table:name="0.4561" table:display="true" table:show-details="true"/>
                <table:data-pilot-member table:name="0.4566" table:display="true" table:show-details="true"/>
                <table:data-pilot-member table:name="0.4567" table:display="true" table:show-details="true"/>
                <table:data-pilot-member table:name="0.4569" table:display="true" table:show-details="true"/>
                <table:data-pilot-member table:name="0.4573" table:display="true" table:show-details="true"/>
                <table:data-pilot-member table:name="0.4576" table:display="true" table:show-details="true"/>
                <table:data-pilot-member table:name="0.4577" table:display="true" table:show-details="true"/>
                <table:data-pilot-member table:name="0.4578" table:display="true" table:show-details="true"/>
                <table:data-pilot-member table:name="0.4584" table:display="true" table:show-details="true"/>
                <table:data-pilot-member table:name="0.4585" table:display="true" table:show-details="true"/>
                <table:data-pilot-member table:name="0.4586" table:display="true" table:show-details="true"/>
                <table:data-pilot-member table:name="0.4587" table:display="true" table:show-details="true"/>
                <table:data-pilot-member table:name="0.4591" table:display="true" table:show-details="true"/>
                <table:data-pilot-member table:name="0.4592" table:display="true" table:show-details="true"/>
                <table:data-pilot-member table:name="0.4593" table:display="true" table:show-details="true"/>
                <table:data-pilot-member table:name="0.4594" table:display="true" table:show-details="true"/>
                <table:data-pilot-member table:name="0.4595" table:display="true" table:show-details="true"/>
                <table:data-pilot-member table:name="0.4599" table:display="true" table:show-details="true"/>
                <table:data-pilot-member table:name="0.4600" table:display="true" table:show-details="true"/>
                <table:data-pilot-member table:name="0.4601" table:display="true" table:show-details="true"/>
                <table:data-pilot-member table:name="0.4602" table:display="true" table:show-details="true"/>
                <table:data-pilot-member table:name="0.4603" table:display="true" table:show-details="true"/>
                <table:data-pilot-member table:name="0.4604" table:display="true" table:show-details="true"/>
                <table:data-pilot-member table:name="0.4609" table:display="true" table:show-details="true"/>
                <table:data-pilot-member table:name="0.4611" table:display="true" table:show-details="true"/>
                <table:data-pilot-member table:name="0.4613" table:display="true" table:show-details="true"/>
                <table:data-pilot-member table:name="0.4614" table:display="true" table:show-details="true"/>
                <table:data-pilot-member table:name="0.4615" table:display="true" table:show-details="true"/>
                <table:data-pilot-member table:name="0.4616" table:display="true" table:show-details="true"/>
                <table:data-pilot-member table:name="0.4617" table:display="true" table:show-details="true"/>
                <table:data-pilot-member table:name="0.4619" table:display="true" table:show-details="true"/>
                <table:data-pilot-member table:name="0.4621" table:display="true" table:show-details="true"/>
                <table:data-pilot-member table:name="0.4623" table:display="true" table:show-details="true"/>
                <table:data-pilot-member table:name="0.4624" table:display="true" table:show-details="true"/>
                <table:data-pilot-member table:name="0.4625" table:display="true" table:show-details="true"/>
                <table:data-pilot-member table:name="0.4626" table:display="true" table:show-details="true"/>
                <table:data-pilot-member table:name="0.4627" table:display="true" table:show-details="true"/>
                <table:data-pilot-member table:name="0.4629" table:display="true" table:show-details="true"/>
                <table:data-pilot-member table:name="0.4630" table:display="true" table:show-details="true"/>
                <table:data-pilot-member table:name="0.4632" table:display="true" table:show-details="true"/>
                <table:data-pilot-member table:name="0.4634" table:display="true" table:show-details="true"/>
                <table:data-pilot-member table:name="0.4637" table:display="true" table:show-details="true"/>
                <table:data-pilot-member table:name="0.4640" table:display="true" table:show-details="true"/>
                <table:data-pilot-member table:name="0.4641" table:display="true" table:show-details="true"/>
                <table:data-pilot-member table:name="0.4642" table:display="true" table:show-details="true"/>
                <table:data-pilot-member table:name="0.4644" table:display="true" table:show-details="true"/>
                <table:data-pilot-member table:name="0.4650" table:display="true" table:show-details="true"/>
                <table:data-pilot-member table:name="0.4660" table:display="true" table:show-details="true"/>
                <table:data-pilot-member table:name="0.4663" table:display="true" table:show-details="true"/>
                <table:data-pilot-member table:name="0.4667" table:display="true" table:show-details="true"/>
                <table:data-pilot-member table:name="0.4672" table:display="true" table:show-details="true"/>
                <table:data-pilot-member table:name="0.4679" table:display="true" table:show-details="true"/>
                <table:data-pilot-member table:name="0.4687" table:display="true" table:show-details="true"/>
                <table:data-pilot-member table:name="0.4695" table:display="true" table:show-details="true"/>
                <table:data-pilot-member table:name="0.4697" table:display="true" table:show-details="true"/>
                <table:data-pilot-member table:name="0.4699" table:display="true" table:show-details="true"/>
                <table:data-pilot-member table:name="0.4701" table:display="true" table:show-details="true"/>
                <table:data-pilot-member table:name="0.4703" table:display="true" table:show-details="true"/>
                <table:data-pilot-member table:name="0.4711" table:display="true" table:show-details="true"/>
                <table:data-pilot-member table:name="0.4712" table:display="true" table:show-details="true"/>
                <table:data-pilot-member table:name="0.4715" table:display="true" table:show-details="true"/>
                <table:data-pilot-member table:name="0.4719" table:display="true" table:show-details="true"/>
                <table:data-pilot-member table:name="0.4720" table:display="true" table:show-details="true"/>
                <table:data-pilot-member table:name="0.4724" table:display="true" table:show-details="true"/>
                <table:data-pilot-member table:name="0.4727" table:display="true" table:show-details="true"/>
                <table:data-pilot-member table:name="0.4731" table:display="true" table:show-details="true"/>
                <table:data-pilot-member table:name="0.4733" table:display="true" table:show-details="true"/>
                <table:data-pilot-member table:name="0.4739" table:display="true" table:show-details="true"/>
                <table:data-pilot-member table:name="0.4747" table:display="true" table:show-details="true"/>
                <table:data-pilot-member table:name="0.4760" table:display="true" table:show-details="true"/>
                <table:data-pilot-member table:name="0.4771" table:display="true" table:show-details="true"/>
                <table:data-pilot-member table:name="0.4773" table:display="true" table:show-details="true"/>
                <table:data-pilot-member table:name="0.4780" table:display="true" table:show-details="true"/>
                <table:data-pilot-member table:name="0.4781" table:display="true" table:show-details="true"/>
                <table:data-pilot-member table:name="0.4785" table:display="true" table:show-details="true"/>
                <table:data-pilot-member table:name="0.4786" table:display="true" table:show-details="true"/>
                <table:data-pilot-member table:name="0.4787" table:display="true" table:show-details="true"/>
                <table:data-pilot-member table:name="0.4793" table:display="true" table:show-details="true"/>
                <table:data-pilot-member table:name="0.4798" table:display="true" table:show-details="true"/>
                <table:data-pilot-member table:name="0.4801" table:display="true" table:show-details="true"/>
                <table:data-pilot-member table:name="0.4808" table:display="true" table:show-details="true"/>
                <table:data-pilot-member table:name="0.4809" table:display="true" table:show-details="true"/>
                <table:data-pilot-member table:name="0.4812" table:display="true" table:show-details="true"/>
                <table:data-pilot-member table:name="0.4815" table:display="true" table:show-details="true"/>
                <table:data-pilot-member table:name="0.4817" table:display="true" table:show-details="true"/>
                <table:data-pilot-member table:name="0.4818" table:display="true" table:show-details="true"/>
                <table:data-pilot-member table:name="0.4822" table:display="true" table:show-details="true"/>
                <table:data-pilot-member table:name="0.4824" table:display="true" table:show-details="true"/>
                <table:data-pilot-member table:name="0.4825" table:display="true" table:show-details="true"/>
                <table:data-pilot-member table:name="0.4830" table:display="true" table:show-details="true"/>
                <table:data-pilot-member table:name="0.4833" table:display="true" table:show-details="true"/>
                <table:data-pilot-member table:name="0.4836" table:display="true" table:show-details="true"/>
                <table:data-pilot-member table:name="0.4837" table:display="true" table:show-details="true"/>
                <table:data-pilot-member table:name="0.4838" table:display="true" table:show-details="true"/>
                <table:data-pilot-member table:name="0.4839" table:display="true" table:show-details="true"/>
                <table:data-pilot-member table:name="0.4840" table:display="true" table:show-details="true"/>
                <table:data-pilot-member table:name="0.4842" table:display="true" table:show-details="true"/>
                <table:data-pilot-member table:name="0.4843" table:display="true" table:show-details="true"/>
                <table:data-pilot-member table:name="0.4846" table:display="true" table:show-details="true"/>
                <table:data-pilot-member table:name="0.4847" table:display="true" table:show-details="true"/>
                <table:data-pilot-member table:name="0.4849" table:display="true" table:show-details="true"/>
                <table:data-pilot-member table:name="0.4851" table:display="true" table:show-details="true"/>
                <table:data-pilot-member table:name="0.4852" table:display="true" table:show-details="true"/>
                <table:data-pilot-member table:name="0.4853" table:display="true" table:show-details="true"/>
                <table:data-pilot-member table:name="0.4854" table:display="true" table:show-details="true"/>
                <table:data-pilot-member table:name="0.4855" table:display="true" table:show-details="true"/>
                <table:data-pilot-member table:name="0.4857" table:display="true" table:show-details="true"/>
                <table:data-pilot-member table:name="0.4859" table:display="true" table:show-details="true"/>
                <table:data-pilot-member table:name="0.4864" table:display="true" table:show-details="true"/>
                <table:data-pilot-member table:name="0.4867" table:display="true" table:show-details="true"/>
                <table:data-pilot-member table:name="0.4868" table:display="true" table:show-details="true"/>
                <table:data-pilot-member table:name="0.4869" table:display="true" table:show-details="true"/>
                <table:data-pilot-member table:name="0.4871" table:display="true" table:show-details="true"/>
                <table:data-pilot-member table:name="0.4872" table:display="true" table:show-details="true"/>
                <table:data-pilot-member table:name="0.4876" table:display="true" table:show-details="true"/>
                <table:data-pilot-member table:name="0.4877" table:display="true" table:show-details="true"/>
                <table:data-pilot-member table:name="0.4881" table:display="true" table:show-details="true"/>
                <table:data-pilot-member table:name="0.4882" table:display="true" table:show-details="true"/>
                <table:data-pilot-member table:name="0.4883" table:display="true" table:show-details="true"/>
                <table:data-pilot-member table:name="0.4884" table:display="true" table:show-details="true"/>
                <table:data-pilot-member table:name="0.4886" table:display="true" table:show-details="true"/>
                <table:data-pilot-member table:name="0.4887" table:display="true" table:show-details="true"/>
                <table:data-pilot-member table:name="0.4888" table:display="true" table:show-details="true"/>
                <table:data-pilot-member table:name="0.4889" table:display="true" table:show-details="true"/>
                <table:data-pilot-member table:name="0.4890" table:display="true" table:show-details="true"/>
                <table:data-pilot-member table:name="0.4891" table:display="true" table:show-details="true"/>
                <table:data-pilot-member table:name="0.4892" table:display="true" table:show-details="true"/>
                <table:data-pilot-member table:name="0.4893" table:display="true" table:show-details="true"/>
                <table:data-pilot-member table:name="0.4894" table:display="true" table:show-details="true"/>
                <table:data-pilot-member table:name="0.4895" table:display="true" table:show-details="true"/>
                <table:data-pilot-member table:name="0.4896" table:display="true" table:show-details="true"/>
                <table:data-pilot-member table:name="0.4897" table:display="true" table:show-details="true"/>
                <table:data-pilot-member table:name="0.4898" table:display="true" table:show-details="true"/>
                <table:data-pilot-member table:name="0.4899" table:display="true" table:show-details="true"/>
                <table:data-pilot-member table:name="0.4901" table:display="true" table:show-details="true"/>
                <table:data-pilot-member table:name="0.4905" table:display="true" table:show-details="true"/>
                <table:data-pilot-member table:name="0.4906" table:display="true" table:show-details="true"/>
                <table:data-pilot-member table:name="0.4907" table:display="true" table:show-details="true"/>
                <table:data-pilot-member table:name="0.4908" table:display="true" table:show-details="true"/>
                <table:data-pilot-member table:name="0.4909" table:display="true" table:show-details="true"/>
                <table:data-pilot-member table:name="0.4910" table:display="true" table:show-details="true"/>
                <table:data-pilot-member table:name="0.4911" table:display="true" table:show-details="true"/>
                <table:data-pilot-member table:name="0.4913" table:display="true" table:show-details="true"/>
                <table:data-pilot-member table:name="0.4914" table:display="true" table:show-details="true"/>
                <table:data-pilot-member table:name="0.4915" table:display="true" table:show-details="true"/>
                <table:data-pilot-member table:name="0.4916" table:display="true" table:show-details="true"/>
                <table:data-pilot-member table:name="0.4917" table:display="true" table:show-details="true"/>
                <table:data-pilot-member table:name="0.4918" table:display="true" table:show-details="true"/>
                <table:data-pilot-member table:name="0.4919" table:display="true" table:show-details="true"/>
                <table:data-pilot-member table:name="0.4922" table:display="true" table:show-details="true"/>
                <table:data-pilot-member table:name="0.4925" table:display="true" table:show-details="true"/>
                <table:data-pilot-member table:name="0.4931" table:display="true" table:show-details="true"/>
                <table:data-pilot-member table:name="0.4932" table:display="true" table:show-details="true"/>
                <table:data-pilot-member table:name="0.4933" table:display="true" table:show-details="true"/>
                <table:data-pilot-member table:name="0.4935" table:display="true" table:show-details="true"/>
                <table:data-pilot-member table:name="0.4936" table:display="true" table:show-details="true"/>
                <table:data-pilot-member table:name="0.4939" table:display="true" table:show-details="true"/>
                <table:data-pilot-member table:name="0.4941" table:display="true" table:show-details="true"/>
                <table:data-pilot-member table:name="0.4942" table:display="true" table:show-details="true"/>
                <table:data-pilot-member table:name="0.4948" table:display="true" table:show-details="true"/>
                <table:data-pilot-member table:name="0.4949" table:display="true" table:show-details="true"/>
                <table:data-pilot-member table:name="0.4951" table:display="true" table:show-details="true"/>
                <table:data-pilot-member table:name="0.4953" table:display="true" table:show-details="true"/>
                <table:data-pilot-member table:name="0.4954" table:display="true" table:show-details="true"/>
                <table:data-pilot-member table:name="0.4955" table:display="true" table:show-details="true"/>
                <table:data-pilot-member table:name="0.4957" table:display="true" table:show-details="true"/>
                <table:data-pilot-member table:name="0.4958" table:display="true" table:show-details="true"/>
                <table:data-pilot-member table:name="0.4959" table:display="true" table:show-details="true"/>
                <table:data-pilot-member table:name="0.4960" table:display="true" table:show-details="true"/>
                <table:data-pilot-member table:name="0.4961" table:display="true" table:show-details="true"/>
                <table:data-pilot-member table:name="0.4962" table:display="true" table:show-details="true"/>
                <table:data-pilot-member table:name="0.4963" table:display="true" table:show-details="true"/>
                <table:data-pilot-member table:name="0.4964" table:display="true" table:show-details="true"/>
                <table:data-pilot-member table:name="0.4965" table:display="true" table:show-details="true"/>
                <table:data-pilot-member table:name="0.4966" table:display="true" table:show-details="true"/>
                <table:data-pilot-member table:name="0.4968" table:display="true" table:show-details="true"/>
                <table:data-pilot-member table:name="0.4970" table:display="true" table:show-details="true"/>
                <table:data-pilot-member table:name="0.4972" table:display="true" table:show-details="true"/>
                <table:data-pilot-member table:name="0.4974" table:display="true" table:show-details="true"/>
                <table:data-pilot-member table:name="0.4979" table:display="true" table:show-details="true"/>
                <table:data-pilot-member table:name="0.4980" table:display="true" table:show-details="true"/>
                <table:data-pilot-member table:name="0.4983" table:display="true" table:show-details="true"/>
                <table:data-pilot-member table:name="0.4984" table:display="true" table:show-details="true"/>
                <table:data-pilot-member table:name="0.4986" table:display="true" table:show-details="true"/>
                <table:data-pilot-member table:name="0.4987" table:display="true" table:show-details="true"/>
                <table:data-pilot-member table:name="0.4989" table:display="true" table:show-details="true"/>
                <table:data-pilot-member table:name="0.4991" table:display="true" table:show-details="true"/>
                <table:data-pilot-member table:name="0.4992" table:display="true" table:show-details="true"/>
                <table:data-pilot-member table:name="0.4993" table:display="true" table:show-details="true"/>
                <table:data-pilot-member table:name="0.4997" table:display="true" table:show-details="true"/>
                <table:data-pilot-member table:name="0.4998" table:display="true" table:show-details="true"/>
                <table:data-pilot-member table:name="0.5000" table:display="true" table:show-details="true"/>
                <table:data-pilot-member table:name="0.5002" table:display="true" table:show-details="true"/>
                <table:data-pilot-member table:name="0.5003" table:display="true" table:show-details="true"/>
                <table:data-pilot-member table:name="0.5004" table:display="true" table:show-details="true"/>
                <table:data-pilot-member table:name="0.5005" table:display="true" table:show-details="true"/>
                <table:data-pilot-member table:name="0.5006" table:display="true" table:show-details="true"/>
                <table:data-pilot-member table:name="0.5008" table:display="true" table:show-details="true"/>
                <table:data-pilot-member table:name="0.5011" table:display="true" table:show-details="true"/>
                <table:data-pilot-member table:name="0.5013" table:display="true" table:show-details="true"/>
                <table:data-pilot-member table:name="0.5014" table:display="true" table:show-details="true"/>
                <table:data-pilot-member table:name="0.5017" table:display="true" table:show-details="true"/>
                <table:data-pilot-member table:name="0.5024" table:display="true" table:show-details="true"/>
                <table:data-pilot-member table:name="0.5026" table:display="true" table:show-details="true"/>
                <table:data-pilot-member table:name="0.5027" table:display="true" table:show-details="true"/>
                <table:data-pilot-member table:name="0.5029" table:display="true" table:show-details="true"/>
                <table:data-pilot-member table:name="0.5030" table:display="true" table:show-details="true"/>
                <table:data-pilot-member table:name="0.5032" table:display="true" table:show-details="true"/>
                <table:data-pilot-member table:name="0.5033" table:display="true" table:show-details="true"/>
                <table:data-pilot-member table:name="0.5037" table:display="true" table:show-details="true"/>
                <table:data-pilot-member table:name="0.5039" table:display="true" table:show-details="true"/>
                <table:data-pilot-member table:name="0.5040" table:display="true" table:show-details="true"/>
                <table:data-pilot-member table:name="0.5041" table:display="true" table:show-details="true"/>
                <table:data-pilot-member table:name="0.5043" table:display="true" table:show-details="true"/>
                <table:data-pilot-member table:name="0.5044" table:display="true" table:show-details="true"/>
                <table:data-pilot-member table:name="0.5046" table:display="true" table:show-details="true"/>
                <table:data-pilot-member table:name="0.5049" table:display="true" table:show-details="true"/>
                <table:data-pilot-member table:name="0.5051" table:display="true" table:show-details="true"/>
                <table:data-pilot-member table:name="0.5056" table:display="true" table:show-details="true"/>
                <table:data-pilot-member table:name="0.5062" table:display="true" table:show-details="true"/>
                <table:data-pilot-member table:name="0.5065" table:display="true" table:show-details="true"/>
                <table:data-pilot-member table:name="0.5076" table:display="true" table:show-details="true"/>
                <table:data-pilot-member table:name="0.5085" table:display="true" table:show-details="true"/>
                <table:data-pilot-member table:name="0.5107" table:display="true" table:show-details="true"/>
                <table:data-pilot-member table:name="0.5112" table:display="true" table:show-details="true"/>
                <table:data-pilot-member table:name="0.5116" table:display="true" table:show-details="true"/>
                <table:data-pilot-member table:name="0.5122" table:display="true" table:show-details="true"/>
                <table:data-pilot-member table:name="0.5123" table:display="true" table:show-details="true"/>
                <table:data-pilot-member table:name="0.5128" table:display="true" table:show-details="true"/>
                <table:data-pilot-member table:name="0.5136" table:display="true" table:show-details="true"/>
                <table:data-pilot-member table:name="0.5146" table:display="true" table:show-details="true"/>
                <table:data-pilot-member table:name="0.5159" table:display="true" table:show-details="true"/>
                <table:data-pilot-member table:name="0.5160" table:display="true" table:show-details="true"/>
                <table:data-pilot-member table:name="0.5168" table:display="true" table:show-details="true"/>
                <table:data-pilot-member table:name="0.5171" table:display="true" table:show-details="true"/>
                <table:data-pilot-member table:name="0.5175" table:display="true" table:show-details="true"/>
                <table:data-pilot-member table:name="0.5185" table:display="true" table:show-details="true"/>
                <table:data-pilot-member table:name="0.5199" table:display="true" table:show-details="true"/>
                <table:data-pilot-member table:name="0.5201" table:display="true" table:show-details="true"/>
                <table:data-pilot-member table:name="0.5203" table:display="true" table:show-details="true"/>
                <table:data-pilot-member table:name="0.5207" table:display="true" table:show-details="true"/>
                <table:data-pilot-member table:name="0.5216" table:display="true" table:show-details="true"/>
                <table:data-pilot-member table:name="0.5224" table:display="true" table:show-details="true"/>
                <table:data-pilot-member table:name="0.5235" table:display="true" table:show-details="true"/>
                <table:data-pilot-member table:name="0.5240" table:display="true" table:show-details="true"/>
                <table:data-pilot-member table:name="0.5242" table:display="true" table:show-details="true"/>
                <table:data-pilot-member table:name="0.5244" table:display="true" table:show-details="true"/>
                <table:data-pilot-member table:name="0.5246" table:display="true" table:show-details="true"/>
                <table:data-pilot-member table:name="0.5247" table:display="true" table:show-details="true"/>
                <table:data-pilot-member table:name="0.5249" table:display="true" table:show-details="true"/>
                <table:data-pilot-member table:name="0.5251" table:display="true" table:show-details="true"/>
                <table:data-pilot-member table:name="0.5252" table:display="true" table:show-details="true"/>
                <table:data-pilot-member table:name="0.5253" table:display="true" table:show-details="true"/>
                <table:data-pilot-member table:name="0.5265" table:display="true" table:show-details="true"/>
                <table:data-pilot-member table:name="0.5268" table:display="true" table:show-details="true"/>
                <table:data-pilot-member table:name="0.5273" table:display="true" table:show-details="true"/>
                <table:data-pilot-member table:name="0.5276" table:display="true" table:show-details="true"/>
                <table:data-pilot-member table:name="0.5280" table:display="true" table:show-details="true"/>
                <table:data-pilot-member table:name="0.5282" table:display="true" table:show-details="true"/>
                <table:data-pilot-member table:name="0.5283" table:display="true" table:show-details="true"/>
                <table:data-pilot-member table:name="0.5284" table:display="true" table:show-details="true"/>
                <table:data-pilot-member table:name="0.5289" table:display="true" table:show-details="true"/>
                <table:data-pilot-member table:name="0.5291" table:display="true" table:show-details="true"/>
                <table:data-pilot-member table:name="0.5295" table:display="true" table:show-details="true"/>
                <table:data-pilot-member table:name="0.5296" table:display="true" table:show-details="true"/>
                <table:data-pilot-member table:name="0.5299" table:display="true" table:show-details="true"/>
                <table:data-pilot-member table:name="0.5300" table:display="true" table:show-details="true"/>
                <table:data-pilot-member table:name="0.5302" table:display="true" table:show-details="true"/>
                <table:data-pilot-member table:name="0.5303" table:display="true" table:show-details="true"/>
                <table:data-pilot-member table:name="0.5306" table:display="true" table:show-details="true"/>
                <table:data-pilot-member table:name="0.5307" table:display="true" table:show-details="true"/>
                <table:data-pilot-member table:name="0.5309" table:display="true" table:show-details="true"/>
                <table:data-pilot-member table:name="0.5310" table:display="true" table:show-details="true"/>
                <table:data-pilot-member table:name="0.5314" table:display="true" table:show-details="true"/>
                <table:data-pilot-member table:name="0.5315" table:display="true" table:show-details="true"/>
                <table:data-pilot-member table:name="0.5316" table:display="true" table:show-details="true"/>
                <table:data-pilot-member table:name="0.5321" table:display="true" table:show-details="true"/>
                <table:data-pilot-member table:name="0.5322" table:display="true" table:show-details="true"/>
                <table:data-pilot-member table:name="0.5325" table:display="true" table:show-details="true"/>
                <table:data-pilot-member table:name="0.5328" table:display="true" table:show-details="true"/>
                <table:data-pilot-member table:name="0.5329" table:display="true" table:show-details="true"/>
                <table:data-pilot-member table:name="0.5330" table:display="true" table:show-details="true"/>
                <table:data-pilot-member table:name="0.5331" table:display="true" table:show-details="true"/>
                <table:data-pilot-member table:name="0.5332" table:display="true" table:show-details="true"/>
                <table:data-pilot-member table:name="0.5334" table:display="true" table:show-details="true"/>
                <table:data-pilot-member table:name="0.5336" table:display="true" table:show-details="true"/>
                <table:data-pilot-member table:name="0.5339" table:display="true" table:show-details="true"/>
                <table:data-pilot-member table:name="0.5341" table:display="true" table:show-details="true"/>
                <table:data-pilot-member table:name="0.5342" table:display="true" table:show-details="true"/>
                <table:data-pilot-member table:name="0.5351" table:display="true" table:show-details="true"/>
                <table:data-pilot-member table:name="0.5356" table:display="true" table:show-details="true"/>
                <table:data-pilot-member table:name="0.5358" table:display="true" table:show-details="true"/>
                <table:data-pilot-member table:name="0.5359" table:display="true" table:show-details="true"/>
                <table:data-pilot-member table:name="0.5360" table:display="true" table:show-details="true"/>
                <table:data-pilot-member table:name="0.5363" table:display="true" table:show-details="true"/>
                <table:data-pilot-member table:name="0.5364" table:display="true" table:show-details="true"/>
                <table:data-pilot-member table:name="0.5367" table:display="true" table:show-details="true"/>
                <table:data-pilot-member table:name="0.5369" table:display="true" table:show-details="true"/>
                <table:data-pilot-member table:name="0.5375" table:display="true" table:show-details="true"/>
                <table:data-pilot-member table:name="0.5377" table:display="true" table:show-details="true"/>
                <table:data-pilot-member table:name="0.5382" table:display="true" table:show-details="true"/>
                <table:data-pilot-member table:name="0.5386" table:display="true" table:show-details="true"/>
                <table:data-pilot-member table:name="0.5390" table:display="true" table:show-details="true"/>
                <table:data-pilot-member table:name="0.5391" table:display="true" table:show-details="true"/>
                <table:data-pilot-member table:name="0.5392" table:display="true" table:show-details="true"/>
                <table:data-pilot-member table:name="0.5394" table:display="true" table:show-details="true"/>
                <table:data-pilot-member table:name="0.5402" table:display="true" table:show-details="true"/>
                <table:data-pilot-member table:name="0.5404" table:display="true" table:show-details="true"/>
                <table:data-pilot-member table:name="0.5406" table:display="true" table:show-details="true"/>
                <table:data-pilot-member table:name="0.5407" table:display="true" table:show-details="true"/>
                <table:data-pilot-member table:name="0.5410" table:display="true" table:show-details="true"/>
                <table:data-pilot-member table:name="0.5415" table:display="true" table:show-details="true"/>
                <table:data-pilot-member table:name="0.5417" table:display="true" table:show-details="true"/>
                <table:data-pilot-member table:name="0.5420" table:display="true" table:show-details="true"/>
                <table:data-pilot-member table:name="0.5421" table:display="true" table:show-details="true"/>
                <table:data-pilot-member table:name="0.5425" table:display="true" table:show-details="true"/>
                <table:data-pilot-member table:name="0.5426" table:display="true" table:show-details="true"/>
                <table:data-pilot-member table:name="0.5434" table:display="true" table:show-details="true"/>
                <table:data-pilot-member table:name="0.5439" table:display="true" table:show-details="true"/>
                <table:data-pilot-member table:name="0.5442" table:display="true" table:show-details="true"/>
                <table:data-pilot-member table:name="0.5445" table:display="true" table:show-details="true"/>
                <table:data-pilot-member table:name="0.5446" table:display="true" table:show-details="true"/>
                <table:data-pilot-member table:name="0.5452" table:display="true" table:show-details="true"/>
                <table:data-pilot-member table:name="0.5456" table:display="true" table:show-details="true"/>
                <table:data-pilot-member table:name="0.5457" table:display="true" table:show-details="true"/>
                <table:data-pilot-member table:name="0.5461" table:display="true" table:show-details="true"/>
                <table:data-pilot-member table:name="0.5464" table:display="true" table:show-details="true"/>
                <table:data-pilot-member table:name="0.5468" table:display="true" table:show-details="true"/>
                <table:data-pilot-member table:name="0.5470" table:display="true" table:show-details="true"/>
                <table:data-pilot-member table:name="0.5475" table:display="true" table:show-details="true"/>
                <table:data-pilot-member table:name="0.5476" table:display="true" table:show-details="true"/>
                <table:data-pilot-member table:name="0.5478" table:display="true" table:show-details="true"/>
                <table:data-pilot-member table:name="0.5480" table:display="true" table:show-details="true"/>
                <table:data-pilot-member table:name="0.5481" table:display="true" table:show-details="true"/>
                <table:data-pilot-member table:name="0.5482" table:display="true" table:show-details="true"/>
                <table:data-pilot-member table:name="0.5484" table:display="true" table:show-details="true"/>
                <table:data-pilot-member table:name="0.5485" table:display="true" table:show-details="true"/>
                <table:data-pilot-member table:name="0.5488" table:display="true" table:show-details="true"/>
                <table:data-pilot-member table:name="0.5490" table:display="true" table:show-details="true"/>
                <table:data-pilot-member table:name="0.5494" table:display="true" table:show-details="true"/>
                <table:data-pilot-member table:name="0.5496" table:display="true" table:show-details="true"/>
                <table:data-pilot-member table:name="0.5499" table:display="true" table:show-details="true"/>
                <table:data-pilot-member table:name="0.5501" table:display="true" table:show-details="true"/>
                <table:data-pilot-member table:name="0.5507" table:display="true" table:show-details="true"/>
                <table:data-pilot-member table:name="0.5510" table:display="true" table:show-details="true"/>
                <table:data-pilot-member table:name="0.5514" table:display="true" table:show-details="true"/>
                <table:data-pilot-member table:name="0.5515" table:display="true" table:show-details="true"/>
                <table:data-pilot-member table:name="0.5517" table:display="true" table:show-details="true"/>
                <table:data-pilot-member table:name="0.5518" table:display="true" table:show-details="true"/>
                <table:data-pilot-member table:name="0.5520" table:display="true" table:show-details="true"/>
                <table:data-pilot-member table:name="0.5524" table:display="true" table:show-details="true"/>
                <table:data-pilot-member table:name="0.5529" table:display="true" table:show-details="true"/>
                <table:data-pilot-member table:name="0.5530" table:display="true" table:show-details="true"/>
                <table:data-pilot-member table:name="0.5531" table:display="true" table:show-details="true"/>
                <table:data-pilot-member table:name="0.5532" table:display="true" table:show-details="true"/>
                <table:data-pilot-member table:name="0.5536" table:display="true" table:show-details="true"/>
                <table:data-pilot-member table:name="0.5537" table:display="true" table:show-details="true"/>
                <table:data-pilot-member table:name="0.5543" table:display="true" table:show-details="true"/>
                <table:data-pilot-member table:name="0.5544" table:display="true" table:show-details="true"/>
                <table:data-pilot-member table:name="0.5548" table:display="true" table:show-details="true"/>
                <table:data-pilot-member table:name="0.5553" table:display="true" table:show-details="true"/>
                <table:data-pilot-member table:name="0.5556" table:display="true" table:show-details="true"/>
                <table:data-pilot-member table:name="0.5557" table:display="true" table:show-details="true"/>
                <table:data-pilot-member table:name="0.5560" table:display="true" table:show-details="true"/>
                <table:data-pilot-member table:name="0.5563" table:display="true" table:show-details="true"/>
                <table:data-pilot-member table:name="0.5564" table:display="true" table:show-details="true"/>
                <table:data-pilot-member table:name="0.5567" table:display="true" table:show-details="true"/>
                <table:data-pilot-member table:name="0.5578" table:display="true" table:show-details="true"/>
                <table:data-pilot-member table:name="0.5590" table:display="true" table:show-details="true"/>
                <table:data-pilot-member table:name="0.5593" table:display="true" table:show-details="true"/>
                <table:data-pilot-member table:name="0.5594" table:display="true" table:show-details="true"/>
                <table:data-pilot-member table:name="0.5619" table:display="true" table:show-details="true"/>
                <table:data-pilot-member table:name="0.5620" table:display="true" table:show-details="true"/>
                <table:data-pilot-member table:name="0.5631" table:display="true" table:show-details="true"/>
                <table:data-pilot-member table:name="0.5637" table:display="true" table:show-details="true"/>
                <table:data-pilot-member table:name="0.5655" table:display="true" table:show-details="true"/>
                <table:data-pilot-member table:name="0.5662" table:display="true" table:show-details="true"/>
                <table:data-pilot-member table:name="0.5663" table:display="true" table:show-details="true"/>
                <table:data-pilot-member table:name="0.5668" table:display="true" table:show-details="true"/>
                <table:data-pilot-member table:name="0.5669" table:display="true" table:show-details="true"/>
                <table:data-pilot-member table:name="0.5675" table:display="true" table:show-details="true"/>
                <table:data-pilot-member table:name="0.5676" table:display="true" table:show-details="true"/>
                <table:data-pilot-member table:name="0.5682" table:display="true" table:show-details="true"/>
                <table:data-pilot-member table:name="0.5686" table:display="true" table:show-details="true"/>
                <table:data-pilot-member table:name="0.5690" table:display="true" table:show-details="true"/>
                <table:data-pilot-member table:name="0.5708" table:display="true" table:show-details="true"/>
                <table:data-pilot-member table:name="0.5725" table:display="true" table:show-details="true"/>
                <table:data-pilot-member table:name="0.5726" table:display="true" table:show-details="true"/>
                <table:data-pilot-member table:name="0.5730" table:display="true" table:show-details="true"/>
                <table:data-pilot-member table:name="0.5744" table:display="true" table:show-details="true"/>
                <table:data-pilot-member table:name="0.5746" table:display="true" table:show-details="true"/>
                <table:data-pilot-member table:name="0.5752" table:display="true" table:show-details="true"/>
                <table:data-pilot-member table:name="0.5753" table:display="true" table:show-details="true"/>
                <table:data-pilot-member table:name="0.5758" table:display="true" table:show-details="true"/>
                <table:data-pilot-member table:name="0.5760" table:display="true" table:show-details="true"/>
                <table:data-pilot-member table:name="0.5762" table:display="true" table:show-details="true"/>
                <table:data-pilot-member table:name="0.5763" table:display="true" table:show-details="true"/>
                <table:data-pilot-member table:name="0.5767" table:display="true" table:show-details="true"/>
                <table:data-pilot-member table:name="0.5768" table:display="true" table:show-details="true"/>
                <table:data-pilot-member table:name="0.5769" table:display="true" table:show-details="true"/>
                <table:data-pilot-member table:name="0.5778" table:display="true" table:show-details="true"/>
                <table:data-pilot-member table:name="0.5782" table:display="true" table:show-details="true"/>
                <table:data-pilot-member table:name="0.5789" table:display="true" table:show-details="true"/>
                <table:data-pilot-member table:name="0.5797" table:display="true" table:show-details="true"/>
                <table:data-pilot-member table:name="0.5799" table:display="true" table:show-details="true"/>
                <table:data-pilot-member table:name="0.5800" table:display="true" table:show-details="true"/>
                <table:data-pilot-member table:name="0.5801" table:display="true" table:show-details="true"/>
                <table:data-pilot-member table:name="0.5802" table:display="true" table:show-details="true"/>
                <table:data-pilot-member table:name="0.5805" table:display="true" table:show-details="true"/>
                <table:data-pilot-member table:name="0.5809" table:display="true" table:show-details="true"/>
                <table:data-pilot-member table:name="0.5810" table:display="true" table:show-details="true"/>
                <table:data-pilot-member table:name="0.5811" table:display="true" table:show-details="true"/>
                <table:data-pilot-member table:name="0.5812" table:display="true" table:show-details="true"/>
                <table:data-pilot-member table:name="0.5813" table:display="true" table:show-details="true"/>
                <table:data-pilot-member table:name="0.5820" table:display="true" table:show-details="true"/>
                <table:data-pilot-member table:name="0.5824" table:display="true" table:show-details="true"/>
                <table:data-pilot-member table:name="0.5826" table:display="true" table:show-details="true"/>
                <table:data-pilot-member table:name="0.5828" table:display="true" table:show-details="true"/>
                <table:data-pilot-member table:name="0.5831" table:display="true" table:show-details="true"/>
                <table:data-pilot-member table:name="0.5832" table:display="true" table:show-details="true"/>
                <table:data-pilot-member table:name="0.5833" table:display="true" table:show-details="true"/>
                <table:data-pilot-member table:name="0.5838" table:display="true" table:show-details="true"/>
                <table:data-pilot-member table:name="0.5842" table:display="true" table:show-details="true"/>
                <table:data-pilot-member table:name="0.5845" table:display="true" table:show-details="true"/>
                <table:data-pilot-member table:name="0.5846" table:display="true" table:show-details="true"/>
                <table:data-pilot-member table:name="0.5847" table:display="true" table:show-details="true"/>
                <table:data-pilot-member table:name="0.5850" table:display="true" table:show-details="true"/>
                <table:data-pilot-member table:name="0.5851" table:display="true" table:show-details="true"/>
                <table:data-pilot-member table:name="0.5863" table:display="true" table:show-details="true"/>
                <table:data-pilot-member table:name="0.5865" table:display="true" table:show-details="true"/>
                <table:data-pilot-member table:name="0.5866" table:display="true" table:show-details="true"/>
                <table:data-pilot-member table:name="0.5870" table:display="true" table:show-details="true"/>
                <table:data-pilot-member table:name="0.5871" table:display="true" table:show-details="true"/>
                <table:data-pilot-member table:name="0.5873" table:display="true" table:show-details="true"/>
                <table:data-pilot-member table:name="0.5874" table:display="true" table:show-details="true"/>
                <table:data-pilot-member table:name="0.5876" table:display="true" table:show-details="true"/>
                <table:data-pilot-member table:name="0.5881" table:display="true" table:show-details="true"/>
                <table:data-pilot-member table:name="0.5882" table:display="true" table:show-details="true"/>
                <table:data-pilot-member table:name="0.5888" table:display="true" table:show-details="true"/>
                <table:data-pilot-member table:name="0.5889" table:display="true" table:show-details="true"/>
                <table:data-pilot-member table:name="0.5891" table:display="true" table:show-details="true"/>
                <table:data-pilot-member table:name="0.5892" table:display="true" table:show-details="true"/>
                <table:data-pilot-member table:name="0.5895" table:display="true" table:show-details="true"/>
                <table:data-pilot-member table:name="0.5898" table:display="true" table:show-details="true"/>
                <table:data-pilot-member table:name="0.5901" table:display="true" table:show-details="true"/>
                <table:data-pilot-member table:name="0.5902" table:display="true" table:show-details="true"/>
                <table:data-pilot-member table:name="0.5905" table:display="true" table:show-details="true"/>
                <table:data-pilot-member table:name="0.5906" table:display="true" table:show-details="true"/>
                <table:data-pilot-member table:name="0.5908" table:display="true" table:show-details="true"/>
                <table:data-pilot-member table:name="0.5909" table:display="true" table:show-details="true"/>
                <table:data-pilot-member table:name="0.5910" table:display="true" table:show-details="true"/>
                <table:data-pilot-member table:name="0.5916" table:display="true" table:show-details="true"/>
                <table:data-pilot-member table:name="0.5918" table:display="true" table:show-details="true"/>
                <table:data-pilot-member table:name="0.5921" table:display="true" table:show-details="true"/>
                <table:data-pilot-member table:name="0.5925" table:display="true" table:show-details="true"/>
                <table:data-pilot-member table:name="0.5928" table:display="true" table:show-details="true"/>
                <table:data-pilot-member table:name="0.5929" table:display="true" table:show-details="true"/>
                <table:data-pilot-member table:name="0.5930" table:display="true" table:show-details="true"/>
                <table:data-pilot-member table:name="0.5931" table:display="true" table:show-details="true"/>
                <table:data-pilot-member table:name="0.5932" table:display="true" table:show-details="true"/>
                <table:data-pilot-member table:name="0.5933" table:display="true" table:show-details="true"/>
                <table:data-pilot-member table:name="0.5935" table:display="true" table:show-details="true"/>
                <table:data-pilot-member table:name="0.5937" table:display="true" table:show-details="true"/>
                <table:data-pilot-member table:name="0.5940" table:display="true" table:show-details="true"/>
                <table:data-pilot-member table:name="0.5941" table:display="true" table:show-details="true"/>
                <table:data-pilot-member table:name="0.5942" table:display="true" table:show-details="true"/>
                <table:data-pilot-member table:name="0.5943" table:display="true" table:show-details="true"/>
                <table:data-pilot-member table:name="0.5944" table:display="true" table:show-details="true"/>
                <table:data-pilot-member table:name="0.5948" table:display="true" table:show-details="true"/>
                <table:data-pilot-member table:name="0.5949" table:display="true" table:show-details="true"/>
                <table:data-pilot-member table:name="0.5950" table:display="true" table:show-details="true"/>
                <table:data-pilot-member table:name="0.5953" table:display="true" table:show-details="true"/>
                <table:data-pilot-member table:name="0.5956" table:display="true" table:show-details="true"/>
                <table:data-pilot-member table:name="0.5957" table:display="true" table:show-details="true"/>
                <table:data-pilot-member table:name="0.5958" table:display="true" table:show-details="true"/>
                <table:data-pilot-member table:name="0.5960" table:display="true" table:show-details="true"/>
                <table:data-pilot-member table:name="0.5961" table:display="true" table:show-details="true"/>
                <table:data-pilot-member table:name="0.5962" table:display="true" table:show-details="true"/>
                <table:data-pilot-member table:name="0.5963" table:display="true" table:show-details="true"/>
                <table:data-pilot-member table:name="0.5964" table:display="true" table:show-details="true"/>
                <table:data-pilot-member table:name="0.5965" table:display="true" table:show-details="true"/>
                <table:data-pilot-member table:name="0.5967" table:display="true" table:show-details="true"/>
                <table:data-pilot-member table:name="0.5968" table:display="true" table:show-details="true"/>
                <table:data-pilot-member table:name="0.5969" table:display="true" table:show-details="true"/>
                <table:data-pilot-member table:name="0.5970" table:display="true" table:show-details="true"/>
                <table:data-pilot-member table:name="0.5972" table:display="true" table:show-details="true"/>
                <table:data-pilot-member table:name="0.5975" table:display="true" table:show-details="true"/>
                <table:data-pilot-member table:name="0.5976" table:display="true" table:show-details="true"/>
                <table:data-pilot-member table:name="0.5977" table:display="true" table:show-details="true"/>
                <table:data-pilot-member table:name="0.5978" table:display="true" table:show-details="true"/>
                <table:data-pilot-member table:name="0.5979" table:display="true" table:show-details="true"/>
                <table:data-pilot-member table:name="0.5981" table:display="true" table:show-details="true"/>
                <table:data-pilot-member table:name="0.5982" table:display="true" table:show-details="true"/>
                <table:data-pilot-member table:name="0.5984" table:display="true" table:show-details="true"/>
                <table:data-pilot-member table:name="0.5986" table:display="true" table:show-details="true"/>
                <table:data-pilot-member table:name="0.5989" table:display="true" table:show-details="true"/>
                <table:data-pilot-member table:name="0.5991" table:display="true" table:show-details="true"/>
                <table:data-pilot-member table:name="0.5993" table:display="true" table:show-details="true"/>
                <table:data-pilot-member table:name="0.5998" table:display="true" table:show-details="true"/>
                <table:data-pilot-member table:name="0.6000" table:display="true" table:show-details="true"/>
                <table:data-pilot-member table:name="0.6001" table:display="true" table:show-details="true"/>
                <table:data-pilot-member table:name="0.6002" table:display="true" table:show-details="true"/>
                <table:data-pilot-member table:name="0.6003" table:display="true" table:show-details="true"/>
                <table:data-pilot-member table:name="0.6006" table:display="true" table:show-details="true"/>
                <table:data-pilot-member table:name="0.6007" table:display="true" table:show-details="true"/>
                <table:data-pilot-member table:name="0.6009" table:display="true" table:show-details="true"/>
                <table:data-pilot-member table:name="0.6010" table:display="true" table:show-details="true"/>
                <table:data-pilot-member table:name="0.6012" table:display="true" table:show-details="true"/>
                <table:data-pilot-member table:name="0.6013" table:display="true" table:show-details="true"/>
                <table:data-pilot-member table:name="0.6014" table:display="true" table:show-details="true"/>
                <table:data-pilot-member table:name="0.6015" table:display="true" table:show-details="true"/>
                <table:data-pilot-member table:name="0.6020" table:display="true" table:show-details="true"/>
                <table:data-pilot-member table:name="0.6021" table:display="true" table:show-details="true"/>
                <table:data-pilot-member table:name="0.6023" table:display="true" table:show-details="true"/>
                <table:data-pilot-member table:name="0.6024" table:display="true" table:show-details="true"/>
                <table:data-pilot-member table:name="0.6025" table:display="true" table:show-details="true"/>
                <table:data-pilot-member table:name="0.6026" table:display="true" table:show-details="true"/>
                <table:data-pilot-member table:name="0.6028" table:display="true" table:show-details="true"/>
                <table:data-pilot-member table:name="0.6029" table:display="true" table:show-details="true"/>
                <table:data-pilot-member table:name="0.6030" table:display="true" table:show-details="true"/>
                <table:data-pilot-member table:name="0.6031" table:display="true" table:show-details="true"/>
                <table:data-pilot-member table:name="0.6032" table:display="true" table:show-details="true"/>
                <table:data-pilot-member table:name="0.6034" table:display="true" table:show-details="true"/>
                <table:data-pilot-member table:name="0.6035" table:display="true" table:show-details="true"/>
                <table:data-pilot-member table:name="0.6036" table:display="true" table:show-details="true"/>
                <table:data-pilot-member table:name="0.6037" table:display="true" table:show-details="true"/>
                <table:data-pilot-member table:name="0.6038" table:display="true" table:show-details="true"/>
                <table:data-pilot-member table:name="0.6040" table:display="true" table:show-details="true"/>
                <table:data-pilot-member table:name="0.6041" table:display="true" table:show-details="true"/>
                <table:data-pilot-member table:name="0.6043" table:display="true" table:show-details="true"/>
                <table:data-pilot-member table:name="0.6044" table:display="true" table:show-details="true"/>
                <table:data-pilot-member table:name="0.6045" table:display="true" table:show-details="true"/>
                <table:data-pilot-member table:name="0.6047" table:display="true" table:show-details="true"/>
                <table:data-pilot-member table:name="0.6048" table:display="true" table:show-details="true"/>
                <table:data-pilot-member table:name="0.6049" table:display="true" table:show-details="true"/>
                <table:data-pilot-member table:name="0.6050" table:display="true" table:show-details="true"/>
                <table:data-pilot-member table:name="0.6051" table:display="true" table:show-details="true"/>
                <table:data-pilot-member table:name="0.6052" table:display="true" table:show-details="true"/>
                <table:data-pilot-member table:name="0.6053" table:display="true" table:show-details="true"/>
                <table:data-pilot-member table:name="0.6056" table:display="true" table:show-details="true"/>
                <table:data-pilot-member table:name="0.6058" table:display="true" table:show-details="true"/>
                <table:data-pilot-member table:name="0.6059" table:display="true" table:show-details="true"/>
                <table:data-pilot-member table:name="0.6060" table:display="true" table:show-details="true"/>
                <table:data-pilot-member table:name="0.6061" table:display="true" table:show-details="true"/>
                <table:data-pilot-member table:name="0.6062" table:display="true" table:show-details="true"/>
                <table:data-pilot-member table:name="0.6065" table:display="true" table:show-details="true"/>
                <table:data-pilot-member table:name="0.6067" table:display="true" table:show-details="true"/>
                <table:data-pilot-member table:name="0.6071" table:display="true" table:show-details="true"/>
                <table:data-pilot-member table:name="0.6073" table:display="true" table:show-details="true"/>
                <table:data-pilot-member table:name="0.6074" table:display="true" table:show-details="true"/>
                <table:data-pilot-member table:name="0.6075" table:display="true" table:show-details="true"/>
                <table:data-pilot-member table:name="0.6076" table:display="true" table:show-details="true"/>
                <table:data-pilot-member table:name="0.6077" table:display="true" table:show-details="true"/>
                <table:data-pilot-member table:name="0.6078" table:display="true" table:show-details="true"/>
                <table:data-pilot-member table:name="0.6079" table:display="true" table:show-details="true"/>
                <table:data-pilot-member table:name="0.6080" table:display="true" table:show-details="true"/>
                <table:data-pilot-member table:name="0.6082" table:display="true" table:show-details="true"/>
                <table:data-pilot-member table:name="0.6083" table:display="true" table:show-details="true"/>
                <table:data-pilot-member table:name="0.6086" table:display="true" table:show-details="true"/>
                <table:data-pilot-member table:name="0.6087" table:display="true" table:show-details="true"/>
                <table:data-pilot-member table:name="0.6089" table:display="true" table:show-details="true"/>
                <table:data-pilot-member table:name="0.6090" table:display="true" table:show-details="true"/>
                <table:data-pilot-member table:name="0.6091" table:display="true" table:show-details="true"/>
                <table:data-pilot-member table:name="0.6092" table:display="true" table:show-details="true"/>
                <table:data-pilot-member table:name="0.6095" table:display="true" table:show-details="true"/>
                <table:data-pilot-member table:name="0.6096" table:display="true" table:show-details="true"/>
                <table:data-pilot-member table:name="0.6097" table:display="true" table:show-details="true"/>
                <table:data-pilot-member table:name="0.6098" table:display="true" table:show-details="true"/>
                <table:data-pilot-member table:name="0.6101" table:display="true" table:show-details="true"/>
                <table:data-pilot-member table:name="0.6102" table:display="true" table:show-details="true"/>
                <table:data-pilot-member table:name="0.6105" table:display="true" table:show-details="true"/>
                <table:data-pilot-member table:name="0.6107" table:display="true" table:show-details="true"/>
                <table:data-pilot-member table:name="0.6108" table:display="true" table:show-details="true"/>
                <table:data-pilot-member table:name="0.6109" table:display="true" table:show-details="true"/>
                <table:data-pilot-member table:name="0.6110" table:display="true" table:show-details="true"/>
                <table:data-pilot-member table:name="0.6111" table:display="true" table:show-details="true"/>
                <table:data-pilot-member table:name="0.6113" table:display="true" table:show-details="true"/>
                <table:data-pilot-member table:name="0.6116" table:display="true" table:show-details="true"/>
                <table:data-pilot-member table:name="0.6121" table:display="true" table:show-details="true"/>
                <table:data-pilot-member table:name="0.6122" table:display="true" table:show-details="true"/>
                <table:data-pilot-member table:name="0.6123" table:display="true" table:show-details="true"/>
                <table:data-pilot-member table:name="0.6127" table:display="true" table:show-details="true"/>
                <table:data-pilot-member table:name="0.6131" table:display="true" table:show-details="true"/>
                <table:data-pilot-member table:name="0.6137" table:display="true" table:show-details="true"/>
                <table:data-pilot-member table:name="0.6141" table:display="true" table:show-details="true"/>
                <table:data-pilot-member table:name="0.6143" table:display="true" table:show-details="true"/>
                <table:data-pilot-member table:name="0.6145" table:display="true" table:show-details="true"/>
                <table:data-pilot-member table:name="0.6150" table:display="true" table:show-details="true"/>
                <table:data-pilot-member table:name="0.6162" table:display="true" table:show-details="true"/>
                <table:data-pilot-member table:name="0.6170" table:display="true" table:show-details="true"/>
                <table:data-pilot-member table:name="0.6173" table:display="true" table:show-details="true"/>
                <table:data-pilot-member table:name="0.6174" table:display="true" table:show-details="true"/>
                <table:data-pilot-member table:name="0.6178" table:display="true" table:show-details="true"/>
                <table:data-pilot-member table:name="0.6183" table:display="true" table:show-details="true"/>
                <table:data-pilot-member table:name="0.6188" table:display="true" table:show-details="true"/>
                <table:data-pilot-member table:name="0.6189" table:display="true" table:show-details="true"/>
                <table:data-pilot-member table:name="0.6203" table:display="true" table:show-details="true"/>
                <table:data-pilot-member table:name="0.6205" table:display="true" table:show-details="true"/>
                <table:data-pilot-member table:name="0.6224" table:display="true" table:show-details="true"/>
                <table:data-pilot-member table:name="0.6227" table:display="true" table:show-details="true"/>
                <table:data-pilot-member table:name="0.6238" table:display="true" table:show-details="true"/>
                <table:data-pilot-member table:name="0.6240" table:display="true" table:show-details="true"/>
                <table:data-pilot-member table:name="0.6248" table:display="true" table:show-details="true"/>
                <table:data-pilot-member table:name="0.6256" table:display="true" table:show-details="true"/>
                <table:data-pilot-member table:name="0.6257" table:display="true" table:show-details="true"/>
                <table:data-pilot-member table:name="0.6266" table:display="true" table:show-details="true"/>
                <table:data-pilot-member table:name="0.6270" table:display="true" table:show-details="true"/>
                <table:data-pilot-member table:name="0.6272" table:display="true" table:show-details="true"/>
                <table:data-pilot-member table:name="0.6274" table:display="true" table:show-details="true"/>
                <table:data-pilot-member table:name="0.6277" table:display="true" table:show-details="true"/>
                <table:data-pilot-member table:name="0.6282" table:display="true" table:show-details="true"/>
                <table:data-pilot-member table:name="0.6283" table:display="true" table:show-details="true"/>
                <table:data-pilot-member table:name="0.6284" table:display="true" table:show-details="true"/>
                <table:data-pilot-member table:name="0.6293" table:display="true" table:show-details="true"/>
                <table:data-pilot-member table:name="0.6300" table:display="true" table:show-details="true"/>
                <table:data-pilot-member table:name="0.6302" table:display="true" table:show-details="true"/>
                <table:data-pilot-member table:name="0.6307" table:display="true" table:show-details="true"/>
                <table:data-pilot-member table:name="0.6309" table:display="true" table:show-details="true"/>
                <table:data-pilot-member table:name="0.6311" table:display="true" table:show-details="true"/>
                <table:data-pilot-member table:name="0.6312" table:display="true" table:show-details="true"/>
                <table:data-pilot-member table:name="0.6322" table:display="true" table:show-details="true"/>
                <table:data-pilot-member table:name="0.6324" table:display="true" table:show-details="true"/>
                <table:data-pilot-member table:name="0.6326" table:display="true" table:show-details="true"/>
                <table:data-pilot-member table:name="0.6327" table:display="true" table:show-details="true"/>
                <table:data-pilot-member table:name="0.6337" table:display="true" table:show-details="true"/>
                <table:data-pilot-member table:name="0.6339" table:display="true" table:show-details="true"/>
                <table:data-pilot-member table:name="0.6340" table:display="true" table:show-details="true"/>
                <table:data-pilot-member table:name="0.6341" table:display="true" table:show-details="true"/>
                <table:data-pilot-member table:name="0.6343" table:display="true" table:show-details="true"/>
                <table:data-pilot-member table:name="0.6344" table:display="true" table:show-details="true"/>
                <table:data-pilot-member table:name="0.6349" table:display="true" table:show-details="true"/>
                <table:data-pilot-member table:name="0.6352" table:display="true" table:show-details="true"/>
                <table:data-pilot-member table:name="0.6362" table:display="true" table:show-details="true"/>
                <table:data-pilot-member table:name="0.6367" table:display="true" table:show-details="true"/>
                <table:data-pilot-member table:name="0.6373" table:display="true" table:show-details="true"/>
                <table:data-pilot-member table:name="0.6374" table:display="true" table:show-details="true"/>
                <table:data-pilot-member table:name="0.6375" table:display="true" table:show-details="true"/>
                <table:data-pilot-member table:name="0.6382" table:display="true" table:show-details="true"/>
                <table:data-pilot-member table:name="0.6383" table:display="true" table:show-details="true"/>
                <table:data-pilot-member table:name="0.6388" table:display="true" table:show-details="true"/>
                <table:data-pilot-member table:name="0.6391" table:display="true" table:show-details="true"/>
                <table:data-pilot-member table:name="0.6416" table:display="true" table:show-details="true"/>
                <table:data-pilot-member table:name="0.6421" table:display="true" table:show-details="true"/>
                <table:data-pilot-member table:name="0.6422" table:display="true" table:show-details="true"/>
                <table:data-pilot-member table:name="0.6436" table:display="true" table:show-details="true"/>
                <table:data-pilot-member table:name="0.6444" table:display="true" table:show-details="true"/>
                <table:data-pilot-member table:name="0.6454" table:display="true" table:show-details="true"/>
                <table:data-pilot-member table:name="0.6457" table:display="true" table:show-details="true"/>
                <table:data-pilot-member table:name="0.6461" table:display="true" table:show-details="true"/>
                <table:data-pilot-member table:name="0.6475" table:display="true" table:show-details="true"/>
                <table:data-pilot-member table:name="0.6480" table:display="true" table:show-details="true"/>
                <table:data-pilot-member table:name="0.6487" table:display="true" table:show-details="true"/>
                <table:data-pilot-member table:name="0.6503" table:display="true" table:show-details="true"/>
                <table:data-pilot-member table:name="0.6506" table:display="true" table:show-details="true"/>
                <table:data-pilot-member table:name="0.6513" table:display="true" table:show-details="true"/>
                <table:data-pilot-member table:name="0.6536" table:display="true" table:show-details="true"/>
                <table:data-pilot-member table:name="0.6539" table:display="true" table:show-details="true"/>
                <table:data-pilot-member table:name="0.6549" table:display="true" table:show-details="true"/>
                <table:data-pilot-member table:name="0.6560" table:display="true" table:show-details="true"/>
                <table:data-pilot-member table:name="0.6570" table:display="true" table:show-details="true"/>
                <table:data-pilot-member table:name="0.6583" table:display="true" table:show-details="true"/>
                <table:data-pilot-member table:name="0.6592" table:display="true" table:show-details="true"/>
                <table:data-pilot-member table:name="0.6604" table:display="true" table:show-details="true"/>
                <table:data-pilot-member table:name="0.6606" table:display="true" table:show-details="true"/>
                <table:data-pilot-member table:name="0.6608" table:display="true" table:show-details="true"/>
                <table:data-pilot-member table:name="0.6610" table:display="true" table:show-details="true"/>
                <table:data-pilot-member table:name="0.6613" table:display="true" table:show-details="true"/>
                <table:data-pilot-member table:name="0.6618" table:display="true" table:show-details="true"/>
                <table:data-pilot-member table:name="0.6619" table:display="true" table:show-details="true"/>
                <table:data-pilot-member table:name="0.6620" table:display="true" table:show-details="true"/>
                <table:data-pilot-member table:name="0.6621" table:display="true" table:show-details="true"/>
                <table:data-pilot-member table:name="0.6624" table:display="true" table:show-details="true"/>
                <table:data-pilot-member table:name="0.6627" table:display="true" table:show-details="true"/>
                <table:data-pilot-member table:name="0.6630" table:display="true" table:show-details="true"/>
                <table:data-pilot-member table:name="0.6631" table:display="true" table:show-details="true"/>
                <table:data-pilot-member table:name="0.6633" table:display="true" table:show-details="true"/>
                <table:data-pilot-member table:name="0.6635" table:display="true" table:show-details="true"/>
                <table:data-pilot-member table:name="0.6638" table:display="true" table:show-details="true"/>
                <table:data-pilot-member table:name="0.6643" table:display="true" table:show-details="true"/>
                <table:data-pilot-member table:name="0.6644" table:display="true" table:show-details="true"/>
                <table:data-pilot-member table:name="0.6646" table:display="true" table:show-details="true"/>
                <table:data-pilot-member table:name="0.6651" table:display="true" table:show-details="true"/>
                <table:data-pilot-member table:name="0.6652" table:display="true" table:show-details="true"/>
                <table:data-pilot-member table:name="0.6654" table:display="true" table:show-details="true"/>
                <table:data-pilot-member table:name="0.6658" table:display="true" table:show-details="true"/>
                <table:data-pilot-member table:name="0.6662" table:display="true" table:show-details="true"/>
                <table:data-pilot-member table:name="0.6665" table:display="true" table:show-details="true"/>
                <table:data-pilot-member table:name="0.6668" table:display="true" table:show-details="true"/>
                <table:data-pilot-member table:name="0.6673" table:display="true" table:show-details="true"/>
                <table:data-pilot-member table:name="0.6674" table:display="true" table:show-details="true"/>
                <table:data-pilot-member table:name="0.6676" table:display="true" table:show-details="true"/>
                <table:data-pilot-member table:name="0.6677" table:display="true" table:show-details="true"/>
                <table:data-pilot-member table:name="0.6678" table:display="true" table:show-details="true"/>
                <table:data-pilot-member table:name="0.6679" table:display="true" table:show-details="true"/>
                <table:data-pilot-member table:name="0.6682" table:display="true" table:show-details="true"/>
                <table:data-pilot-member table:name="0.6683" table:display="true" table:show-details="true"/>
                <table:data-pilot-member table:name="0.6684" table:display="true" table:show-details="true"/>
                <table:data-pilot-member table:name="0.6685" table:display="true" table:show-details="true"/>
                <table:data-pilot-member table:name="0.6687" table:display="true" table:show-details="true"/>
                <table:data-pilot-member table:name="0.6688" table:display="true" table:show-details="true"/>
                <table:data-pilot-member table:name="0.6690" table:display="true" table:show-details="true"/>
                <table:data-pilot-member table:name="0.6692" table:display="true" table:show-details="true"/>
                <table:data-pilot-member table:name="0.6693" table:display="true" table:show-details="true"/>
                <table:data-pilot-member table:name="0.6694" table:display="true" table:show-details="true"/>
                <table:data-pilot-member table:name="0.6696" table:display="true" table:show-details="true"/>
                <table:data-pilot-member table:name="0.6697" table:display="true" table:show-details="true"/>
                <table:data-pilot-member table:name="0.6698" table:display="true" table:show-details="true"/>
                <table:data-pilot-member table:name="0.6700" table:display="true" table:show-details="true"/>
                <table:data-pilot-member table:name="0.6701" table:display="true" table:show-details="true"/>
                <table:data-pilot-member table:name="0.6702" table:display="true" table:show-details="true"/>
                <table:data-pilot-member table:name="0.6703" table:display="true" table:show-details="true"/>
                <table:data-pilot-member table:name="0.6704" table:display="true" table:show-details="true"/>
                <table:data-pilot-member table:name="0.6705" table:display="true" table:show-details="true"/>
                <table:data-pilot-member table:name="0.6707" table:display="true" table:show-details="true"/>
                <table:data-pilot-member table:name="0.6708" table:display="true" table:show-details="true"/>
                <table:data-pilot-member table:name="0.6709" table:display="true" table:show-details="true"/>
                <table:data-pilot-member table:name="0.6710" table:display="true" table:show-details="true"/>
                <table:data-pilot-member table:name="0.6711" table:display="true" table:show-details="true"/>
                <table:data-pilot-member table:name="0.6712" table:display="true" table:show-details="true"/>
                <table:data-pilot-member table:name="0.6713" table:display="true" table:show-details="true"/>
                <table:data-pilot-member table:name="0.6714" table:display="true" table:show-details="true"/>
                <table:data-pilot-member table:name="0.6715" table:display="true" table:show-details="true"/>
                <table:data-pilot-member table:name="0.6717" table:display="true" table:show-details="true"/>
                <table:data-pilot-member table:name="0.6718" table:display="true" table:show-details="true"/>
                <table:data-pilot-member table:name="0.6719" table:display="true" table:show-details="true"/>
                <table:data-pilot-member table:name="0.6720" table:display="true" table:show-details="true"/>
                <table:data-pilot-member table:name="0.6722" table:display="true" table:show-details="true"/>
                <table:data-pilot-member table:name="0.6723" table:display="true" table:show-details="true"/>
                <table:data-pilot-member table:name="0.6724" table:display="true" table:show-details="true"/>
                <table:data-pilot-member table:name="0.6725" table:display="true" table:show-details="true"/>
                <table:data-pilot-member table:name="0.6726" table:display="true" table:show-details="true"/>
                <table:data-pilot-member table:name="0.6728" table:display="true" table:show-details="true"/>
                <table:data-pilot-member table:name="0.6729" table:display="true" table:show-details="true"/>
                <table:data-pilot-member table:name="0.6731" table:display="true" table:show-details="true"/>
                <table:data-pilot-member table:name="0.6733" table:display="true" table:show-details="true"/>
                <table:data-pilot-member table:name="0.6734" table:display="true" table:show-details="true"/>
                <table:data-pilot-member table:name="0.6736" table:display="true" table:show-details="true"/>
                <table:data-pilot-member table:name="0.6737" table:display="true" table:show-details="true"/>
                <table:data-pilot-member table:name="0.6740" table:display="true" table:show-details="true"/>
                <table:data-pilot-member table:name="0.6741" table:display="true" table:show-details="true"/>
                <table:data-pilot-member table:name="0.6742" table:display="true" table:show-details="true"/>
                <table:data-pilot-member table:name="0.6744" table:display="true" table:show-details="true"/>
                <table:data-pilot-member table:name="0.6745" table:display="true" table:show-details="true"/>
                <table:data-pilot-member table:name="0.6747" table:display="true" table:show-details="true"/>
                <table:data-pilot-member table:name="0.6748" table:display="true" table:show-details="true"/>
                <table:data-pilot-member table:name="0.6749" table:display="true" table:show-details="true"/>
                <table:data-pilot-member table:name="0.6751" table:display="true" table:show-details="true"/>
                <table:data-pilot-member table:name="0.6752" table:display="true" table:show-details="true"/>
                <table:data-pilot-member table:name="0.6753" table:display="true" table:show-details="true"/>
                <table:data-pilot-member table:name="0.6754" table:display="true" table:show-details="true"/>
                <table:data-pilot-member table:name="0.6755" table:display="true" table:show-details="true"/>
                <table:data-pilot-member table:name="0.6756" table:display="true" table:show-details="true"/>
                <table:data-pilot-member table:name="0.6757" table:display="true" table:show-details="true"/>
                <table:data-pilot-member table:name="0.6759" table:display="true" table:show-details="true"/>
                <table:data-pilot-member table:name="0.6760" table:display="true" table:show-details="true"/>
                <table:data-pilot-member table:name="0.6761" table:display="true" table:show-details="true"/>
                <table:data-pilot-member table:name="0.6762" table:display="true" table:show-details="true"/>
                <table:data-pilot-member table:name="0.6763" table:display="true" table:show-details="true"/>
                <table:data-pilot-member table:name="0.6764" table:display="true" table:show-details="true"/>
                <table:data-pilot-member table:name="0.6767" table:display="true" table:show-details="true"/>
                <table:data-pilot-member table:name="0.6768" table:display="true" table:show-details="true"/>
                <table:data-pilot-member table:name="0.6769" table:display="true" table:show-details="true"/>
                <table:data-pilot-member table:name="0.6770" table:display="true" table:show-details="true"/>
                <table:data-pilot-member table:name="0.6772" table:display="true" table:show-details="true"/>
                <table:data-pilot-member table:name="0.6774" table:display="true" table:show-details="true"/>
                <table:data-pilot-member table:name="0.6775" table:display="true" table:show-details="true"/>
                <table:data-pilot-member table:name="0.6777" table:display="true" table:show-details="true"/>
                <table:data-pilot-member table:name="0.6778" table:display="true" table:show-details="true"/>
                <table:data-pilot-member table:name="0.6779" table:display="true" table:show-details="true"/>
                <table:data-pilot-member table:name="0.6781" table:display="true" table:show-details="true"/>
                <table:data-pilot-member table:name="0.6784" table:display="true" table:show-details="true"/>
                <table:data-pilot-member table:name="0.6796" table:display="true" table:show-details="true"/>
                <table:data-pilot-member table:name="0.6811" table:display="true" table:show-details="true"/>
                <table:data-pilot-member table:name="0.6822" table:display="true" table:show-details="true"/>
                <table:data-pilot-member table:name="0.6829" table:display="true" table:show-details="true"/>
                <table:data-pilot-member table:name="0.6839" table:display="true" table:show-details="true"/>
                <table:data-pilot-member table:name="0.6847" table:display="true" table:show-details="true"/>
                <table:data-pilot-member table:name="0.6850" table:display="true" table:show-details="true"/>
                <table:data-pilot-member table:name="0.6908" table:display="true" table:show-details="true"/>
                <table:data-pilot-member table:name="0.6933" table:display="true" table:show-details="true"/>
                <table:data-pilot-member table:name="0.6947" table:display="true" table:show-details="true"/>
                <table:data-pilot-member table:name="0.6967" table:display="true" table:show-details="true"/>
                <table:data-pilot-member table:name="0.6968" table:display="true" table:show-details="true"/>
                <table:data-pilot-member table:name="0.7030" table:display="true" table:show-details="true"/>
                <table:data-pilot-member table:name="0.7041" table:display="true" table:show-details="true"/>
                <table:data-pilot-member table:name="0.7042" table:display="true" table:show-details="true"/>
                <table:data-pilot-member table:name="0.7049" table:display="true" table:show-details="true"/>
                <table:data-pilot-member table:name="0.7050" table:display="true" table:show-details="true"/>
                <table:data-pilot-member table:name="0.7096" table:display="true" table:show-details="true"/>
                <table:data-pilot-member table:name="0.7124" table:display="true" table:show-details="true"/>
                <table:data-pilot-member table:name="0.7129" table:display="true" table:show-details="true"/>
                <table:data-pilot-member table:name="0.7134" table:display="true" table:show-details="true"/>
                <table:data-pilot-member table:name="0.7137" table:display="true" table:show-details="true"/>
                <table:data-pilot-member table:name="0.7142" table:display="true" table:show-details="true"/>
                <table:data-pilot-member table:name="0.7143" table:display="true" table:show-details="true"/>
                <table:data-pilot-member table:name="0.7144" table:display="true" table:show-details="true"/>
                <table:data-pilot-member table:name="0.7150" table:display="true" table:show-details="true"/>
                <table:data-pilot-member table:name="0.7153" table:display="true" table:show-details="true"/>
                <table:data-pilot-member table:name="0.7159" table:display="true" table:show-details="true"/>
                <table:data-pilot-member table:name="0.7172" table:display="true" table:show-details="true"/>
                <table:data-pilot-member table:name="0.7173" table:display="true" table:show-details="true"/>
                <table:data-pilot-member table:name="0.7180" table:display="true" table:show-details="true"/>
                <table:data-pilot-member table:name="0.7182" table:display="true" table:show-details="true"/>
                <table:data-pilot-member table:name="0.7186" table:display="true" table:show-details="true"/>
                <table:data-pilot-member table:name="0.7188" table:display="true" table:show-details="true"/>
                <table:data-pilot-member table:name="0.7189" table:display="true" table:show-details="true"/>
                <table:data-pilot-member table:name="0.7191" table:display="true" table:show-details="true"/>
                <table:data-pilot-member table:name="0.7197" table:display="true" table:show-details="true"/>
                <table:data-pilot-member table:name="0.7198" table:display="true" table:show-details="true"/>
                <table:data-pilot-member table:name="0.7203" table:display="true" table:show-details="true"/>
                <table:data-pilot-member table:name="0.7210" table:display="true" table:show-details="true"/>
                <table:data-pilot-member table:name="0.7216" table:display="true" table:show-details="true"/>
                <table:data-pilot-member table:name="0.7220" table:display="true" table:show-details="true"/>
                <table:data-pilot-member table:name="0.7222" table:display="true" table:show-details="true"/>
                <table:data-pilot-member table:name="0.72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" table:orientation="data" table:used-hierarchy="0" table:function="average">
            <table:data-pilot-level table:show-empty="false">
              <table:data-pilot-members>
                <table:data-pilot-member table:name="0.2226" table:display="true" table:show-details="true"/>
                <table:data-pilot-member table:name="0.2473" table:display="true" table:show-details="true"/>
                <table:data-pilot-member table:name="0.2523" table:display="true" table:show-details="true"/>
                <table:data-pilot-member table:name="0.2659" table:display="true" table:show-details="true"/>
                <table:data-pilot-member table:name="0.2676" table:display="true" table:show-details="true"/>
                <table:data-pilot-member table:name="0.2732" table:display="true" table:show-details="true"/>
                <table:data-pilot-member table:name="0.2895" table:display="true" table:show-details="true"/>
                <table:data-pilot-member table:name="0.2917" table:display="true" table:show-details="true"/>
                <table:data-pilot-member table:name="0.2931" table:display="true" table:show-details="true"/>
                <table:data-pilot-member table:name="0.2976" table:display="true" table:show-details="true"/>
                <table:data-pilot-member table:name="0.2995" table:display="true" table:show-details="true"/>
                <table:data-pilot-member table:name="0.2997" table:display="true" table:show-details="true"/>
                <table:data-pilot-member table:name="0.3027" table:display="true" table:show-details="true"/>
                <table:data-pilot-member table:name="0.3031" table:display="true" table:show-details="true"/>
                <table:data-pilot-member table:name="0.3032" table:display="true" table:show-details="true"/>
                <table:data-pilot-member table:name="0.3034" table:display="true" table:show-details="true"/>
                <table:data-pilot-member table:name="0.3046" table:display="true" table:show-details="true"/>
                <table:data-pilot-member table:name="0.3047" table:display="true" table:show-details="true"/>
                <table:data-pilot-member table:name="0.3071" table:display="true" table:show-details="true"/>
                <table:data-pilot-member table:name="0.3087" table:display="true" table:show-details="true"/>
                <table:data-pilot-member table:name="0.3096" table:display="true" table:show-details="true"/>
                <table:data-pilot-member table:name="0.3112" table:display="true" table:show-details="true"/>
                <table:data-pilot-member table:name="0.3121" table:display="true" table:show-details="true"/>
                <table:data-pilot-member table:name="0.3127" table:display="true" table:show-details="true"/>
                <table:data-pilot-member table:name="0.3129" table:display="true" table:show-details="true"/>
                <table:data-pilot-member table:name="0.3143" table:display="true" table:show-details="true"/>
                <table:data-pilot-member table:name="0.3150" table:display="true" table:show-details="true"/>
                <table:data-pilot-member table:name="0.3151" table:display="true" table:show-details="true"/>
                <table:data-pilot-member table:name="0.3161" table:display="true" table:show-details="true"/>
                <table:data-pilot-member table:name="0.3166" table:display="true" table:show-details="true"/>
                <table:data-pilot-member table:name="0.3172" table:display="true" table:show-details="true"/>
                <table:data-pilot-member table:name="0.3173" table:display="true" table:show-details="true"/>
                <table:data-pilot-member table:name="0.3182" table:display="true" table:show-details="true"/>
                <table:data-pilot-member table:name="0.3189" table:display="true" table:show-details="true"/>
                <table:data-pilot-member table:name="0.3190" table:display="true" table:show-details="true"/>
                <table:data-pilot-member table:name="0.3203" table:display="true" table:show-details="true"/>
                <table:data-pilot-member table:name="0.3208" table:display="true" table:show-details="true"/>
                <table:data-pilot-member table:name="0.3213" table:display="true" table:show-details="true"/>
                <table:data-pilot-member table:name="0.3230" table:display="true" table:show-details="true"/>
                <table:data-pilot-member table:name="0.3243" table:display="true" table:show-details="true"/>
                <table:data-pilot-member table:name="0.3245" table:display="true" table:show-details="true"/>
                <table:data-pilot-member table:name="0.3246" table:display="true" table:show-details="true"/>
                <table:data-pilot-member table:name="0.3251" table:display="true" table:show-details="true"/>
                <table:data-pilot-member table:name="0.3253" table:display="true" table:show-details="true"/>
                <table:data-pilot-member table:name="0.3254" table:display="true" table:show-details="true"/>
                <table:data-pilot-member table:name="0.3257" table:display="true" table:show-details="true"/>
                <table:data-pilot-member table:name="0.3263" table:display="true" table:show-details="true"/>
                <table:data-pilot-member table:name="0.3275" table:display="true" table:show-details="true"/>
                <table:data-pilot-member table:name="0.3278" table:display="true" table:show-details="true"/>
                <table:data-pilot-member table:name="0.3279" table:display="true" table:show-details="true"/>
                <table:data-pilot-member table:name="0.3281" table:display="true" table:show-details="true"/>
                <table:data-pilot-member table:name="0.3304" table:display="true" table:show-details="true"/>
                <table:data-pilot-member table:name="0.3305" table:display="true" table:show-details="true"/>
                <table:data-pilot-member table:name="0.3309" table:display="true" table:show-details="true"/>
                <table:data-pilot-member table:name="0.3315" table:display="true" table:show-details="true"/>
                <table:data-pilot-member table:name="0.3323" table:display="true" table:show-details="true"/>
                <table:data-pilot-member table:name="0.3332" table:display="true" table:show-details="true"/>
                <table:data-pilot-member table:name="0.3333" table:display="true" table:show-details="true"/>
                <table:data-pilot-member table:name="0.3339" table:display="true" table:show-details="true"/>
                <table:data-pilot-member table:name="0.3357" table:display="true" table:show-details="true"/>
                <table:data-pilot-member table:name="0.3362" table:display="true" table:show-details="true"/>
                <table:data-pilot-member table:name="0.3364" table:display="true" table:show-details="true"/>
                <table:data-pilot-member table:name="0.3366" table:display="true" table:show-details="true"/>
                <table:data-pilot-member table:name="0.3370" table:display="true" table:show-details="true"/>
                <table:data-pilot-member table:name="0.3379" table:display="true" table:show-details="true"/>
                <table:data-pilot-member table:name="0.3385" table:display="true" table:show-details="true"/>
                <table:data-pilot-member table:name="0.3388" table:display="true" table:show-details="true"/>
                <table:data-pilot-member table:name="0.3390" table:display="true" table:show-details="true"/>
                <table:data-pilot-member table:name="0.3391" table:display="true" table:show-details="true"/>
                <table:data-pilot-member table:name="0.3392" table:display="true" table:show-details="true"/>
                <table:data-pilot-member table:name="0.3395" table:display="true" table:show-details="true"/>
                <table:data-pilot-member table:name="0.3397" table:display="true" table:show-details="true"/>
                <table:data-pilot-member table:name="0.3405" table:display="true" table:show-details="true"/>
                <table:data-pilot-member table:name="0.3407" table:display="true" table:show-details="true"/>
                <table:data-pilot-member table:name="0.3408" table:display="true" table:show-details="true"/>
                <table:data-pilot-member table:name="0.3413" table:display="true" table:show-details="true"/>
                <table:data-pilot-member table:name="0.3422" table:display="true" table:show-details="true"/>
                <table:data-pilot-member table:name="0.3423" table:display="true" table:show-details="true"/>
                <table:data-pilot-member table:name="0.3431" table:display="true" table:show-details="true"/>
                <table:data-pilot-member table:name="0.3433" table:display="true" table:show-details="true"/>
                <table:data-pilot-member table:name="0.3436" table:display="true" table:show-details="true"/>
                <table:data-pilot-member table:name="0.3439" table:display="true" table:show-details="true"/>
                <table:data-pilot-member table:name="0.3446" table:display="true" table:show-details="true"/>
                <table:data-pilot-member table:name="0.3447" table:display="true" table:show-details="true"/>
                <table:data-pilot-member table:name="0.3452" table:display="true" table:show-details="true"/>
                <table:data-pilot-member table:name="0.3454" table:display="true" table:show-details="true"/>
                <table:data-pilot-member table:name="0.3457" table:display="true" table:show-details="true"/>
                <table:data-pilot-member table:name="0.3460" table:display="true" table:show-details="true"/>
                <table:data-pilot-member table:name="0.3461" table:display="true" table:show-details="true"/>
                <table:data-pilot-member table:name="0.3463" table:display="true" table:show-details="true"/>
                <table:data-pilot-member table:name="0.3468" table:display="true" table:show-details="true"/>
                <table:data-pilot-member table:name="0.3469" table:display="true" table:show-details="true"/>
                <table:data-pilot-member table:name="0.3471" table:display="true" table:show-details="true"/>
                <table:data-pilot-member table:name="0.3474" table:display="true" table:show-details="true"/>
                <table:data-pilot-member table:name="0.3478" table:display="true" table:show-details="true"/>
                <table:data-pilot-member table:name="0.3482" table:display="true" table:show-details="true"/>
                <table:data-pilot-member table:name="0.3484" table:display="true" table:show-details="true"/>
                <table:data-pilot-member table:name="0.3488" table:display="true" table:show-details="true"/>
                <table:data-pilot-member table:name="0.3491" table:display="true" table:show-details="true"/>
                <table:data-pilot-member table:name="0.3493" table:display="true" table:show-details="true"/>
                <table:data-pilot-member table:name="0.3494" table:display="true" table:show-details="true"/>
                <table:data-pilot-member table:name="0.3496" table:display="true" table:show-details="true"/>
                <table:data-pilot-member table:name="0.3499" table:display="true" table:show-details="true"/>
                <table:data-pilot-member table:name="0.3500" table:display="true" table:show-details="true"/>
                <table:data-pilot-member table:name="0.3503" table:display="true" table:show-details="true"/>
                <table:data-pilot-member table:name="0.3505" table:display="true" table:show-details="true"/>
                <table:data-pilot-member table:name="0.3507" table:display="true" table:show-details="true"/>
                <table:data-pilot-member table:name="0.3508" table:display="true" table:show-details="true"/>
                <table:data-pilot-member table:name="0.3509" table:display="true" table:show-details="true"/>
                <table:data-pilot-member table:name="0.3515" table:display="true" table:show-details="true"/>
                <table:data-pilot-member table:name="0.3518" table:display="true" table:show-details="true"/>
                <table:data-pilot-member table:name="0.3520" table:display="true" table:show-details="true"/>
                <table:data-pilot-member table:name="0.3523" table:display="true" table:show-details="true"/>
                <table:data-pilot-member table:name="0.3524" table:display="true" table:show-details="true"/>
                <table:data-pilot-member table:name="0.3532" table:display="true" table:show-details="true"/>
                <table:data-pilot-member table:name="0.3533" table:display="true" table:show-details="true"/>
                <table:data-pilot-member table:name="0.3535" table:display="true" table:show-details="true"/>
                <table:data-pilot-member table:name="0.3540" table:display="true" table:show-details="true"/>
                <table:data-pilot-member table:name="0.3542" table:display="true" table:show-details="true"/>
                <table:data-pilot-member table:name="0.3549" table:display="true" table:show-details="true"/>
                <table:data-pilot-member table:name="0.3551" table:display="true" table:show-details="true"/>
                <table:data-pilot-member table:name="0.3553" table:display="true" table:show-details="true"/>
                <table:data-pilot-member table:name="0.3555" table:display="true" table:show-details="true"/>
                <table:data-pilot-member table:name="0.3557" table:display="true" table:show-details="true"/>
                <table:data-pilot-member table:name="0.3559" table:display="true" table:show-details="true"/>
                <table:data-pilot-member table:name="0.3560" table:display="true" table:show-details="true"/>
                <table:data-pilot-member table:name="0.3563" table:display="true" table:show-details="true"/>
                <table:data-pilot-member table:name="0.3564" table:display="true" table:show-details="true"/>
                <table:data-pilot-member table:name="0.3567" table:display="true" table:show-details="true"/>
                <table:data-pilot-member table:name="0.3570" table:display="true" table:show-details="true"/>
                <table:data-pilot-member table:name="0.3571" table:display="true" table:show-details="true"/>
                <table:data-pilot-member table:name="0.3573" table:display="true" table:show-details="true"/>
                <table:data-pilot-member table:name="0.3576" table:display="true" table:show-details="true"/>
                <table:data-pilot-member table:name="0.3577" table:display="true" table:show-details="true"/>
                <table:data-pilot-member table:name="0.3580" table:display="true" table:show-details="true"/>
                <table:data-pilot-member table:name="0.3581" table:display="true" table:show-details="true"/>
                <table:data-pilot-member table:name="0.3583" table:display="true" table:show-details="true"/>
                <table:data-pilot-member table:name="0.3586" table:display="true" table:show-details="true"/>
                <table:data-pilot-member table:name="0.3587" table:display="true" table:show-details="true"/>
                <table:data-pilot-member table:name="0.3590" table:display="true" table:show-details="true"/>
                <table:data-pilot-member table:name="0.3592" table:display="true" table:show-details="true"/>
                <table:data-pilot-member table:name="0.3593" table:display="true" table:show-details="true"/>
                <table:data-pilot-member table:name="0.3596" table:display="true" table:show-details="true"/>
                <table:data-pilot-member table:name="0.3598" table:display="true" table:show-details="true"/>
                <table:data-pilot-member table:name="0.3600" table:display="true" table:show-details="true"/>
                <table:data-pilot-member table:name="0.3601" table:display="true" table:show-details="true"/>
                <table:data-pilot-member table:name="0.3606" table:display="true" table:show-details="true"/>
                <table:data-pilot-member table:name="0.3607" table:display="true" table:show-details="true"/>
                <table:data-pilot-member table:name="0.3608" table:display="true" table:show-details="true"/>
                <table:data-pilot-member table:name="0.3609" table:display="true" table:show-details="true"/>
                <table:data-pilot-member table:name="0.3610" table:display="true" table:show-details="true"/>
                <table:data-pilot-member table:name="0.3611" table:display="true" table:show-details="true"/>
                <table:data-pilot-member table:name="0.3612" table:display="true" table:show-details="true"/>
                <table:data-pilot-member table:name="0.3613" table:display="true" table:show-details="true"/>
                <table:data-pilot-member table:name="0.3615" table:display="true" table:show-details="true"/>
                <table:data-pilot-member table:name="0.3618" table:display="true" table:show-details="true"/>
                <table:data-pilot-member table:name="0.3619" table:display="true" table:show-details="true"/>
                <table:data-pilot-member table:name="0.3621" table:display="true" table:show-details="true"/>
                <table:data-pilot-member table:name="0.3622" table:display="true" table:show-details="true"/>
                <table:data-pilot-member table:name="0.3623" table:display="true" table:show-details="true"/>
                <table:data-pilot-member table:name="0.3624" table:display="true" table:show-details="true"/>
                <table:data-pilot-member table:name="0.3630" table:display="true" table:show-details="true"/>
                <table:data-pilot-member table:name="0.3633" table:display="true" table:show-details="true"/>
                <table:data-pilot-member table:name="0.3637" table:display="true" table:show-details="true"/>
                <table:data-pilot-member table:name="0.3638" table:display="true" table:show-details="true"/>
                <table:data-pilot-member table:name="0.3640" table:display="true" table:show-details="true"/>
                <table:data-pilot-member table:name="0.3641" table:display="true" table:show-details="true"/>
                <table:data-pilot-member table:name="0.3642" table:display="true" table:show-details="true"/>
                <table:data-pilot-member table:name="0.3643" table:display="true" table:show-details="true"/>
                <table:data-pilot-member table:name="0.3644" table:display="true" table:show-details="true"/>
                <table:data-pilot-member table:name="0.3646" table:display="true" table:show-details="true"/>
                <table:data-pilot-member table:name="0.3648" table:display="true" table:show-details="true"/>
                <table:data-pilot-member table:name="0.3649" table:display="true" table:show-details="true"/>
                <table:data-pilot-member table:name="0.3651" table:display="true" table:show-details="true"/>
                <table:data-pilot-member table:name="0.3652" table:display="true" table:show-details="true"/>
                <table:data-pilot-member table:name="0.3654" table:display="true" table:show-details="true"/>
                <table:data-pilot-member table:name="0.3655" table:display="true" table:show-details="true"/>
                <table:data-pilot-member table:name="0.3656" table:display="true" table:show-details="true"/>
                <table:data-pilot-member table:name="0.3657" table:display="true" table:show-details="true"/>
                <table:data-pilot-member table:name="0.3658" table:display="true" table:show-details="true"/>
                <table:data-pilot-member table:name="0.3659" table:display="true" table:show-details="true"/>
                <table:data-pilot-member table:name="0.3660" table:display="true" table:show-details="true"/>
                <table:data-pilot-member table:name="0.3661" table:display="true" table:show-details="true"/>
                <table:data-pilot-member table:name="0.3662" table:display="true" table:show-details="true"/>
                <table:data-pilot-member table:name="0.3664" table:display="true" table:show-details="true"/>
                <table:data-pilot-member table:name="0.3665" table:display="true" table:show-details="true"/>
                <table:data-pilot-member table:name="0.3666" table:display="true" table:show-details="true"/>
                <table:data-pilot-member table:name="0.3668" table:display="true" table:show-details="true"/>
                <table:data-pilot-member table:name="0.3671" table:display="true" table:show-details="true"/>
                <table:data-pilot-member table:name="0.3672" table:display="true" table:show-details="true"/>
                <table:data-pilot-member table:name="0.3673" table:display="true" table:show-details="true"/>
                <table:data-pilot-member table:name="0.3676" table:display="true" table:show-details="true"/>
                <table:data-pilot-member table:name="0.3677" table:display="true" table:show-details="true"/>
                <table:data-pilot-member table:name="0.3678" table:display="true" table:show-details="true"/>
                <table:data-pilot-member table:name="0.3679" table:display="true" table:show-details="true"/>
                <table:data-pilot-member table:name="0.3680" table:display="true" table:show-details="true"/>
                <table:data-pilot-member table:name="0.3681" table:display="true" table:show-details="true"/>
                <table:data-pilot-member table:name="0.3682" table:display="true" table:show-details="true"/>
                <table:data-pilot-member table:name="0.3683" table:display="true" table:show-details="true"/>
                <table:data-pilot-member table:name="0.3684" table:display="true" table:show-details="true"/>
                <table:data-pilot-member table:name="0.3685" table:display="true" table:show-details="true"/>
                <table:data-pilot-member table:name="0.3686" table:display="true" table:show-details="true"/>
                <table:data-pilot-member table:name="0.3687" table:display="true" table:show-details="true"/>
                <table:data-pilot-member table:name="0.3688" table:display="true" table:show-details="true"/>
                <table:data-pilot-member table:name="0.3689" table:display="true" table:show-details="true"/>
                <table:data-pilot-member table:name="0.3690" table:display="true" table:show-details="true"/>
                <table:data-pilot-member table:name="0.3691" table:display="true" table:show-details="true"/>
                <table:data-pilot-member table:name="0.3693" table:display="true" table:show-details="true"/>
                <table:data-pilot-member table:name="0.3694" table:display="true" table:show-details="true"/>
                <table:data-pilot-member table:name="0.3696" table:display="true" table:show-details="true"/>
                <table:data-pilot-member table:name="0.3697" table:display="true" table:show-details="true"/>
                <table:data-pilot-member table:name="0.3698" table:display="true" table:show-details="true"/>
                <table:data-pilot-member table:name="0.3699" table:display="true" table:show-details="true"/>
                <table:data-pilot-member table:name="0.3701" table:display="true" table:show-details="true"/>
                <table:data-pilot-member table:name="0.3702" table:display="true" table:show-details="true"/>
                <table:data-pilot-member table:name="0.3703" table:display="true" table:show-details="true"/>
                <table:data-pilot-member table:name="0.3705" table:display="true" table:show-details="true"/>
                <table:data-pilot-member table:name="0.3706" table:display="true" table:show-details="true"/>
                <table:data-pilot-member table:name="0.3707" table:display="true" table:show-details="true"/>
                <table:data-pilot-member table:name="0.3708" table:display="true" table:show-details="true"/>
                <table:data-pilot-member table:name="0.3709" table:display="true" table:show-details="true"/>
                <table:data-pilot-member table:name="0.3712" table:display="true" table:show-details="true"/>
                <table:data-pilot-member table:name="0.3713" table:display="true" table:show-details="true"/>
                <table:data-pilot-member table:name="0.3714" table:display="true" table:show-details="true"/>
                <table:data-pilot-member table:name="0.3715" table:display="true" table:show-details="true"/>
                <table:data-pilot-member table:name="0.3716" table:display="true" table:show-details="true"/>
                <table:data-pilot-member table:name="0.3717" table:display="true" table:show-details="true"/>
                <table:data-pilot-member table:name="0.3718" table:display="true" table:show-details="true"/>
                <table:data-pilot-member table:name="0.3719" table:display="true" table:show-details="true"/>
                <table:data-pilot-member table:name="0.3720" table:display="true" table:show-details="true"/>
                <table:data-pilot-member table:name="0.3721" table:display="true" table:show-details="true"/>
                <table:data-pilot-member table:name="0.3722" table:display="true" table:show-details="true"/>
                <table:data-pilot-member table:name="0.3723" table:display="true" table:show-details="true"/>
                <table:data-pilot-member table:name="0.3724" table:display="true" table:show-details="true"/>
                <table:data-pilot-member table:name="0.3727" table:display="true" table:show-details="true"/>
                <table:data-pilot-member table:name="0.3728" table:display="true" table:show-details="true"/>
                <table:data-pilot-member table:name="0.3729" table:display="true" table:show-details="true"/>
                <table:data-pilot-member table:name="0.3730" table:display="true" table:show-details="true"/>
                <table:data-pilot-member table:name="0.3735" table:display="true" table:show-details="true"/>
                <table:data-pilot-member table:name="0.3736" table:display="true" table:show-details="true"/>
                <table:data-pilot-member table:name="0.3737" table:display="true" table:show-details="true"/>
                <table:data-pilot-member table:name="0.3738" table:display="true" table:show-details="true"/>
                <table:data-pilot-member table:name="0.3740" table:display="true" table:show-details="true"/>
                <table:data-pilot-member table:name="0.3741" table:display="true" table:show-details="true"/>
                <table:data-pilot-member table:name="0.3742" table:display="true" table:show-details="true"/>
                <table:data-pilot-member table:name="0.3743" table:display="true" table:show-details="true"/>
                <table:data-pilot-member table:name="0.3744" table:display="true" table:show-details="true"/>
                <table:data-pilot-member table:name="0.3746" table:display="true" table:show-details="true"/>
                <table:data-pilot-member table:name="0.3747" table:display="true" table:show-details="true"/>
                <table:data-pilot-member table:name="0.3748" table:display="true" table:show-details="true"/>
                <table:data-pilot-member table:name="0.3749" table:display="true" table:show-details="true"/>
                <table:data-pilot-member table:name="0.3750" table:display="true" table:show-details="true"/>
                <table:data-pilot-member table:name="0.3751" table:display="true" table:show-details="true"/>
                <table:data-pilot-member table:name="0.3752" table:display="true" table:show-details="true"/>
                <table:data-pilot-member table:name="0.3753" table:display="true" table:show-details="true"/>
                <table:data-pilot-member table:name="0.3754" table:display="true" table:show-details="true"/>
                <table:data-pilot-member table:name="0.3755" table:display="true" table:show-details="true"/>
                <table:data-pilot-member table:name="0.3756" table:display="true" table:show-details="true"/>
                <table:data-pilot-member table:name="0.3757" table:display="true" table:show-details="true"/>
                <table:data-pilot-member table:name="0.3758" table:display="true" table:show-details="true"/>
                <table:data-pilot-member table:name="0.3759" table:display="true" table:show-details="true"/>
                <table:data-pilot-member table:name="0.3760" table:display="true" table:show-details="true"/>
                <table:data-pilot-member table:name="0.3762" table:display="true" table:show-details="true"/>
                <table:data-pilot-member table:name="0.3763" table:display="true" table:show-details="true"/>
                <table:data-pilot-member table:name="0.3764" table:display="true" table:show-details="true"/>
                <table:data-pilot-member table:name="0.3765" table:display="true" table:show-details="true"/>
                <table:data-pilot-member table:name="0.3766" table:display="true" table:show-details="true"/>
                <table:data-pilot-member table:name="0.3767" table:display="true" table:show-details="true"/>
                <table:data-pilot-member table:name="0.3768" table:display="true" table:show-details="true"/>
                <table:data-pilot-member table:name="0.3770" table:display="true" table:show-details="true"/>
                <table:data-pilot-member table:name="0.3771" table:display="true" table:show-details="true"/>
                <table:data-pilot-member table:name="0.3772" table:display="true" table:show-details="true"/>
                <table:data-pilot-member table:name="0.3773" table:display="true" table:show-details="true"/>
                <table:data-pilot-member table:name="0.3774" table:display="true" table:show-details="true"/>
                <table:data-pilot-member table:name="0.3776" table:display="true" table:show-details="true"/>
                <table:data-pilot-member table:name="0.3778" table:display="true" table:show-details="true"/>
                <table:data-pilot-member table:name="0.3779" table:display="true" table:show-details="true"/>
                <table:data-pilot-member table:name="0.3780" table:display="true" table:show-details="true"/>
                <table:data-pilot-member table:name="0.3781" table:display="true" table:show-details="true"/>
                <table:data-pilot-member table:name="0.3782" table:display="true" table:show-details="true"/>
                <table:data-pilot-member table:name="0.3783" table:display="true" table:show-details="true"/>
                <table:data-pilot-member table:name="0.3784" table:display="true" table:show-details="true"/>
                <table:data-pilot-member table:name="0.3785" table:display="true" table:show-details="true"/>
                <table:data-pilot-member table:name="0.3786" table:display="true" table:show-details="true"/>
                <table:data-pilot-member table:name="0.3788" table:display="true" table:show-details="true"/>
                <table:data-pilot-member table:name="0.3789" table:display="true" table:show-details="true"/>
                <table:data-pilot-member table:name="0.3790" table:display="true" table:show-details="true"/>
                <table:data-pilot-member table:name="0.3792" table:display="true" table:show-details="true"/>
                <table:data-pilot-member table:name="0.3793" table:display="true" table:show-details="true"/>
                <table:data-pilot-member table:name="0.3794" table:display="true" table:show-details="true"/>
                <table:data-pilot-member table:name="0.3795" table:display="true" table:show-details="true"/>
                <table:data-pilot-member table:name="0.3796" table:display="true" table:show-details="true"/>
                <table:data-pilot-member table:name="0.3797" table:display="true" table:show-details="true"/>
                <table:data-pilot-member table:name="0.3798" table:display="true" table:show-details="true"/>
                <table:data-pilot-member table:name="0.3800" table:display="true" table:show-details="true"/>
                <table:data-pilot-member table:name="0.3801" table:display="true" table:show-details="true"/>
                <table:data-pilot-member table:name="0.3802" table:display="true" table:show-details="true"/>
                <table:data-pilot-member table:name="0.3803" table:display="true" table:show-details="true"/>
                <table:data-pilot-member table:name="0.3804" table:display="true" table:show-details="true"/>
                <table:data-pilot-member table:name="0.3805" table:display="true" table:show-details="true"/>
                <table:data-pilot-member table:name="0.3806" table:display="true" table:show-details="true"/>
                <table:data-pilot-member table:name="0.3807" table:display="true" table:show-details="true"/>
                <table:data-pilot-member table:name="0.3808" table:display="true" table:show-details="true"/>
                <table:data-pilot-member table:name="0.3809" table:display="true" table:show-details="true"/>
                <table:data-pilot-member table:name="0.3810" table:display="true" table:show-details="true"/>
                <table:data-pilot-member table:name="0.3811" table:display="true" table:show-details="true"/>
                <table:data-pilot-member table:name="0.3812" table:display="true" table:show-details="true"/>
                <table:data-pilot-member table:name="0.3813" table:display="true" table:show-details="true"/>
                <table:data-pilot-member table:name="0.3814" table:display="true" table:show-details="true"/>
                <table:data-pilot-member table:name="0.3815" table:display="true" table:show-details="true"/>
                <table:data-pilot-member table:name="0.3816" table:display="true" table:show-details="true"/>
                <table:data-pilot-member table:name="0.3817" table:display="true" table:show-details="true"/>
                <table:data-pilot-member table:name="0.3818" table:display="true" table:show-details="true"/>
                <table:data-pilot-member table:name="0.3819" table:display="true" table:show-details="true"/>
                <table:data-pilot-member table:name="0.3820" table:display="true" table:show-details="true"/>
                <table:data-pilot-member table:name="0.3821" table:display="true" table:show-details="true"/>
                <table:data-pilot-member table:name="0.3822" table:display="true" table:show-details="true"/>
                <table:data-pilot-member table:name="0.3823" table:display="true" table:show-details="true"/>
                <table:data-pilot-member table:name="0.3824" table:display="true" table:show-details="true"/>
                <table:data-pilot-member table:name="0.3825" table:display="true" table:show-details="true"/>
                <table:data-pilot-member table:name="0.3827" table:display="true" table:show-details="true"/>
                <table:data-pilot-member table:name="0.3828" table:display="true" table:show-details="true"/>
                <table:data-pilot-member table:name="0.3829" table:display="true" table:show-details="true"/>
                <table:data-pilot-member table:name="0.3831" table:display="true" table:show-details="true"/>
                <table:data-pilot-member table:name="0.3832" table:display="true" table:show-details="true"/>
                <table:data-pilot-member table:name="0.3833" table:display="true" table:show-details="true"/>
                <table:data-pilot-member table:name="0.3834" table:display="true" table:show-details="true"/>
                <table:data-pilot-member table:name="0.3835" table:display="true" table:show-details="true"/>
                <table:data-pilot-member table:name="0.3836" table:display="true" table:show-details="true"/>
                <table:data-pilot-member table:name="0.3837" table:display="true" table:show-details="true"/>
                <table:data-pilot-member table:name="0.3838" table:display="true" table:show-details="true"/>
                <table:data-pilot-member table:name="0.3839" table:display="true" table:show-details="true"/>
                <table:data-pilot-member table:name="0.3840" table:display="true" table:show-details="true"/>
                <table:data-pilot-member table:name="0.3841" table:display="true" table:show-details="true"/>
                <table:data-pilot-member table:name="0.3842" table:display="true" table:show-details="true"/>
                <table:data-pilot-member table:name="0.3843" table:display="true" table:show-details="true"/>
                <table:data-pilot-member table:name="0.3844" table:display="true" table:show-details="true"/>
                <table:data-pilot-member table:name="0.3845" table:display="true" table:show-details="true"/>
                <table:data-pilot-member table:name="0.3846" table:display="true" table:show-details="true"/>
                <table:data-pilot-member table:name="0.3847" table:display="true" table:show-details="true"/>
                <table:data-pilot-member table:name="0.3848" table:display="true" table:show-details="true"/>
                <table:data-pilot-member table:name="0.3849" table:display="true" table:show-details="true"/>
                <table:data-pilot-member table:name="0.3850" table:display="true" table:show-details="true"/>
                <table:data-pilot-member table:name="0.3851" table:display="true" table:show-details="true"/>
                <table:data-pilot-member table:name="0.3852" table:display="true" table:show-details="true"/>
                <table:data-pilot-member table:name="0.3853" table:display="true" table:show-details="true"/>
                <table:data-pilot-member table:name="0.3854" table:display="true" table:show-details="true"/>
                <table:data-pilot-member table:name="0.3855" table:display="true" table:show-details="true"/>
                <table:data-pilot-member table:name="0.3856" table:display="true" table:show-details="true"/>
                <table:data-pilot-member table:name="0.3857" table:display="true" table:show-details="true"/>
                <table:data-pilot-member table:name="0.3859" table:display="true" table:show-details="true"/>
                <table:data-pilot-member table:name="0.3860" table:display="true" table:show-details="true"/>
                <table:data-pilot-member table:name="0.3861" table:display="true" table:show-details="true"/>
                <table:data-pilot-member table:name="0.3862" table:display="true" table:show-details="true"/>
                <table:data-pilot-member table:name="0.3865" table:display="true" table:show-details="true"/>
                <table:data-pilot-member table:name="0.3866" table:display="true" table:show-details="true"/>
                <table:data-pilot-member table:name="0.3868" table:display="true" table:show-details="true"/>
                <table:data-pilot-member table:name="0.3870" table:display="true" table:show-details="true"/>
                <table:data-pilot-member table:name="0.3871" table:display="true" table:show-details="true"/>
                <table:data-pilot-member table:name="0.3872" table:display="true" table:show-details="true"/>
                <table:data-pilot-member table:name="0.3873" table:display="true" table:show-details="true"/>
                <table:data-pilot-member table:name="0.3874" table:display="true" table:show-details="true"/>
                <table:data-pilot-member table:name="0.3875" table:display="true" table:show-details="true"/>
                <table:data-pilot-member table:name="0.3876" table:display="true" table:show-details="true"/>
                <table:data-pilot-member table:name="0.3877" table:display="true" table:show-details="true"/>
                <table:data-pilot-member table:name="0.3878" table:display="true" table:show-details="true"/>
                <table:data-pilot-member table:name="0.3879" table:display="true" table:show-details="true"/>
                <table:data-pilot-member table:name="0.3880" table:display="true" table:show-details="true"/>
                <table:data-pilot-member table:name="0.3881" table:display="true" table:show-details="true"/>
                <table:data-pilot-member table:name="0.3883" table:display="true" table:show-details="true"/>
                <table:data-pilot-member table:name="0.3884" table:display="true" table:show-details="true"/>
                <table:data-pilot-member table:name="0.3885" table:display="true" table:show-details="true"/>
                <table:data-pilot-member table:name="0.3886" table:display="true" table:show-details="true"/>
                <table:data-pilot-member table:name="0.3887" table:display="true" table:show-details="true"/>
                <table:data-pilot-member table:name="0.3888" table:display="true" table:show-details="true"/>
                <table:data-pilot-member table:name="0.3889" table:display="true" table:show-details="true"/>
                <table:data-pilot-member table:name="0.3890" table:display="true" table:show-details="true"/>
                <table:data-pilot-member table:name="0.3891" table:display="true" table:show-details="true"/>
                <table:data-pilot-member table:name="0.3892" table:display="true" table:show-details="true"/>
                <table:data-pilot-member table:name="0.3893" table:display="true" table:show-details="true"/>
                <table:data-pilot-member table:name="0.3898" table:display="true" table:show-details="true"/>
                <table:data-pilot-member table:name="0.3899" table:display="true" table:show-details="true"/>
                <table:data-pilot-member table:name="0.3900" table:display="true" table:show-details="true"/>
                <table:data-pilot-member table:name="0.3901" table:display="true" table:show-details="true"/>
                <table:data-pilot-member table:name="0.3902" table:display="true" table:show-details="true"/>
                <table:data-pilot-member table:name="0.3903" table:display="true" table:show-details="true"/>
                <table:data-pilot-member table:name="0.3904" table:display="true" table:show-details="true"/>
                <table:data-pilot-member table:name="0.3905" table:display="true" table:show-details="true"/>
                <table:data-pilot-member table:name="0.3906" table:display="true" table:show-details="true"/>
                <table:data-pilot-member table:name="0.3907" table:display="true" table:show-details="true"/>
                <table:data-pilot-member table:name="0.3908" table:display="true" table:show-details="true"/>
                <table:data-pilot-member table:name="0.3909" table:display="true" table:show-details="true"/>
                <table:data-pilot-member table:name="0.3910" table:display="true" table:show-details="true"/>
                <table:data-pilot-member table:name="0.3913" table:display="true" table:show-details="true"/>
                <table:data-pilot-member table:name="0.3914" table:display="true" table:show-details="true"/>
                <table:data-pilot-member table:name="0.3915" table:display="true" table:show-details="true"/>
                <table:data-pilot-member table:name="0.3916" table:display="true" table:show-details="true"/>
                <table:data-pilot-member table:name="0.3918" table:display="true" table:show-details="true"/>
                <table:data-pilot-member table:name="0.3919" table:display="true" table:show-details="true"/>
                <table:data-pilot-member table:name="0.3920" table:display="true" table:show-details="true"/>
                <table:data-pilot-member table:name="0.3921" table:display="true" table:show-details="true"/>
                <table:data-pilot-member table:name="0.3922" table:display="true" table:show-details="true"/>
                <table:data-pilot-member table:name="0.3924" table:display="true" table:show-details="true"/>
                <table:data-pilot-member table:name="0.3925" table:display="true" table:show-details="true"/>
                <table:data-pilot-member table:name="0.3926" table:display="true" table:show-details="true"/>
                <table:data-pilot-member table:name="0.3927" table:display="true" table:show-details="true"/>
                <table:data-pilot-member table:name="0.3928" table:display="true" table:show-details="true"/>
                <table:data-pilot-member table:name="0.3929" table:display="true" table:show-details="true"/>
                <table:data-pilot-member table:name="0.3930" table:display="true" table:show-details="true"/>
                <table:data-pilot-member table:name="0.3931" table:display="true" table:show-details="true"/>
                <table:data-pilot-member table:name="0.3932" table:display="true" table:show-details="true"/>
                <table:data-pilot-member table:name="0.3934" table:display="true" table:show-details="true"/>
                <table:data-pilot-member table:name="0.3935" table:display="true" table:show-details="true"/>
                <table:data-pilot-member table:name="0.3936" table:display="true" table:show-details="true"/>
                <table:data-pilot-member table:name="0.3937" table:display="true" table:show-details="true"/>
                <table:data-pilot-member table:name="0.3938" table:display="true" table:show-details="true"/>
                <table:data-pilot-member table:name="0.3939" table:display="true" table:show-details="true"/>
                <table:data-pilot-member table:name="0.3940" table:display="true" table:show-details="true"/>
                <table:data-pilot-member table:name="0.3941" table:display="true" table:show-details="true"/>
                <table:data-pilot-member table:name="0.3943" table:display="true" table:show-details="true"/>
                <table:data-pilot-member table:name="0.3947" table:display="true" table:show-details="true"/>
                <table:data-pilot-member table:name="0.3948" table:display="true" table:show-details="true"/>
                <table:data-pilot-member table:name="0.3949" table:display="true" table:show-details="true"/>
                <table:data-pilot-member table:name="0.3950" table:display="true" table:show-details="true"/>
                <table:data-pilot-member table:name="0.3951" table:display="true" table:show-details="true"/>
                <table:data-pilot-member table:name="0.3952" table:display="true" table:show-details="true"/>
                <table:data-pilot-member table:name="0.3953" table:display="true" table:show-details="true"/>
                <table:data-pilot-member table:name="0.3955" table:display="true" table:show-details="true"/>
                <table:data-pilot-member table:name="0.3956" table:display="true" table:show-details="true"/>
                <table:data-pilot-member table:name="0.3957" table:display="true" table:show-details="true"/>
                <table:data-pilot-member table:name="0.3958" table:display="true" table:show-details="true"/>
                <table:data-pilot-member table:name="0.3961" table:display="true" table:show-details="true"/>
                <table:data-pilot-member table:name="0.3962" table:display="true" table:show-details="true"/>
                <table:data-pilot-member table:name="0.3963" table:display="true" table:show-details="true"/>
                <table:data-pilot-member table:name="0.3965" table:display="true" table:show-details="true"/>
                <table:data-pilot-member table:name="0.3966" table:display="true" table:show-details="true"/>
                <table:data-pilot-member table:name="0.3968" table:display="true" table:show-details="true"/>
                <table:data-pilot-member table:name="0.3969" table:display="true" table:show-details="true"/>
                <table:data-pilot-member table:name="0.3970" table:display="true" table:show-details="true"/>
                <table:data-pilot-member table:name="0.3971" table:display="true" table:show-details="true"/>
                <table:data-pilot-member table:name="0.3972" table:display="true" table:show-details="true"/>
                <table:data-pilot-member table:name="0.3973" table:display="true" table:show-details="true"/>
                <table:data-pilot-member table:name="0.3974" table:display="true" table:show-details="true"/>
                <table:data-pilot-member table:name="0.3975" table:display="true" table:show-details="true"/>
                <table:data-pilot-member table:name="0.3976" table:display="true" table:show-details="true"/>
                <table:data-pilot-member table:name="0.3978" table:display="true" table:show-details="true"/>
                <table:data-pilot-member table:name="0.3979" table:display="true" table:show-details="true"/>
                <table:data-pilot-member table:name="0.3980" table:display="true" table:show-details="true"/>
                <table:data-pilot-member table:name="0.3981" table:display="true" table:show-details="true"/>
                <table:data-pilot-member table:name="0.3982" table:display="true" table:show-details="true"/>
                <table:data-pilot-member table:name="0.3984" table:display="true" table:show-details="true"/>
                <table:data-pilot-member table:name="0.3985" table:display="true" table:show-details="true"/>
                <table:data-pilot-member table:name="0.3986" table:display="true" table:show-details="true"/>
                <table:data-pilot-member table:name="0.3989" table:display="true" table:show-details="true"/>
                <table:data-pilot-member table:name="0.3990" table:display="true" table:show-details="true"/>
                <table:data-pilot-member table:name="0.3991" table:display="true" table:show-details="true"/>
                <table:data-pilot-member table:name="0.3992" table:display="true" table:show-details="true"/>
                <table:data-pilot-member table:name="0.3993" table:display="true" table:show-details="true"/>
                <table:data-pilot-member table:name="0.3994" table:display="true" table:show-details="true"/>
                <table:data-pilot-member table:name="0.3996" table:display="true" table:show-details="true"/>
                <table:data-pilot-member table:name="0.3998" table:display="true" table:show-details="true"/>
                <table:data-pilot-member table:name="0.4003" table:display="true" table:show-details="true"/>
                <table:data-pilot-member table:name="0.4004" table:display="true" table:show-details="true"/>
                <table:data-pilot-member table:name="0.4005" table:display="true" table:show-details="true"/>
                <table:data-pilot-member table:name="0.4009" table:display="true" table:show-details="true"/>
                <table:data-pilot-member table:name="0.4010" table:display="true" table:show-details="true"/>
                <table:data-pilot-member table:name="0.4011" table:display="true" table:show-details="true"/>
                <table:data-pilot-member table:name="0.4012" table:display="true" table:show-details="true"/>
                <table:data-pilot-member table:name="0.4014" table:display="true" table:show-details="true"/>
                <table:data-pilot-member table:name="0.4016" table:display="true" table:show-details="true"/>
                <table:data-pilot-member table:name="0.4017" table:display="true" table:show-details="true"/>
                <table:data-pilot-member table:name="0.4018" table:display="true" table:show-details="true"/>
                <table:data-pilot-member table:name="0.4019" table:display="true" table:show-details="true"/>
                <table:data-pilot-member table:name="0.4020" table:display="true" table:show-details="true"/>
                <table:data-pilot-member table:name="0.4021" table:display="true" table:show-details="true"/>
                <table:data-pilot-member table:name="0.4022" table:display="true" table:show-details="true"/>
                <table:data-pilot-member table:name="0.4023" table:display="true" table:show-details="true"/>
                <table:data-pilot-member table:name="0.4024" table:display="true" table:show-details="true"/>
                <table:data-pilot-member table:name="0.4026" table:display="true" table:show-details="true"/>
                <table:data-pilot-member table:name="0.4028" table:display="true" table:show-details="true"/>
                <table:data-pilot-member table:name="0.4031" table:display="true" table:show-details="true"/>
                <table:data-pilot-member table:name="0.4032" table:display="true" table:show-details="true"/>
                <table:data-pilot-member table:name="0.4033" table:display="true" table:show-details="true"/>
                <table:data-pilot-member table:name="0.4034" table:display="true" table:show-details="true"/>
                <table:data-pilot-member table:name="0.4035" table:display="true" table:show-details="true"/>
                <table:data-pilot-member table:name="0.4036" table:display="true" table:show-details="true"/>
                <table:data-pilot-member table:name="0.4037" table:display="true" table:show-details="true"/>
                <table:data-pilot-member table:name="0.4038" table:display="true" table:show-details="true"/>
                <table:data-pilot-member table:name="0.4043" table:display="true" table:show-details="true"/>
                <table:data-pilot-member table:name="0.4044" table:display="true" table:show-details="true"/>
                <table:data-pilot-member table:name="0.4046" table:display="true" table:show-details="true"/>
                <table:data-pilot-member table:name="0.4047" table:display="true" table:show-details="true"/>
                <table:data-pilot-member table:name="0.4048" table:display="true" table:show-details="true"/>
                <table:data-pilot-member table:name="0.4049" table:display="true" table:show-details="true"/>
                <table:data-pilot-member table:name="0.4052" table:display="true" table:show-details="true"/>
                <table:data-pilot-member table:name="0.4054" table:display="true" table:show-details="true"/>
                <table:data-pilot-member table:name="0.4056" table:display="true" table:show-details="true"/>
                <table:data-pilot-member table:name="0.4057" table:display="true" table:show-details="true"/>
                <table:data-pilot-member table:name="0.4058" table:display="true" table:show-details="true"/>
                <table:data-pilot-member table:name="0.4061" table:display="true" table:show-details="true"/>
                <table:data-pilot-member table:name="0.4062" table:display="true" table:show-details="true"/>
                <table:data-pilot-member table:name="0.4066" table:display="true" table:show-details="true"/>
                <table:data-pilot-member table:name="0.4067" table:display="true" table:show-details="true"/>
                <table:data-pilot-member table:name="0.4068" table:display="true" table:show-details="true"/>
                <table:data-pilot-member table:name="0.4071" table:display="true" table:show-details="true"/>
                <table:data-pilot-member table:name="0.4074" table:display="true" table:show-details="true"/>
                <table:data-pilot-member table:name="0.4076" table:display="true" table:show-details="true"/>
                <table:data-pilot-member table:name="0.4077" table:display="true" table:show-details="true"/>
                <table:data-pilot-member table:name="0.4078" table:display="true" table:show-details="true"/>
                <table:data-pilot-member table:name="0.4080" table:display="true" table:show-details="true"/>
                <table:data-pilot-member table:name="0.4081" table:display="true" table:show-details="true"/>
                <table:data-pilot-member table:name="0.4082" table:display="true" table:show-details="true"/>
                <table:data-pilot-member table:name="0.4084" table:display="true" table:show-details="true"/>
                <table:data-pilot-member table:name="0.4085" table:display="true" table:show-details="true"/>
                <table:data-pilot-member table:name="0.4086" table:display="true" table:show-details="true"/>
                <table:data-pilot-member table:name="0.4089" table:display="true" table:show-details="true"/>
                <table:data-pilot-member table:name="0.4092" table:display="true" table:show-details="true"/>
                <table:data-pilot-member table:name="0.4094" table:display="true" table:show-details="true"/>
                <table:data-pilot-member table:name="0.4097" table:display="true" table:show-details="true"/>
                <table:data-pilot-member table:name="0.4098" table:display="true" table:show-details="true"/>
                <table:data-pilot-member table:name="0.4100" table:display="true" table:show-details="true"/>
                <table:data-pilot-member table:name="0.4103" table:display="true" table:show-details="true"/>
                <table:data-pilot-member table:name="0.4104" table:display="true" table:show-details="true"/>
                <table:data-pilot-member table:name="0.4105" table:display="true" table:show-details="true"/>
                <table:data-pilot-member table:name="0.4107" table:display="true" table:show-details="true"/>
                <table:data-pilot-member table:name="0.4108" table:display="true" table:show-details="true"/>
                <table:data-pilot-member table:name="0.4109" table:display="true" table:show-details="true"/>
                <table:data-pilot-member table:name="0.4111" table:display="true" table:show-details="true"/>
                <table:data-pilot-member table:name="0.4112" table:display="true" table:show-details="true"/>
                <table:data-pilot-member table:name="0.4113" table:display="true" table:show-details="true"/>
                <table:data-pilot-member table:name="0.4114" table:display="true" table:show-details="true"/>
                <table:data-pilot-member table:name="0.4115" table:display="true" table:show-details="true"/>
                <table:data-pilot-member table:name="0.4116" table:display="true" table:show-details="true"/>
                <table:data-pilot-member table:name="0.4117" table:display="true" table:show-details="true"/>
                <table:data-pilot-member table:name="0.4118" table:display="true" table:show-details="true"/>
                <table:data-pilot-member table:name="0.4119" table:display="true" table:show-details="true"/>
                <table:data-pilot-member table:name="0.4121" table:display="true" table:show-details="true"/>
                <table:data-pilot-member table:name="0.4123" table:display="true" table:show-details="true"/>
                <table:data-pilot-member table:name="0.4124" table:display="true" table:show-details="true"/>
                <table:data-pilot-member table:name="0.4126" table:display="true" table:show-details="true"/>
                <table:data-pilot-member table:name="0.4127" table:display="true" table:show-details="true"/>
                <table:data-pilot-member table:name="0.4129" table:display="true" table:show-details="true"/>
                <table:data-pilot-member table:name="0.4130" table:display="true" table:show-details="true"/>
                <table:data-pilot-member table:name="0.4137" table:display="true" table:show-details="true"/>
                <table:data-pilot-member table:name="0.4143" table:display="true" table:show-details="true"/>
                <table:data-pilot-member table:name="0.4145" table:display="true" table:show-details="true"/>
                <table:data-pilot-member table:name="0.4154" table:display="true" table:show-details="true"/>
                <table:data-pilot-member table:name="0.4157" table:display="true" table:show-details="true"/>
                <table:data-pilot-member table:name="0.4159" table:display="true" table:show-details="true"/>
                <table:data-pilot-member table:name="0.4162" table:display="true" table:show-details="true"/>
                <table:data-pilot-member table:name="0.4165" table:display="true" table:show-details="true"/>
                <table:data-pilot-member table:name="0.4167" table:display="true" table:show-details="true"/>
                <table:data-pilot-member table:name="0.4169" table:display="true" table:show-details="true"/>
                <table:data-pilot-member table:name="0.4171" table:display="true" table:show-details="true"/>
                <table:data-pilot-member table:name="0.4174" table:display="true" table:show-details="true"/>
                <table:data-pilot-member table:name="0.4178" table:display="true" table:show-details="true"/>
                <table:data-pilot-member table:name="0.4188" table:display="true" table:show-details="true"/>
                <table:data-pilot-member table:name="0.4202" table:display="true" table:show-details="true"/>
                <table:data-pilot-member table:name="0.4203" table:display="true" table:show-details="true"/>
                <table:data-pilot-member table:name="0.4205" table:display="true" table:show-details="true"/>
                <table:data-pilot-member table:name="0.4206" table:display="true" table:show-details="true"/>
                <table:data-pilot-member table:name="0.4209" table:display="true" table:show-details="true"/>
                <table:data-pilot-member table:name="0.4215" table:display="true" table:show-details="true"/>
                <table:data-pilot-member table:name="0.4220" table:display="true" table:show-details="true"/>
                <table:data-pilot-member table:name="0.4229" table:display="true" table:show-details="true"/>
                <table:data-pilot-member table:name="0.4230" table:display="true" table:show-details="true"/>
                <table:data-pilot-member table:name="0.4232" table:display="true" table:show-details="true"/>
                <table:data-pilot-member table:name="0.4241" table:display="true" table:show-details="true"/>
                <table:data-pilot-member table:name="0.4244" table:display="true" table:show-details="true"/>
                <table:data-pilot-member table:name="0.4252" table:display="true" table:show-details="true"/>
                <table:data-pilot-member table:name="0.4258" table:display="true" table:show-details="true"/>
                <table:data-pilot-member table:name="0.4261" table:display="true" table:show-details="true"/>
                <table:data-pilot-member table:name="0.4278" table:display="true" table:show-details="true"/>
                <table:data-pilot-member table:name="0.4281" table:display="true" table:show-details="true"/>
                <table:data-pilot-member table:name="0.4296" table:display="true" table:show-details="true"/>
                <table:data-pilot-member table:name="0.4327" table:display="true" table:show-details="true"/>
                <table:data-pilot-member table:name="0.4330" table:display="true" table:show-details="true"/>
                <table:data-pilot-member table:name="0.4336" table:display="true" table:show-details="true"/>
                <table:data-pilot-member table:name="0.4337" table:display="true" table:show-details="true"/>
                <table:data-pilot-member table:name="0.4357" table:display="true" table:show-details="true"/>
                <table:data-pilot-member table:name="0.4358" table:display="true" table:show-details="true"/>
                <table:data-pilot-member table:name="0.4362" table:display="true" table:show-details="true"/>
                <table:data-pilot-member table:name="0.4378" table:display="true" table:show-details="true"/>
                <table:data-pilot-member table:name="0.4380" table:display="true" table:show-details="true"/>
                <table:data-pilot-member table:name="0.4408" table:display="true" table:show-details="true"/>
                <table:data-pilot-member table:name="0.4426" table:display="true" table:show-details="true"/>
                <table:data-pilot-member table:name="0.4434" table:display="true" table:show-details="true"/>
                <table:data-pilot-member table:name="0.4436" table:display="true" table:show-details="true"/>
                <table:data-pilot-member table:name="0.4444" table:display="true" table:show-details="true"/>
                <table:data-pilot-member table:name="0.4458" table:display="true" table:show-details="true"/>
                <table:data-pilot-member table:name="0.4486" table:display="true" table:show-details="true"/>
                <table:data-pilot-member table:name="0.4532" table:display="true" table:show-details="true"/>
                <table:data-pilot-member table:name="0.4567" table:display="true" table:show-details="true"/>
                <table:data-pilot-member table:name="0.4571" table:display="true" table:show-details="true"/>
                <table:data-pilot-member table:name="0.4723" table:display="true" table:show-details="true"/>
                <table:data-pilot-member table:name="0.4925" table:display="true" table:show-details="true"/>
                <table:data-pilot-member table:name="0.5160" table:display="true" table:show-details="true"/>
                <table:data-pilot-member table:name="0.5213" table:display="true" table:show-details="true"/>
                <table:data-pilot-member table:name="0.5273" table:display="true" table:show-details="true"/>
                <table:data-pilot-member table:name="0.5321" table:display="true" table:show-details="true"/>
                <table:data-pilot-member table:name="0.5323" table:display="true" table:show-details="true"/>
                <table:data-pilot-member table:name="0.5324" table:display="true" table:show-details="true"/>
                <table:data-pilot-member table:name="0.5345" table:display="true" table:show-details="true"/>
                <table:data-pilot-member table:name="0.5429" table:display="true" table:show-details="true"/>
                <table:data-pilot-member table:name="0.5436" table:display="true" table:show-details="true"/>
                <table:data-pilot-member table:name="0.5471" table:display="true" table:show-details="true"/>
                <table:data-pilot-member table:name="0.5483" table:display="true" table:show-details="true"/>
                <table:data-pilot-member table:name="0.5493" table:display="true" table:show-details="true"/>
                <table:data-pilot-member table:name="0.5504" table:display="true" table:show-details="true"/>
                <table:data-pilot-member table:name="0.5522" table:display="true" table:show-details="true"/>
                <table:data-pilot-member table:name="0.5532" table:display="true" table:show-details="true"/>
                <table:data-pilot-member table:name="0.5542" table:display="true" table:show-details="true"/>
                <table:data-pilot-member table:name="0.5566" table:display="true" table:show-details="true"/>
                <table:data-pilot-member table:name="0.5587" table:display="true" table:show-details="true"/>
                <table:data-pilot-member table:name="0.5637" table:display="true" table:show-details="true"/>
                <table:data-pilot-member table:name="0.5642" table:display="true" table:show-details="true"/>
                <table:data-pilot-member table:name="0.5647" table:display="true" table:show-details="true"/>
                <table:data-pilot-member table:name="0.5649" table:display="true" table:show-details="true"/>
                <table:data-pilot-member table:name="0.5660" table:display="true" table:show-details="true"/>
                <table:data-pilot-member table:name="0.5675" table:display="true" table:show-details="true"/>
                <table:data-pilot-member table:name="0.5678" table:display="true" table:show-details="true"/>
                <table:data-pilot-member table:name="0.5682" table:display="true" table:show-details="true"/>
                <table:data-pilot-member table:name="0.5719" table:display="true" table:show-details="true"/>
                <table:data-pilot-member table:name="0.5720" table:display="true" table:show-details="true"/>
                <table:data-pilot-member table:name="0.5723" table:display="true" table:show-details="true"/>
                <table:data-pilot-member table:name="0.5754" table:display="true" table:show-details="true"/>
                <table:data-pilot-member table:name="0.5763" table:display="true" table:show-details="true"/>
                <table:data-pilot-member table:name="0.5764" table:display="true" table:show-details="true"/>
                <table:data-pilot-member table:name="0.5766" table:display="true" table:show-details="true"/>
                <table:data-pilot-member table:name="0.5772" table:display="true" table:show-details="true"/>
                <table:data-pilot-member table:name="0.5781" table:display="true" table:show-details="true"/>
                <table:data-pilot-member table:name="0.5786" table:display="true" table:show-details="true"/>
                <table:data-pilot-member table:name="0.5791" table:display="true" table:show-details="true"/>
                <table:data-pilot-member table:name="0.5792" table:display="true" table:show-details="true"/>
                <table:data-pilot-member table:name="0.5794" table:display="true" table:show-details="true"/>
                <table:data-pilot-member table:name="0.5800" table:display="true" table:show-details="true"/>
                <table:data-pilot-member table:name="0.5805" table:display="true" table:show-details="true"/>
                <table:data-pilot-member table:name="0.5806" table:display="true" table:show-details="true"/>
                <table:data-pilot-member table:name="0.5817" table:display="true" table:show-details="true"/>
                <table:data-pilot-member table:name="0.5819" table:display="true" table:show-details="true"/>
                <table:data-pilot-member table:name="0.5823" table:display="true" table:show-details="true"/>
                <table:data-pilot-member table:name="0.5829" table:display="true" table:show-details="true"/>
                <table:data-pilot-member table:name="0.5835" table:display="true" table:show-details="true"/>
                <table:data-pilot-member table:name="0.5839" table:display="true" table:show-details="true"/>
                <table:data-pilot-member table:name="0.5851" table:display="true" table:show-details="true"/>
                <table:data-pilot-member table:name="0.5858" table:display="true" table:show-details="true"/>
                <table:data-pilot-member table:name="0.5860" table:display="true" table:show-details="true"/>
                <table:data-pilot-member table:name="0.5862" table:display="true" table:show-details="true"/>
                <table:data-pilot-member table:name="0.5863" table:display="true" table:show-details="true"/>
                <table:data-pilot-member table:name="0.5868" table:display="true" table:show-details="true"/>
                <table:data-pilot-member table:name="0.5873" table:display="true" table:show-details="true"/>
                <table:data-pilot-member table:name="0.5875" table:display="true" table:show-details="true"/>
                <table:data-pilot-member table:name="0.5878" table:display="true" table:show-details="true"/>
                <table:data-pilot-member table:name="0.5880" table:display="true" table:show-details="true"/>
                <table:data-pilot-member table:name="0.5881" table:display="true" table:show-details="true"/>
                <table:data-pilot-member table:name="0.5883" table:display="true" table:show-details="true"/>
                <table:data-pilot-member table:name="0.5906" table:display="true" table:show-details="true"/>
                <table:data-pilot-member table:name="0.5915" table:display="true" table:show-details="true"/>
                <table:data-pilot-member table:name="0.5917" table:display="true" table:show-details="true"/>
                <table:data-pilot-member table:name="0.5919" table:display="true" table:show-details="true"/>
                <table:data-pilot-member table:name="0.5920" table:display="true" table:show-details="true"/>
                <table:data-pilot-member table:name="0.5926" table:display="true" table:show-details="true"/>
                <table:data-pilot-member table:name="0.5930" table:display="true" table:show-details="true"/>
                <table:data-pilot-member table:name="0.5937" table:display="true" table:show-details="true"/>
                <table:data-pilot-member table:name="0.5939" table:display="true" table:show-details="true"/>
                <table:data-pilot-member table:name="0.5940" table:display="true" table:show-details="true"/>
                <table:data-pilot-member table:name="0.5947" table:display="true" table:show-details="true"/>
                <table:data-pilot-member table:name="0.5948" table:display="true" table:show-details="true"/>
                <table:data-pilot-member table:name="0.5949" table:display="true" table:show-details="true"/>
                <table:data-pilot-member table:name="0.5951" table:display="true" table:show-details="true"/>
                <table:data-pilot-member table:name="0.5960" table:display="true" table:show-details="true"/>
                <table:data-pilot-member table:name="0.5961" table:display="true" table:show-details="true"/>
                <table:data-pilot-member table:name="0.5968" table:display="true" table:show-details="true"/>
                <table:data-pilot-member table:name="0.5982" table:display="true" table:show-details="true"/>
                <table:data-pilot-member table:name="0.5984" table:display="true" table:show-details="true"/>
                <table:data-pilot-member table:name="0.5991" table:display="true" table:show-details="true"/>
                <table:data-pilot-member table:name="0.5994" table:display="true" table:show-details="true"/>
                <table:data-pilot-member table:name="0.6008" table:display="true" table:show-details="true"/>
                <table:data-pilot-member table:name="0.6016" table:display="true" table:show-details="true"/>
                <table:data-pilot-member table:name="0.6019" table:display="true" table:show-details="true"/>
                <table:data-pilot-member table:name="0.6021" table:display="true" table:show-details="true"/>
                <table:data-pilot-member table:name="0.6026" table:display="true" table:show-details="true"/>
                <table:data-pilot-member table:name="0.6027" table:display="true" table:show-details="true"/>
                <table:data-pilot-member table:name="0.6030" table:display="true" table:show-details="true"/>
                <table:data-pilot-member table:name="0.6032" table:display="true" table:show-details="true"/>
                <table:data-pilot-member table:name="0.6034" table:display="true" table:show-details="true"/>
                <table:data-pilot-member table:name="0.6039" table:display="true" table:show-details="true"/>
                <table:data-pilot-member table:name="0.6040" table:display="true" table:show-details="true"/>
                <table:data-pilot-member table:name="0.6041" table:display="true" table:show-details="true"/>
                <table:data-pilot-member table:name="0.6045" table:display="true" table:show-details="true"/>
                <table:data-pilot-member table:name="0.6048" table:display="true" table:show-details="true"/>
                <table:data-pilot-member table:name="0.6049" table:display="true" table:show-details="true"/>
                <table:data-pilot-member table:name="0.6062" table:display="true" table:show-details="true"/>
                <table:data-pilot-member table:name="0.6063" table:display="true" table:show-details="true"/>
                <table:data-pilot-member table:name="0.6069" table:display="true" table:show-details="true"/>
                <table:data-pilot-member table:name="0.6070" table:display="true" table:show-details="true"/>
                <table:data-pilot-member table:name="0.6071" table:display="true" table:show-details="true"/>
                <table:data-pilot-member table:name="0.6085" table:display="true" table:show-details="true"/>
                <table:data-pilot-member table:name="0.6086" table:display="true" table:show-details="true"/>
                <table:data-pilot-member table:name="0.6092" table:display="true" table:show-details="true"/>
                <table:data-pilot-member table:name="0.6096" table:display="true" table:show-details="true"/>
                <table:data-pilot-member table:name="0.6098" table:display="true" table:show-details="true"/>
                <table:data-pilot-member table:name="0.6101" table:display="true" table:show-details="true"/>
                <table:data-pilot-member table:name="0.6108" table:display="true" table:show-details="true"/>
                <table:data-pilot-member table:name="0.6109" table:display="true" table:show-details="true"/>
                <table:data-pilot-member table:name="0.6131" table:display="true" table:show-details="true"/>
                <table:data-pilot-member table:name="0.6141" table:display="true" table:show-details="true"/>
                <table:data-pilot-member table:name="0.6142" table:display="true" table:show-details="true"/>
                <table:data-pilot-member table:name="0.6143" table:display="true" table:show-details="true"/>
                <table:data-pilot-member table:name="0.6144" table:display="true" table:show-details="true"/>
                <table:data-pilot-member table:name="0.6146" table:display="true" table:show-details="true"/>
                <table:data-pilot-member table:name="0.6148" table:display="true" table:show-details="true"/>
                <table:data-pilot-member table:name="0.6159" table:display="true" table:show-details="true"/>
                <table:data-pilot-member table:name="0.6173" table:display="true" table:show-details="true"/>
                <table:data-pilot-member table:name="0.6177" table:display="true" table:show-details="true"/>
                <table:data-pilot-member table:name="0.6178" table:display="true" table:show-details="true"/>
                <table:data-pilot-member table:name="0.6193" table:display="true" table:show-details="true"/>
                <table:data-pilot-member table:name="0.6195" table:display="true" table:show-details="true"/>
                <table:data-pilot-member table:name="0.6196" table:display="true" table:show-details="true"/>
                <table:data-pilot-member table:name="0.6200" table:display="true" table:show-details="true"/>
                <table:data-pilot-member table:name="0.6206" table:display="true" table:show-details="true"/>
                <table:data-pilot-member table:name="0.6207" table:display="true" table:show-details="true"/>
                <table:data-pilot-member table:name="0.6211" table:display="true" table:show-details="true"/>
                <table:data-pilot-member table:name="0.6213" table:display="true" table:show-details="true"/>
                <table:data-pilot-member table:name="0.6215" table:display="true" table:show-details="true"/>
                <table:data-pilot-member table:name="0.6220" table:display="true" table:show-details="true"/>
                <table:data-pilot-member table:name="0.6221" table:display="true" table:show-details="true"/>
                <table:data-pilot-member table:name="0.6224" table:display="true" table:show-details="true"/>
                <table:data-pilot-member table:name="0.6237" table:display="true" table:show-details="true"/>
                <table:data-pilot-member table:name="0.6239" table:display="true" table:show-details="true"/>
                <table:data-pilot-member table:name="0.6241" table:display="true" table:show-details="true"/>
                <table:data-pilot-member table:name="0.6244" table:display="true" table:show-details="true"/>
                <table:data-pilot-member table:name="0.6258" table:display="true" table:show-details="true"/>
                <table:data-pilot-member table:name="0.6260" table:display="true" table:show-details="true"/>
                <table:data-pilot-member table:name="0.6263" table:display="true" table:show-details="true"/>
                <table:data-pilot-member table:name="0.6267" table:display="true" table:show-details="true"/>
                <table:data-pilot-member table:name="0.6269" table:display="true" table:show-details="true"/>
                <table:data-pilot-member table:name="0.6270" table:display="true" table:show-details="true"/>
                <table:data-pilot-member table:name="0.6274" table:display="true" table:show-details="true"/>
                <table:data-pilot-member table:name="0.6276" table:display="true" table:show-details="true"/>
                <table:data-pilot-member table:name="0.6278" table:display="true" table:show-details="true"/>
                <table:data-pilot-member table:name="0.6281" table:display="true" table:show-details="true"/>
                <table:data-pilot-member table:name="0.6284" table:display="true" table:show-details="true"/>
                <table:data-pilot-member table:name="0.6296" table:display="true" table:show-details="true"/>
                <table:data-pilot-member table:name="0.6297" table:display="true" table:show-details="true"/>
                <table:data-pilot-member table:name="0.6299" table:display="true" table:show-details="true"/>
                <table:data-pilot-member table:name="0.6301" table:display="true" table:show-details="true"/>
                <table:data-pilot-member table:name="0.6302" table:display="true" table:show-details="true"/>
                <table:data-pilot-member table:name="0.6303" table:display="true" table:show-details="true"/>
                <table:data-pilot-member table:name="0.6311" table:display="true" table:show-details="true"/>
                <table:data-pilot-member table:name="0.6315" table:display="true" table:show-details="true"/>
                <table:data-pilot-member table:name="0.6316" table:display="true" table:show-details="true"/>
                <table:data-pilot-member table:name="0.6320" table:display="true" table:show-details="true"/>
                <table:data-pilot-member table:name="0.6321" table:display="true" table:show-details="true"/>
                <table:data-pilot-member table:name="0.6335" table:display="true" table:show-details="true"/>
                <table:data-pilot-member table:name="0.6336" table:display="true" table:show-details="true"/>
                <table:data-pilot-member table:name="0.6340" table:display="true" table:show-details="true"/>
                <table:data-pilot-member table:name="0.6343" table:display="true" table:show-details="true"/>
                <table:data-pilot-member table:name="0.6346" table:display="true" table:show-details="true"/>
                <table:data-pilot-member table:name="0.6349" table:display="true" table:show-details="true"/>
                <table:data-pilot-member table:name="0.6352" table:display="true" table:show-details="true"/>
                <table:data-pilot-member table:name="0.6354" table:display="true" table:show-details="true"/>
                <table:data-pilot-member table:name="0.6356" table:display="true" table:show-details="true"/>
                <table:data-pilot-member table:name="0.6357" table:display="true" table:show-details="true"/>
                <table:data-pilot-member table:name="0.6358" table:display="true" table:show-details="true"/>
                <table:data-pilot-member table:name="0.6361" table:display="true" table:show-details="true"/>
                <table:data-pilot-member table:name="0.6363" table:display="true" table:show-details="true"/>
                <table:data-pilot-member table:name="0.6371" table:display="true" table:show-details="true"/>
                <table:data-pilot-member table:name="0.6373" table:display="true" table:show-details="true"/>
                <table:data-pilot-member table:name="0.6379" table:display="true" table:show-details="true"/>
                <table:data-pilot-member table:name="0.6383" table:display="true" table:show-details="true"/>
                <table:data-pilot-member table:name="0.6385" table:display="true" table:show-details="true"/>
                <table:data-pilot-member table:name="0.6386" table:display="true" table:show-details="true"/>
                <table:data-pilot-member table:name="0.6393" table:display="true" table:show-details="true"/>
                <table:data-pilot-member table:name="0.6394" table:display="true" table:show-details="true"/>
                <table:data-pilot-member table:name="0.6399" table:display="true" table:show-details="true"/>
                <table:data-pilot-member table:name="0.6404" table:display="true" table:show-details="true"/>
                <table:data-pilot-member table:name="0.6406" table:display="true" table:show-details="true"/>
                <table:data-pilot-member table:name="0.6407" table:display="true" table:show-details="true"/>
                <table:data-pilot-member table:name="0.6410" table:display="true" table:show-details="true"/>
                <table:data-pilot-member table:name="0.6411" table:display="true" table:show-details="true"/>
                <table:data-pilot-member table:name="0.6422" table:display="true" table:show-details="true"/>
                <table:data-pilot-member table:name="0.6423" table:display="true" table:show-details="true"/>
                <table:data-pilot-member table:name="0.6425" table:display="true" table:show-details="true"/>
                <table:data-pilot-member table:name="0.6426" table:display="true" table:show-details="true"/>
                <table:data-pilot-member table:name="0.6429" table:display="true" table:show-details="true"/>
                <table:data-pilot-member table:name="0.6431" table:display="true" table:show-details="true"/>
                <table:data-pilot-member table:name="0.6433" table:display="true" table:show-details="true"/>
                <table:data-pilot-member table:name="0.6434" table:display="true" table:show-details="true"/>
                <table:data-pilot-member table:name="0.6439" table:display="true" table:show-details="true"/>
                <table:data-pilot-member table:name="0.6444" table:display="true" table:show-details="true"/>
                <table:data-pilot-member table:name="0.6447" table:display="true" table:show-details="true"/>
                <table:data-pilot-member table:name="0.6449" table:display="true" table:show-details="true"/>
                <table:data-pilot-member table:name="0.6451" table:display="true" table:show-details="true"/>
                <table:data-pilot-member table:name="0.6454" table:display="true" table:show-details="true"/>
                <table:data-pilot-member table:name="0.6455" table:display="true" table:show-details="true"/>
                <table:data-pilot-member table:name="0.6464" table:display="true" table:show-details="true"/>
                <table:data-pilot-member table:name="0.6465" table:display="true" table:show-details="true"/>
                <table:data-pilot-member table:name="0.6466" table:display="true" table:show-details="true"/>
                <table:data-pilot-member table:name="0.6467" table:display="true" table:show-details="true"/>
                <table:data-pilot-member table:name="0.6468" table:display="true" table:show-details="true"/>
                <table:data-pilot-member table:name="0.6472" table:display="true" table:show-details="true"/>
                <table:data-pilot-member table:name="0.6473" table:display="true" table:show-details="true"/>
                <table:data-pilot-member table:name="0.6477" table:display="true" table:show-details="true"/>
                <table:data-pilot-member table:name="0.6479" table:display="true" table:show-details="true"/>
                <table:data-pilot-member table:name="0.6480" table:display="true" table:show-details="true"/>
                <table:data-pilot-member table:name="0.6484" table:display="true" table:show-details="true"/>
                <table:data-pilot-member table:name="0.6485" table:display="true" table:show-details="true"/>
                <table:data-pilot-member table:name="0.6486" table:display="true" table:show-details="true"/>
                <table:data-pilot-member table:name="0.6488" table:display="true" table:show-details="true"/>
                <table:data-pilot-member table:name="0.6494" table:display="true" table:show-details="true"/>
                <table:data-pilot-member table:name="0.6498" table:display="true" table:show-details="true"/>
                <table:data-pilot-member table:name="0.6499" table:display="true" table:show-details="true"/>
                <table:data-pilot-member table:name="0.6504" table:display="true" table:show-details="true"/>
                <table:data-pilot-member table:name="0.6505" table:display="true" table:show-details="true"/>
                <table:data-pilot-member table:name="0.6506" table:display="true" table:show-details="true"/>
                <table:data-pilot-member table:name="0.6507" table:display="true" table:show-details="true"/>
                <table:data-pilot-member table:name="0.6510" table:display="true" table:show-details="true"/>
                <table:data-pilot-member table:name="0.6511" table:display="true" table:show-details="true"/>
                <table:data-pilot-member table:name="0.6512" table:display="true" table:show-details="true"/>
                <table:data-pilot-member table:name="0.6513" table:display="true" table:show-details="true"/>
                <table:data-pilot-member table:name="0.6515" table:display="true" table:show-details="true"/>
                <table:data-pilot-member table:name="0.6516" table:display="true" table:show-details="true"/>
                <table:data-pilot-member table:name="0.6517" table:display="true" table:show-details="true"/>
                <table:data-pilot-member table:name="0.6518" table:display="true" table:show-details="true"/>
                <table:data-pilot-member table:name="0.6519" table:display="true" table:show-details="true"/>
                <table:data-pilot-member table:name="0.6523" table:display="true" table:show-details="true"/>
                <table:data-pilot-member table:name="0.6528" table:display="true" table:show-details="true"/>
                <table:data-pilot-member table:name="0.6529" table:display="true" table:show-details="true"/>
                <table:data-pilot-member table:name="0.6534" table:display="true" table:show-details="true"/>
                <table:data-pilot-member table:name="0.6536" table:display="true" table:show-details="true"/>
                <table:data-pilot-member table:name="0.6538" table:display="true" table:show-details="true"/>
                <table:data-pilot-member table:name="0.6540" table:display="true" table:show-details="true"/>
                <table:data-pilot-member table:name="0.6542" table:display="true" table:show-details="true"/>
                <table:data-pilot-member table:name="0.6543" table:display="true" table:show-details="true"/>
                <table:data-pilot-member table:name="0.6544" table:display="true" table:show-details="true"/>
                <table:data-pilot-member table:name="0.6545" table:display="true" table:show-details="true"/>
                <table:data-pilot-member table:name="0.6548" table:display="true" table:show-details="true"/>
                <table:data-pilot-member table:name="0.6549" table:display="true" table:show-details="true"/>
                <table:data-pilot-member table:name="0.6550" table:display="true" table:show-details="true"/>
                <table:data-pilot-member table:name="0.6555" table:display="true" table:show-details="true"/>
                <table:data-pilot-member table:name="0.6560" table:display="true" table:show-details="true"/>
                <table:data-pilot-member table:name="0.6561" table:display="true" table:show-details="true"/>
                <table:data-pilot-member table:name="0.6563" table:display="true" table:show-details="true"/>
                <table:data-pilot-member table:name="0.6564" table:display="true" table:show-details="true"/>
                <table:data-pilot-member table:name="0.6565" table:display="true" table:show-details="true"/>
                <table:data-pilot-member table:name="0.6567" table:display="true" table:show-details="true"/>
                <table:data-pilot-member table:name="0.6571" table:display="true" table:show-details="true"/>
                <table:data-pilot-member table:name="0.6572" table:display="true" table:show-details="true"/>
                <table:data-pilot-member table:name="0.6576" table:display="true" table:show-details="true"/>
                <table:data-pilot-member table:name="0.6580" table:display="true" table:show-details="true"/>
                <table:data-pilot-member table:name="0.6581" table:display="true" table:show-details="true"/>
                <table:data-pilot-member table:name="0.6582" table:display="true" table:show-details="true"/>
                <table:data-pilot-member table:name="0.6583" table:display="true" table:show-details="true"/>
                <table:data-pilot-member table:name="0.6584" table:display="true" table:show-details="true"/>
                <table:data-pilot-member table:name="0.6585" table:display="true" table:show-details="true"/>
                <table:data-pilot-member table:name="0.6587" table:display="true" table:show-details="true"/>
                <table:data-pilot-member table:name="0.6589" table:display="true" table:show-details="true"/>
                <table:data-pilot-member table:name="0.6590" table:display="true" table:show-details="true"/>
                <table:data-pilot-member table:name="0.6591" table:display="true" table:show-details="true"/>
                <table:data-pilot-member table:name="0.6594" table:display="true" table:show-details="true"/>
                <table:data-pilot-member table:name="0.6595" table:display="true" table:show-details="true"/>
                <table:data-pilot-member table:name="0.6596" table:display="true" table:show-details="true"/>
                <table:data-pilot-member table:name="0.6598" table:display="true" table:show-details="true"/>
                <table:data-pilot-member table:name="0.6602" table:display="true" table:show-details="true"/>
                <table:data-pilot-member table:name="0.6605" table:display="true" table:show-details="true"/>
                <table:data-pilot-member table:name="0.6609" table:display="true" table:show-details="true"/>
                <table:data-pilot-member table:name="0.6610" table:display="true" table:show-details="true"/>
                <table:data-pilot-member table:name="0.6611" table:display="true" table:show-details="true"/>
                <table:data-pilot-member table:name="0.6613" table:display="true" table:show-details="true"/>
                <table:data-pilot-member table:name="0.6614" table:display="true" table:show-details="true"/>
                <table:data-pilot-member table:name="0.6616" table:display="true" table:show-details="true"/>
                <table:data-pilot-member table:name="0.6617" table:display="true" table:show-details="true"/>
                <table:data-pilot-member table:name="0.6618" table:display="true" table:show-details="true"/>
                <table:data-pilot-member table:name="0.6619" table:display="true" table:show-details="true"/>
                <table:data-pilot-member table:name="0.6620" table:display="true" table:show-details="true"/>
                <table:data-pilot-member table:name="0.6621" table:display="true" table:show-details="true"/>
                <table:data-pilot-member table:name="0.6622" table:display="true" table:show-details="true"/>
                <table:data-pilot-member table:name="0.6623" table:display="true" table:show-details="true"/>
                <table:data-pilot-member table:name="0.6626" table:display="true" table:show-details="true"/>
                <table:data-pilot-member table:name="0.6628" table:display="true" table:show-details="true"/>
                <table:data-pilot-member table:name="0.6629" table:display="true" table:show-details="true"/>
                <table:data-pilot-member table:name="0.6632" table:display="true" table:show-details="true"/>
                <table:data-pilot-member table:name="0.6634" table:display="true" table:show-details="true"/>
                <table:data-pilot-member table:name="0.6637" table:display="true" table:show-details="true"/>
                <table:data-pilot-member table:name="0.6638" table:display="true" table:show-details="true"/>
                <table:data-pilot-member table:name="0.6640" table:display="true" table:show-details="true"/>
                <table:data-pilot-member table:name="0.6641" table:display="true" table:show-details="true"/>
                <table:data-pilot-member table:name="0.6642" table:display="true" table:show-details="true"/>
                <table:data-pilot-member table:name="0.6643" table:display="true" table:show-details="true"/>
                <table:data-pilot-member table:name="0.6644" table:display="true" table:show-details="true"/>
                <table:data-pilot-member table:name="0.6648" table:display="true" table:show-details="true"/>
                <table:data-pilot-member table:name="0.6649" table:display="true" table:show-details="true"/>
                <table:data-pilot-member table:name="0.6652" table:display="true" table:show-details="true"/>
                <table:data-pilot-member table:name="0.6653" table:display="true" table:show-details="true"/>
                <table:data-pilot-member table:name="0.6655" table:display="true" table:show-details="true"/>
                <table:data-pilot-member table:name="0.6657" table:display="true" table:show-details="true"/>
                <table:data-pilot-member table:name="0.6658" table:display="true" table:show-details="true"/>
                <table:data-pilot-member table:name="0.6659" table:display="true" table:show-details="true"/>
                <table:data-pilot-member table:name="0.6663" table:display="true" table:show-details="true"/>
                <table:data-pilot-member table:name="0.6667" table:display="true" table:show-details="true"/>
                <table:data-pilot-member table:name="0.6668" table:display="true" table:show-details="true"/>
                <table:data-pilot-member table:name="0.6671" table:display="true" table:show-details="true"/>
                <table:data-pilot-member table:name="0.6672" table:display="true" table:show-details="true"/>
                <table:data-pilot-member table:name="0.6674" table:display="true" table:show-details="true"/>
                <table:data-pilot-member table:name="0.6675" table:display="true" table:show-details="true"/>
                <table:data-pilot-member table:name="0.6676" table:display="true" table:show-details="true"/>
                <table:data-pilot-member table:name="0.6677" table:display="true" table:show-details="true"/>
                <table:data-pilot-member table:name="0.6679" table:display="true" table:show-details="true"/>
                <table:data-pilot-member table:name="0.6680" table:display="true" table:show-details="true"/>
                <table:data-pilot-member table:name="0.6682" table:display="true" table:show-details="true"/>
                <table:data-pilot-member table:name="0.6684" table:display="true" table:show-details="true"/>
                <table:data-pilot-member table:name="0.6686" table:display="true" table:show-details="true"/>
                <table:data-pilot-member table:name="0.6687" table:display="true" table:show-details="true"/>
                <table:data-pilot-member table:name="0.6689" table:display="true" table:show-details="true"/>
                <table:data-pilot-member table:name="0.6690" table:display="true" table:show-details="true"/>
                <table:data-pilot-member table:name="0.6691" table:display="true" table:show-details="true"/>
                <table:data-pilot-member table:name="0.6693" table:display="true" table:show-details="true"/>
                <table:data-pilot-member table:name="0.6694" table:display="true" table:show-details="true"/>
                <table:data-pilot-member table:name="0.6695" table:display="true" table:show-details="true"/>
                <table:data-pilot-member table:name="0.6699" table:display="true" table:show-details="true"/>
                <table:data-pilot-member table:name="0.6702" table:display="true" table:show-details="true"/>
                <table:data-pilot-member table:name="0.6706" table:display="true" table:show-details="true"/>
                <table:data-pilot-member table:name="0.6708" table:display="true" table:show-details="true"/>
                <table:data-pilot-member table:name="0.6709" table:display="true" table:show-details="true"/>
                <table:data-pilot-member table:name="0.6710" table:display="true" table:show-details="true"/>
                <table:data-pilot-member table:name="0.6711" table:display="true" table:show-details="true"/>
                <table:data-pilot-member table:name="0.6713" table:display="true" table:show-details="true"/>
                <table:data-pilot-member table:name="0.6715" table:display="true" table:show-details="true"/>
                <table:data-pilot-member table:name="0.6717" table:display="true" table:show-details="true"/>
                <table:data-pilot-member table:name="0.6719" table:display="true" table:show-details="true"/>
                <table:data-pilot-member table:name="0.6720" table:display="true" table:show-details="true"/>
                <table:data-pilot-member table:name="0.6722" table:display="true" table:show-details="true"/>
                <table:data-pilot-member table:name="0.6725" table:display="true" table:show-details="true"/>
                <table:data-pilot-member table:name="0.6726" table:display="true" table:show-details="true"/>
                <table:data-pilot-member table:name="0.6727" table:display="true" table:show-details="true"/>
                <table:data-pilot-member table:name="0.6729" table:display="true" table:show-details="true"/>
                <table:data-pilot-member table:name="0.6730" table:display="true" table:show-details="true"/>
                <table:data-pilot-member table:name="0.6731" table:display="true" table:show-details="true"/>
                <table:data-pilot-member table:name="0.6732" table:display="true" table:show-details="true"/>
                <table:data-pilot-member table:name="0.6733" table:display="true" table:show-details="true"/>
                <table:data-pilot-member table:name="0.6734" table:display="true" table:show-details="true"/>
                <table:data-pilot-member table:name="0.6735" table:display="true" table:show-details="true"/>
                <table:data-pilot-member table:name="0.6737" table:display="true" table:show-details="true"/>
                <table:data-pilot-member table:name="0.6738" table:display="true" table:show-details="true"/>
                <table:data-pilot-member table:name="0.6740" table:display="true" table:show-details="true"/>
                <table:data-pilot-member table:name="0.6741" table:display="true" table:show-details="true"/>
                <table:data-pilot-member table:name="0.6742" table:display="true" table:show-details="true"/>
                <table:data-pilot-member table:name="0.6744" table:display="true" table:show-details="true"/>
                <table:data-pilot-member table:name="0.6745" table:display="true" table:show-details="true"/>
                <table:data-pilot-member table:name="0.6746" table:display="true" table:show-details="true"/>
                <table:data-pilot-member table:name="0.6747" table:display="true" table:show-details="true"/>
                <table:data-pilot-member table:name="0.6748" table:display="true" table:show-details="true"/>
                <table:data-pilot-member table:name="0.6749" table:display="true" table:show-details="true"/>
                <table:data-pilot-member table:name="0.6750" table:display="true" table:show-details="true"/>
                <table:data-pilot-member table:name="0.6751" table:display="true" table:show-details="true"/>
                <table:data-pilot-member table:name="0.6752" table:display="true" table:show-details="true"/>
                <table:data-pilot-member table:name="0.6753" table:display="true" table:show-details="true"/>
                <table:data-pilot-member table:name="0.6754" table:display="true" table:show-details="true"/>
                <table:data-pilot-member table:name="0.6755" table:display="true" table:show-details="true"/>
                <table:data-pilot-member table:name="0.6756" table:display="true" table:show-details="true"/>
                <table:data-pilot-member table:name="0.6758" table:display="true" table:show-details="true"/>
                <table:data-pilot-member table:name="0.6760" table:display="true" table:show-details="true"/>
                <table:data-pilot-member table:name="0.6761" table:display="true" table:show-details="true"/>
                <table:data-pilot-member table:name="0.6762" table:display="true" table:show-details="true"/>
                <table:data-pilot-member table:name="0.6763" table:display="true" table:show-details="true"/>
                <table:data-pilot-member table:name="0.6764" table:display="true" table:show-details="true"/>
                <table:data-pilot-member table:name="0.6767" table:display="true" table:show-details="true"/>
                <table:data-pilot-member table:name="0.6768" table:display="true" table:show-details="true"/>
                <table:data-pilot-member table:name="0.6769" table:display="true" table:show-details="true"/>
                <table:data-pilot-member table:name="0.6770" table:display="true" table:show-details="true"/>
                <table:data-pilot-member table:name="0.6771" table:display="true" table:show-details="true"/>
                <table:data-pilot-member table:name="0.6772" table:display="true" table:show-details="true"/>
                <table:data-pilot-member table:name="0.6773" table:display="true" table:show-details="true"/>
                <table:data-pilot-member table:name="0.6774" table:display="true" table:show-details="true"/>
                <table:data-pilot-member table:name="0.6775" table:display="true" table:show-details="true"/>
                <table:data-pilot-member table:name="0.6777" table:display="true" table:show-details="true"/>
                <table:data-pilot-member table:name="0.6778" table:display="true" table:show-details="true"/>
                <table:data-pilot-member table:name="0.6781" table:display="true" table:show-details="true"/>
                <table:data-pilot-member table:name="0.6782" table:display="true" table:show-details="true"/>
                <table:data-pilot-member table:name="0.6783" table:display="true" table:show-details="true"/>
                <table:data-pilot-member table:name="0.6784" table:display="true" table:show-details="true"/>
                <table:data-pilot-member table:name="0.6785" table:display="true" table:show-details="true"/>
                <table:data-pilot-member table:name="0.6787" table:display="true" table:show-details="true"/>
                <table:data-pilot-member table:name="0.6788" table:display="true" table:show-details="true"/>
                <table:data-pilot-member table:name="0.6789" table:display="true" table:show-details="true"/>
                <table:data-pilot-member table:name="0.6791" table:display="true" table:show-details="true"/>
                <table:data-pilot-member table:name="0.6792" table:display="true" table:show-details="true"/>
                <table:data-pilot-member table:name="0.6794" table:display="true" table:show-details="true"/>
                <table:data-pilot-member table:name="0.6796" table:display="true" table:show-details="true"/>
                <table:data-pilot-member table:name="0.6799" table:display="true" table:show-details="true"/>
                <table:data-pilot-member table:name="0.6800" table:display="true" table:show-details="true"/>
                <table:data-pilot-member table:name="0.6802" table:display="true" table:show-details="true"/>
                <table:data-pilot-member table:name="0.6803" table:display="true" table:show-details="true"/>
                <table:data-pilot-member table:name="0.6804" table:display="true" table:show-details="true"/>
                <table:data-pilot-member table:name="0.6805" table:display="true" table:show-details="true"/>
                <table:data-pilot-member table:name="0.6806" table:display="true" table:show-details="true"/>
                <table:data-pilot-member table:name="0.6808" table:display="true" table:show-details="true"/>
                <table:data-pilot-member table:name="0.6809" table:display="true" table:show-details="true"/>
                <table:data-pilot-member table:name="0.6811" table:display="true" table:show-details="true"/>
                <table:data-pilot-member table:name="0.6813" table:display="true" table:show-details="true"/>
                <table:data-pilot-member table:name="0.6814" table:display="true" table:show-details="true"/>
                <table:data-pilot-member table:name="0.6815" table:display="true" table:show-details="true"/>
                <table:data-pilot-member table:name="0.6816" table:display="true" table:show-details="true"/>
                <table:data-pilot-member table:name="0.6817" table:display="true" table:show-details="true"/>
                <table:data-pilot-member table:name="0.6818" table:display="true" table:show-details="true"/>
                <table:data-pilot-member table:name="0.6819" table:display="true" table:show-details="true"/>
                <table:data-pilot-member table:name="0.6820" table:display="true" table:show-details="true"/>
                <table:data-pilot-member table:name="0.6821" table:display="true" table:show-details="true"/>
                <table:data-pilot-member table:name="0.6822" table:display="true" table:show-details="true"/>
                <table:data-pilot-member table:name="0.6823" table:display="true" table:show-details="true"/>
                <table:data-pilot-member table:name="0.6824" table:display="true" table:show-details="true"/>
                <table:data-pilot-member table:name="0.6826" table:display="true" table:show-details="true"/>
                <table:data-pilot-member table:name="0.6827" table:display="true" table:show-details="true"/>
                <table:data-pilot-member table:name="0.6829" table:display="true" table:show-details="true"/>
                <table:data-pilot-member table:name="0.6830" table:display="true" table:show-details="true"/>
                <table:data-pilot-member table:name="0.6831" table:display="true" table:show-details="true"/>
                <table:data-pilot-member table:name="0.6832" table:display="true" table:show-details="true"/>
                <table:data-pilot-member table:name="0.6833" table:display="true" table:show-details="true"/>
                <table:data-pilot-member table:name="0.6835" table:display="true" table:show-details="true"/>
                <table:data-pilot-member table:name="0.6838" table:display="true" table:show-details="true"/>
                <table:data-pilot-member table:name="0.6839" table:display="true" table:show-details="true"/>
                <table:data-pilot-member table:name="0.6840" table:display="true" table:show-details="true"/>
                <table:data-pilot-member table:name="0.6841" table:display="true" table:show-details="true"/>
                <table:data-pilot-member table:name="0.6842" table:display="true" table:show-details="true"/>
                <table:data-pilot-member table:name="0.6843" table:display="true" table:show-details="true"/>
                <table:data-pilot-member table:name="0.6844" table:display="true" table:show-details="true"/>
                <table:data-pilot-member table:name="0.6845" table:display="true" table:show-details="true"/>
                <table:data-pilot-member table:name="0.6846" table:display="true" table:show-details="true"/>
                <table:data-pilot-member table:name="0.6847" table:display="true" table:show-details="true"/>
                <table:data-pilot-member table:name="0.6848" table:display="true" table:show-details="true"/>
                <table:data-pilot-member table:name="0.6849" table:display="true" table:show-details="true"/>
                <table:data-pilot-member table:name="0.6850" table:display="true" table:show-details="true"/>
                <table:data-pilot-member table:name="0.6851" table:display="true" table:show-details="true"/>
                <table:data-pilot-member table:name="0.6853" table:display="true" table:show-details="true"/>
                <table:data-pilot-member table:name="0.6854" table:display="true" table:show-details="true"/>
                <table:data-pilot-member table:name="0.6855" table:display="true" table:show-details="true"/>
                <table:data-pilot-member table:name="0.6856" table:display="true" table:show-details="true"/>
                <table:data-pilot-member table:name="0.6857" table:display="true" table:show-details="true"/>
                <table:data-pilot-member table:name="0.6858" table:display="true" table:show-details="true"/>
                <table:data-pilot-member table:name="0.6859" table:display="true" table:show-details="true"/>
                <table:data-pilot-member table:name="0.6861" table:display="true" table:show-details="true"/>
                <table:data-pilot-member table:name="0.6862" table:display="true" table:show-details="true"/>
                <table:data-pilot-member table:name="0.6864" table:display="true" table:show-details="true"/>
                <table:data-pilot-member table:name="0.6865" table:display="true" table:show-details="true"/>
                <table:data-pilot-member table:name="0.6866" table:display="true" table:show-details="true"/>
                <table:data-pilot-member table:name="0.6867" table:display="true" table:show-details="true"/>
                <table:data-pilot-member table:name="0.6869" table:display="true" table:show-details="true"/>
                <table:data-pilot-member table:name="0.6870" table:display="true" table:show-details="true"/>
                <table:data-pilot-member table:name="0.6871" table:display="true" table:show-details="true"/>
                <table:data-pilot-member table:name="0.6872" table:display="true" table:show-details="true"/>
                <table:data-pilot-member table:name="0.6873" table:display="true" table:show-details="true"/>
                <table:data-pilot-member table:name="0.6874" table:display="true" table:show-details="true"/>
                <table:data-pilot-member table:name="0.6875" table:display="true" table:show-details="true"/>
                <table:data-pilot-member table:name="0.6876" table:display="true" table:show-details="true"/>
                <table:data-pilot-member table:name="0.6877" table:display="true" table:show-details="true"/>
                <table:data-pilot-member table:name="0.6878" table:display="true" table:show-details="true"/>
                <table:data-pilot-member table:name="0.6879" table:display="true" table:show-details="true"/>
                <table:data-pilot-member table:name="0.6880" table:display="true" table:show-details="true"/>
                <table:data-pilot-member table:name="0.6881" table:display="true" table:show-details="true"/>
                <table:data-pilot-member table:name="0.6882" table:display="true" table:show-details="true"/>
                <table:data-pilot-member table:name="0.6883" table:display="true" table:show-details="true"/>
                <table:data-pilot-member table:name="0.6884" table:display="true" table:show-details="true"/>
                <table:data-pilot-member table:name="0.6885" table:display="true" table:show-details="true"/>
                <table:data-pilot-member table:name="0.6887" table:display="true" table:show-details="true"/>
                <table:data-pilot-member table:name="0.6888" table:display="true" table:show-details="true"/>
                <table:data-pilot-member table:name="0.6889" table:display="true" table:show-details="true"/>
                <table:data-pilot-member table:name="0.6890" table:display="true" table:show-details="true"/>
                <table:data-pilot-member table:name="0.6892" table:display="true" table:show-details="true"/>
                <table:data-pilot-member table:name="0.6893" table:display="true" table:show-details="true"/>
                <table:data-pilot-member table:name="0.6894" table:display="true" table:show-details="true"/>
                <table:data-pilot-member table:name="0.6895" table:display="true" table:show-details="true"/>
                <table:data-pilot-member table:name="0.6897" table:display="true" table:show-details="true"/>
                <table:data-pilot-member table:name="0.6898" table:display="true" table:show-details="true"/>
                <table:data-pilot-member table:name="0.6899" table:display="true" table:show-details="true"/>
                <table:data-pilot-member table:name="0.6901" table:display="true" table:show-details="true"/>
                <table:data-pilot-member table:name="0.6902" table:display="true" table:show-details="true"/>
                <table:data-pilot-member table:name="0.6904" table:display="true" table:show-details="true"/>
                <table:data-pilot-member table:name="0.6905" table:display="true" table:show-details="true"/>
                <table:data-pilot-member table:name="0.6906" table:display="true" table:show-details="true"/>
                <table:data-pilot-member table:name="0.6907" table:display="true" table:show-details="true"/>
                <table:data-pilot-member table:name="0.6910" table:display="true" table:show-details="true"/>
                <table:data-pilot-member table:name="0.6911" table:display="true" table:show-details="true"/>
                <table:data-pilot-member table:name="0.6912" table:display="true" table:show-details="true"/>
                <table:data-pilot-member table:name="0.6913" table:display="true" table:show-details="true"/>
                <table:data-pilot-member table:name="0.6915" table:display="true" table:show-details="true"/>
                <table:data-pilot-member table:name="0.6916" table:display="true" table:show-details="true"/>
                <table:data-pilot-member table:name="0.6917" table:display="true" table:show-details="true"/>
                <table:data-pilot-member table:name="0.6918" table:display="true" table:show-details="true"/>
                <table:data-pilot-member table:name="0.6919" table:display="true" table:show-details="true"/>
                <table:data-pilot-member table:name="0.6920" table:display="true" table:show-details="true"/>
                <table:data-pilot-member table:name="0.6922" table:display="true" table:show-details="true"/>
                <table:data-pilot-member table:name="0.6923" table:display="true" table:show-details="true"/>
                <table:data-pilot-member table:name="0.6924" table:display="true" table:show-details="true"/>
                <table:data-pilot-member table:name="0.6925" table:display="true" table:show-details="true"/>
                <table:data-pilot-member table:name="0.6926" table:display="true" table:show-details="true"/>
                <table:data-pilot-member table:name="0.6927" table:display="true" table:show-details="true"/>
                <table:data-pilot-member table:name="0.6928" table:display="true" table:show-details="true"/>
                <table:data-pilot-member table:name="0.6930" table:display="true" table:show-details="true"/>
                <table:data-pilot-member table:name="0.6932" table:display="true" table:show-details="true"/>
                <table:data-pilot-member table:name="0.6934" table:display="true" table:show-details="true"/>
                <table:data-pilot-member table:name="0.6935" table:display="true" table:show-details="true"/>
                <table:data-pilot-member table:name="0.6936" table:display="true" table:show-details="true"/>
                <table:data-pilot-member table:name="0.6937" table:display="true" table:show-details="true"/>
                <table:data-pilot-member table:name="0.6938" table:display="true" table:show-details="true"/>
                <table:data-pilot-member table:name="0.6939" table:display="true" table:show-details="true"/>
                <table:data-pilot-member table:name="0.6941" table:display="true" table:show-details="true"/>
                <table:data-pilot-member table:name="0.6942" table:display="true" table:show-details="true"/>
                <table:data-pilot-member table:name="0.6943" table:display="true" table:show-details="true"/>
                <table:data-pilot-member table:name="0.6944" table:display="true" table:show-details="true"/>
                <table:data-pilot-member table:name="0.6945" table:display="true" table:show-details="true"/>
                <table:data-pilot-member table:name="0.6946" table:display="true" table:show-details="true"/>
                <table:data-pilot-member table:name="0.6947" table:display="true" table:show-details="true"/>
                <table:data-pilot-member table:name="0.6948" table:display="true" table:show-details="true"/>
                <table:data-pilot-member table:name="0.6949" table:display="true" table:show-details="true"/>
                <table:data-pilot-member table:name="0.6950" table:display="true" table:show-details="true"/>
                <table:data-pilot-member table:name="0.6951" table:display="true" table:show-details="true"/>
                <table:data-pilot-member table:name="0.6952" table:display="true" table:show-details="true"/>
                <table:data-pilot-member table:name="0.6954" table:display="true" table:show-details="true"/>
                <table:data-pilot-member table:name="0.6955" table:display="true" table:show-details="true"/>
                <table:data-pilot-member table:name="0.6957" table:display="true" table:show-details="true"/>
                <table:data-pilot-member table:name="0.6958" table:display="true" table:show-details="true"/>
                <table:data-pilot-member table:name="0.6959" table:display="true" table:show-details="true"/>
                <table:data-pilot-member table:name="0.6960" table:display="true" table:show-details="true"/>
                <table:data-pilot-member table:name="0.6961" table:display="true" table:show-details="true"/>
                <table:data-pilot-member table:name="0.6962" table:display="true" table:show-details="true"/>
                <table:data-pilot-member table:name="0.6963" table:display="true" table:show-details="true"/>
                <table:data-pilot-member table:name="0.6964" table:display="true" table:show-details="true"/>
                <table:data-pilot-member table:name="0.6965" table:display="true" table:show-details="true"/>
                <table:data-pilot-member table:name="0.6967" table:display="true" table:show-details="true"/>
                <table:data-pilot-member table:name="0.6968" table:display="true" table:show-details="true"/>
                <table:data-pilot-member table:name="0.6969" table:display="true" table:show-details="true"/>
                <table:data-pilot-member table:name="0.6970" table:display="true" table:show-details="true"/>
                <table:data-pilot-member table:name="0.6971" table:display="true" table:show-details="true"/>
                <table:data-pilot-member table:name="0.6972" table:display="true" table:show-details="true"/>
                <table:data-pilot-member table:name="0.6973" table:display="true" table:show-details="true"/>
                <table:data-pilot-member table:name="0.6974" table:display="true" table:show-details="true"/>
                <table:data-pilot-member table:name="0.6975" table:display="true" table:show-details="true"/>
                <table:data-pilot-member table:name="0.6976" table:display="true" table:show-details="true"/>
                <table:data-pilot-member table:name="0.6978" table:display="true" table:show-details="true"/>
                <table:data-pilot-member table:name="0.6979" table:display="true" table:show-details="true"/>
                <table:data-pilot-member table:name="0.6981" table:display="true" table:show-details="true"/>
                <table:data-pilot-member table:name="0.6982" table:display="true" table:show-details="true"/>
                <table:data-pilot-member table:name="0.6983" table:display="true" table:show-details="true"/>
                <table:data-pilot-member table:name="0.6984" table:display="true" table:show-details="true"/>
                <table:data-pilot-member table:name="0.6985" table:display="true" table:show-details="true"/>
                <table:data-pilot-member table:name="0.6986" table:display="true" table:show-details="true"/>
                <table:data-pilot-member table:name="0.6987" table:display="true" table:show-details="true"/>
                <table:data-pilot-member table:name="0.6988" table:display="true" table:show-details="true"/>
                <table:data-pilot-member table:name="0.6989" table:display="true" table:show-details="true"/>
                <table:data-pilot-member table:name="0.6990" table:display="true" table:show-details="true"/>
                <table:data-pilot-member table:name="0.6992" table:display="true" table:show-details="true"/>
                <table:data-pilot-member table:name="0.6997" table:display="true" table:show-details="true"/>
                <table:data-pilot-member table:name="0.6998" table:display="true" table:show-details="true"/>
                <table:data-pilot-member table:name="0.6999" table:display="true" table:show-details="true"/>
                <table:data-pilot-member table:name="0.7000" table:display="true" table:show-details="true"/>
                <table:data-pilot-member table:name="0.7001" table:display="true" table:show-details="true"/>
                <table:data-pilot-member table:name="0.7002" table:display="true" table:show-details="true"/>
                <table:data-pilot-member table:name="0.7003" table:display="true" table:show-details="true"/>
                <table:data-pilot-member table:name="0.7004" table:display="true" table:show-details="true"/>
                <table:data-pilot-member table:name="0.7005" table:display="true" table:show-details="true"/>
                <table:data-pilot-member table:name="0.7006" table:display="true" table:show-details="true"/>
                <table:data-pilot-member table:name="0.7007" table:display="true" table:show-details="true"/>
                <table:data-pilot-member table:name="0.7008" table:display="true" table:show-details="true"/>
                <table:data-pilot-member table:name="0.7009" table:display="true" table:show-details="true"/>
                <table:data-pilot-member table:name="0.7010" table:display="true" table:show-details="true"/>
                <table:data-pilot-member table:name="0.7011" table:display="true" table:show-details="true"/>
                <table:data-pilot-member table:name="0.7012" table:display="true" table:show-details="true"/>
                <table:data-pilot-member table:name="0.7013" table:display="true" table:show-details="true"/>
                <table:data-pilot-member table:name="0.7014" table:display="true" table:show-details="true"/>
                <table:data-pilot-member table:name="0.7015" table:display="true" table:show-details="true"/>
                <table:data-pilot-member table:name="0.7016" table:display="true" table:show-details="true"/>
                <table:data-pilot-member table:name="0.7017" table:display="true" table:show-details="true"/>
                <table:data-pilot-member table:name="0.7018" table:display="true" table:show-details="true"/>
                <table:data-pilot-member table:name="0.7021" table:display="true" table:show-details="true"/>
                <table:data-pilot-member table:name="0.7022" table:display="true" table:show-details="true"/>
                <table:data-pilot-member table:name="0.7023" table:display="true" table:show-details="true"/>
                <table:data-pilot-member table:name="0.7025" table:display="true" table:show-details="true"/>
                <table:data-pilot-member table:name="0.7026" table:display="true" table:show-details="true"/>
                <table:data-pilot-member table:name="0.7027" table:display="true" table:show-details="true"/>
                <table:data-pilot-member table:name="0.7029" table:display="true" table:show-details="true"/>
                <table:data-pilot-member table:name="0.7030" table:display="true" table:show-details="true"/>
                <table:data-pilot-member table:name="0.7031" table:display="true" table:show-details="true"/>
                <table:data-pilot-member table:name="0.7032" table:display="true" table:show-details="true"/>
                <table:data-pilot-member table:name="0.7033" table:display="true" table:show-details="true"/>
                <table:data-pilot-member table:name="0.7034" table:display="true" table:show-details="true"/>
                <table:data-pilot-member table:name="0.7035" table:display="true" table:show-details="true"/>
                <table:data-pilot-member table:name="0.7037" table:display="true" table:show-details="true"/>
                <table:data-pilot-member table:name="0.7038" table:display="true" table:show-details="true"/>
                <table:data-pilot-member table:name="0.7039" table:display="true" table:show-details="true"/>
                <table:data-pilot-member table:name="0.7041" table:display="true" table:show-details="true"/>
                <table:data-pilot-member table:name="0.7042" table:display="true" table:show-details="true"/>
                <table:data-pilot-member table:name="0.7045" table:display="true" table:show-details="true"/>
                <table:data-pilot-member table:name="0.7046" table:display="true" table:show-details="true"/>
                <table:data-pilot-member table:name="0.7048" table:display="true" table:show-details="true"/>
                <table:data-pilot-member table:name="0.7049" table:display="true" table:show-details="true"/>
                <table:data-pilot-member table:name="0.7050" table:display="true" table:show-details="true"/>
                <table:data-pilot-member table:name="0.7053" table:display="true" table:show-details="true"/>
                <table:data-pilot-member table:name="0.7055" table:display="true" table:show-details="true"/>
                <table:data-pilot-member table:name="0.7057" table:display="true" table:show-details="true"/>
                <table:data-pilot-member table:name="0.7058" table:display="true" table:show-details="true"/>
                <table:data-pilot-member table:name="0.7059" table:display="true" table:show-details="true"/>
                <table:data-pilot-member table:name="0.7061" table:display="true" table:show-details="true"/>
                <table:data-pilot-member table:name="0.7062" table:display="true" table:show-details="true"/>
                <table:data-pilot-member table:name="0.7063" table:display="true" table:show-details="true"/>
                <table:data-pilot-member table:name="0.7068" table:display="true" table:show-details="true"/>
                <table:data-pilot-member table:name="0.7070" table:display="true" table:show-details="true"/>
                <table:data-pilot-member table:name="0.7071" table:display="true" table:show-details="true"/>
                <table:data-pilot-member table:name="0.7073" table:display="true" table:show-details="true"/>
                <table:data-pilot-member table:name="0.7074" table:display="true" table:show-details="true"/>
                <table:data-pilot-member table:name="0.7080" table:display="true" table:show-details="true"/>
                <table:data-pilot-member table:name="0.7081" table:display="true" table:show-details="true"/>
                <table:data-pilot-member table:name="0.7082" table:display="true" table:show-details="true"/>
                <table:data-pilot-member table:name="0.7083" table:display="true" table:show-details="true"/>
                <table:data-pilot-member table:name="0.7085" table:display="true" table:show-details="true"/>
                <table:data-pilot-member table:name="0.7088" table:display="true" table:show-details="true"/>
                <table:data-pilot-member table:name="0.7094" table:display="true" table:show-details="true"/>
                <table:data-pilot-member table:name="0.7096" table:display="true" table:show-details="true"/>
                <table:data-pilot-member table:name="0.7098" table:display="true" table:show-details="true"/>
                <table:data-pilot-member table:name="0.7100" table:display="true" table:show-details="true"/>
                <table:data-pilot-member table:name="0.7101" table:display="true" table:show-details="true"/>
                <table:data-pilot-member table:name="0.7102" table:display="true" table:show-details="true"/>
                <table:data-pilot-member table:name="0.7105" table:display="true" table:show-details="true"/>
                <table:data-pilot-member table:name="0.7108" table:display="true" table:show-details="true"/>
                <table:data-pilot-member table:name="0.7110" table:display="true" table:show-details="true"/>
                <table:data-pilot-member table:name="0.7113" table:display="true" table:show-details="true"/>
                <table:data-pilot-member table:name="0.7116" table:display="true" table:show-details="true"/>
                <table:data-pilot-member table:name="0.7117" table:display="true" table:show-details="true"/>
                <table:data-pilot-member table:name="0.7119" table:display="true" table:show-details="true"/>
                <table:data-pilot-member table:name="0.7133" table:display="true" table:show-details="true"/>
                <table:data-pilot-member table:name="0.7136" table:display="true" table:show-details="true"/>
                <table:data-pilot-member table:name="0.7138" table:display="true" table:show-details="true"/>
                <table:data-pilot-member table:name="0.7141" table:display="true" table:show-details="true"/>
                <table:data-pilot-member table:name="0.7149" table:display="true" table:show-details="true"/>
                <table:data-pilot-member table:name="0.7150" table:display="true" table:show-details="true"/>
                <table:data-pilot-member table:name="0.7153" table:display="true" table:show-details="true"/>
                <table:data-pilot-member table:name="0.7159" table:display="true" table:show-details="true"/>
                <table:data-pilot-member table:name="0.7162" table:display="true" table:show-details="true"/>
                <table:data-pilot-member table:name="0.7171" table:display="true" table:show-details="true"/>
                <table:data-pilot-member table:name="0.7181" table:display="true" table:show-details="true"/>
                <table:data-pilot-member table:name="0.7183" table:display="true" table:show-details="true"/>
                <table:data-pilot-member table:name="0.7192" table:display="true" table:show-details="true"/>
                <table:data-pilot-member table:name="0.7201" table:display="true" table:show-details="true"/>
                <table:data-pilot-member table:name="0.7206" table:display="true" table:show-details="true"/>
                <table:data-pilot-member table:name="0.7210" table:display="true" table:show-details="true"/>
                <table:data-pilot-member table:name="0.7229" table:display="true" table:show-details="true"/>
                <table:data-pilot-member table:name="0.7245" table:display="true" table:show-details="true"/>
                <table:data-pilot-member table:name="0.7248" table:display="true" table:show-details="true"/>
                <table:data-pilot-member table:name="0.7300" table:display="true" table:show-details="true"/>
                <table:data-pilot-member table:name="0.7346" table:display="true" table:show-details="true"/>
                <table:data-pilot-member table:name="0.73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0" number:grouping="true"/>
    </number:number-style>
    <number:number-style style:name="N114">
      <number:number number:decimal-places="1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18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1T18:29:46</dc:date>
    <dc:creator>Eleftherios Garyfallidis</dc:creator>
    <meta:generator>OpenOffice.org/3.2$Unix OpenOffice.org_project/320m19$Build-9505</meta:generator>
    <meta:editing-duration>PT01H03M47S</meta:editing-duration>
    <meta:editing-cycles>3</meta:editing-cycles>
    <meta:document-statistic meta:table-count="3" meta:cell-count="12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4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48"/>
      <style:graphic-properties svg:stroke-color="#b3b3b3"/>
      <style:text-properties fo:font-size="10pt" style:font-size-asian="8pt" style:font-size-complex="8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114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0pt" style:font-size-asian="8pt" style:font-size-complex="8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 style:data-style-name="N114">
      <style:graphic-properties draw:fill-color="#004586"/>
      <style:text-properties fo:font-size="6pt" style:font-size-asian="6pt" style:font-size-complex="6pt"/>
    </style:style>
    <style:style style:name="ch11" style:family="chart" style:data-style-name="N114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54cm" svg:height="14.502cm" xlink:href=".." chart:class="chart:bar" chart:style-name="ch1">
        <chart:title svg:x="7.551cm" svg:y="0.291cm" chart:style-name="ch2">
          <text:p>Mean NPA and FA</text:p>
        </chart:title>
        <chart:subtitle svg:x="6.638cm" svg:y="1.084cm" chart:style-name="ch3">
          <text:p>Diffusion Sampling Length = 3.5</text:p>
        </chart:subtitle>
        <chart:legend chart:legend-position="end" svg:x="17.011cm" svg:y="6.666cm" chart:style-name="ch4"/>
        <chart:plot-area chart:style-name="ch5" table:cell-range-address="Sheet3.C1:Sheet3.E11" chart:data-source-has-labels="both" svg:x="0.549cm" svg:y="1.825cm" svg:width="16.088cm" svg:height="12.008cm">
          <chart:axis chart:dimension="x" chart:name="primary-x" chart:style-name="ch6">
            <chart:title svg:x="7.198cm" svg:y="13.525cm" chart:style-name="ch7">
              <text:p>SNR and Composition</text:p>
            </chart:title>
            <chart:categories table:cell-range-address="Sheet3.C2:Sheet3.C11"/>
          </chart:axis>
          <chart:axis chart:dimension="y" chart:name="primary-y" chart:style-name="ch8">
            <chart:title svg:x="0.376cm" svg:y="9.064cm" chart:style-name="ch9">
              <text:p>Anisotropy Measure</text:p>
            </chart:title>
          </chart:axis>
          <chart:series chart:style-name="ch10" chart:values-cell-range-address="Sheet3.D2:Sheet3.D11" chart:label-cell-address="Sheet3.D1:Sheet3.D1" chart:class="chart:bar">
            <chart:data-point chart:repeated="10"/>
          </chart:series>
          <chart:series chart:style-name="ch11" chart:values-cell-range-address="Sheet3.E2:Sheet3.E11" chart:label-cell-address="Sheet3.E1:Sheet3.E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D1:Sheet3.D1">npa</text:p>
              </table:table-cell>
              <table:table-cell office:value-type="string">
                <text:p text:id="Sheet3.E1:Sheet3.E1">fa</text:p>
              </table:table-cell>
            </table:table-row>
          </table:table-header-rows>
          <table:table-rows>
            <table:table-row>
              <table:table-cell office:value-type="string">
                <text:p text:id="Sheet3.C2:Sheet3.C11">20</text:p>
              </table:table-cell>
              <table:table-cell office:value-type="float" office:value="0.513933542031513">
                <text:p text:id="Sheet3.D2:Sheet3.D11">0.513933542031513</text:p>
              </table:table-cell>
              <table:table-cell office:value-type="float" office:value="0.608143463981275">
                <text:p text:id="Sheet3.E2:Sheet3.E11">0.608143463981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7733349611025">
                <text:p>0.527733349611025</text:p>
              </table:table-cell>
              <table:table-cell office:value-type="float" office:value="0.66096900156618">
                <text:p>0.66096900156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9982881509865">
                <text:p>0.529982881509865</text:p>
              </table:table-cell>
              <table:table-cell office:value-type="float" office:value="0.679654361701615">
                <text:p>0.679654361701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1024235961745">
                <text:p>0.531024235961745</text:p>
              </table:table-cell>
              <table:table-cell office:value-type="float" office:value="0.689462333624585">
                <text:p>0.689462333624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4362146054705">
                <text:p>0.534362146054705</text:p>
              </table:table-cell>
              <table:table-cell office:value-type="float" office:value="0.693542884009349">
                <text:p>0.693542884009349</text:p>
              </table:table-cell>
            </table:table-row>
            <table:table-row>
              <table:table-cell office:value-type="string">
                <text:p>20+iso</text:p>
              </table:table-cell>
              <table:table-cell office:value-type="float" office:value="0.408575635296078">
                <text:p>0.408575635296078</text:p>
              </table:table-cell>
              <table:table-cell office:value-type="float" office:value="0.355588209364165">
                <text:p>0.355588209364165</text:p>
              </table:table-cell>
            </table:table-row>
            <table:table-row>
              <table:table-cell office:value-type="string">
                <text:p>40+iso</text:p>
              </table:table-cell>
              <table:table-cell office:value-type="float" office:value="0.416312094987386">
                <text:p>0.416312094987386</text:p>
              </table:table-cell>
              <table:table-cell office:value-type="float" office:value="0.383689491466155">
                <text:p>0.383689491466155</text:p>
              </table:table-cell>
            </table:table-row>
            <table:table-row>
              <table:table-cell office:value-type="string">
                <text:p>60+iso</text:p>
              </table:table-cell>
              <table:table-cell office:value-type="float" office:value="0.412549052550789">
                <text:p>0.412549052550789</text:p>
              </table:table-cell>
              <table:table-cell office:value-type="float" office:value="0.38531969713601">
                <text:p>0.38531969713601</text:p>
              </table:table-cell>
            </table:table-row>
            <table:table-row>
              <table:table-cell office:value-type="string">
                <text:p>80+iso</text:p>
              </table:table-cell>
              <table:table-cell office:value-type="float" office:value="0.41555733821108">
                <text:p>0.41555733821108</text:p>
              </table:table-cell>
              <table:table-cell office:value-type="float" office:value="0.385088207986325">
                <text:p>0.385088207986325</text:p>
              </table:table-cell>
            </table:table-row>
            <table:table-row>
              <table:table-cell office:value-type="string">
                <text:p>100+iso</text:p>
              </table:table-cell>
              <table:table-cell office:value-type="float" office:value="0.41575437969798">
                <text:p>0.41575437969798</text:p>
              </table:table-cell>
              <table:table-cell office:value-type="float" office:value="0.38495800910917">
                <text:p>0.38495800910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